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1776in" svg:y="0.3594in">
            <draw:object draw:notify-on-update-of-ranges="Sheet1.D1:Sheet1.D360 Sheet1.E1:Sheet1.E3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office:value-type="float" office:value="0" calcext:value-type="float">
            <text:p>0.00</text:p>
          </table:table-cell>
          <table:table-cell table:formula="of:=[.A1]/(180)*PI()" office:value-type="float" office:value="0" calcext:value-type="float">
            <text:p>0.00</text:p>
          </table:table-cell>
          <table:table-cell office:value-type="float" office:value="415" calcext:value-type="float">
            <text:p>415.00</text:p>
          </table:table-cell>
          <table:table-cell table:formula="of:=[.C1]*COS([.B1])" office:value-type="float" office:value="415" calcext:value-type="float">
            <text:p>415.00</text:p>
          </table:table-cell>
          <table:table-cell table:formula="of:=[.C1]*SIN([.B1])" office:value-type="float" office:value="0" calcext:value-type="float">
            <text:p>0.00</text:p>
          </table:table-cell>
          <table:table-cell table:formula="of:=0.093*[.D1]+23.12" office:value-type="float" office:value="61.715" calcext:value-type="float">
            <text:p>61.715</text:p>
          </table:table-cell>
        </table:table-row>
        <table:table-row table:style-name="ro1">
          <table:table-cell table:formula="of:=[.A1]+1" office:value-type="float" office:value="1" calcext:value-type="float">
            <text:p>1.00</text:p>
          </table:table-cell>
          <table:table-cell table:formula="of:=[.A2]/(180)*PI()" office:value-type="float" office:value="0.0174532925199433" calcext:value-type="float">
            <text:p>0.02</text:p>
          </table:table-cell>
          <table:table-cell office:value-type="float" office:value="415" calcext:value-type="float">
            <text:p>415.00</text:p>
          </table:table-cell>
          <table:table-cell table:formula="of:=[.C2]*COS([.B2])" office:value-type="float" office:value="414.936793489902" calcext:value-type="float">
            <text:p>414.94</text:p>
          </table:table-cell>
          <table:table-cell table:formula="of:=[.C2]*SIN([.B2])" office:value-type="float" office:value="7.24274867147266" calcext:value-type="float">
            <text:p>7.24</text:p>
          </table:table-cell>
          <table:table-cell table:formula="of:=0.093*[.D2]+23.12" office:value-type="float" office:value="61.7091217945609" calcext:value-type="float">
            <text:p>61.7091217946</text:p>
          </table:table-cell>
        </table:table-row>
        <table:table-row table:style-name="ro1">
          <table:table-cell table:formula="of:=[.A2]+1" office:value-type="float" office:value="2" calcext:value-type="float">
            <text:p>2.00</text:p>
          </table:table-cell>
          <table:table-cell table:formula="of:=[.A3]/(180)*PI()" office:value-type="float" office:value="0.0349065850398866" calcext:value-type="float">
            <text:p>0.03</text:p>
          </table:table-cell>
          <table:table-cell office:value-type="float" office:value="415" calcext:value-type="float">
            <text:p>415.00</text:p>
          </table:table-cell>
          <table:table-cell table:formula="of:=[.C3]*COS([.B3])" office:value-type="float" office:value="414.747193212925" calcext:value-type="float">
            <text:p>414.75</text:p>
          </table:table-cell>
          <table:table-cell table:formula="of:=[.C3]*SIN([.B3])" office:value-type="float" office:value="14.4832911315379" calcext:value-type="float">
            <text:p>14.48</text:p>
          </table:table-cell>
          <table:table-cell table:formula="of:=0.093*[.D3]+23.12" office:value-type="float" office:value="61.691488968802" calcext:value-type="float">
            <text:p>61.6914889688</text:p>
          </table:table-cell>
        </table:table-row>
        <table:table-row table:style-name="ro1">
          <table:table-cell table:formula="of:=[.A3]+1" office:value-type="float" office:value="3" calcext:value-type="float">
            <text:p>3.00</text:p>
          </table:table-cell>
          <table:table-cell table:formula="of:=[.A4]/(180)*PI()" office:value-type="float" office:value="0.0523598775598299" calcext:value-type="float">
            <text:p>0.05</text:p>
          </table:table-cell>
          <table:table-cell office:value-type="float" office:value="415" calcext:value-type="float">
            <text:p>415.00</text:p>
          </table:table-cell>
          <table:table-cell table:formula="of:=[.C4]*COS([.B4])" office:value-type="float" office:value="414.431256923148" calcext:value-type="float">
            <text:p>414.43</text:p>
          </table:table-cell>
          <table:table-cell table:formula="of:=[.C4]*SIN([.B4])" office:value-type="float" office:value="21.7194218408217" calcext:value-type="float">
            <text:p>21.72</text:p>
          </table:table-cell>
          <table:table-cell table:formula="of:=0.093*[.D4]+23.12" office:value-type="float" office:value="61.6621068938528" calcext:value-type="float">
            <text:p>61.6621068939</text:p>
          </table:table-cell>
        </table:table-row>
        <table:table-row table:style-name="ro1">
          <table:table-cell table:formula="of:=[.A4]+1" office:value-type="float" office:value="4" calcext:value-type="float">
            <text:p>4.00</text:p>
          </table:table-cell>
          <table:table-cell table:formula="of:=[.A5]/(180)*PI()" office:value-type="float" office:value="0.0698131700797732" calcext:value-type="float">
            <text:p>0.07</text:p>
          </table:table-cell>
          <table:table-cell office:value-type="float" office:value="417" calcext:value-type="float">
            <text:p>417.00</text:p>
          </table:table-cell>
          <table:table-cell table:formula="of:=[.C5]*COS([.B5])" office:value-type="float" office:value="415.984208958347" calcext:value-type="float">
            <text:p>415.98</text:p>
          </table:table-cell>
          <table:table-cell table:formula="of:=[.C5]*SIN([.B5])" office:value-type="float" office:value="29.0884495513003" calcext:value-type="float">
            <text:p>29.09</text:p>
          </table:table-cell>
          <table:table-cell table:formula="of:=0.093*[.D5]+23.12" office:value-type="float" office:value="61.8065314331262" calcext:value-type="float">
            <text:p>61.8065314331</text:p>
          </table:table-cell>
        </table:table-row>
        <table:table-row table:style-name="ro1">
          <table:table-cell table:formula="of:=[.A5]+1" office:value-type="float" office:value="5" calcext:value-type="float">
            <text:p>5.00</text:p>
          </table:table-cell>
          <table:table-cell table:formula="of:=[.A6]/(180)*PI()" office:value-type="float" office:value="0.0872664625997165" calcext:value-type="float">
            <text:p>0.09</text:p>
          </table:table-cell>
          <table:table-cell office:value-type="float" office:value="417" calcext:value-type="float">
            <text:p>417.00</text:p>
          </table:table-cell>
          <table:table-cell table:formula="of:=[.C6]*COS([.B6])" office:value-type="float" office:value="415.413189104258" calcext:value-type="float">
            <text:p>415.41</text:p>
          </table:table-cell>
          <table:table-cell table:formula="of:=[.C6]*SIN([.B6])" office:value-type="float" office:value="36.3439447257735" calcext:value-type="float">
            <text:p>36.34</text:p>
          </table:table-cell>
          <table:table-cell table:formula="of:=0.093*[.D6]+23.12" office:value-type="float" office:value="61.753426586696" calcext:value-type="float">
            <text:p>61.7534265867</text:p>
          </table:table-cell>
        </table:table-row>
        <table:table-row table:style-name="ro1">
          <table:table-cell table:formula="of:=[.A6]+1" office:value-type="float" office:value="6" calcext:value-type="float">
            <text:p>6.00</text:p>
          </table:table-cell>
          <table:table-cell table:formula="of:=[.A7]/(180)*PI()" office:value-type="float" office:value="0.10471975511966" calcext:value-type="float">
            <text:p>0.10</text:p>
          </table:table-cell>
          <table:table-cell office:value-type="float" office:value="418" calcext:value-type="float">
            <text:p>418.00</text:p>
          </table:table-cell>
          <table:table-cell table:formula="of:=[.C7]*COS([.B7])" office:value-type="float" office:value="415.710152263938" calcext:value-type="float">
            <text:p>415.71</text:p>
          </table:table-cell>
          <table:table-cell table:formula="of:=[.C7]*SIN([.B7])" office:value-type="float" office:value="43.6928976458791" calcext:value-type="float">
            <text:p>43.69</text:p>
          </table:table-cell>
          <table:table-cell table:formula="of:=0.093*[.D7]+23.12" office:value-type="float" office:value="61.7810441605463" calcext:value-type="float">
            <text:p>61.7810441605</text:p>
          </table:table-cell>
        </table:table-row>
        <table:table-row table:style-name="ro1">
          <table:table-cell table:formula="of:=[.A7]+1" office:value-type="float" office:value="7" calcext:value-type="float">
            <text:p>7.00</text:p>
          </table:table-cell>
          <table:table-cell table:formula="of:=[.A8]/(180)*PI()" office:value-type="float" office:value="0.122173047639603" calcext:value-type="float">
            <text:p>0.12</text:p>
          </table:table-cell>
          <table:table-cell office:value-type="float" office:value="419" calcext:value-type="float">
            <text:p>419.00</text:p>
          </table:table-cell>
          <table:table-cell table:formula="of:=[.C8]*COS([.B8])" office:value-type="float" office:value="415.876837537714" calcext:value-type="float">
            <text:p>415.88</text:p>
          </table:table-cell>
          <table:table-cell table:formula="of:=[.C8]*SIN([.B8])" office:value-type="float" office:value="51.0632548867568" calcext:value-type="float">
            <text:p>51.06</text:p>
          </table:table-cell>
          <table:table-cell table:formula="of:=0.093*[.D8]+23.12" office:value-type="float" office:value="61.7965458910074" calcext:value-type="float">
            <text:p>61.796545891</text:p>
          </table:table-cell>
        </table:table-row>
        <table:table-row table:style-name="ro1">
          <table:table-cell table:formula="of:=[.A8]+1" office:value-type="float" office:value="8" calcext:value-type="float">
            <text:p>8.00</text:p>
          </table:table-cell>
          <table:table-cell table:formula="of:=[.A9]/(180)*PI()" office:value-type="float" office:value="0.139626340159546" calcext:value-type="float">
            <text:p>0.14</text:p>
          </table:table-cell>
          <table:table-cell office:value-type="float" office:value="421" calcext:value-type="float">
            <text:p>421.00</text:p>
          </table:table-cell>
          <table:table-cell table:formula="of:=[.C9]*COS([.B9])" office:value-type="float" office:value="416.902856940201" calcext:value-type="float">
            <text:p>416.90</text:p>
          </table:table-cell>
          <table:table-cell table:formula="of:=[.C9]*SIN([.B9])" office:value-type="float" office:value="58.5918755041875" calcext:value-type="float">
            <text:p>58.59</text:p>
          </table:table-cell>
          <table:table-cell table:formula="of:=0.093*[.D9]+23.12" office:value-type="float" office:value="61.8919656954387" calcext:value-type="float">
            <text:p>61.8919656954</text:p>
          </table:table-cell>
        </table:table-row>
        <table:table-row table:style-name="ro1">
          <table:table-cell table:formula="of:=[.A9]+1" office:value-type="float" office:value="9" calcext:value-type="float">
            <text:p>9.00</text:p>
          </table:table-cell>
          <table:table-cell table:formula="of:=[.A10]/(180)*PI()" office:value-type="float" office:value="0.15707963267949" calcext:value-type="float">
            <text:p>0.16</text:p>
          </table:table-cell>
          <table:table-cell office:value-type="float" office:value="423" calcext:value-type="float">
            <text:p>423.00</text:p>
          </table:table-cell>
          <table:table-cell table:formula="of:=[.C10]*COS([.B10])" office:value-type="float" office:value="417.792168071743" calcext:value-type="float">
            <text:p>417.79</text:p>
          </table:table-cell>
          <table:table-cell table:formula="of:=[.C10]*SIN([.B10])" office:value-type="float" office:value="66.1717787120177" calcext:value-type="float">
            <text:p>66.17</text:p>
          </table:table-cell>
          <table:table-cell table:formula="of:=0.093*[.D10]+23.12" office:value-type="float" office:value="61.9746716306721" calcext:value-type="float">
            <text:p>61.9746716307</text:p>
          </table:table-cell>
        </table:table-row>
        <table:table-row table:style-name="ro1">
          <table:table-cell table:formula="of:=[.A10]+1" office:value-type="float" office:value="10" calcext:value-type="float">
            <text:p>10.00</text:p>
          </table:table-cell>
          <table:table-cell table:formula="of:=[.A11]/(180)*PI()" office:value-type="float" office:value="0.174532925199433" calcext:value-type="float">
            <text:p>0.17</text:p>
          </table:table-cell>
          <table:table-cell office:value-type="float" office:value="424" calcext:value-type="float">
            <text:p>424.00</text:p>
          </table:table-cell>
          <table:table-cell table:formula="of:=[.C11]*COS([.B11])" office:value-type="float" office:value="417.558487277176" calcext:value-type="float">
            <text:p>417.56</text:p>
          </table:table-cell>
          <table:table-cell table:formula="of:=[.C11]*SIN([.B11])" office:value-type="float" office:value="73.6268273307785" calcext:value-type="float">
            <text:p>73.63</text:p>
          </table:table-cell>
          <table:table-cell table:formula="of:=0.093*[.D11]+23.12" office:value-type="float" office:value="61.9529393167774" calcext:value-type="float">
            <text:p>61.9529393168</text:p>
          </table:table-cell>
        </table:table-row>
        <table:table-row table:style-name="ro1">
          <table:table-cell table:formula="of:=[.A11]+1" office:value-type="float" office:value="11" calcext:value-type="float">
            <text:p>11.00</text:p>
          </table:table-cell>
          <table:table-cell table:formula="of:=[.A12]/(180)*PI()" office:value-type="float" office:value="0.191986217719376" calcext:value-type="float">
            <text:p>0.19</text:p>
          </table:table-cell>
          <table:table-cell office:value-type="float" office:value="426" calcext:value-type="float">
            <text:p>426.00</text:p>
          </table:table-cell>
          <table:table-cell table:formula="of:=[.C12]*COS([.B12])" office:value-type="float" office:value="418.173180148705" calcext:value-type="float">
            <text:p>418.17</text:p>
          </table:table-cell>
          <table:table-cell table:formula="of:=[.C12]*SIN([.B12])" office:value-type="float" office:value="81.2846320304081" calcext:value-type="float">
            <text:p>81.28</text:p>
          </table:table-cell>
          <table:table-cell table:formula="of:=0.093*[.D12]+23.12" office:value-type="float" office:value="62.0101057538296" calcext:value-type="float">
            <text:p>62.0101057538</text:p>
          </table:table-cell>
        </table:table-row>
        <table:table-row table:style-name="ro1">
          <table:table-cell table:formula="of:=[.A12]+1" office:value-type="float" office:value="12" calcext:value-type="float">
            <text:p>12.00</text:p>
          </table:table-cell>
          <table:table-cell table:formula="of:=[.A13]/(180)*PI()" office:value-type="float" office:value="0.20943951023932" calcext:value-type="float">
            <text:p>0.21</text:p>
          </table:table-cell>
          <table:table-cell office:value-type="float" office:value="428" calcext:value-type="float">
            <text:p>428.00</text:p>
          </table:table-cell>
          <table:table-cell table:formula="of:=[.C13]*COS([.B13])" office:value-type="float" office:value="418.647173114069" calcext:value-type="float">
            <text:p>418.65</text:p>
          </table:table-cell>
          <table:table-cell table:formula="of:=[.C13]*SIN([.B13])" office:value-type="float" office:value="88.986203670001" calcext:value-type="float">
            <text:p>88.99</text:p>
          </table:table-cell>
          <table:table-cell table:formula="of:=0.093*[.D13]+23.12" office:value-type="float" office:value="62.0541870996084" calcext:value-type="float">
            <text:p>62.0541870996</text:p>
          </table:table-cell>
        </table:table-row>
        <table:table-row table:style-name="ro1">
          <table:table-cell table:formula="of:=[.A13]+1" office:value-type="float" office:value="13" calcext:value-type="float">
            <text:p>13.00</text:p>
          </table:table-cell>
          <table:table-cell table:formula="of:=[.A14]/(180)*PI()" office:value-type="float" office:value="0.226892802759263" calcext:value-type="float">
            <text:p>0.23</text:p>
          </table:table-cell>
          <table:table-cell office:value-type="float" office:value="430" calcext:value-type="float">
            <text:p>430.00</text:p>
          </table:table-cell>
          <table:table-cell table:formula="of:=[.C14]*COS([.B14])" office:value-type="float" office:value="418.979127857651" calcext:value-type="float">
            <text:p>418.98</text:p>
          </table:table-cell>
          <table:table-cell table:formula="of:=[.C14]*SIN([.B14])" office:value-type="float" office:value="96.7289533678619" calcext:value-type="float">
            <text:p>96.73</text:p>
          </table:table-cell>
          <table:table-cell table:formula="of:=0.093*[.D14]+23.12" office:value-type="float" office:value="62.0850588907616" calcext:value-type="float">
            <text:p>62.0850588908</text:p>
          </table:table-cell>
        </table:table-row>
        <table:table-row table:style-name="ro1">
          <table:table-cell table:formula="of:=[.A14]+1" office:value-type="float" office:value="14" calcext:value-type="float">
            <text:p>14.00</text:p>
          </table:table-cell>
          <table:table-cell table:formula="of:=[.A15]/(180)*PI()" office:value-type="float" office:value="0.244346095279206" calcext:value-type="float">
            <text:p>0.24</text:p>
          </table:table-cell>
          <table:table-cell office:value-type="float" office:value="432" calcext:value-type="float">
            <text:p>432.00</text:p>
          </table:table-cell>
          <table:table-cell table:formula="of:=[.C15]*COS([.B15])" office:value-type="float" office:value="419.16775375123" calcext:value-type="float">
            <text:p>419.17</text:p>
          </table:table-cell>
          <table:table-cell table:formula="of:=[.C15]*SIN([.B15])" office:value-type="float" office:value="104.510258899056" calcext:value-type="float">
            <text:p>104.51</text:p>
          </table:table-cell>
          <table:table-cell table:formula="of:=0.093*[.D15]+23.12" office:value-type="float" office:value="62.1026010988644" calcext:value-type="float">
            <text:p>62.1026010989</text:p>
          </table:table-cell>
        </table:table-row>
        <table:table-row table:style-name="ro1">
          <table:table-cell table:formula="of:=[.A15]+1" office:value-type="float" office:value="15" calcext:value-type="float">
            <text:p>15.00</text:p>
          </table:table-cell>
          <table:table-cell table:formula="of:=[.A16]/(180)*PI()" office:value-type="float" office:value="0.261799387799149" calcext:value-type="float">
            <text:p>0.26</text:p>
          </table:table-cell>
          <table:table-cell office:value-type="float" office:value="434" calcext:value-type="float">
            <text:p>434.00</text:p>
          </table:table-cell>
          <table:table-cell table:formula="of:=[.C16]*COS([.B16])" office:value-type="float" office:value="419.211808609456" calcext:value-type="float">
            <text:p>419.21</text:p>
          </table:table-cell>
          <table:table-cell table:formula="of:=[.C16]*SIN([.B16])" office:value-type="float" office:value="112.327465574494" calcext:value-type="float">
            <text:p>112.33</text:p>
          </table:table-cell>
          <table:table-cell table:formula="of:=0.093*[.D16]+23.12" office:value-type="float" office:value="62.1066982006794" calcext:value-type="float">
            <text:p>62.1066982007</text:p>
          </table:table-cell>
        </table:table-row>
        <table:table-row table:style-name="ro1">
          <table:table-cell table:formula="of:=[.A16]+1" office:value-type="float" office:value="16" calcext:value-type="float">
            <text:p>16.00</text:p>
          </table:table-cell>
          <table:table-cell table:formula="of:=[.A17]/(180)*PI()" office:value-type="float" office:value="0.279252680319093" calcext:value-type="float">
            <text:p>0.28</text:p>
          </table:table-cell>
          <table:table-cell office:value-type="float" office:value="437" calcext:value-type="float">
            <text:p>437.00</text:p>
          </table:table-cell>
          <table:table-cell table:formula="of:=[.C17]*COS([.B17])" office:value-type="float" office:value="420.071361125045" calcext:value-type="float">
            <text:p>420.07</text:p>
          </table:table-cell>
          <table:table-cell table:formula="of:=[.C17]*SIN([.B17])" office:value-type="float" office:value="120.453524492029" calcext:value-type="float">
            <text:p>120.45</text:p>
          </table:table-cell>
          <table:table-cell table:formula="of:=0.093*[.D17]+23.12" office:value-type="float" office:value="62.1866365846292" calcext:value-type="float">
            <text:p>62.1866365846</text:p>
          </table:table-cell>
        </table:table-row>
        <table:table-row table:style-name="ro1">
          <table:table-cell table:formula="of:=[.A17]+1" office:value-type="float" office:value="17" calcext:value-type="float">
            <text:p>17.00</text:p>
          </table:table-cell>
          <table:table-cell table:formula="of:=[.A18]/(180)*PI()" office:value-type="float" office:value="0.296705972839036" calcext:value-type="float">
            <text:p>0.30</text:p>
          </table:table-cell>
          <table:table-cell office:value-type="float" office:value="439" calcext:value-type="float">
            <text:p>439.00</text:p>
          </table:table-cell>
          <table:table-cell table:formula="of:=[.C18]*COS([.B18])" office:value-type="float" office:value="419.817787867773" calcext:value-type="float">
            <text:p>419.82</text:p>
          </table:table-cell>
          <table:table-cell table:formula="of:=[.C18]*SIN([.B18])" office:value-type="float" office:value="128.351178373281" calcext:value-type="float">
            <text:p>128.35</text:p>
          </table:table-cell>
          <table:table-cell table:formula="of:=0.093*[.D18]+23.12" office:value-type="float" office:value="62.1630542717029" calcext:value-type="float">
            <text:p>62.1630542717</text:p>
          </table:table-cell>
        </table:table-row>
        <table:table-row table:style-name="ro1">
          <table:table-cell table:formula="of:=[.A18]+1" office:value-type="float" office:value="18" calcext:value-type="float">
            <text:p>18.00</text:p>
          </table:table-cell>
          <table:table-cell table:formula="of:=[.A19]/(180)*PI()" office:value-type="float" office:value="0.314159265358979" calcext:value-type="float">
            <text:p>0.31</text:p>
          </table:table-cell>
          <table:table-cell office:value-type="float" office:value="441" calcext:value-type="float">
            <text:p>441.00</text:p>
          </table:table-cell>
          <table:table-cell table:formula="of:=[.C19]*COS([.B19])" office:value-type="float" office:value="419.415923686163" calcext:value-type="float">
            <text:p>419.42</text:p>
          </table:table-cell>
          <table:table-cell table:formula="of:=[.C19]*SIN([.B19])" office:value-type="float" office:value="136.276494519352" calcext:value-type="float">
            <text:p>136.28</text:p>
          </table:table-cell>
          <table:table-cell table:formula="of:=0.093*[.D19]+23.12" office:value-type="float" office:value="62.1256809028131" calcext:value-type="float">
            <text:p>62.1256809028</text:p>
          </table:table-cell>
        </table:table-row>
        <table:table-row table:style-name="ro1">
          <table:table-cell table:formula="of:=[.A19]+1" office:value-type="float" office:value="19" calcext:value-type="float">
            <text:p>19.00</text:p>
          </table:table-cell>
          <table:table-cell table:formula="of:=[.A20]/(180)*PI()" office:value-type="float" office:value="0.331612557878923" calcext:value-type="float">
            <text:p>0.33</text:p>
          </table:table-cell>
          <table:table-cell office:value-type="float" office:value="444" calcext:value-type="float">
            <text:p>444.00</text:p>
          </table:table-cell>
          <table:table-cell table:formula="of:=[.C20]*COS([.B20])" office:value-type="float" office:value="419.810247566097" calcext:value-type="float">
            <text:p>419.81</text:p>
          </table:table-cell>
          <table:table-cell table:formula="of:=[.C20]*SIN([.B20])" office:value-type="float" office:value="144.552260578978" calcext:value-type="float">
            <text:p>144.55</text:p>
          </table:table-cell>
          <table:table-cell table:formula="of:=0.093*[.D20]+23.12" office:value-type="float" office:value="62.162353023647" calcext:value-type="float">
            <text:p>62.1623530236</text:p>
          </table:table-cell>
        </table:table-row>
        <table:table-row table:style-name="ro1">
          <table:table-cell table:formula="of:=[.A20]+1" office:value-type="float" office:value="20" calcext:value-type="float">
            <text:p>20.00</text:p>
          </table:table-cell>
          <table:table-cell table:formula="of:=[.A21]/(180)*PI()" office:value-type="float" office:value="0.349065850398866" calcext:value-type="float">
            <text:p>0.35</text:p>
          </table:table-cell>
          <table:table-cell office:value-type="float" office:value="448" calcext:value-type="float">
            <text:p>448.00</text:p>
          </table:table-cell>
          <table:table-cell table:formula="of:=[.C21]*COS([.B21])" office:value-type="float" office:value="420.982294112087" calcext:value-type="float">
            <text:p>420.98</text:p>
          </table:table-cell>
          <table:table-cell table:formula="of:=[.C21]*SIN([.B21])" office:value-type="float" office:value="153.2250242099" calcext:value-type="float">
            <text:p>153.23</text:p>
          </table:table-cell>
          <table:table-cell table:formula="of:=0.093*[.D21]+23.12" office:value-type="float" office:value="62.2713533524241" calcext:value-type="float">
            <text:p>62.2713533524</text:p>
          </table:table-cell>
        </table:table-row>
        <table:table-row table:style-name="ro1">
          <table:table-cell table:formula="of:=[.A21]+1" office:value-type="float" office:value="21" calcext:value-type="float">
            <text:p>21.00</text:p>
          </table:table-cell>
          <table:table-cell table:formula="of:=[.A22]/(180)*PI()" office:value-type="float" office:value="0.366519142918809" calcext:value-type="float">
            <text:p>0.37</text:p>
          </table:table-cell>
          <table:table-cell office:value-type="float" office:value="451" calcext:value-type="float">
            <text:p>451.00</text:p>
          </table:table-cell>
          <table:table-cell table:formula="of:=[.C22]*COS([.B22])" office:value-type="float" office:value="421.044772350238" calcext:value-type="float">
            <text:p>421.04</text:p>
          </table:table-cell>
          <table:table-cell table:formula="of:=[.C22]*SIN([.B22])" office:value-type="float" office:value="161.62394524493" calcext:value-type="float">
            <text:p>161.62</text:p>
          </table:table-cell>
          <table:table-cell table:formula="of:=0.093*[.D22]+23.12" office:value-type="float" office:value="62.2771638285721" calcext:value-type="float">
            <text:p>62.2771638286</text:p>
          </table:table-cell>
        </table:table-row>
        <table:table-row table:style-name="ro1">
          <table:table-cell table:formula="of:=[.A22]+1" office:value-type="float" office:value="22" calcext:value-type="float">
            <text:p>22.00</text:p>
          </table:table-cell>
          <table:table-cell table:formula="of:=[.A23]/(180)*PI()" office:value-type="float" office:value="0.383972435438752" calcext:value-type="float">
            <text:p>0.38</text:p>
          </table:table-cell>
          <table:table-cell office:value-type="float" office:value="455" calcext:value-type="float">
            <text:p>455.00</text:p>
          </table:table-cell>
          <table:table-cell table:formula="of:=[.C23]*COS([.B23])" office:value-type="float" office:value="421.868653827888" calcext:value-type="float">
            <text:p>421.87</text:p>
          </table:table-cell>
          <table:table-cell table:formula="of:=[.C23]*SIN([.B23])" office:value-type="float" office:value="170.44600000424" calcext:value-type="float">
            <text:p>170.45</text:p>
          </table:table-cell>
          <table:table-cell table:formula="of:=0.093*[.D23]+23.12" office:value-type="float" office:value="62.3537848059936" calcext:value-type="float">
            <text:p>62.353784806</text:p>
          </table:table-cell>
        </table:table-row>
        <table:table-row table:style-name="ro1">
          <table:table-cell table:formula="of:=[.A23]+1" office:value-type="float" office:value="23" calcext:value-type="float">
            <text:p>23.00</text:p>
          </table:table-cell>
          <table:table-cell table:formula="of:=[.A24]/(180)*PI()" office:value-type="float" office:value="0.401425727958696" calcext:value-type="float">
            <text:p>0.40</text:p>
          </table:table-cell>
          <table:table-cell office:value-type="float" office:value="459" calcext:value-type="float">
            <text:p>459.00</text:p>
          </table:table-cell>
          <table:table-cell table:formula="of:=[.C24]*COS([.B24])" office:value-type="float" office:value="422.51172773467" calcext:value-type="float">
            <text:p>422.51</text:p>
          </table:table-cell>
          <table:table-cell table:formula="of:=[.C24]*SIN([.B24])" office:value-type="float" office:value="179.345587976577" calcext:value-type="float">
            <text:p>179.35</text:p>
          </table:table-cell>
          <table:table-cell table:formula="of:=0.093*[.D24]+23.12" office:value-type="float" office:value="62.4135906793243" calcext:value-type="float">
            <text:p>62.4135906793</text:p>
          </table:table-cell>
        </table:table-row>
        <table:table-row table:style-name="ro1">
          <table:table-cell table:formula="of:=[.A24]+1" office:value-type="float" office:value="24" calcext:value-type="float">
            <text:p>24.00</text:p>
          </table:table-cell>
          <table:table-cell table:formula="of:=[.A25]/(180)*PI()" office:value-type="float" office:value="0.418879020478639" calcext:value-type="float">
            <text:p>0.42</text:p>
          </table:table-cell>
          <table:table-cell office:value-type="float" office:value="462" calcext:value-type="float">
            <text:p>462.00</text:p>
          </table:table-cell>
          <table:table-cell table:formula="of:=[.C25]*COS([.B25])" office:value-type="float" office:value="422.058001430882" calcext:value-type="float">
            <text:p>422.06</text:p>
          </table:table-cell>
          <table:table-cell table:formula="of:=[.C25]*SIN([.B25])" office:value-type="float" office:value="187.91232910102" calcext:value-type="float">
            <text:p>187.91</text:p>
          </table:table-cell>
          <table:table-cell table:formula="of:=0.093*[.D25]+23.12" office:value-type="float" office:value="62.371394133072" calcext:value-type="float">
            <text:p>62.3713941331</text:p>
          </table:table-cell>
        </table:table-row>
        <table:table-row table:style-name="ro1">
          <table:table-cell table:formula="of:=[.A25]+1" office:value-type="float" office:value="25" calcext:value-type="float">
            <text:p>25.00</text:p>
          </table:table-cell>
          <table:table-cell table:formula="of:=[.A26]/(180)*PI()" office:value-type="float" office:value="0.436332312998582" calcext:value-type="float">
            <text:p>0.44</text:p>
          </table:table-cell>
          <table:table-cell office:value-type="float" office:value="467" calcext:value-type="float">
            <text:p>467.00</text:p>
          </table:table-cell>
          <table:table-cell table:formula="of:=[.C26]*COS([.B26])" office:value-type="float" office:value="423.245736546116" calcext:value-type="float">
            <text:p>423.25</text:p>
          </table:table-cell>
          <table:table-cell table:formula="of:=[.C26]*SIN([.B26])" office:value-type="float" office:value="197.362728232907" calcext:value-type="float">
            <text:p>197.36</text:p>
          </table:table-cell>
          <table:table-cell table:formula="of:=0.093*[.D26]+23.12" office:value-type="float" office:value="62.4818534987887" calcext:value-type="float">
            <text:p>62.4818534988</text:p>
          </table:table-cell>
        </table:table-row>
        <table:table-row table:style-name="ro1">
          <table:table-cell table:formula="of:=[.A26]+1" office:value-type="float" office:value="26" calcext:value-type="float">
            <text:p>26.00</text:p>
          </table:table-cell>
          <table:table-cell table:formula="of:=[.A27]/(180)*PI()" office:value-type="float" office:value="0.453785605518526" calcext:value-type="float">
            <text:p>0.45</text:p>
          </table:table-cell>
          <table:table-cell office:value-type="float" office:value="471" calcext:value-type="float">
            <text:p>471.00</text:p>
          </table:table-cell>
          <table:table-cell table:formula="of:=[.C27]*COS([.B27])" office:value-type="float" office:value="423.331995806908" calcext:value-type="float">
            <text:p>423.33</text:p>
          </table:table-cell>
          <table:table-cell table:formula="of:=[.C27]*SIN([.B27])" office:value-type="float" office:value="206.472810137655" calcext:value-type="float">
            <text:p>206.47</text:p>
          </table:table-cell>
          <table:table-cell table:formula="of:=0.093*[.D27]+23.12" office:value-type="float" office:value="62.4898756100424" calcext:value-type="float">
            <text:p>62.48987561</text:p>
          </table:table-cell>
        </table:table-row>
        <table:table-row table:style-name="ro1">
          <table:table-cell table:formula="of:=[.A27]+1" office:value-type="float" office:value="27" calcext:value-type="float">
            <text:p>27.00</text:p>
          </table:table-cell>
          <table:table-cell table:formula="of:=[.A28]/(180)*PI()" office:value-type="float" office:value="0.471238898038469" calcext:value-type="float">
            <text:p>0.47</text:p>
          </table:table-cell>
          <table:table-cell office:value-type="float" office:value="474" calcext:value-type="float">
            <text:p>474.00</text:p>
          </table:table-cell>
          <table:table-cell table:formula="of:=[.C28]*COS([.B28])" office:value-type="float" office:value="422.337092465286" calcext:value-type="float">
            <text:p>422.34</text:p>
          </table:table-cell>
          <table:table-cell table:formula="of:=[.C28]*SIN([.B28])" office:value-type="float" office:value="215.191496876545" calcext:value-type="float">
            <text:p>215.19</text:p>
          </table:table-cell>
          <table:table-cell table:formula="of:=0.093*[.D28]+23.12" office:value-type="float" office:value="62.3973495992716" calcext:value-type="float">
            <text:p>62.3973495993</text:p>
          </table:table-cell>
        </table:table-row>
        <table:table-row table:style-name="ro1">
          <table:table-cell table:formula="of:=[.A28]+1" office:value-type="float" office:value="28" calcext:value-type="float">
            <text:p>28.00</text:p>
          </table:table-cell>
          <table:table-cell table:formula="of:=[.A29]/(180)*PI()" office:value-type="float" office:value="0.488692190558412" calcext:value-type="float">
            <text:p>0.49</text:p>
          </table:table-cell>
          <table:table-cell office:value-type="float" office:value="481" calcext:value-type="float">
            <text:p>481.00</text:p>
          </table:table-cell>
          <table:table-cell table:formula="of:=[.C29]*COS([.B29])" office:value-type="float" office:value="424.697792165144" calcext:value-type="float">
            <text:p>424.70</text:p>
          </table:table-cell>
          <table:table-cell table:formula="of:=[.C29]*SIN([.B29])" office:value-type="float" office:value="225.815821700013" calcext:value-type="float">
            <text:p>225.82</text:p>
          </table:table-cell>
          <table:table-cell table:formula="of:=0.093*[.D29]+23.12" office:value-type="float" office:value="62.6168946713584" calcext:value-type="float">
            <text:p>62.6168946714</text:p>
          </table:table-cell>
        </table:table-row>
        <table:table-row table:style-name="ro1">
          <table:table-cell table:formula="of:=[.A29]+1" office:value-type="float" office:value="29" calcext:value-type="float">
            <text:p>29.00</text:p>
          </table:table-cell>
          <table:table-cell table:formula="of:=[.A30]/(180)*PI()" office:value-type="float" office:value="0.506145483078356" calcext:value-type="float">
            <text:p>0.51</text:p>
          </table:table-cell>
          <table:table-cell office:value-type="float" office:value="486" calcext:value-type="float">
            <text:p>486.00</text:p>
          </table:table-cell>
          <table:table-cell table:formula="of:=[.C30]*COS([.B30])" office:value-type="float" office:value="425.065177669746" calcext:value-type="float">
            <text:p>425.07</text:p>
          </table:table-cell>
          <table:table-cell table:formula="of:=[.C30]*SIN([.B30])" office:value-type="float" office:value="235.61747543972" calcext:value-type="float">
            <text:p>235.62</text:p>
          </table:table-cell>
          <table:table-cell table:formula="of:=0.093*[.D30]+23.12" office:value-type="float" office:value="62.6510615232864" calcext:value-type="float">
            <text:p>62.6510615233</text:p>
          </table:table-cell>
        </table:table-row>
        <table:table-row table:style-name="ro1">
          <table:table-cell table:formula="of:=[.A30]+1" office:value-type="float" office:value="30" calcext:value-type="float">
            <text:p>30.00</text:p>
          </table:table-cell>
          <table:table-cell table:formula="of:=[.A31]/(180)*PI()" office:value-type="float" office:value="0.523598775598299" calcext:value-type="float">
            <text:p>0.52</text:p>
          </table:table-cell>
          <table:table-cell office:value-type="float" office:value="492" calcext:value-type="float">
            <text:p>492.00</text:p>
          </table:table-cell>
          <table:table-cell table:formula="of:=[.C31]*COS([.B31])" office:value-type="float" office:value="426.084498661944" calcext:value-type="float">
            <text:p>426.08</text:p>
          </table:table-cell>
          <table:table-cell table:formula="of:=[.C31]*SIN([.B31])" office:value-type="float" office:value="246" calcext:value-type="float">
            <text:p>246.00</text:p>
          </table:table-cell>
          <table:table-cell table:formula="of:=0.093*[.D31]+23.12" office:value-type="float" office:value="62.7458583755608" calcext:value-type="float">
            <text:p>62.7458583756</text:p>
          </table:table-cell>
        </table:table-row>
        <table:table-row table:style-name="ro1">
          <table:table-cell table:formula="of:=[.A31]+1" office:value-type="float" office:value="31" calcext:value-type="float">
            <text:p>31.00</text:p>
          </table:table-cell>
          <table:table-cell table:formula="of:=[.A32]/(180)*PI()" office:value-type="float" office:value="0.541052068118242" calcext:value-type="float">
            <text:p>0.54</text:p>
          </table:table-cell>
          <table:table-cell office:value-type="float" office:value="498" calcext:value-type="float">
            <text:p>498.00</text:p>
          </table:table-cell>
          <table:table-cell table:formula="of:=[.C32]*COS([.B32])" office:value-type="float" office:value="426.869315749652" calcext:value-type="float">
            <text:p>426.87</text:p>
          </table:table-cell>
          <table:table-cell table:formula="of:=[.C32]*SIN([.B32])" office:value-type="float" office:value="256.488961305207" calcext:value-type="float">
            <text:p>256.49</text:p>
          </table:table-cell>
          <table:table-cell table:formula="of:=0.093*[.D32]+23.12" office:value-type="float" office:value="62.8188463647176" calcext:value-type="float">
            <text:p>62.8188463647</text:p>
          </table:table-cell>
        </table:table-row>
        <table:table-row table:style-name="ro1">
          <table:table-cell table:formula="of:=[.A32]+1" office:value-type="float" office:value="32" calcext:value-type="float">
            <text:p>32.00</text:p>
          </table:table-cell>
          <table:table-cell table:formula="of:=[.A33]/(180)*PI()" office:value-type="float" office:value="0.558505360638185" calcext:value-type="float">
            <text:p>0.56</text:p>
          </table:table-cell>
          <table:table-cell office:value-type="float" office:value="504" calcext:value-type="float">
            <text:p>504.00</text:p>
          </table:table-cell>
          <table:table-cell table:formula="of:=[.C33]*COS([.B33])" office:value-type="float" office:value="427.416240462839" calcext:value-type="float">
            <text:p>427.42</text:p>
          </table:table-cell>
          <table:table-cell table:formula="of:=[.C33]*SIN([.B33])" office:value-type="float" office:value="267.079309173535" calcext:value-type="float">
            <text:p>267.08</text:p>
          </table:table-cell>
          <table:table-cell table:formula="of:=0.093*[.D33]+23.12" office:value-type="float" office:value="62.869710363044" calcext:value-type="float">
            <text:p>62.869710363</text:p>
          </table:table-cell>
        </table:table-row>
        <table:table-row table:style-name="ro1">
          <table:table-cell table:formula="of:=[.A33]+1" office:value-type="float" office:value="33" calcext:value-type="float">
            <text:p>33.00</text:p>
          </table:table-cell>
          <table:table-cell table:formula="of:=[.A34]/(180)*PI()" office:value-type="float" office:value="0.575958653158129" calcext:value-type="float">
            <text:p>0.58</text:p>
          </table:table-cell>
          <table:table-cell office:value-type="float" office:value="510" calcext:value-type="float">
            <text:p>510.00</text:p>
          </table:table-cell>
          <table:table-cell table:formula="of:=[.C34]*COS([.B34])" office:value-type="float" office:value="427.721989652166" calcext:value-type="float">
            <text:p>427.72</text:p>
          </table:table-cell>
          <table:table-cell table:formula="of:=[.C34]*SIN([.B34])" office:value-type="float" office:value="277.765907857664" calcext:value-type="float">
            <text:p>277.77</text:p>
          </table:table-cell>
          <table:table-cell table:formula="of:=0.093*[.D34]+23.12" office:value-type="float" office:value="62.8981450376515" calcext:value-type="float">
            <text:p>62.8981450377</text:p>
          </table:table-cell>
        </table:table-row>
        <table:table-row table:style-name="ro1">
          <table:table-cell table:formula="of:=[.A34]+1" office:value-type="float" office:value="34" calcext:value-type="float">
            <text:p>34.00</text:p>
          </table:table-cell>
          <table:table-cell table:formula="of:=[.A35]/(180)*PI()" office:value-type="float" office:value="0.593411945678072" calcext:value-type="float">
            <text:p>0.59</text:p>
          </table:table-cell>
          <table:table-cell office:value-type="float" office:value="517" calcext:value-type="float">
            <text:p>517.00</text:p>
          </table:table-cell>
          <table:table-cell table:formula="of:=[.C35]*COS([.B35])" office:value-type="float" office:value="428.612425010957" calcext:value-type="float">
            <text:p>428.61</text:p>
          </table:table-cell>
          <table:table-cell table:formula="of:=[.C35]*SIN([.B35])" office:value-type="float" office:value="289.102731094376" calcext:value-type="float">
            <text:p>289.10</text:p>
          </table:table-cell>
          <table:table-cell table:formula="of:=0.093*[.D35]+23.12" office:value-type="float" office:value="62.980955526019" calcext:value-type="float">
            <text:p>62.980955526</text:p>
          </table:table-cell>
        </table:table-row>
        <table:table-row table:style-name="ro1">
          <table:table-cell table:formula="of:=[.A35]+1" office:value-type="float" office:value="35" calcext:value-type="float">
            <text:p>35.00</text:p>
          </table:table-cell>
          <table:table-cell table:formula="of:=[.A36]/(180)*PI()" office:value-type="float" office:value="0.610865238198015" calcext:value-type="float">
            <text:p>0.61</text:p>
          </table:table-cell>
          <table:table-cell office:value-type="float" office:value="525" calcext:value-type="float">
            <text:p>525.00</text:p>
          </table:table-cell>
          <table:table-cell table:formula="of:=[.C36]*COS([.B36])" office:value-type="float" office:value="430.054823251721" calcext:value-type="float">
            <text:p>430.05</text:p>
          </table:table-cell>
          <table:table-cell table:formula="of:=[.C36]*SIN([.B36])" office:value-type="float" office:value="301.127629084299" calcext:value-type="float">
            <text:p>301.13</text:p>
          </table:table-cell>
          <table:table-cell table:formula="of:=0.093*[.D36]+23.12" office:value-type="float" office:value="63.11509856241" calcext:value-type="float">
            <text:p>63.1150985624</text:p>
          </table:table-cell>
        </table:table-row>
        <table:table-row table:style-name="ro1">
          <table:table-cell table:formula="of:=[.A36]+1" office:value-type="float" office:value="36" calcext:value-type="float">
            <text:p>36.00</text:p>
          </table:table-cell>
          <table:table-cell table:formula="of:=[.A37]/(180)*PI()" office:value-type="float" office:value="0.628318530717959" calcext:value-type="float">
            <text:p>0.63</text:p>
          </table:table-cell>
          <table:table-cell office:value-type="float" office:value="532" calcext:value-type="float">
            <text:p>532.00</text:p>
          </table:table-cell>
          <table:table-cell table:formula="of:=[.C37]*COS([.B37])" office:value-type="float" office:value="430.397041007472" calcext:value-type="float">
            <text:p>430.40</text:p>
          </table:table-cell>
          <table:table-cell table:formula="of:=[.C37]*SIN([.B37])" office:value-type="float" office:value="312.701754219596" calcext:value-type="float">
            <text:p>312.70</text:p>
          </table:table-cell>
          <table:table-cell table:formula="of:=0.093*[.D37]+23.12" office:value-type="float" office:value="63.1469248136949" calcext:value-type="float">
            <text:p>63.1469248137</text:p>
          </table:table-cell>
        </table:table-row>
        <table:table-row table:style-name="ro1">
          <table:table-cell table:formula="of:=[.A37]+1" office:value-type="float" office:value="37" calcext:value-type="float">
            <text:p>37.00</text:p>
          </table:table-cell>
          <table:table-cell table:formula="of:=[.A38]/(180)*PI()" office:value-type="float" office:value="0.645771823237902" calcext:value-type="float">
            <text:p>0.65</text:p>
          </table:table-cell>
          <table:table-cell office:value-type="float" office:value="541" calcext:value-type="float">
            <text:p>541.00</text:p>
          </table:table-cell>
          <table:table-cell table:formula="of:=[.C38]*COS([.B38])" office:value-type="float" office:value="432.061810935585" calcext:value-type="float">
            <text:p>432.06</text:p>
          </table:table-cell>
          <table:table-cell table:formula="of:=[.C38]*SIN([.B38])" office:value-type="float" office:value="325.581927525258" calcext:value-type="float">
            <text:p>325.58</text:p>
          </table:table-cell>
          <table:table-cell table:formula="of:=0.093*[.D38]+23.12" office:value-type="float" office:value="63.3017484170095" calcext:value-type="float">
            <text:p>63.301748417</text:p>
          </table:table-cell>
        </table:table-row>
        <table:table-row table:style-name="ro1">
          <table:table-cell table:formula="of:=[.A38]+1" office:value-type="float" office:value="38" calcext:value-type="float">
            <text:p>38.00</text:p>
          </table:table-cell>
          <table:table-cell table:formula="of:=[.A39]/(180)*PI()" office:value-type="float" office:value="0.663225115757845" calcext:value-type="float">
            <text:p>0.66</text:p>
          </table:table-cell>
          <table:table-cell office:value-type="float" office:value="549" calcext:value-type="float">
            <text:p>549.00</text:p>
          </table:table-cell>
          <table:table-cell table:formula="of:=[.C39]*COS([.B39])" office:value-type="float" office:value="432.61790373009" calcext:value-type="float">
            <text:p>432.62</text:p>
          </table:table-cell>
          <table:table-cell table:formula="of:=[.C39]*SIN([.B39])" office:value-type="float" office:value="337.998149953786" calcext:value-type="float">
            <text:p>338.00</text:p>
          </table:table-cell>
          <table:table-cell table:formula="of:=0.093*[.D39]+23.12" office:value-type="float" office:value="63.3534650468984" calcext:value-type="float">
            <text:p>63.3534650469</text:p>
          </table:table-cell>
        </table:table-row>
        <table:table-row table:style-name="ro1">
          <table:table-cell table:formula="of:=[.A39]+1" office:value-type="float" office:value="39" calcext:value-type="float">
            <text:p>39.00</text:p>
          </table:table-cell>
          <table:table-cell table:formula="of:=[.A40]/(180)*PI()" office:value-type="float" office:value="0.680678408277789" calcext:value-type="float">
            <text:p>0.68</text:p>
          </table:table-cell>
          <table:table-cell office:value-type="float" office:value="558" calcext:value-type="float">
            <text:p>558.00</text:p>
          </table:table-cell>
          <table:table-cell table:formula="of:=[.C40]*COS([.B40])" office:value-type="float" office:value="433.64744649299" calcext:value-type="float">
            <text:p>433.65</text:p>
          </table:table-cell>
          <table:table-cell table:formula="of:=[.C40]*SIN([.B40])" office:value-type="float" office:value="351.160778205809" calcext:value-type="float">
            <text:p>351.16</text:p>
          </table:table-cell>
          <table:table-cell table:formula="of:=0.093*[.D40]+23.12" office:value-type="float" office:value="63.4492125238481" calcext:value-type="float">
            <text:p>63.4492125238</text:p>
          </table:table-cell>
        </table:table-row>
        <table:table-row table:style-name="ro1">
          <table:table-cell table:formula="of:=[.A40]+1" office:value-type="float" office:value="40" calcext:value-type="float">
            <text:p>40.00</text:p>
          </table:table-cell>
          <table:table-cell table:formula="of:=[.A41]/(180)*PI()" office:value-type="float" office:value="0.698131700797732" calcext:value-type="float">
            <text:p>0.70</text:p>
          </table:table-cell>
          <table:table-cell office:value-type="float" office:value="567" calcext:value-type="float">
            <text:p>567.00</text:p>
          </table:table-cell>
          <table:table-cell table:formula="of:=[.C41]*COS([.B41])" office:value-type="float" office:value="434.347199248461" calcext:value-type="float">
            <text:p>434.35</text:p>
          </table:table-cell>
          <table:table-cell table:formula="of:=[.C41]*SIN([.B41])" office:value-type="float" office:value="364.460574692268" calcext:value-type="float">
            <text:p>364.46</text:p>
          </table:table-cell>
          <table:table-cell table:formula="of:=0.093*[.D41]+23.12" office:value-type="float" office:value="63.5142895301068" calcext:value-type="float">
            <text:p>63.5142895301</text:p>
          </table:table-cell>
        </table:table-row>
        <table:table-row table:style-name="ro1">
          <table:table-cell table:formula="of:=[.A41]+1" office:value-type="float" office:value="41" calcext:value-type="float">
            <text:p>41.00</text:p>
          </table:table-cell>
          <table:table-cell table:formula="of:=[.A42]/(180)*PI()" office:value-type="float" office:value="0.715584993317675" calcext:value-type="float">
            <text:p>0.72</text:p>
          </table:table-cell>
          <table:table-cell office:value-type="float" office:value="579" calcext:value-type="float">
            <text:p>579.00</text:p>
          </table:table-cell>
          <table:table-cell table:formula="of:=[.C42]*COS([.B42])" office:value-type="float" office:value="436.976846948985" calcext:value-type="float">
            <text:p>436.98</text:p>
          </table:table-cell>
          <table:table-cell table:formula="of:=[.C42]*SIN([.B42])" office:value-type="float" office:value="379.858177785504" calcext:value-type="float">
            <text:p>379.86</text:p>
          </table:table-cell>
          <table:table-cell table:formula="of:=0.093*[.D42]+23.12" office:value-type="float" office:value="63.7588467662556" calcext:value-type="float">
            <text:p>63.7588467663</text:p>
          </table:table-cell>
        </table:table-row>
        <table:table-row table:style-name="ro1">
          <table:table-cell table:formula="of:=[.A42]+1" office:value-type="float" office:value="42" calcext:value-type="float">
            <text:p>42.00</text:p>
          </table:table-cell>
          <table:table-cell table:formula="of:=[.A43]/(180)*PI()" office:value-type="float" office:value="0.733038285837618" calcext:value-type="float">
            <text:p>0.73</text:p>
          </table:table-cell>
          <table:table-cell office:value-type="float" office:value="568" calcext:value-type="float">
            <text:p>568.00</text:p>
          </table:table-cell>
          <table:table-cell table:formula="of:=[.C43]*COS([.B43])" office:value-type="float" office:value="422.10626087116" calcext:value-type="float">
            <text:p>422.11</text:p>
          </table:table-cell>
          <table:table-cell table:formula="of:=[.C43]*SIN([.B43])" office:value-type="float" office:value="380.066184411831" calcext:value-type="float">
            <text:p>380.07</text:p>
          </table:table-cell>
          <table:table-cell table:formula="of:=0.093*[.D43]+23.12" office:value-type="float" office:value="62.3758822610179" calcext:value-type="float">
            <text:p>62.375882261</text:p>
          </table:table-cell>
        </table:table-row>
        <table:table-row table:style-name="ro1">
          <table:table-cell table:formula="of:=[.A43]+1" office:value-type="float" office:value="43" calcext:value-type="float">
            <text:p>43.00</text:p>
          </table:table-cell>
          <table:table-cell table:formula="of:=[.A44]/(180)*PI()" office:value-type="float" office:value="0.750491578357562" calcext:value-type="float">
            <text:p>0.75</text:p>
          </table:table-cell>
          <table:table-cell office:value-type="float" office:value="560" calcext:value-type="float">
            <text:p>560.00</text:p>
          </table:table-cell>
          <table:table-cell table:formula="of:=[.C44]*COS([.B44])" office:value-type="float" office:value="409.558072906735" calcext:value-type="float">
            <text:p>409.56</text:p>
          </table:table-cell>
          <table:table-cell table:formula="of:=[.C44]*SIN([.B44])" office:value-type="float" office:value="381.919081634999" calcext:value-type="float">
            <text:p>381.92</text:p>
          </table:table-cell>
          <table:table-cell table:formula="of:=0.093*[.D44]+23.12" office:value-type="float" office:value="61.2089007803264" calcext:value-type="float">
            <text:p>61.2089007803</text:p>
          </table:table-cell>
        </table:table-row>
        <table:table-row table:style-name="ro1">
          <table:table-cell table:formula="of:=[.A44]+1" office:value-type="float" office:value="44" calcext:value-type="float">
            <text:p>44.00</text:p>
          </table:table-cell>
          <table:table-cell table:formula="of:=[.A45]/(180)*PI()" office:value-type="float" office:value="0.767944870877505" calcext:value-type="float">
            <text:p>0.77</text:p>
          </table:table-cell>
          <table:table-cell office:value-type="float" office:value="551" calcext:value-type="float">
            <text:p>551.00</text:p>
          </table:table-cell>
          <table:table-cell table:formula="of:=[.C45]*COS([.B45])" office:value-type="float" office:value="396.356229986597" calcext:value-type="float">
            <text:p>396.36</text:p>
          </table:table-cell>
          <table:table-cell table:formula="of:=[.C45]*SIN([.B45])" office:value-type="float" office:value="382.756762122907" calcext:value-type="float">
            <text:p>382.76</text:p>
          </table:table-cell>
          <table:table-cell table:formula="of:=0.093*[.D45]+23.12" office:value-type="float" office:value="59.9811293887535" calcext:value-type="float">
            <text:p>59.9811293888</text:p>
          </table:table-cell>
        </table:table-row>
        <table:table-row table:style-name="ro1">
          <table:table-cell table:formula="of:=[.A45]+1" office:value-type="float" office:value="45" calcext:value-type="float">
            <text:p>45.00</text:p>
          </table:table-cell>
          <table:table-cell table:formula="of:=[.A46]/(180)*PI()" office:value-type="float" office:value="0.785398163397448" calcext:value-type="float">
            <text:p>0.79</text:p>
          </table:table-cell>
          <table:table-cell office:value-type="float" office:value="542" calcext:value-type="float">
            <text:p>542.00</text:p>
          </table:table-cell>
          <table:table-cell table:formula="of:=[.C46]*COS([.B46])" office:value-type="float" office:value="383.251875403109" calcext:value-type="float">
            <text:p>383.25</text:p>
          </table:table-cell>
          <table:table-cell table:formula="of:=[.C46]*SIN([.B46])" office:value-type="float" office:value="383.251875403109" calcext:value-type="float">
            <text:p>383.25</text:p>
          </table:table-cell>
          <table:table-cell table:formula="of:=0.093*[.D46]+23.12" office:value-type="float" office:value="58.7624244124891" calcext:value-type="float">
            <text:p>58.7624244125</text:p>
          </table:table-cell>
        </table:table-row>
        <table:table-row table:style-name="ro1">
          <table:table-cell table:formula="of:=[.A46]+1" office:value-type="float" office:value="46" calcext:value-type="float">
            <text:p>46.00</text:p>
          </table:table-cell>
          <table:table-cell table:formula="of:=[.A47]/(180)*PI()" office:value-type="float" office:value="0.802851455917391" calcext:value-type="float">
            <text:p>0.80</text:p>
          </table:table-cell>
          <table:table-cell office:value-type="float" office:value="533" calcext:value-type="float">
            <text:p>533.00</text:p>
          </table:table-cell>
          <table:table-cell table:formula="of:=[.C47]*COS([.B47])" office:value-type="float" office:value="370.252911454646" calcext:value-type="float">
            <text:p>370.25</text:p>
          </table:table-cell>
          <table:table-cell table:formula="of:=[.C47]*SIN([.B47])" office:value-type="float" office:value="383.408113580501" calcext:value-type="float">
            <text:p>383.41</text:p>
          </table:table-cell>
          <table:table-cell table:formula="of:=0.093*[.D47]+23.12" office:value-type="float" office:value="57.553520765282" calcext:value-type="float">
            <text:p>57.5535207653</text:p>
          </table:table-cell>
        </table:table-row>
        <table:table-row table:style-name="ro1">
          <table:table-cell table:formula="of:=[.A47]+1" office:value-type="float" office:value="47" calcext:value-type="float">
            <text:p>47.00</text:p>
          </table:table-cell>
          <table:table-cell table:formula="of:=[.A48]/(180)*PI()" office:value-type="float" office:value="0.820304748437335" calcext:value-type="float">
            <text:p>0.82</text:p>
          </table:table-cell>
          <table:table-cell office:value-type="float" office:value="533" calcext:value-type="float">
            <text:p>533.00</text:p>
          </table:table-cell>
          <table:table-cell table:formula="of:=[.C48]*COS([.B48])" office:value-type="float" office:value="363.505125913312" calcext:value-type="float">
            <text:p>363.51</text:p>
          </table:table-cell>
          <table:table-cell table:formula="of:=[.C48]*SIN([.B48])" office:value-type="float" office:value="389.811522963018" calcext:value-type="float">
            <text:p>389.81</text:p>
          </table:table-cell>
          <table:table-cell table:formula="of:=0.093*[.D48]+23.12" office:value-type="float" office:value="56.925976709938" calcext:value-type="float">
            <text:p>56.9259767099</text:p>
          </table:table-cell>
        </table:table-row>
        <table:table-row table:style-name="ro1">
          <table:table-cell table:formula="of:=[.A48]+1" office:value-type="float" office:value="48" calcext:value-type="float">
            <text:p>48.00</text:p>
          </table:table-cell>
          <table:table-cell table:formula="of:=[.A49]/(180)*PI()" office:value-type="float" office:value="0.837758040957278" calcext:value-type="float">
            <text:p>0.84</text:p>
          </table:table-cell>
          <table:table-cell office:value-type="float" office:value="526" calcext:value-type="float">
            <text:p>526.00</text:p>
          </table:table-cell>
          <table:table-cell table:formula="of:=[.C49]*COS([.B49])" office:value-type="float" office:value="351.962698944759" calcext:value-type="float">
            <text:p>351.96</text:p>
          </table:table-cell>
          <table:table-cell table:formula="of:=[.C49]*SIN([.B49])" office:value-type="float" office:value="390.894178201109" calcext:value-type="float">
            <text:p>390.89</text:p>
          </table:table-cell>
          <table:table-cell table:formula="of:=0.093*[.D49]+23.12" office:value-type="float" office:value="55.8525310018626" calcext:value-type="float">
            <text:p>55.8525310019</text:p>
          </table:table-cell>
        </table:table-row>
        <table:table-row table:style-name="ro1">
          <table:table-cell table:formula="of:=[.A49]+1" office:value-type="float" office:value="49" calcext:value-type="float">
            <text:p>49.00</text:p>
          </table:table-cell>
          <table:table-cell table:formula="of:=[.A50]/(180)*PI()" office:value-type="float" office:value="0.855211333477221" calcext:value-type="float">
            <text:p>0.86</text:p>
          </table:table-cell>
          <table:table-cell office:value-type="float" office:value="519" calcext:value-type="float">
            <text:p>519.00</text:p>
          </table:table-cell>
          <table:table-cell table:formula="of:=[.C50]*COS([.B50])" office:value-type="float" office:value="340.494636046073" calcext:value-type="float">
            <text:p>340.49</text:p>
          </table:table-cell>
          <table:table-cell table:formula="of:=[.C50]*SIN([.B50])" office:value-type="float" office:value="391.694272135619" calcext:value-type="float">
            <text:p>391.69</text:p>
          </table:table-cell>
          <table:table-cell table:formula="of:=0.093*[.D50]+23.12" office:value-type="float" office:value="54.7860011522848" calcext:value-type="float">
            <text:p>54.7860011523</text:p>
          </table:table-cell>
        </table:table-row>
        <table:table-row table:style-name="ro1">
          <table:table-cell table:formula="of:=[.A50]+1" office:value-type="float" office:value="50" calcext:value-type="float">
            <text:p>50.00</text:p>
          </table:table-cell>
          <table:table-cell table:formula="of:=[.A51]/(180)*PI()" office:value-type="float" office:value="0.872664625997165" calcext:value-type="float">
            <text:p>0.87</text:p>
          </table:table-cell>
          <table:table-cell office:value-type="float" office:value="512" calcext:value-type="float">
            <text:p>512.00</text:p>
          </table:table-cell>
          <table:table-cell table:formula="of:=[.C51]*COS([.B51])" office:value-type="float" office:value="329.107256159508" calcext:value-type="float">
            <text:p>329.11</text:p>
          </table:table-cell>
          <table:table-cell table:formula="of:=[.C51]*SIN([.B51])" office:value-type="float" office:value="392.214754876917" calcext:value-type="float">
            <text:p>392.21</text:p>
          </table:table-cell>
          <table:table-cell table:formula="of:=0.093*[.D51]+23.12" office:value-type="float" office:value="53.7269748228343" calcext:value-type="float">
            <text:p>53.7269748228</text:p>
          </table:table-cell>
        </table:table-row>
        <table:table-row table:style-name="ro1">
          <table:table-cell table:formula="of:=[.A51]+1" office:value-type="float" office:value="51" calcext:value-type="float">
            <text:p>51.00</text:p>
          </table:table-cell>
          <table:table-cell table:formula="of:=[.A52]/(180)*PI()" office:value-type="float" office:value="0.890117918517108" calcext:value-type="float">
            <text:p>0.89</text:p>
          </table:table-cell>
          <table:table-cell office:value-type="float" office:value="505" calcext:value-type="float">
            <text:p>505.00</text:p>
          </table:table-cell>
          <table:table-cell table:formula="of:=[.C52]*COS([.B52])" office:value-type="float" office:value="317.806797480168" calcext:value-type="float">
            <text:p>317.81</text:p>
          </table:table-cell>
          <table:table-cell table:formula="of:=[.C52]*SIN([.B52])" office:value-type="float" office:value="392.45871053577" calcext:value-type="float">
            <text:p>392.46</text:p>
          </table:table-cell>
          <table:table-cell table:formula="of:=0.093*[.D52]+23.12" office:value-type="float" office:value="52.6760321656556" calcext:value-type="float">
            <text:p>52.6760321657</text:p>
          </table:table-cell>
        </table:table-row>
        <table:table-row table:style-name="ro1">
          <table:table-cell table:formula="of:=[.A52]+1" office:value-type="float" office:value="52" calcext:value-type="float">
            <text:p>52.00</text:p>
          </table:table-cell>
          <table:table-cell table:formula="of:=[.A53]/(180)*PI()" office:value-type="float" office:value="0.907571211037051" calcext:value-type="float">
            <text:p>0.91</text:p>
          </table:table-cell>
          <table:table-cell office:value-type="float" office:value="499" calcext:value-type="float">
            <text:p>499.00</text:p>
          </table:table-cell>
          <table:table-cell table:formula="of:=[.C53]*COS([.B53])" office:value-type="float" office:value="307.215076187503" calcext:value-type="float">
            <text:p>307.22</text:p>
          </table:table-cell>
          <table:table-cell table:formula="of:=[.C53]*SIN([.B53])" office:value-type="float" office:value="393.217366049754" calcext:value-type="float">
            <text:p>393.22</text:p>
          </table:table-cell>
          <table:table-cell table:formula="of:=0.093*[.D53]+23.12" office:value-type="float" office:value="51.6910020854378" calcext:value-type="float">
            <text:p>51.6910020854</text:p>
          </table:table-cell>
        </table:table-row>
        <table:table-row table:style-name="ro1">
          <table:table-cell table:formula="of:=[.A53]+1" office:value-type="float" office:value="53" calcext:value-type="float">
            <text:p>53.00</text:p>
          </table:table-cell>
          <table:table-cell table:formula="of:=[.A54]/(180)*PI()" office:value-type="float" office:value="0.925024503556995" calcext:value-type="float">
            <text:p>0.93</text:p>
          </table:table-cell>
          <table:table-cell office:value-type="float" office:value="492" calcext:value-type="float">
            <text:p>492.00</text:p>
          </table:table-cell>
          <table:table-cell table:formula="of:=[.C54]*COS([.B54])" office:value-type="float" office:value="296.092991390808" calcext:value-type="float">
            <text:p>296.09</text:p>
          </table:table-cell>
          <table:table-cell table:formula="of:=[.C54]*SIN([.B54])" office:value-type="float" office:value="392.928670943268" calcext:value-type="float">
            <text:p>392.93</text:p>
          </table:table-cell>
          <table:table-cell table:formula="of:=0.093*[.D54]+23.12" office:value-type="float" office:value="50.6566481993451" calcext:value-type="float">
            <text:p>50.6566481993</text:p>
          </table:table-cell>
        </table:table-row>
        <table:table-row table:style-name="ro1">
          <table:table-cell table:formula="of:=[.A54]+1" office:value-type="float" office:value="54" calcext:value-type="float">
            <text:p>54.00</text:p>
          </table:table-cell>
          <table:table-cell table:formula="of:=[.A55]/(180)*PI()" office:value-type="float" office:value="0.942477796076938" calcext:value-type="float">
            <text:p>0.94</text:p>
          </table:table-cell>
          <table:table-cell office:value-type="float" office:value="488" calcext:value-type="float">
            <text:p>488.00</text:p>
          </table:table-cell>
          <table:table-cell table:formula="of:=[.C55]*COS([.B55])" office:value-type="float" office:value="286.839203118727" calcext:value-type="float">
            <text:p>286.84</text:p>
          </table:table-cell>
          <table:table-cell table:formula="of:=[.C55]*SIN([.B55])" office:value-type="float" office:value="394.800293254974" calcext:value-type="float">
            <text:p>394.80</text:p>
          </table:table-cell>
          <table:table-cell table:formula="of:=0.093*[.D55]+23.12" office:value-type="float" office:value="49.7960458900416" calcext:value-type="float">
            <text:p>49.79604589</text:p>
          </table:table-cell>
        </table:table-row>
        <table:table-row table:style-name="ro1">
          <table:table-cell table:formula="of:=[.A55]+1" office:value-type="float" office:value="55" calcext:value-type="float">
            <text:p>55.00</text:p>
          </table:table-cell>
          <table:table-cell table:formula="of:=[.A56]/(180)*PI()" office:value-type="float" office:value="0.959931088596881" calcext:value-type="float">
            <text:p>0.96</text:p>
          </table:table-cell>
          <table:table-cell office:value-type="float" office:value="481" calcext:value-type="float">
            <text:p>481.00</text:p>
          </table:table-cell>
          <table:table-cell table:formula="of:=[.C56]*COS([.B56])" office:value-type="float" office:value="275.890265884853" calcext:value-type="float">
            <text:p>275.89</text:p>
          </table:table-cell>
          <table:table-cell table:formula="of:=[.C56]*SIN([.B56])" office:value-type="float" office:value="394.012133303005" calcext:value-type="float">
            <text:p>394.01</text:p>
          </table:table-cell>
          <table:table-cell table:formula="of:=0.093*[.D56]+23.12" office:value-type="float" office:value="48.7777947272914" calcext:value-type="float">
            <text:p>48.7777947273</text:p>
          </table:table-cell>
        </table:table-row>
        <table:table-row table:style-name="ro1">
          <table:table-cell table:formula="of:=[.A56]+1" office:value-type="float" office:value="56" calcext:value-type="float">
            <text:p>56.00</text:p>
          </table:table-cell>
          <table:table-cell table:formula="of:=[.A57]/(180)*PI()" office:value-type="float" office:value="0.977384381116825" calcext:value-type="float">
            <text:p>0.98</text:p>
          </table:table-cell>
          <table:table-cell office:value-type="float" office:value="476" calcext:value-type="float">
            <text:p>476.00</text:p>
          </table:table-cell>
          <table:table-cell table:formula="of:=[.C57]*COS([.B57])" office:value-type="float" office:value="266.175822052075" calcext:value-type="float">
            <text:p>266.18</text:p>
          </table:table-cell>
          <table:table-cell table:formula="of:=[.C57]*SIN([.B57])" office:value-type="float" office:value="394.6218845362" calcext:value-type="float">
            <text:p>394.62</text:p>
          </table:table-cell>
          <table:table-cell table:formula="of:=0.093*[.D57]+23.12" office:value-type="float" office:value="47.874351450843" calcext:value-type="float">
            <text:p>47.8743514508</text:p>
          </table:table-cell>
        </table:table-row>
        <table:table-row table:style-name="ro1">
          <table:table-cell table:formula="of:=[.A57]+1" office:value-type="float" office:value="57" calcext:value-type="float">
            <text:p>57.00</text:p>
          </table:table-cell>
          <table:table-cell table:formula="of:=[.A58]/(180)*PI()" office:value-type="float" office:value="0.994837673636768" calcext:value-type="float">
            <text:p>0.99</text:p>
          </table:table-cell>
          <table:table-cell office:value-type="float" office:value="472" calcext:value-type="float">
            <text:p>472.00</text:p>
          </table:table-cell>
          <table:table-cell table:formula="of:=[.C58]*COS([.B58])" office:value-type="float" office:value="257.069624527093" calcext:value-type="float">
            <text:p>257.07</text:p>
          </table:table-cell>
          <table:table-cell table:formula="of:=[.C58]*SIN([.B58])" office:value-type="float" office:value="395.85250807024" calcext:value-type="float">
            <text:p>395.85</text:p>
          </table:table-cell>
          <table:table-cell table:formula="of:=0.093*[.D58]+23.12" office:value-type="float" office:value="47.0274750810196" calcext:value-type="float">
            <text:p>47.027475081</text:p>
          </table:table-cell>
        </table:table-row>
        <table:table-row table:style-name="ro1">
          <table:table-cell table:formula="of:=[.A58]+1" office:value-type="float" office:value="58" calcext:value-type="float">
            <text:p>58.00</text:p>
          </table:table-cell>
          <table:table-cell table:formula="of:=[.A59]/(180)*PI()" office:value-type="float" office:value="1.01229096615671" calcext:value-type="float">
            <text:p>1.01</text:p>
          </table:table-cell>
          <table:table-cell office:value-type="float" office:value="467" calcext:value-type="float">
            <text:p>467.00</text:p>
          </table:table-cell>
          <table:table-cell table:formula="of:=[.C59]*COS([.B59])" office:value-type="float" office:value="247.472296396907" calcext:value-type="float">
            <text:p>247.47</text:p>
          </table:table-cell>
          <table:table-cell table:formula="of:=[.C59]*SIN([.B59])" office:value-type="float" office:value="396.038460905051" calcext:value-type="float">
            <text:p>396.04</text:p>
          </table:table-cell>
          <table:table-cell table:formula="of:=0.093*[.D59]+23.12" office:value-type="float" office:value="46.1349235649123" calcext:value-type="float">
            <text:p>46.1349235649</text:p>
          </table:table-cell>
        </table:table-row>
        <table:table-row table:style-name="ro1">
          <table:table-cell table:formula="of:=[.A59]+1" office:value-type="float" office:value="59" calcext:value-type="float">
            <text:p>59.00</text:p>
          </table:table-cell>
          <table:table-cell table:formula="of:=[.A60]/(180)*PI()" office:value-type="float" office:value="1.02974425867665" calcext:value-type="float">
            <text:p>1.03</text:p>
          </table:table-cell>
          <table:table-cell office:value-type="float" office:value="462" calcext:value-type="float">
            <text:p>462.00</text:p>
          </table:table-cell>
          <table:table-cell table:formula="of:=[.C60]*COS([.B60])" office:value-type="float" office:value="237.947590608445" calcext:value-type="float">
            <text:p>237.95</text:p>
          </table:table-cell>
          <table:table-cell table:formula="of:=[.C60]*SIN([.B60])" office:value-type="float" office:value="396.011292924376" calcext:value-type="float">
            <text:p>396.01</text:p>
          </table:table-cell>
          <table:table-cell table:formula="of:=0.093*[.D60]+23.12" office:value-type="float" office:value="45.2491259265854" calcext:value-type="float">
            <text:p>45.2491259266</text:p>
          </table:table-cell>
        </table:table-row>
        <table:table-row table:style-name="ro1">
          <table:table-cell table:formula="of:=[.A60]+1" office:value-type="float" office:value="60" calcext:value-type="float">
            <text:p>60.00</text:p>
          </table:table-cell>
          <table:table-cell table:formula="of:=[.A61]/(180)*PI()" office:value-type="float" office:value="1.0471975511966" calcext:value-type="float">
            <text:p>1.05</text:p>
          </table:table-cell>
          <table:table-cell office:value-type="float" office:value="458" calcext:value-type="float">
            <text:p>458.00</text:p>
          </table:table-cell>
          <table:table-cell table:formula="of:=[.C61]*COS([.B61])" office:value-type="float" office:value="229" calcext:value-type="float">
            <text:p>229.00</text:p>
          </table:table-cell>
          <table:table-cell table:formula="of:=[.C61]*SIN([.B61])" office:value-type="float" office:value="396.639634933273" calcext:value-type="float">
            <text:p>396.64</text:p>
          </table:table-cell>
          <table:table-cell table:formula="of:=0.093*[.D61]+23.12" office:value-type="float" office:value="44.417" calcext:value-type="float">
            <text:p>44.417</text:p>
          </table:table-cell>
        </table:table-row>
        <table:table-row table:style-name="ro1">
          <table:table-cell table:formula="of:=[.A61]+1" office:value-type="float" office:value="61" calcext:value-type="float">
            <text:p>61.00</text:p>
          </table:table-cell>
          <table:table-cell table:formula="of:=[.A62]/(180)*PI()" office:value-type="float" office:value="1.06465084371654" calcext:value-type="float">
            <text:p>1.06</text:p>
          </table:table-cell>
          <table:table-cell office:value-type="float" office:value="453" calcext:value-type="float">
            <text:p>453.00</text:p>
          </table:table-cell>
          <table:table-cell table:formula="of:=[.C62]*COS([.B62])" office:value-type="float" office:value="219.618757971591" calcext:value-type="float">
            <text:p>219.62</text:p>
          </table:table-cell>
          <table:table-cell table:formula="of:=[.C62]*SIN([.B62])" office:value-type="float" office:value="396.202727334146" calcext:value-type="float">
            <text:p>396.20</text:p>
          </table:table-cell>
          <table:table-cell table:formula="of:=0.093*[.D62]+23.12" office:value-type="float" office:value="43.5445444913579" calcext:value-type="float">
            <text:p>43.5445444914</text:p>
          </table:table-cell>
        </table:table-row>
        <table:table-row table:style-name="ro1">
          <table:table-cell table:formula="of:=[.A62]+1" office:value-type="float" office:value="62" calcext:value-type="float">
            <text:p>62.00</text:p>
          </table:table-cell>
          <table:table-cell table:formula="of:=[.A63]/(180)*PI()" office:value-type="float" office:value="1.08210413623648" calcext:value-type="float">
            <text:p>1.08</text:p>
          </table:table-cell>
          <table:table-cell office:value-type="float" office:value="450" calcext:value-type="float">
            <text:p>450.00</text:p>
          </table:table-cell>
          <table:table-cell table:formula="of:=[.C63]*COS([.B63])" office:value-type="float" office:value="211.262203253651" calcext:value-type="float">
            <text:p>211.26</text:p>
          </table:table-cell>
          <table:table-cell table:formula="of:=[.C63]*SIN([.B63])" office:value-type="float" office:value="397.326416786517" calcext:value-type="float">
            <text:p>397.33</text:p>
          </table:table-cell>
          <table:table-cell table:formula="of:=0.093*[.D63]+23.12" office:value-type="float" office:value="42.7673849025895" calcext:value-type="float">
            <text:p>42.7673849026</text:p>
          </table:table-cell>
        </table:table-row>
        <table:table-row table:style-name="ro1">
          <table:table-cell table:formula="of:=[.A63]+1" office:value-type="float" office:value="63" calcext:value-type="float">
            <text:p>63.00</text:p>
          </table:table-cell>
          <table:table-cell table:formula="of:=[.A64]/(180)*PI()" office:value-type="float" office:value="1.09955742875643" calcext:value-type="float">
            <text:p>1.10</text:p>
          </table:table-cell>
          <table:table-cell office:value-type="float" office:value="446" calcext:value-type="float">
            <text:p>446.00</text:p>
          </table:table-cell>
          <table:table-cell table:formula="of:=[.C64]*COS([.B64])" office:value-type="float" office:value="202.479762883838" calcext:value-type="float">
            <text:p>202.48</text:p>
          </table:table-cell>
          <table:table-cell table:formula="of:=[.C64]*SIN([.B64])" office:value-type="float" office:value="397.388909788012" calcext:value-type="float">
            <text:p>397.39</text:p>
          </table:table-cell>
          <table:table-cell table:formula="of:=0.093*[.D64]+23.12" office:value-type="float" office:value="41.9506179481969" calcext:value-type="float">
            <text:p>41.9506179482</text:p>
          </table:table-cell>
        </table:table-row>
        <table:table-row table:style-name="ro1">
          <table:table-cell table:formula="of:=[.A64]+1" office:value-type="float" office:value="64" calcext:value-type="float">
            <text:p>64.00</text:p>
          </table:table-cell>
          <table:table-cell table:formula="of:=[.A65]/(180)*PI()" office:value-type="float" office:value="1.11701072127637" calcext:value-type="float">
            <text:p>1.12</text:p>
          </table:table-cell>
          <table:table-cell office:value-type="float" office:value="443" calcext:value-type="float">
            <text:p>443.00</text:p>
          </table:table-cell>
          <table:table-cell table:formula="of:=[.C65]*COS([.B65])" office:value-type="float" office:value="194.198418027561" calcext:value-type="float">
            <text:p>194.20</text:p>
          </table:table-cell>
          <table:table-cell table:formula="of:=[.C65]*SIN([.B65])" office:value-type="float" office:value="398.165762510531" calcext:value-type="float">
            <text:p>398.17</text:p>
          </table:table-cell>
          <table:table-cell table:formula="of:=0.093*[.D65]+23.12" office:value-type="float" office:value="41.1804528765632" calcext:value-type="float">
            <text:p>41.1804528766</text:p>
          </table:table-cell>
        </table:table-row>
        <table:table-row table:style-name="ro1">
          <table:table-cell table:formula="of:=[.A65]+1" office:value-type="float" office:value="65" calcext:value-type="float">
            <text:p>65.00</text:p>
          </table:table-cell>
          <table:table-cell table:formula="of:=[.A66]/(180)*PI()" office:value-type="float" office:value="1.13446401379631" calcext:value-type="float">
            <text:p>1.13</text:p>
          </table:table-cell>
          <table:table-cell office:value-type="float" office:value="438" calcext:value-type="float">
            <text:p>438.00</text:p>
          </table:table-cell>
          <table:table-cell table:formula="of:=[.C66]*COS([.B66])" office:value-type="float" office:value="185.106798642426" calcext:value-type="float">
            <text:p>185.11</text:p>
          </table:table-cell>
          <table:table-cell table:formula="of:=[.C66]*SIN([.B66])" office:value-type="float" office:value="396.962810722053" calcext:value-type="float">
            <text:p>396.96</text:p>
          </table:table-cell>
          <table:table-cell table:formula="of:=0.093*[.D66]+23.12" office:value-type="float" office:value="40.3349322737457" calcext:value-type="float">
            <text:p>40.3349322737</text:p>
          </table:table-cell>
        </table:table-row>
        <table:table-row table:style-name="ro1">
          <table:table-cell table:formula="of:=[.A66]+1" office:value-type="float" office:value="66" calcext:value-type="float">
            <text:p>66.00</text:p>
          </table:table-cell>
          <table:table-cell table:formula="of:=[.A67]/(180)*PI()" office:value-type="float" office:value="1.15191730631626" calcext:value-type="float">
            <text:p>1.15</text:p>
          </table:table-cell>
          <table:table-cell office:value-type="float" office:value="435" calcext:value-type="float">
            <text:p>435.00</text:p>
          </table:table-cell>
          <table:table-cell table:formula="of:=[.C67]*COS([.B67])" office:value-type="float" office:value="176.930439737973" calcext:value-type="float">
            <text:p>176.93</text:p>
          </table:table-cell>
          <table:table-cell table:formula="of:=[.C67]*SIN([.B67])" office:value-type="float" office:value="397.392274074531" calcext:value-type="float">
            <text:p>397.39</text:p>
          </table:table-cell>
          <table:table-cell table:formula="of:=0.093*[.D67]+23.12" office:value-type="float" office:value="39.5745308956315" calcext:value-type="float">
            <text:p>39.5745308956</text:p>
          </table:table-cell>
        </table:table-row>
        <table:table-row table:style-name="ro1">
          <table:table-cell table:formula="of:=[.A67]+1" office:value-type="float" office:value="67" calcext:value-type="float">
            <text:p>67.00</text:p>
          </table:table-cell>
          <table:table-cell table:formula="of:=[.A68]/(180)*PI()" office:value-type="float" office:value="1.1693705988362" calcext:value-type="float">
            <text:p>1.17</text:p>
          </table:table-cell>
          <table:table-cell office:value-type="float" office:value="432" calcext:value-type="float">
            <text:p>432.00</text:p>
          </table:table-cell>
          <table:table-cell table:formula="of:=[.C68]*COS([.B68])" office:value-type="float" office:value="168.795847507366" calcext:value-type="float">
            <text:p>168.80</text:p>
          </table:table-cell>
          <table:table-cell table:formula="of:=[.C68]*SIN([.B68])" office:value-type="float" office:value="397.658096691454" calcext:value-type="float">
            <text:p>397.66</text:p>
          </table:table-cell>
          <table:table-cell table:formula="of:=0.093*[.D68]+23.12" office:value-type="float" office:value="38.8180138181851" calcext:value-type="float">
            <text:p>38.8180138182</text:p>
          </table:table-cell>
        </table:table-row>
        <table:table-row table:style-name="ro1">
          <table:table-cell table:formula="of:=[.A68]+1" office:value-type="float" office:value="68" calcext:value-type="float">
            <text:p>68.00</text:p>
          </table:table-cell>
          <table:table-cell table:formula="of:=[.A69]/(180)*PI()" office:value-type="float" office:value="1.18682389135614" calcext:value-type="float">
            <text:p>1.19</text:p>
          </table:table-cell>
          <table:table-cell office:value-type="float" office:value="429" calcext:value-type="float">
            <text:p>429.00</text:p>
          </table:table-cell>
          <table:table-cell table:formula="of:=[.C69]*COS([.B69])" office:value-type="float" office:value="160.706228575426" calcext:value-type="float">
            <text:p>160.71</text:p>
          </table:table-cell>
          <table:table-cell table:formula="of:=[.C69]*SIN([.B69])" office:value-type="float" office:value="397.761873609152" calcext:value-type="float">
            <text:p>397.76</text:p>
          </table:table-cell>
          <table:table-cell table:formula="of:=0.093*[.D69]+23.12" office:value-type="float" office:value="38.0656792575146" calcext:value-type="float">
            <text:p>38.0656792575</text:p>
          </table:table-cell>
        </table:table-row>
        <table:table-row table:style-name="ro1">
          <table:table-cell table:formula="of:=[.A69]+1" office:value-type="float" office:value="69" calcext:value-type="float">
            <text:p>69.00</text:p>
          </table:table-cell>
          <table:table-cell table:formula="of:=[.A70]/(180)*PI()" office:value-type="float" office:value="1.20427718387609" calcext:value-type="float">
            <text:p>1.20</text:p>
          </table:table-cell>
          <table:table-cell office:value-type="float" office:value="426" calcext:value-type="float">
            <text:p>426.00</text:p>
          </table:table-cell>
          <table:table-cell table:formula="of:=[.C70]*COS([.B70])" office:value-type="float" office:value="152.664746506298" calcext:value-type="float">
            <text:p>152.66</text:p>
          </table:table-cell>
          <table:table-cell table:formula="of:=[.C70]*SIN([.B70])" office:value-type="float" office:value="397.705261687808" calcext:value-type="float">
            <text:p>397.71</text:p>
          </table:table-cell>
          <table:table-cell table:formula="of:=0.093*[.D70]+23.12" office:value-type="float" office:value="37.3178214250857" calcext:value-type="float">
            <text:p>37.3178214251</text:p>
          </table:table-cell>
        </table:table-row>
        <table:table-row table:style-name="ro1">
          <table:table-cell table:formula="of:=[.A70]+1" office:value-type="float" office:value="70" calcext:value-type="float">
            <text:p>70.00</text:p>
          </table:table-cell>
          <table:table-cell table:formula="of:=[.A71]/(180)*PI()" office:value-type="float" office:value="1.22173047639603" calcext:value-type="float">
            <text:p>1.22</text:p>
          </table:table-cell>
          <table:table-cell office:value-type="float" office:value="423" calcext:value-type="float">
            <text:p>423.00</text:p>
          </table:table-cell>
          <table:table-cell table:formula="of:=[.C71]*COS([.B71])" office:value-type="float" office:value="144.674520626758" calcext:value-type="float">
            <text:p>144.67</text:p>
          </table:table-cell>
          <table:table-cell table:formula="of:=[.C71]*SIN([.B71])" office:value-type="float" office:value="397.489978592439" calcext:value-type="float">
            <text:p>397.49</text:p>
          </table:table-cell>
          <table:table-cell table:formula="of:=0.093*[.D71]+23.12" office:value-type="float" office:value="36.5747304182885" calcext:value-type="float">
            <text:p>36.5747304183</text:p>
          </table:table-cell>
        </table:table-row>
        <table:table-row table:style-name="ro1">
          <table:table-cell table:formula="of:=[.A71]+1" office:value-type="float" office:value="71" calcext:value-type="float">
            <text:p>71.00</text:p>
          </table:table-cell>
          <table:table-cell table:formula="of:=[.A72]/(180)*PI()" office:value-type="float" office:value="1.23918376891597" calcext:value-type="float">
            <text:p>1.24</text:p>
          </table:table-cell>
          <table:table-cell office:value-type="float" office:value="420" calcext:value-type="float">
            <text:p>420.00</text:p>
          </table:table-cell>
          <table:table-cell table:formula="of:=[.C72]*COS([.B72])" office:value-type="float" office:value="136.738624872006" calcext:value-type="float">
            <text:p>136.74</text:p>
          </table:table-cell>
          <table:table-cell table:formula="of:=[.C72]*SIN([.B72])" office:value-type="float" office:value="397.117801751713" calcext:value-type="float">
            <text:p>397.12</text:p>
          </table:table-cell>
          <table:table-cell table:formula="of:=0.093*[.D72]+23.12" office:value-type="float" office:value="35.8366921130965" calcext:value-type="float">
            <text:p>35.8366921131</text:p>
          </table:table-cell>
        </table:table-row>
        <table:table-row table:style-name="ro1">
          <table:table-cell table:formula="of:=[.A72]+1" office:value-type="float" office:value="72" calcext:value-type="float">
            <text:p>72.00</text:p>
          </table:table-cell>
          <table:table-cell table:formula="of:=[.A73]/(180)*PI()" office:value-type="float" office:value="1.25663706143592" calcext:value-type="float">
            <text:p>1.26</text:p>
          </table:table-cell>
          <table:table-cell office:value-type="float" office:value="417" calcext:value-type="float">
            <text:p>417.00</text:p>
          </table:table-cell>
          <table:table-cell table:formula="of:=[.C73]*COS([.B73])" office:value-type="float" office:value="128.860086654353" calcext:value-type="float">
            <text:p>128.86</text:p>
          </table:table-cell>
          <table:table-cell table:formula="of:=[.C73]*SIN([.B73])" office:value-type="float" office:value="396.590567295079" calcext:value-type="float">
            <text:p>396.59</text:p>
          </table:table-cell>
          <table:table-cell table:formula="of:=0.093*[.D73]+23.12" office:value-type="float" office:value="35.1039880588548" calcext:value-type="float">
            <text:p>35.1039880589</text:p>
          </table:table-cell>
        </table:table-row>
        <table:table-row table:style-name="ro1">
          <table:table-cell table:formula="of:=[.A73]+1" office:value-type="float" office:value="73" calcext:value-type="float">
            <text:p>73.00</text:p>
          </table:table-cell>
          <table:table-cell table:formula="of:=[.A74]/(180)*PI()" office:value-type="float" office:value="1.27409035395586" calcext:value-type="float">
            <text:p>1.27</text:p>
          </table:table-cell>
          <table:table-cell office:value-type="float" office:value="416" calcext:value-type="float">
            <text:p>416.00</text:p>
          </table:table-cell>
          <table:table-cell table:formula="of:=[.C74]*COS([.B74])" office:value-type="float" office:value="121.626629164659" calcext:value-type="float">
            <text:p>121.63</text:p>
          </table:table-cell>
          <table:table-cell table:formula="of:=[.C74]*SIN([.B74])" office:value-type="float" office:value="397.822778480623" calcext:value-type="float">
            <text:p>397.82</text:p>
          </table:table-cell>
          <table:table-cell table:formula="of:=0.093*[.D74]+23.12" office:value-type="float" office:value="34.4312765123132" calcext:value-type="float">
            <text:p>34.4312765123</text:p>
          </table:table-cell>
        </table:table-row>
        <table:table-row table:style-name="ro1">
          <table:table-cell table:formula="of:=[.A74]+1" office:value-type="float" office:value="74" calcext:value-type="float">
            <text:p>74.00</text:p>
          </table:table-cell>
          <table:table-cell table:formula="of:=[.A75]/(180)*PI()" office:value-type="float" office:value="1.2915436464758" calcext:value-type="float">
            <text:p>1.29</text:p>
          </table:table-cell>
          <table:table-cell office:value-type="float" office:value="414" calcext:value-type="float">
            <text:p>414.00</text:p>
          </table:table-cell>
          <table:table-cell table:formula="of:=[.C75]*COS([.B75])" office:value-type="float" office:value="114.113865308238" calcext:value-type="float">
            <text:p>114.11</text:p>
          </table:table-cell>
          <table:table-cell table:formula="of:=[.C75]*SIN([.B75])" office:value-type="float" office:value="397.962342118464" calcext:value-type="float">
            <text:p>397.96</text:p>
          </table:table-cell>
          <table:table-cell table:formula="of:=0.093*[.D75]+23.12" office:value-type="float" office:value="33.7325894736661" calcext:value-type="float">
            <text:p>33.7325894737</text:p>
          </table:table-cell>
        </table:table-row>
        <table:table-row table:style-name="ro1">
          <table:table-cell table:formula="of:=[.A75]+1" office:value-type="float" office:value="75" calcext:value-type="float">
            <text:p>75.00</text:p>
          </table:table-cell>
          <table:table-cell table:formula="of:=[.A76]/(180)*PI()" office:value-type="float" office:value="1.30899693899575" calcext:value-type="float">
            <text:p>1.31</text:p>
          </table:table-cell>
          <table:table-cell office:value-type="float" office:value="418" calcext:value-type="float">
            <text:p>418.00</text:p>
          </table:table-cell>
          <table:table-cell table:formula="of:=[.C76]*COS([.B76])" office:value-type="float" office:value="108.186360852854" calcext:value-type="float">
            <text:p>108.19</text:p>
          </table:table-cell>
          <table:table-cell table:formula="of:=[.C76]*SIN([.B76])" office:value-type="float" office:value="403.756995388831" calcext:value-type="float">
            <text:p>403.76</text:p>
          </table:table-cell>
          <table:table-cell table:formula="of:=0.093*[.D76]+23.12" office:value-type="float" office:value="33.1813315593154" calcext:value-type="float">
            <text:p>33.1813315593</text:p>
          </table:table-cell>
        </table:table-row>
        <table:table-row table:style-name="ro1">
          <table:table-cell table:formula="of:=[.A76]+1" office:value-type="float" office:value="76" calcext:value-type="float">
            <text:p>76.00</text:p>
          </table:table-cell>
          <table:table-cell table:formula="of:=[.A77]/(180)*PI()" office:value-type="float" office:value="1.32645023151569" calcext:value-type="float">
            <text:p>1.33</text:p>
          </table:table-cell>
          <table:table-cell office:value-type="float" office:value="463" calcext:value-type="float">
            <text:p>463.00</text:p>
          </table:table-cell>
          <table:table-cell table:formula="of:=[.C77]*COS([.B77])" office:value-type="float" office:value="112.009837662646" calcext:value-type="float">
            <text:p>112.01</text:p>
          </table:table-cell>
          <table:table-cell table:formula="of:=[.C77]*SIN([.B77])" office:value-type="float" office:value="449.246921265786" calcext:value-type="float">
            <text:p>449.25</text:p>
          </table:table-cell>
          <table:table-cell table:formula="of:=0.093*[.D77]+23.12" office:value-type="float" office:value="33.5369149026261" calcext:value-type="float">
            <text:p>33.5369149026</text:p>
          </table:table-cell>
        </table:table-row>
        <table:table-row table:style-name="ro1">
          <table:table-cell table:formula="of:=[.A77]+1" office:value-type="float" office:value="77" calcext:value-type="float">
            <text:p>77.00</text:p>
          </table:table-cell>
          <table:table-cell table:formula="of:=[.A78]/(180)*PI()" office:value-type="float" office:value="1.34390352403563" calcext:value-type="float">
            <text:p>1.34</text:p>
          </table:table-cell>
          <table:table-cell office:value-type="float" office:value="518" calcext:value-type="float">
            <text:p>518.00</text:p>
          </table:table-cell>
          <table:table-cell table:formula="of:=[.C78]*COS([.B78])" office:value-type="float" office:value="116.524646150122" calcext:value-type="float">
            <text:p>116.52</text:p>
          </table:table-cell>
          <table:table-cell table:formula="of:=[.C78]*SIN([.B78])" office:value-type="float" office:value="504.723693558752" calcext:value-type="float">
            <text:p>504.72</text:p>
          </table:table-cell>
          <table:table-cell table:formula="of:=0.093*[.D78]+23.12" office:value-type="float" office:value="33.9567920919614" calcext:value-type="float">
            <text:p>33.956792092</text:p>
          </table:table-cell>
        </table:table-row>
        <table:table-row table:style-name="ro1">
          <table:table-cell table:formula="of:=[.A78]+1" office:value-type="float" office:value="78" calcext:value-type="float">
            <text:p>78.00</text:p>
          </table:table-cell>
          <table:table-cell table:formula="of:=[.A79]/(180)*PI()" office:value-type="float" office:value="1.36135681655558" calcext:value-type="float">
            <text:p>1.36</text:p>
          </table:table-cell>
          <table:table-cell office:value-type="float" office:value="584" calcext:value-type="float">
            <text:p>584.00</text:p>
          </table:table-cell>
          <table:table-cell table:formula="of:=[.C79]*COS([.B79])" office:value-type="float" office:value="121.420427437571" calcext:value-type="float">
            <text:p>121.42</text:p>
          </table:table-cell>
          <table:table-cell table:formula="of:=[.C79]*SIN([.B79])" office:value-type="float" office:value="571.238198828543" calcext:value-type="float">
            <text:p>571.24</text:p>
          </table:table-cell>
          <table:table-cell table:formula="of:=0.093*[.D79]+23.12" office:value-type="float" office:value="34.4120997516941" calcext:value-type="float">
            <text:p>34.4120997517</text:p>
          </table:table-cell>
        </table:table-row>
        <table:table-row table:style-name="ro1">
          <table:table-cell table:formula="of:=[.A79]+1" office:value-type="float" office:value="79" calcext:value-type="float">
            <text:p>79.00</text:p>
          </table:table-cell>
          <table:table-cell table:formula="of:=[.A80]/(180)*PI()" office:value-type="float" office:value="1.37881010907552" calcext:value-type="float">
            <text:p>1.38</text:p>
          </table:table-cell>
          <table:table-cell office:value-type="float" office:value="672" calcext:value-type="float">
            <text:p>672.00</text:p>
          </table:table-cell>
          <table:table-cell table:formula="of:=[.C80]*COS([.B80])" office:value-type="float" office:value="128.223644893038" calcext:value-type="float">
            <text:p>128.22</text:p>
          </table:table-cell>
          <table:table-cell table:formula="of:=[.C80]*SIN([.B80])" office:value-type="float" office:value="659.65346727683" calcext:value-type="float">
            <text:p>659.65</text:p>
          </table:table-cell>
          <table:table-cell table:formula="of:=0.093*[.D80]+23.12" office:value-type="float" office:value="35.0447989750525" calcext:value-type="float">
            <text:p>35.0447989751</text:p>
          </table:table-cell>
        </table:table-row>
        <table:table-row table:style-name="ro1">
          <table:table-cell table:formula="of:=[.A80]+1" office:value-type="float" office:value="80" calcext:value-type="float">
            <text:p>80.00</text:p>
          </table:table-cell>
          <table:table-cell table:formula="of:=[.A81]/(180)*PI()" office:value-type="float" office:value="1.39626340159546" calcext:value-type="float">
            <text:p>1.40</text:p>
          </table:table-cell>
          <table:table-cell office:value-type="float" office:value="789" calcext:value-type="float">
            <text:p>789.00</text:p>
          </table:table-cell>
          <table:table-cell table:formula="of:=[.C81]*COS([.B81])" office:value-type="float" office:value="137.008412179208" calcext:value-type="float">
            <text:p>137.01</text:p>
          </table:table-cell>
          <table:table-cell table:formula="of:=[.C81]*SIN([.B81])" office:value-type="float" office:value="777.013317126632" calcext:value-type="float">
            <text:p>777.01</text:p>
          </table:table-cell>
          <table:table-cell table:formula="of:=0.093*[.D81]+23.12" office:value-type="float" office:value="35.8617823326664" calcext:value-type="float">
            <text:p>35.8617823327</text:p>
          </table:table-cell>
        </table:table-row>
        <table:table-row table:style-name="ro1">
          <table:table-cell table:formula="of:=[.A81]+1" office:value-type="float" office:value="81" calcext:value-type="float">
            <text:p>81.00</text:p>
          </table:table-cell>
          <table:table-cell table:formula="of:=[.A82]/(180)*PI()" office:value-type="float" office:value="1.41371669411541" calcext:value-type="float">
            <text:p>1.41</text:p>
          </table:table-cell>
          <table:table-cell office:value-type="float" office:value="0" calcext:value-type="float">
            <text:p>0.00</text:p>
          </table:table-cell>
          <table:table-cell table:formula="of:=[.C82]*COS([.B82])" office:value-type="float" office:value="0" calcext:value-type="float">
            <text:p>0.00</text:p>
          </table:table-cell>
          <table:table-cell table:formula="of:=[.C82]*SIN([.B82])" office:value-type="float" office:value="0" calcext:value-type="float">
            <text:p>0.00</text:p>
          </table:table-cell>
          <table:table-cell table:formula="of:=0.093*[.D82]+23.12" office:value-type="float" office:value="23.12" calcext:value-type="float">
            <text:p>23.12</text:p>
          </table:table-cell>
        </table:table-row>
        <table:table-row table:style-name="ro1">
          <table:table-cell table:formula="of:=[.A82]+1" office:value-type="float" office:value="82" calcext:value-type="float">
            <text:p>82.00</text:p>
          </table:table-cell>
          <table:table-cell table:formula="of:=[.A83]/(180)*PI()" office:value-type="float" office:value="1.43116998663535" calcext:value-type="float">
            <text:p>1.43</text:p>
          </table:table-cell>
          <table:table-cell office:value-type="float" office:value="1075" calcext:value-type="float">
            <text:p>1075.00</text:p>
          </table:table-cell>
          <table:table-cell table:formula="of:=[.C83]*COS([.B83])" office:value-type="float" office:value="149.61108353207" calcext:value-type="float">
            <text:p>149.61</text:p>
          </table:table-cell>
          <table:table-cell table:formula="of:=[.C83]*SIN([.B83])" office:value-type="float" office:value="1064.53817389719" calcext:value-type="float">
            <text:p>1064.54</text:p>
          </table:table-cell>
          <table:table-cell table:formula="of:=0.093*[.D83]+23.12" office:value-type="float" office:value="37.0338307684825" calcext:value-type="float">
            <text:p>37.0338307685</text:p>
          </table:table-cell>
        </table:table-row>
        <table:table-row table:style-name="ro1">
          <table:table-cell table:formula="of:=[.A83]+1" office:value-type="float" office:value="83" calcext:value-type="float">
            <text:p>83.00</text:p>
          </table:table-cell>
          <table:table-cell table:formula="of:=[.A84]/(180)*PI()" office:value-type="float" office:value="1.44862327915529" calcext:value-type="float">
            <text:p>1.45</text:p>
          </table:table-cell>
          <table:table-cell office:value-type="float" office:value="1074" calcext:value-type="float">
            <text:p>1074.00</text:p>
          </table:table-cell>
          <table:table-cell table:formula="of:=[.C84]*COS([.B84])" office:value-type="float" office:value="130.887674817128" calcext:value-type="float">
            <text:p>130.89</text:p>
          </table:table-cell>
          <table:table-cell table:formula="of:=[.C84]*SIN([.B84])" office:value-type="float" office:value="1065.99456686278" calcext:value-type="float">
            <text:p>1065.99</text:p>
          </table:table-cell>
          <table:table-cell table:formula="of:=0.093*[.D84]+23.12" office:value-type="float" office:value="35.2925537579929" calcext:value-type="float">
            <text:p>35.292553758</text:p>
          </table:table-cell>
        </table:table-row>
        <table:table-row table:style-name="ro1">
          <table:table-cell table:formula="of:=[.A84]+1" office:value-type="float" office:value="84" calcext:value-type="float">
            <text:p>84.00</text:p>
          </table:table-cell>
          <table:table-cell table:formula="of:=[.A85]/(180)*PI()" office:value-type="float" office:value="1.46607657167524" calcext:value-type="float">
            <text:p>1.47</text:p>
          </table:table-cell>
          <table:table-cell office:value-type="float" office:value="1073" calcext:value-type="float">
            <text:p>1073.00</text:p>
          </table:table-cell>
          <table:table-cell table:formula="of:=[.C85]*COS([.B85])" office:value-type="float" office:value="112.159041086192" calcext:value-type="float">
            <text:p>112.16</text:p>
          </table:table-cell>
          <table:table-cell table:formula="of:=[.C85]*SIN([.B85])" office:value-type="float" office:value="1067.12199373016" calcext:value-type="float">
            <text:p>1067.12</text:p>
          </table:table-cell>
          <table:table-cell table:formula="of:=0.093*[.D85]+23.12" office:value-type="float" office:value="33.5507908210159" calcext:value-type="float">
            <text:p>33.550790821</text:p>
          </table:table-cell>
        </table:table-row>
        <table:table-row table:style-name="ro1">
          <table:table-cell table:formula="of:=[.A85]+1" office:value-type="float" office:value="85" calcext:value-type="float">
            <text:p>85.00</text:p>
          </table:table-cell>
          <table:table-cell table:formula="of:=[.A86]/(180)*PI()" office:value-type="float" office:value="1.48352986419518" calcext:value-type="float">
            <text:p>1.48</text:p>
          </table:table-cell>
          <table:table-cell office:value-type="float" office:value="1073" calcext:value-type="float">
            <text:p>1073.00</text:p>
          </table:table-cell>
          <table:table-cell table:formula="of:=[.C86]*COS([.B86])" office:value-type="float" office:value="93.5181119682374" calcext:value-type="float">
            <text:p>93.52</text:p>
          </table:table-cell>
          <table:table-cell table:formula="of:=[.C86]*SIN([.B86])" office:value-type="float" office:value="1068.91691105244" calcext:value-type="float">
            <text:p>1068.92</text:p>
          </table:table-cell>
          <table:table-cell table:formula="of:=0.093*[.D86]+23.12" office:value-type="float" office:value="31.8171844130461" calcext:value-type="float">
            <text:p>31.817184413</text:p>
          </table:table-cell>
        </table:table-row>
        <table:table-row table:style-name="ro1">
          <table:table-cell table:formula="of:=[.A86]+1" office:value-type="float" office:value="86" calcext:value-type="float">
            <text:p>86.00</text:p>
          </table:table-cell>
          <table:table-cell table:formula="of:=[.A87]/(180)*PI()" office:value-type="float" office:value="1.50098315671512" calcext:value-type="float">
            <text:p>1.50</text:p>
          </table:table-cell>
          <table:table-cell office:value-type="float" office:value="1072" calcext:value-type="float">
            <text:p>1072.00</text:p>
          </table:table-cell>
          <table:table-cell table:formula="of:=[.C87]*COS([.B87])" office:value-type="float" office:value="74.7789398537023" calcext:value-type="float">
            <text:p>74.78</text:p>
          </table:table-cell>
          <table:table-cell table:formula="of:=[.C87]*SIN([.B87])" office:value-type="float" office:value="1069.38866187853" calcext:value-type="float">
            <text:p>1069.39</text:p>
          </table:table-cell>
          <table:table-cell table:formula="of:=0.093*[.D87]+23.12" office:value-type="float" office:value="30.0744414063943" calcext:value-type="float">
            <text:p>30.0744414064</text:p>
          </table:table-cell>
        </table:table-row>
        <table:table-row table:style-name="ro1">
          <table:table-cell table:formula="of:=[.A87]+1" office:value-type="float" office:value="87" calcext:value-type="float">
            <text:p>87.00</text:p>
          </table:table-cell>
          <table:table-cell table:formula="of:=[.A88]/(180)*PI()" office:value-type="float" office:value="1.51843644923507" calcext:value-type="float">
            <text:p>1.52</text:p>
          </table:table-cell>
          <table:table-cell office:value-type="float" office:value="1073" calcext:value-type="float">
            <text:p>1073.00</text:p>
          </table:table-cell>
          <table:table-cell table:formula="of:=[.C88]*COS([.B88])" office:value-type="float" office:value="56.1564810486789" calcext:value-type="float">
            <text:p>56.16</text:p>
          </table:table-cell>
          <table:table-cell table:formula="of:=[.C88]*SIN([.B88])" office:value-type="float" office:value="1071.52949079166" calcext:value-type="float">
            <text:p>1071.53</text:p>
          </table:table-cell>
          <table:table-cell table:formula="of:=0.093*[.D88]+23.12" office:value-type="float" office:value="28.3425527375271" calcext:value-type="float">
            <text:p>28.3425527375</text:p>
          </table:table-cell>
        </table:table-row>
        <table:table-row table:style-name="ro1">
          <table:table-cell table:formula="of:=[.A88]+1" office:value-type="float" office:value="88" calcext:value-type="float">
            <text:p>88.00</text:p>
          </table:table-cell>
          <table:table-cell table:formula="of:=[.A89]/(180)*PI()" office:value-type="float" office:value="1.53588974175501" calcext:value-type="float">
            <text:p>1.54</text:p>
          </table:table-cell>
          <table:table-cell office:value-type="float" office:value="1073" calcext:value-type="float">
            <text:p>1073.00</text:p>
          </table:table-cell>
          <table:table-cell table:formula="of:=[.C89]*COS([.B89])" office:value-type="float" office:value="37.4471599617837" calcext:value-type="float">
            <text:p>37.45</text:p>
          </table:table-cell>
          <table:table-cell table:formula="of:=[.C89]*SIN([.B89])" office:value-type="float" office:value="1072.34635739149" calcext:value-type="float">
            <text:p>1072.35</text:p>
          </table:table-cell>
          <table:table-cell table:formula="of:=0.093*[.D89]+23.12" office:value-type="float" office:value="26.6025858764459" calcext:value-type="float">
            <text:p>26.6025858764</text:p>
          </table:table-cell>
        </table:table-row>
        <table:table-row table:style-name="ro1">
          <table:table-cell table:formula="of:=[.A89]+1" office:value-type="float" office:value="89" calcext:value-type="float">
            <text:p>89.00</text:p>
          </table:table-cell>
          <table:table-cell table:formula="of:=[.A90]/(180)*PI()" office:value-type="float" office:value="1.55334303427495" calcext:value-type="float">
            <text:p>1.55</text:p>
          </table:table-cell>
          <table:table-cell office:value-type="float" office:value="1073" calcext:value-type="float">
            <text:p>1073.00</text:p>
          </table:table-cell>
          <table:table-cell table:formula="of:=[.C90]*COS([.B90])" office:value-type="float" office:value="18.7264321072053" calcext:value-type="float">
            <text:p>18.73</text:p>
          </table:table-cell>
          <table:table-cell table:formula="of:=[.C90]*SIN([.B90])" office:value-type="float" office:value="1072.83657690281" calcext:value-type="float">
            <text:p>1072.84</text:p>
          </table:table-cell>
          <table:table-cell table:formula="of:=0.093*[.D90]+23.12" office:value-type="float" office:value="24.8615581859701" calcext:value-type="float">
            <text:p>24.861558186</text:p>
          </table:table-cell>
        </table:table-row>
        <table:table-row table:style-name="ro1">
          <table:table-cell table:formula="of:=[.A90]+1" office:value-type="float" office:value="90" calcext:value-type="float">
            <text:p>90.00</text:p>
          </table:table-cell>
          <table:table-cell table:formula="of:=[.A91]/(180)*PI()" office:value-type="float" office:value="1.5707963267949" calcext:value-type="float">
            <text:p>1.57</text:p>
          </table:table-cell>
          <table:table-cell office:value-type="float" office:value="1074" calcext:value-type="float">
            <text:p>1074.00</text:p>
          </table:table-cell>
          <table:table-cell table:formula="of:=[.C91]*COS([.B91])" office:value-type="float" office:value="0.0000000000000657635331142129" calcext:value-type="float">
            <text:p>0.00</text:p>
          </table:table-cell>
          <table:table-cell table:formula="of:=[.C91]*SIN([.B91])" office:value-type="float" office:value="1074" calcext:value-type="float">
            <text:p>1074.00</text:p>
          </table:table-cell>
          <table:table-cell table:formula="of:=0.093*[.D91]+23.12" office:value-type="float" office:value="23.12" calcext:value-type="float">
            <text:p>23.12</text:p>
          </table:table-cell>
        </table:table-row>
        <table:table-row table:style-name="ro1">
          <table:table-cell table:formula="of:=[.A91]+1" office:value-type="float" office:value="91" calcext:value-type="float">
            <text:p>91.00</text:p>
          </table:table-cell>
          <table:table-cell table:formula="of:=[.A92]/(180)*PI()" office:value-type="float" office:value="1.58824961931484" calcext:value-type="float">
            <text:p>1.59</text:p>
          </table:table-cell>
          <table:table-cell office:value-type="float" office:value="1076" calcext:value-type="float">
            <text:p>1076.00</text:p>
          </table:table-cell>
          <table:table-cell table:formula="of:=[.C92]*COS([.B92])" office:value-type="float" office:value="-18.778789326517" calcext:value-type="float">
            <text:p>-18.78</text:p>
          </table:table-cell>
          <table:table-cell table:formula="of:=[.C92]*SIN([.B92])" office:value-type="float" office:value="1075.83611998828" calcext:value-type="float">
            <text:p>1075.84</text:p>
          </table:table-cell>
          <table:table-cell table:formula="of:=0.093*[.D92]+23.12" office:value-type="float" office:value="21.3735725926339" calcext:value-type="float">
            <text:p>21.3735725926</text:p>
          </table:table-cell>
        </table:table-row>
        <table:table-row table:style-name="ro1">
          <table:table-cell table:formula="of:=[.A92]+1" office:value-type="float" office:value="92" calcext:value-type="float">
            <text:p>92.00</text:p>
          </table:table-cell>
          <table:table-cell table:formula="of:=[.A93]/(180)*PI()" office:value-type="float" office:value="1.60570291183478" calcext:value-type="float">
            <text:p>1.61</text:p>
          </table:table-cell>
          <table:table-cell office:value-type="float" office:value="1076" calcext:value-type="float">
            <text:p>1076.00</text:p>
          </table:table-cell>
          <table:table-cell table:formula="of:=[.C93]*COS([.B93])" office:value-type="float" office:value="-37.5518584518908" calcext:value-type="float">
            <text:p>-37.55</text:p>
          </table:table-cell>
          <table:table-cell table:formula="of:=[.C93]*SIN([.B93])" office:value-type="float" office:value="1075.34452987255" calcext:value-type="float">
            <text:p>1075.34</text:p>
          </table:table-cell>
          <table:table-cell table:formula="of:=0.093*[.D93]+23.12" office:value-type="float" office:value="19.6276771639742" calcext:value-type="float">
            <text:p>19.627677164</text:p>
          </table:table-cell>
        </table:table-row>
        <table:table-row table:style-name="ro1">
          <table:table-cell table:formula="of:=[.A93]+1" office:value-type="float" office:value="93" calcext:value-type="float">
            <text:p>93.00</text:p>
          </table:table-cell>
          <table:table-cell table:formula="of:=[.A94]/(180)*PI()" office:value-type="float" office:value="1.62315620435473" calcext:value-type="float">
            <text:p>1.62</text:p>
          </table:table-cell>
          <table:table-cell office:value-type="float" office:value="1079" calcext:value-type="float">
            <text:p>1079.00</text:p>
          </table:table-cell>
          <table:table-cell table:formula="of:=[.C94]*COS([.B94])" office:value-type="float" office:value="-56.4704967861364" calcext:value-type="float">
            <text:p>-56.47</text:p>
          </table:table-cell>
          <table:table-cell table:formula="of:=[.C94]*SIN([.B94])" office:value-type="float" office:value="1077.52126800019" calcext:value-type="float">
            <text:p>1077.52</text:p>
          </table:table-cell>
          <table:table-cell table:formula="of:=0.093*[.D94]+23.12" office:value-type="float" office:value="17.8682437988893" calcext:value-type="float">
            <text:p>17.8682437989</text:p>
          </table:table-cell>
        </table:table-row>
        <table:table-row table:style-name="ro1">
          <table:table-cell table:formula="of:=[.A94]+1" office:value-type="float" office:value="94" calcext:value-type="float">
            <text:p>94.00</text:p>
          </table:table-cell>
          <table:table-cell table:formula="of:=[.A95]/(180)*PI()" office:value-type="float" office:value="1.64060949687467" calcext:value-type="float">
            <text:p>1.64</text:p>
          </table:table-cell>
          <table:table-cell office:value-type="float" office:value="1081" calcext:value-type="float">
            <text:p>1081.00</text:p>
          </table:table-cell>
          <table:table-cell table:formula="of:=[.C95]*COS([.B95])" office:value-type="float" office:value="-75.4067481173995" calcext:value-type="float">
            <text:p>-75.41</text:p>
          </table:table-cell>
          <table:table-cell table:formula="of:=[.C95]*SIN([.B95])" office:value-type="float" office:value="1078.36673833087" calcext:value-type="float">
            <text:p>1078.37</text:p>
          </table:table-cell>
          <table:table-cell table:formula="of:=0.093*[.D95]+23.12" office:value-type="float" office:value="16.1071724250818" calcext:value-type="float">
            <text:p>16.1071724251</text:p>
          </table:table-cell>
        </table:table-row>
        <table:table-row table:style-name="ro1">
          <table:table-cell table:formula="of:=[.A95]+1" office:value-type="float" office:value="95" calcext:value-type="float">
            <text:p>95.00</text:p>
          </table:table-cell>
          <table:table-cell table:formula="of:=[.A96]/(180)*PI()" office:value-type="float" office:value="1.65806278939461" calcext:value-type="float">
            <text:p>1.66</text:p>
          </table:table-cell>
          <table:table-cell office:value-type="float" office:value="1085" calcext:value-type="float">
            <text:p>1085.00</text:p>
          </table:table-cell>
          <table:table-cell table:formula="of:=[.C96]*COS([.B96])" office:value-type="float" office:value="-94.5639808812092" calcext:value-type="float">
            <text:p>-94.56</text:p>
          </table:table-cell>
          <table:table-cell table:formula="of:=[.C96]*SIN([.B96])" office:value-type="float" office:value="1080.87124742954" calcext:value-type="float">
            <text:p>1080.87</text:p>
          </table:table-cell>
          <table:table-cell table:formula="of:=0.093*[.D96]+23.12" office:value-type="float" office:value="14.3255497780475" calcext:value-type="float">
            <text:p>14.325549778</text:p>
          </table:table-cell>
        </table:table-row>
        <table:table-row table:style-name="ro1">
          <table:table-cell table:formula="of:=[.A96]+1" office:value-type="float" office:value="96" calcext:value-type="float">
            <text:p>96.00</text:p>
          </table:table-cell>
          <table:table-cell table:formula="of:=[.A97]/(180)*PI()" office:value-type="float" office:value="1.67551608191456" calcext:value-type="float">
            <text:p>1.68</text:p>
          </table:table-cell>
          <table:table-cell office:value-type="float" office:value="1087" calcext:value-type="float">
            <text:p>1087.00</text:p>
          </table:table-cell>
          <table:table-cell table:formula="of:=[.C97]*COS([.B97])" office:value-type="float" office:value="-113.622439571939" calcext:value-type="float">
            <text:p>-113.62</text:p>
          </table:table-cell>
          <table:table-cell table:formula="of:=[.C97]*SIN([.B97])" office:value-type="float" office:value="1081.04530026531" calcext:value-type="float">
            <text:p>1081.05</text:p>
          </table:table-cell>
          <table:table-cell table:formula="of:=0.093*[.D97]+23.12" office:value-type="float" office:value="12.5531131198097" calcext:value-type="float">
            <text:p>12.5531131198</text:p>
          </table:table-cell>
        </table:table-row>
        <table:table-row table:style-name="ro1">
          <table:table-cell table:formula="of:=[.A97]+1" office:value-type="float" office:value="97" calcext:value-type="float">
            <text:p>97.00</text:p>
          </table:table-cell>
          <table:table-cell table:formula="of:=[.A98]/(180)*PI()" office:value-type="float" office:value="1.6929693744345" calcext:value-type="float">
            <text:p>1.69</text:p>
          </table:table-cell>
          <table:table-cell office:value-type="float" office:value="1102" calcext:value-type="float">
            <text:p>1102.00</text:p>
          </table:table-cell>
          <table:table-cell table:formula="of:=[.C98]*COS([.B98])" office:value-type="float" office:value="-134.300016432472" calcext:value-type="float">
            <text:p>-134.30</text:p>
          </table:table-cell>
          <table:table-cell table:formula="of:=[.C98]*SIN([.B98])" office:value-type="float" office:value="1093.78585910874" calcext:value-type="float">
            <text:p>1093.79</text:p>
          </table:table-cell>
          <table:table-cell table:formula="of:=0.093*[.D98]+23.12" office:value-type="float" office:value="10.6300984717801" calcext:value-type="float">
            <text:p>10.6300984718</text:p>
          </table:table-cell>
        </table:table-row>
        <table:table-row table:style-name="ro1">
          <table:table-cell table:formula="of:=[.A98]+1" office:value-type="float" office:value="98" calcext:value-type="float">
            <text:p>98.00</text:p>
          </table:table-cell>
          <table:table-cell table:formula="of:=[.A99]/(180)*PI()" office:value-type="float" office:value="1.71042266695444" calcext:value-type="float">
            <text:p>1.71</text:p>
          </table:table-cell>
          <table:table-cell office:value-type="float" office:value="1033" calcext:value-type="float">
            <text:p>1033.00</text:p>
          </table:table-cell>
          <table:table-cell table:formula="of:=[.C99]*COS([.B99])" office:value-type="float" office:value="-143.765813291747" calcext:value-type="float">
            <text:p>-143.77</text:p>
          </table:table-cell>
          <table:table-cell table:formula="of:=[.C99]*SIN([.B99])" office:value-type="float" office:value="1022.94691501004" calcext:value-type="float">
            <text:p>1022.95</text:p>
          </table:table-cell>
          <table:table-cell table:formula="of:=0.093*[.D99]+23.12" office:value-type="float" office:value="9.7497793638675" calcext:value-type="float">
            <text:p>9.7497793639</text:p>
          </table:table-cell>
        </table:table-row>
        <table:table-row table:style-name="ro1">
          <table:table-cell table:formula="of:=[.A99]+1" office:value-type="float" office:value="99" calcext:value-type="float">
            <text:p>99.00</text:p>
          </table:table-cell>
          <table:table-cell table:formula="of:=[.A100]/(180)*PI()" office:value-type="float" office:value="1.72787595947439" calcext:value-type="float">
            <text:p>1.73</text:p>
          </table:table-cell>
          <table:table-cell office:value-type="float" office:value="963" calcext:value-type="float">
            <text:p>963.00</text:p>
          </table:table-cell>
          <table:table-cell table:formula="of:=[.C100]*COS([.B100])" office:value-type="float" office:value="-150.646389833743" calcext:value-type="float">
            <text:p>-150.65</text:p>
          </table:table-cell>
          <table:table-cell table:formula="of:=[.C100]*SIN([.B100])" office:value-type="float" office:value="951.143871993118" calcext:value-type="float">
            <text:p>951.14</text:p>
          </table:table-cell>
          <table:table-cell table:formula="of:=0.093*[.D100]+23.12" office:value-type="float" office:value="9.10988574546195" calcext:value-type="float">
            <text:p>9.1098857455</text:p>
          </table:table-cell>
        </table:table-row>
        <table:table-row table:style-name="ro1">
          <table:table-cell table:formula="of:=[.A100]+1" office:value-type="float" office:value="100" calcext:value-type="float">
            <text:p>100.00</text:p>
          </table:table-cell>
          <table:table-cell table:formula="of:=[.A101]/(180)*PI()" office:value-type="float" office:value="1.74532925199433" calcext:value-type="float">
            <text:p>1.75</text:p>
          </table:table-cell>
          <table:table-cell office:value-type="float" office:value="898" calcext:value-type="float">
            <text:p>898.00</text:p>
          </table:table-cell>
          <table:table-cell table:formula="of:=[.C101]*COS([.B101])" office:value-type="float" office:value="-155.936063544903" calcext:value-type="float">
            <text:p>-155.94</text:p>
          </table:table-cell>
          <table:table-cell table:formula="of:=[.C101]*SIN([.B101])" office:value-type="float" office:value="884.357362204963" calcext:value-type="float">
            <text:p>884.36</text:p>
          </table:table-cell>
          <table:table-cell table:formula="of:=0.093*[.D101]+23.12" office:value-type="float" office:value="8.61794609032398" calcext:value-type="float">
            <text:p>8.6179460903</text:p>
          </table:table-cell>
        </table:table-row>
        <table:table-row table:style-name="ro1">
          <table:table-cell table:formula="of:=[.A101]+1" office:value-type="float" office:value="101" calcext:value-type="float">
            <text:p>101.00</text:p>
          </table:table-cell>
          <table:table-cell table:formula="of:=[.A102]/(180)*PI()" office:value-type="float" office:value="1.76278254451427" calcext:value-type="float">
            <text:p>1.76</text:p>
          </table:table-cell>
          <table:table-cell office:value-type="float" office:value="842" calcext:value-type="float">
            <text:p>842.00</text:p>
          </table:table-cell>
          <table:table-cell table:formula="of:=[.C102]*COS([.B102])" office:value-type="float" office:value="-160.661174107051" calcext:value-type="float">
            <text:p>-160.66</text:p>
          </table:table-cell>
          <table:table-cell table:formula="of:=[.C102]*SIN([.B102])" office:value-type="float" office:value="826.530088462933" calcext:value-type="float">
            <text:p>826.53</text:p>
          </table:table-cell>
          <table:table-cell table:formula="of:=0.093*[.D102]+23.12" office:value-type="float" office:value="8.17851080804428" calcext:value-type="float">
            <text:p>8.178510808</text:p>
          </table:table-cell>
        </table:table-row>
        <table:table-row table:style-name="ro1">
          <table:table-cell table:formula="of:=[.A102]+1" office:value-type="float" office:value="102" calcext:value-type="float">
            <text:p>102.00</text:p>
          </table:table-cell>
          <table:table-cell table:formula="of:=[.A103]/(180)*PI()" office:value-type="float" office:value="1.78023583703422" calcext:value-type="float">
            <text:p>1.78</text:p>
          </table:table-cell>
          <table:table-cell office:value-type="float" office:value="792" calcext:value-type="float">
            <text:p>792.00</text:p>
          </table:table-cell>
          <table:table-cell table:formula="of:=[.C103]*COS([.B103])" office:value-type="float" office:value="-164.666059127665" calcext:value-type="float">
            <text:p>-164.67</text:p>
          </table:table-cell>
          <table:table-cell table:formula="of:=[.C103]*SIN([.B103])" office:value-type="float" office:value="774.692899781174" calcext:value-type="float">
            <text:p>774.69</text:p>
          </table:table-cell>
          <table:table-cell table:formula="of:=0.093*[.D103]+23.12" office:value-type="float" office:value="7.80605650112714" calcext:value-type="float">
            <text:p>7.8060565011</text:p>
          </table:table-cell>
        </table:table-row>
        <table:table-row table:style-name="ro1">
          <table:table-cell table:formula="of:=[.A103]+1" office:value-type="float" office:value="103" calcext:value-type="float">
            <text:p>103.00</text:p>
          </table:table-cell>
          <table:table-cell table:formula="of:=[.A104]/(180)*PI()" office:value-type="float" office:value="1.79768912955416" calcext:value-type="float">
            <text:p>1.80</text:p>
          </table:table-cell>
          <table:table-cell office:value-type="float" office:value="747" calcext:value-type="float">
            <text:p>747.00</text:p>
          </table:table-cell>
          <table:table-cell table:formula="of:=[.C104]*COS([.B104])" office:value-type="float" office:value="-168.038437594867" calcext:value-type="float">
            <text:p>-168.04</text:p>
          </table:table-cell>
          <table:table-cell table:formula="of:=[.C104]*SIN([.B104])" office:value-type="float" office:value="727.854438394571" calcext:value-type="float">
            <text:p>727.85</text:p>
          </table:table-cell>
          <table:table-cell table:formula="of:=0.093*[.D104]+23.12" office:value-type="float" office:value="7.49242530367737" calcext:value-type="float">
            <text:p>7.4924253037</text:p>
          </table:table-cell>
        </table:table-row>
        <table:table-row table:style-name="ro1">
          <table:table-cell table:formula="of:=[.A104]+1" office:value-type="float" office:value="104" calcext:value-type="float">
            <text:p>104.00</text:p>
          </table:table-cell>
          <table:table-cell table:formula="of:=[.A105]/(180)*PI()" office:value-type="float" office:value="1.8151424220741" calcext:value-type="float">
            <text:p>1.82</text:p>
          </table:table-cell>
          <table:table-cell office:value-type="float" office:value="708" calcext:value-type="float">
            <text:p>708.00</text:p>
          </table:table-cell>
          <table:table-cell table:formula="of:=[.C105]*COS([.B105])" office:value-type="float" office:value="-171.280702084565" calcext:value-type="float">
            <text:p>-171.28</text:p>
          </table:table-cell>
          <table:table-cell table:formula="of:=[.C105]*SIN([.B105])" office:value-type="float" office:value="686.969374203406" calcext:value-type="float">
            <text:p>686.97</text:p>
          </table:table-cell>
          <table:table-cell table:formula="of:=0.093*[.D105]+23.12" office:value-type="float" office:value="7.19089470613549" calcext:value-type="float">
            <text:p>7.1908947061</text:p>
          </table:table-cell>
        </table:table-row>
        <table:table-row table:style-name="ro1">
          <table:table-cell table:formula="of:=[.A105]+1" office:value-type="float" office:value="105" calcext:value-type="float">
            <text:p>105.00</text:p>
          </table:table-cell>
          <table:table-cell table:formula="of:=[.A106]/(180)*PI()" office:value-type="float" office:value="1.83259571459405" calcext:value-type="float">
            <text:p>1.83</text:p>
          </table:table-cell>
          <table:table-cell office:value-type="float" office:value="675" calcext:value-type="float">
            <text:p>675.00</text:p>
          </table:table-cell>
          <table:table-cell table:formula="of:=[.C106]*COS([.B106])" office:value-type="float" office:value="-174.702855444202" calcext:value-type="float">
            <text:p>-174.70</text:p>
          </table:table-cell>
          <table:table-cell table:formula="of:=[.C106]*SIN([.B106])" office:value-type="float" office:value="651.999932745121" calcext:value-type="float">
            <text:p>652.00</text:p>
          </table:table-cell>
          <table:table-cell table:formula="of:=0.093*[.D106]+23.12" office:value-type="float" office:value="6.87263444368926" calcext:value-type="float">
            <text:p>6.8726344437</text:p>
          </table:table-cell>
        </table:table-row>
        <table:table-row table:style-name="ro1">
          <table:table-cell table:formula="of:=[.A106]+1" office:value-type="float" office:value="106" calcext:value-type="float">
            <text:p>106.00</text:p>
          </table:table-cell>
          <table:table-cell table:formula="of:=[.A107]/(180)*PI()" office:value-type="float" office:value="1.85004900711399" calcext:value-type="float">
            <text:p>1.85</text:p>
          </table:table-cell>
          <table:table-cell office:value-type="float" office:value="643" calcext:value-type="float">
            <text:p>643.00</text:p>
          </table:table-cell>
          <table:table-cell table:formula="of:=[.C107]*COS([.B107])" office:value-type="float" office:value="-177.23481979033" calcext:value-type="float">
            <text:p>-177.23</text:p>
          </table:table-cell>
          <table:table-cell table:formula="of:=[.C107]*SIN([.B107])" office:value-type="float" office:value="618.091270488339" calcext:value-type="float">
            <text:p>618.09</text:p>
          </table:table-cell>
          <table:table-cell table:formula="of:=0.093*[.D107]+23.12" office:value-type="float" office:value="6.63716175949928" calcext:value-type="float">
            <text:p>6.6371617595</text:p>
          </table:table-cell>
        </table:table-row>
        <table:table-row table:style-name="ro1">
          <table:table-cell table:formula="of:=[.A107]+1" office:value-type="float" office:value="107" calcext:value-type="float">
            <text:p>107.00</text:p>
          </table:table-cell>
          <table:table-cell table:formula="of:=[.A108]/(180)*PI()" office:value-type="float" office:value="1.86750229963393" calcext:value-type="float">
            <text:p>1.87</text:p>
          </table:table-cell>
          <table:table-cell office:value-type="float" office:value="617" calcext:value-type="float">
            <text:p>617.00</text:p>
          </table:table-cell>
          <table:table-cell table:formula="of:=[.C108]*COS([.B108])" office:value-type="float" office:value="-180.393341813929" calcext:value-type="float">
            <text:p>-180.39</text:p>
          </table:table-cell>
          <table:table-cell table:formula="of:=[.C108]*SIN([.B108])" office:value-type="float" office:value="590.040034429193" calcext:value-type="float">
            <text:p>590.04</text:p>
          </table:table-cell>
          <table:table-cell table:formula="of:=0.093*[.D108]+23.12" office:value-type="float" office:value="6.34341921130465" calcext:value-type="float">
            <text:p>6.3434192113</text:p>
          </table:table-cell>
        </table:table-row>
        <table:table-row table:style-name="ro1">
          <table:table-cell table:formula="of:=[.A108]+1" office:value-type="float" office:value="108" calcext:value-type="float">
            <text:p>108.00</text:p>
          </table:table-cell>
          <table:table-cell table:formula="of:=[.A109]/(180)*PI()" office:value-type="float" office:value="1.88495559215388" calcext:value-type="float">
            <text:p>1.88</text:p>
          </table:table-cell>
          <table:table-cell office:value-type="float" office:value="592" calcext:value-type="float">
            <text:p>592.00</text:p>
          </table:table-cell>
          <table:table-cell table:formula="of:=[.C109]*COS([.B109])" office:value-type="float" office:value="-182.938060669969" calcext:value-type="float">
            <text:p>-182.94</text:p>
          </table:table-cell>
          <table:table-cell table:formula="of:=[.C109]*SIN([.B109])" office:value-type="float" office:value="563.025457646731" calcext:value-type="float">
            <text:p>563.03</text:p>
          </table:table-cell>
          <table:table-cell table:formula="of:=0.093*[.D109]+23.12" office:value-type="float" office:value="6.1067603576929" calcext:value-type="float">
            <text:p>6.1067603577</text:p>
          </table:table-cell>
        </table:table-row>
        <table:table-row table:style-name="ro1">
          <table:table-cell table:formula="of:=[.A109]+1" office:value-type="float" office:value="109" calcext:value-type="float">
            <text:p>109.00</text:p>
          </table:table-cell>
          <table:table-cell table:formula="of:=[.A110]/(180)*PI()" office:value-type="float" office:value="1.90240888467382" calcext:value-type="float">
            <text:p>1.90</text:p>
          </table:table-cell>
          <table:table-cell office:value-type="float" office:value="568" calcext:value-type="float">
            <text:p>568.00</text:p>
          </table:table-cell>
          <table:table-cell table:formula="of:=[.C110]*COS([.B110])" office:value-type="float" office:value="-184.922711731665" calcext:value-type="float">
            <text:p>-184.92</text:p>
          </table:table-cell>
          <table:table-cell table:formula="of:=[.C110]*SIN([.B110])" office:value-type="float" office:value="537.054550940412" calcext:value-type="float">
            <text:p>537.05</text:p>
          </table:table-cell>
          <table:table-cell table:formula="of:=0.093*[.D110]+23.12" office:value-type="float" office:value="5.92218780895517" calcext:value-type="float">
            <text:p>5.922187809</text:p>
          </table:table-cell>
        </table:table-row>
        <table:table-row table:style-name="ro1">
          <table:table-cell table:formula="of:=[.A110]+1" office:value-type="float" office:value="110" calcext:value-type="float">
            <text:p>110.00</text:p>
          </table:table-cell>
          <table:table-cell table:formula="of:=[.A111]/(180)*PI()" office:value-type="float" office:value="1.91986217719376" calcext:value-type="float">
            <text:p>1.92</text:p>
          </table:table-cell>
          <table:table-cell office:value-type="float" office:value="547" calcext:value-type="float">
            <text:p>547.00</text:p>
          </table:table-cell>
          <table:table-cell table:formula="of:=[.C111]*COS([.B111])" office:value-type="float" office:value="-187.085018399141" calcext:value-type="float">
            <text:p>-187.09</text:p>
          </table:table-cell>
          <table:table-cell table:formula="of:=[.C111]*SIN([.B111])" office:value-type="float" office:value="514.011863569892" calcext:value-type="float">
            <text:p>514.01</text:p>
          </table:table-cell>
          <table:table-cell table:formula="of:=0.093*[.D111]+23.12" office:value-type="float" office:value="5.72109328887991" calcext:value-type="float">
            <text:p>5.7210932889</text:p>
          </table:table-cell>
        </table:table-row>
        <table:table-row table:style-name="ro1">
          <table:table-cell table:formula="of:=[.A111]+1" office:value-type="float" office:value="111" calcext:value-type="float">
            <text:p>111.00</text:p>
          </table:table-cell>
          <table:table-cell table:formula="of:=[.A112]/(180)*PI()" office:value-type="float" office:value="1.93731546971371" calcext:value-type="float">
            <text:p>1.94</text:p>
          </table:table-cell>
          <table:table-cell office:value-type="float" office:value="528" calcext:value-type="float">
            <text:p>528.00</text:p>
          </table:table-cell>
          <table:table-cell table:formula="of:=[.C112]*COS([.B112])" office:value-type="float" office:value="-189.218277359919" calcext:value-type="float">
            <text:p>-189.22</text:p>
          </table:table-cell>
          <table:table-cell table:formula="of:=[.C112]*SIN([.B112])" office:value-type="float" office:value="492.930465190523" calcext:value-type="float">
            <text:p>492.93</text:p>
          </table:table-cell>
          <table:table-cell table:formula="of:=0.093*[.D112]+23.12" office:value-type="float" office:value="5.52270020552758" calcext:value-type="float">
            <text:p>5.5227002055</text:p>
          </table:table-cell>
        </table:table-row>
        <table:table-row table:style-name="ro1">
          <table:table-cell table:formula="of:=[.A112]+1" office:value-type="float" office:value="112" calcext:value-type="float">
            <text:p>112.00</text:p>
          </table:table-cell>
          <table:table-cell table:formula="of:=[.A113]/(180)*PI()" office:value-type="float" office:value="1.95476876223365" calcext:value-type="float">
            <text:p>1.95</text:p>
          </table:table-cell>
          <table:table-cell office:value-type="float" office:value="509" calcext:value-type="float">
            <text:p>509.00</text:p>
          </table:table-cell>
          <table:table-cell table:formula="of:=[.C113]*COS([.B113])" office:value-type="float" office:value="-190.674756048699" calcext:value-type="float">
            <text:p>-190.67</text:p>
          </table:table-cell>
          <table:table-cell table:formula="of:=[.C113]*SIN([.B113])" office:value-type="float" office:value="471.936581974495" calcext:value-type="float">
            <text:p>471.94</text:p>
          </table:table-cell>
          <table:table-cell table:formula="of:=0.093*[.D113]+23.12" office:value-type="float" office:value="5.38724768747097" calcext:value-type="float">
            <text:p>5.3872476875</text:p>
          </table:table-cell>
        </table:table-row>
        <table:table-row table:style-name="ro1">
          <table:table-cell table:formula="of:=[.A113]+1" office:value-type="float" office:value="113" calcext:value-type="float">
            <text:p>113.00</text:p>
          </table:table-cell>
          <table:table-cell table:formula="of:=[.A114]/(180)*PI()" office:value-type="float" office:value="1.97222205475359" calcext:value-type="float">
            <text:p>1.97</text:p>
          </table:table-cell>
          <table:table-cell office:value-type="float" office:value="492" calcext:value-type="float">
            <text:p>492.00</text:p>
          </table:table-cell>
          <table:table-cell table:formula="of:=[.C114]*COS([.B114])" office:value-type="float" office:value="-192.239715216723" calcext:value-type="float">
            <text:p>-192.24</text:p>
          </table:table-cell>
          <table:table-cell table:formula="of:=[.C114]*SIN([.B114])" office:value-type="float" office:value="452.888387898601" calcext:value-type="float">
            <text:p>452.89</text:p>
          </table:table-cell>
          <table:table-cell table:formula="of:=0.093*[.D114]+23.12" office:value-type="float" office:value="5.2417064848448" calcext:value-type="float">
            <text:p>5.2417064848</text:p>
          </table:table-cell>
        </table:table-row>
        <table:table-row table:style-name="ro1">
          <table:table-cell table:formula="of:=[.A114]+1" office:value-type="float" office:value="114" calcext:value-type="float">
            <text:p>114.00</text:p>
          </table:table-cell>
          <table:table-cell table:formula="of:=[.A115]/(180)*PI()" office:value-type="float" office:value="1.98967534727354" calcext:value-type="float">
            <text:p>1.99</text:p>
          </table:table-cell>
          <table:table-cell office:value-type="float" office:value="476" calcext:value-type="float">
            <text:p>476.00</text:p>
          </table:table-cell>
          <table:table-cell table:formula="of:=[.C115]*COS([.B115])" office:value-type="float" office:value="-193.606642104081" calcext:value-type="float">
            <text:p>-193.61</text:p>
          </table:table-cell>
          <table:table-cell table:formula="of:=[.C115]*SIN([.B115])" office:value-type="float" office:value="434.847637837878" calcext:value-type="float">
            <text:p>434.85</text:p>
          </table:table-cell>
          <table:table-cell table:formula="of:=0.093*[.D115]+23.12" office:value-type="float" office:value="5.11458228432048" calcext:value-type="float">
            <text:p>5.1145822843</text:p>
          </table:table-cell>
        </table:table-row>
        <table:table-row table:style-name="ro1">
          <table:table-cell table:formula="of:=[.A115]+1" office:value-type="float" office:value="115" calcext:value-type="float">
            <text:p>115.00</text:p>
          </table:table-cell>
          <table:table-cell table:formula="of:=[.A116]/(180)*PI()" office:value-type="float" office:value="2.00712863979348" calcext:value-type="float">
            <text:p>2.01</text:p>
          </table:table-cell>
          <table:table-cell office:value-type="float" office:value="460" calcext:value-type="float">
            <text:p>460.00</text:p>
          </table:table-cell>
          <table:table-cell table:formula="of:=[.C116]*COS([.B116])" office:value-type="float" office:value="-194.404400400722" calcext:value-type="float">
            <text:p>-194.40</text:p>
          </table:table-cell>
          <table:table-cell table:formula="of:=[.C116]*SIN([.B116])" office:value-type="float" office:value="416.901582036859" calcext:value-type="float">
            <text:p>416.90</text:p>
          </table:table-cell>
          <table:table-cell table:formula="of:=0.093*[.D116]+23.12" office:value-type="float" office:value="5.04039076273288" calcext:value-type="float">
            <text:p>5.0403907627</text:p>
          </table:table-cell>
        </table:table-row>
        <table:table-row table:style-name="ro1">
          <table:table-cell table:formula="of:=[.A116]+1" office:value-type="float" office:value="116" calcext:value-type="float">
            <text:p>116.00</text:p>
          </table:table-cell>
          <table:table-cell table:formula="of:=[.A117]/(180)*PI()" office:value-type="float" office:value="2.02458193231342" calcext:value-type="float">
            <text:p>2.02</text:p>
          </table:table-cell>
          <table:table-cell office:value-type="float" office:value="447" calcext:value-type="float">
            <text:p>447.00</text:p>
          </table:table-cell>
          <table:table-cell table:formula="of:=[.C117]*COS([.B117])" office:value-type="float" office:value="-195.951902614718" calcext:value-type="float">
            <text:p>-195.95</text:p>
          </table:table-cell>
          <table:table-cell table:formula="of:=[.C117]*SIN([.B117])" office:value-type="float" office:value="401.760938695728" calcext:value-type="float">
            <text:p>401.76</text:p>
          </table:table-cell>
          <table:table-cell table:formula="of:=0.093*[.D117]+23.12" office:value-type="float" office:value="4.89647305683126" calcext:value-type="float">
            <text:p>4.8964730568</text:p>
          </table:table-cell>
        </table:table-row>
        <table:table-row table:style-name="ro1">
          <table:table-cell table:formula="of:=[.A117]+1" office:value-type="float" office:value="117" calcext:value-type="float">
            <text:p>117.00</text:p>
          </table:table-cell>
          <table:table-cell table:formula="of:=[.A118]/(180)*PI()" office:value-type="float" office:value="2.04203522483337" calcext:value-type="float">
            <text:p>2.04</text:p>
          </table:table-cell>
          <table:table-cell office:value-type="float" office:value="434" calcext:value-type="float">
            <text:p>434.00</text:p>
          </table:table-cell>
          <table:table-cell table:formula="of:=[.C118]*COS([.B118])" office:value-type="float" office:value="-197.031876886963" calcext:value-type="float">
            <text:p>-197.03</text:p>
          </table:table-cell>
          <table:table-cell table:formula="of:=[.C118]*SIN([.B118])" office:value-type="float" office:value="386.696831497752" calcext:value-type="float">
            <text:p>386.70</text:p>
          </table:table-cell>
          <table:table-cell table:formula="of:=0.093*[.D118]+23.12" office:value-type="float" office:value="4.79603544951242" calcext:value-type="float">
            <text:p>4.7960354495</text:p>
          </table:table-cell>
        </table:table-row>
        <table:table-row table:style-name="ro1">
          <table:table-cell table:formula="of:=[.A118]+1" office:value-type="float" office:value="118" calcext:value-type="float">
            <text:p>118.00</text:p>
          </table:table-cell>
          <table:table-cell table:formula="of:=[.A119]/(180)*PI()" office:value-type="float" office:value="2.05948851735331" calcext:value-type="float">
            <text:p>2.06</text:p>
          </table:table-cell>
          <table:table-cell office:value-type="float" office:value="421" calcext:value-type="float">
            <text:p>421.00</text:p>
          </table:table-cell>
          <table:table-cell table:formula="of:=[.C119]*COS([.B119])" office:value-type="float" office:value="-197.64752793286" calcext:value-type="float">
            <text:p>-197.65</text:p>
          </table:table-cell>
          <table:table-cell table:formula="of:=[.C119]*SIN([.B119])" office:value-type="float" office:value="371.720936593608" calcext:value-type="float">
            <text:p>371.72</text:p>
          </table:table-cell>
          <table:table-cell table:formula="of:=0.093*[.D119]+23.12" office:value-type="float" office:value="4.73877990224403" calcext:value-type="float">
            <text:p>4.7387799022</text:p>
          </table:table-cell>
        </table:table-row>
        <table:table-row table:style-name="ro1">
          <table:table-cell table:formula="of:=[.A119]+1" office:value-type="float" office:value="119" calcext:value-type="float">
            <text:p>119.00</text:p>
          </table:table-cell>
          <table:table-cell table:formula="of:=[.A120]/(180)*PI()" office:value-type="float" office:value="2.07694180987325" calcext:value-type="float">
            <text:p>2.08</text:p>
          </table:table-cell>
          <table:table-cell office:value-type="float" office:value="410" calcext:value-type="float">
            <text:p>410.00</text:p>
          </table:table-cell>
          <table:table-cell table:formula="of:=[.C120]*COS([.B120])" office:value-type="float" office:value="-198.771944300998" calcext:value-type="float">
            <text:p>-198.77</text:p>
          </table:table-cell>
          <table:table-cell table:formula="of:=[.C120]*SIN([.B120])" office:value-type="float" office:value="358.594079927152" calcext:value-type="float">
            <text:p>358.59</text:p>
          </table:table-cell>
          <table:table-cell table:formula="of:=0.093*[.D120]+23.12" office:value-type="float" office:value="4.63420918000717" calcext:value-type="float">
            <text:p>4.63420918</text:p>
          </table:table-cell>
        </table:table-row>
        <table:table-row table:style-name="ro1">
          <table:table-cell table:formula="of:=[.A120]+1" office:value-type="float" office:value="120" calcext:value-type="float">
            <text:p>120.00</text:p>
          </table:table-cell>
          <table:table-cell table:formula="of:=[.A121]/(180)*PI()" office:value-type="float" office:value="2.0943951023932" calcext:value-type="float">
            <text:p>2.09</text:p>
          </table:table-cell>
          <table:table-cell office:value-type="float" office:value="399" calcext:value-type="float">
            <text:p>399.00</text:p>
          </table:table-cell>
          <table:table-cell table:formula="of:=[.C121]*COS([.B121])" office:value-type="float" office:value="-199.5" calcext:value-type="float">
            <text:p>-199.50</text:p>
          </table:table-cell>
          <table:table-cell table:formula="of:=[.C121]*SIN([.B121])" office:value-type="float" office:value="345.544136109991" calcext:value-type="float">
            <text:p>345.54</text:p>
          </table:table-cell>
          <table:table-cell table:formula="of:=0.093*[.D121]+23.12" office:value-type="float" office:value="4.56650000000001" calcext:value-type="float">
            <text:p>4.5665</text:p>
          </table:table-cell>
        </table:table-row>
        <table:table-row table:style-name="ro1">
          <table:table-cell table:formula="of:=[.A121]+1" office:value-type="float" office:value="121" calcext:value-type="float">
            <text:p>121.00</text:p>
          </table:table-cell>
          <table:table-cell table:formula="of:=[.A122]/(180)*PI()" office:value-type="float" office:value="2.11184839491314" calcext:value-type="float">
            <text:p>2.11</text:p>
          </table:table-cell>
          <table:table-cell office:value-type="float" office:value="389" calcext:value-type="float">
            <text:p>389.00</text:p>
          </table:table-cell>
          <table:table-cell table:formula="of:=[.C122]*COS([.B122])" office:value-type="float" office:value="-200.349811140011" calcext:value-type="float">
            <text:p>-200.35</text:p>
          </table:table-cell>
          <table:table-cell table:formula="of:=[.C122]*SIN([.B122])" office:value-type="float" office:value="333.438079973122" calcext:value-type="float">
            <text:p>333.44</text:p>
          </table:table-cell>
          <table:table-cell table:formula="of:=0.093*[.D122]+23.12" office:value-type="float" office:value="4.48746756397897" calcext:value-type="float">
            <text:p>4.487467564</text:p>
          </table:table-cell>
        </table:table-row>
        <table:table-row table:style-name="ro1">
          <table:table-cell table:formula="of:=[.A122]+1" office:value-type="float" office:value="122" calcext:value-type="float">
            <text:p>122.00</text:p>
          </table:table-cell>
          <table:table-cell table:formula="of:=[.A123]/(180)*PI()" office:value-type="float" office:value="2.12930168743308" calcext:value-type="float">
            <text:p>2.13</text:p>
          </table:table-cell>
          <table:table-cell office:value-type="float" office:value="380" calcext:value-type="float">
            <text:p>380.00</text:p>
          </table:table-cell>
          <table:table-cell table:formula="of:=[.C123]*COS([.B123])" office:value-type="float" office:value="-201.369320408618" calcext:value-type="float">
            <text:p>-201.37</text:p>
          </table:table-cell>
          <table:table-cell table:formula="of:=[.C123]*SIN([.B123])" office:value-type="float" office:value="322.258276539442" calcext:value-type="float">
            <text:p>322.26</text:p>
          </table:table-cell>
          <table:table-cell table:formula="of:=0.093*[.D123]+23.12" office:value-type="float" office:value="4.39265320199855" calcext:value-type="float">
            <text:p>4.392653202</text:p>
          </table:table-cell>
        </table:table-row>
        <table:table-row table:style-name="ro1">
          <table:table-cell table:formula="of:=[.A123]+1" office:value-type="float" office:value="123" calcext:value-type="float">
            <text:p>123.00</text:p>
          </table:table-cell>
          <table:table-cell table:formula="of:=[.A124]/(180)*PI()" office:value-type="float" office:value="2.14675497995303" calcext:value-type="float">
            <text:p>2.15</text:p>
          </table:table-cell>
          <table:table-cell office:value-type="float" office:value="370" calcext:value-type="float">
            <text:p>370.00</text:p>
          </table:table-cell>
          <table:table-cell table:formula="of:=[.C124]*COS([.B124])" office:value-type="float" office:value="-201.51644295556" calcext:value-type="float">
            <text:p>-201.52</text:p>
          </table:table-cell>
          <table:table-cell table:formula="of:=[.C124]*SIN([.B124])" office:value-type="float" office:value="310.308110139807" calcext:value-type="float">
            <text:p>310.31</text:p>
          </table:table-cell>
          <table:table-cell table:formula="of:=0.093*[.D124]+23.12" office:value-type="float" office:value="4.37897080513292" calcext:value-type="float">
            <text:p>4.3789708051</text:p>
          </table:table-cell>
        </table:table-row>
        <table:table-row table:style-name="ro1">
          <table:table-cell table:formula="of:=[.A124]+1" office:value-type="float" office:value="124" calcext:value-type="float">
            <text:p>124.00</text:p>
          </table:table-cell>
          <table:table-cell table:formula="of:=[.A125]/(180)*PI()" office:value-type="float" office:value="2.16420827247297" calcext:value-type="float">
            <text:p>2.16</text:p>
          </table:table-cell>
          <table:table-cell office:value-type="float" office:value="362" calcext:value-type="float">
            <text:p>362.00</text:p>
          </table:table-cell>
          <table:table-cell table:formula="of:=[.C125]*COS([.B125])" office:value-type="float" office:value="-202.42783105641" calcext:value-type="float">
            <text:p>-202.43</text:p>
          </table:table-cell>
          <table:table-cell table:formula="of:=[.C125]*SIN([.B125])" office:value-type="float" office:value="300.111601264925" calcext:value-type="float">
            <text:p>300.11</text:p>
          </table:table-cell>
          <table:table-cell table:formula="of:=0.093*[.D125]+23.12" office:value-type="float" office:value="4.29421171175384" calcext:value-type="float">
            <text:p>4.2942117118</text:p>
          </table:table-cell>
        </table:table-row>
        <table:table-row table:style-name="ro1">
          <table:table-cell table:formula="of:=[.A125]+1" office:value-type="float" office:value="125" calcext:value-type="float">
            <text:p>125.00</text:p>
          </table:table-cell>
          <table:table-cell table:formula="of:=[.A126]/(180)*PI()" office:value-type="float" office:value="2.18166156499291" calcext:value-type="float">
            <text:p>2.18</text:p>
          </table:table-cell>
          <table:table-cell office:value-type="float" office:value="353" calcext:value-type="float">
            <text:p>353.00</text:p>
          </table:table-cell>
          <table:table-cell table:formula="of:=[.C126]*COS([.B126])" office:value-type="float" office:value="-202.472482031919" calcext:value-type="float">
            <text:p>-202.47</text:p>
          </table:table-cell>
          <table:table-cell table:formula="of:=[.C126]*SIN([.B126])" office:value-type="float" office:value="289.160671634014" calcext:value-type="float">
            <text:p>289.16</text:p>
          </table:table-cell>
          <table:table-cell table:formula="of:=0.093*[.D126]+23.12" office:value-type="float" office:value="4.29005917103152" calcext:value-type="float">
            <text:p>4.290059171</text:p>
          </table:table-cell>
        </table:table-row>
        <table:table-row table:style-name="ro1">
          <table:table-cell table:formula="of:=[.A126]+1" office:value-type="float" office:value="126" calcext:value-type="float">
            <text:p>126.00</text:p>
          </table:table-cell>
          <table:table-cell table:formula="of:=[.A127]/(180)*PI()" office:value-type="float" office:value="2.19911485751286" calcext:value-type="float">
            <text:p>2.20</text:p>
          </table:table-cell>
          <table:table-cell office:value-type="float" office:value="346" calcext:value-type="float">
            <text:p>346.00</text:p>
          </table:table-cell>
          <table:table-cell table:formula="of:=[.C127]*COS([.B127])" office:value-type="float" office:value="-203.373697293196" calcext:value-type="float">
            <text:p>-203.37</text:p>
          </table:table-cell>
          <table:table-cell table:formula="of:=[.C127]*SIN([.B127])" office:value-type="float" office:value="279.919880053732" calcext:value-type="float">
            <text:p>279.92</text:p>
          </table:table-cell>
          <table:table-cell table:formula="of:=0.093*[.D127]+23.12" office:value-type="float" office:value="4.2062461517328" calcext:value-type="float">
            <text:p>4.2062461517</text:p>
          </table:table-cell>
        </table:table-row>
        <table:table-row table:style-name="ro1">
          <table:table-cell table:formula="of:=[.A127]+1" office:value-type="float" office:value="127" calcext:value-type="float">
            <text:p>127.00</text:p>
          </table:table-cell>
          <table:table-cell table:formula="of:=[.A128]/(180)*PI()" office:value-type="float" office:value="2.2165681500328" calcext:value-type="float">
            <text:p>2.22</text:p>
          </table:table-cell>
          <table:table-cell office:value-type="float" office:value="339" calcext:value-type="float">
            <text:p>339.00</text:p>
          </table:table-cell>
          <table:table-cell table:formula="of:=[.C128]*COS([.B128])" office:value-type="float" office:value="-204.015292848544" calcext:value-type="float">
            <text:p>-204.02</text:p>
          </table:table-cell>
          <table:table-cell table:formula="of:=[.C128]*SIN([.B128])" office:value-type="float" office:value="270.737437906032" calcext:value-type="float">
            <text:p>270.74</text:p>
          </table:table-cell>
          <table:table-cell table:formula="of:=0.093*[.D128]+23.12" office:value-type="float" office:value="4.14657776508537" calcext:value-type="float">
            <text:p>4.1465777651</text:p>
          </table:table-cell>
        </table:table-row>
        <table:table-row table:style-name="ro1">
          <table:table-cell table:formula="of:=[.A128]+1" office:value-type="float" office:value="128" calcext:value-type="float">
            <text:p>128.00</text:p>
          </table:table-cell>
          <table:table-cell table:formula="of:=[.A129]/(180)*PI()" office:value-type="float" office:value="2.23402144255274" calcext:value-type="float">
            <text:p>2.23</text:p>
          </table:table-cell>
          <table:table-cell office:value-type="float" office:value="332" calcext:value-type="float">
            <text:p>332.00</text:p>
          </table:table-cell>
          <table:table-cell table:formula="of:=[.C129]*COS([.B129])" office:value-type="float" office:value="-204.399609808119" calcext:value-type="float">
            <text:p>-204.40</text:p>
          </table:table-cell>
          <table:table-cell table:formula="of:=[.C129]*SIN([.B129])" office:value-type="float" office:value="261.619570197432" calcext:value-type="float">
            <text:p>261.62</text:p>
          </table:table-cell>
          <table:table-cell table:formula="of:=0.093*[.D129]+23.12" office:value-type="float" office:value="4.11083628784498" calcext:value-type="float">
            <text:p>4.1108362878</text:p>
          </table:table-cell>
        </table:table-row>
        <table:table-row table:style-name="ro1">
          <table:table-cell table:formula="of:=[.A129]+1" office:value-type="float" office:value="129" calcext:value-type="float">
            <text:p>129.00</text:p>
          </table:table-cell>
          <table:table-cell table:formula="of:=[.A130]/(180)*PI()" office:value-type="float" office:value="2.25147473507268" calcext:value-type="float">
            <text:p>2.25</text:p>
          </table:table-cell>
          <table:table-cell office:value-type="float" office:value="325" calcext:value-type="float">
            <text:p>325.00</text:p>
          </table:table-cell>
          <table:table-cell table:formula="of:=[.C130]*COS([.B130])" office:value-type="float" office:value="-204.529127091197" calcext:value-type="float">
            <text:p>-204.53</text:p>
          </table:table-cell>
          <table:table-cell table:formula="of:=[.C130]*SIN([.B130])" office:value-type="float" office:value="252.572437473516" calcext:value-type="float">
            <text:p>252.57</text:p>
          </table:table-cell>
          <table:table-cell table:formula="of:=0.093*[.D130]+23.12" office:value-type="float" office:value="4.09879118051867" calcext:value-type="float">
            <text:p>4.0987911805</text:p>
          </table:table-cell>
        </table:table-row>
        <table:table-row table:style-name="ro1">
          <table:table-cell table:formula="of:=[.A130]+1" office:value-type="float" office:value="130" calcext:value-type="float">
            <text:p>130.00</text:p>
          </table:table-cell>
          <table:table-cell table:formula="of:=[.A131]/(180)*PI()" office:value-type="float" office:value="2.26892802759263" calcext:value-type="float">
            <text:p>2.27</text:p>
          </table:table-cell>
          <table:table-cell office:value-type="float" office:value="320" calcext:value-type="float">
            <text:p>320.00</text:p>
          </table:table-cell>
          <table:table-cell table:formula="of:=[.C131]*COS([.B131])" office:value-type="float" office:value="-205.692035099693" calcext:value-type="float">
            <text:p>-205.69</text:p>
          </table:table-cell>
          <table:table-cell table:formula="of:=[.C131]*SIN([.B131])" office:value-type="float" office:value="245.134221798073" calcext:value-type="float">
            <text:p>245.13</text:p>
          </table:table-cell>
          <table:table-cell table:formula="of:=0.093*[.D131]+23.12" office:value-type="float" office:value="3.99064073572859" calcext:value-type="float">
            <text:p>3.9906407357</text:p>
          </table:table-cell>
        </table:table-row>
        <table:table-row table:style-name="ro1">
          <table:table-cell table:formula="of:=[.A131]+1" office:value-type="float" office:value="131" calcext:value-type="float">
            <text:p>131.00</text:p>
          </table:table-cell>
          <table:table-cell table:formula="of:=[.A132]/(180)*PI()" office:value-type="float" office:value="2.28638132011257" calcext:value-type="float">
            <text:p>2.29</text:p>
          </table:table-cell>
          <table:table-cell office:value-type="float" office:value="314" calcext:value-type="float">
            <text:p>314.00</text:p>
          </table:table-cell>
          <table:table-cell table:formula="of:=[.C132]*COS([.B132])" office:value-type="float" office:value="-206.002535103019" calcext:value-type="float">
            <text:p>-206.00</text:p>
          </table:table-cell>
          <table:table-cell table:formula="of:=[.C132]*SIN([.B132])" office:value-type="float" office:value="236.97880818995" calcext:value-type="float">
            <text:p>236.98</text:p>
          </table:table-cell>
          <table:table-cell table:formula="of:=0.093*[.D132]+23.12" office:value-type="float" office:value="3.96176423541921" calcext:value-type="float">
            <text:p>3.9617642354</text:p>
          </table:table-cell>
        </table:table-row>
        <table:table-row table:style-name="ro1">
          <table:table-cell table:formula="of:=[.A132]+1" office:value-type="float" office:value="132" calcext:value-type="float">
            <text:p>132.00</text:p>
          </table:table-cell>
          <table:table-cell table:formula="of:=[.A133]/(180)*PI()" office:value-type="float" office:value="2.30383461263251" calcext:value-type="float">
            <text:p>2.30</text:p>
          </table:table-cell>
          <table:table-cell office:value-type="float" office:value="308" calcext:value-type="float">
            <text:p>308.00</text:p>
          </table:table-cell>
          <table:table-cell table:formula="of:=[.C133]*COS([.B133])" office:value-type="float" office:value="-206.092226758528" calcext:value-type="float">
            <text:p>-206.09</text:p>
          </table:table-cell>
          <table:table-cell table:formula="of:=[.C133]*SIN([.B133])" office:value-type="float" office:value="228.888606247037" calcext:value-type="float">
            <text:p>228.89</text:p>
          </table:table-cell>
          <table:table-cell table:formula="of:=0.093*[.D133]+23.12" office:value-type="float" office:value="3.95342291145688" calcext:value-type="float">
            <text:p>3.9534229115</text:p>
          </table:table-cell>
        </table:table-row>
        <table:table-row table:style-name="ro1">
          <table:table-cell table:formula="of:=[.A133]+1" office:value-type="float" office:value="133" calcext:value-type="float">
            <text:p>133.00</text:p>
          </table:table-cell>
          <table:table-cell table:formula="of:=[.A134]/(180)*PI()" office:value-type="float" office:value="2.32128790515246" calcext:value-type="float">
            <text:p>2.32</text:p>
          </table:table-cell>
          <table:table-cell office:value-type="float" office:value="303" calcext:value-type="float">
            <text:p>303.00</text:p>
          </table:table-cell>
          <table:table-cell table:formula="of:=[.C134]*COS([.B134])" office:value-type="float" office:value="-206.645503098937" calcext:value-type="float">
            <text:p>-206.65</text:p>
          </table:table-cell>
          <table:table-cell table:formula="of:=[.C134]*SIN([.B134])" office:value-type="float" office:value="221.600171590609" calcext:value-type="float">
            <text:p>221.60</text:p>
          </table:table-cell>
          <table:table-cell table:formula="of:=0.093*[.D134]+23.12" office:value-type="float" office:value="3.90196821179886" calcext:value-type="float">
            <text:p>3.9019682118</text:p>
          </table:table-cell>
        </table:table-row>
        <table:table-row table:style-name="ro1">
          <table:table-cell table:formula="of:=[.A134]+1" office:value-type="float" office:value="134" calcext:value-type="float">
            <text:p>134.00</text:p>
          </table:table-cell>
          <table:table-cell table:formula="of:=[.A135]/(180)*PI()" office:value-type="float" office:value="2.3387411976724" calcext:value-type="float">
            <text:p>2.34</text:p>
          </table:table-cell>
          <table:table-cell office:value-type="float" office:value="298" calcext:value-type="float">
            <text:p>298.00</text:p>
          </table:table-cell>
          <table:table-cell table:formula="of:=[.C135]*COS([.B135])" office:value-type="float" office:value="-207.008194396781" calcext:value-type="float">
            <text:p>-207.01</text:p>
          </table:table-cell>
          <table:table-cell table:formula="of:=[.C135]*SIN([.B135])" office:value-type="float" office:value="214.363260500918" calcext:value-type="float">
            <text:p>214.36</text:p>
          </table:table-cell>
          <table:table-cell table:formula="of:=0.093*[.D135]+23.12" office:value-type="float" office:value="3.86823792109935" calcext:value-type="float">
            <text:p>3.8682379211</text:p>
          </table:table-cell>
        </table:table-row>
        <table:table-row table:style-name="ro1">
          <table:table-cell table:formula="of:=[.A135]+1" office:value-type="float" office:value="135" calcext:value-type="float">
            <text:p>135.00</text:p>
          </table:table-cell>
          <table:table-cell table:formula="of:=[.A136]/(180)*PI()" office:value-type="float" office:value="2.35619449019234" calcext:value-type="float">
            <text:p>2.36</text:p>
          </table:table-cell>
          <table:table-cell office:value-type="float" office:value="293" calcext:value-type="float">
            <text:p>293.00</text:p>
          </table:table-cell>
          <table:table-cell table:formula="of:=[.C136]*COS([.B136])" office:value-type="float" office:value="-207.182286887658" calcext:value-type="float">
            <text:p>-207.18</text:p>
          </table:table-cell>
          <table:table-cell table:formula="of:=[.C136]*SIN([.B136])" office:value-type="float" office:value="207.182286887658" calcext:value-type="float">
            <text:p>207.18</text:p>
          </table:table-cell>
          <table:table-cell table:formula="of:=0.093*[.D136]+23.12" office:value-type="float" office:value="3.85204731944777" calcext:value-type="float">
            <text:p>3.8520473194</text:p>
          </table:table-cell>
        </table:table-row>
        <table:table-row table:style-name="ro1">
          <table:table-cell table:formula="of:=[.A136]+1" office:value-type="float" office:value="136" calcext:value-type="float">
            <text:p>136.00</text:p>
          </table:table-cell>
          <table:table-cell table:formula="of:=[.A137]/(180)*PI()" office:value-type="float" office:value="2.37364778271229" calcext:value-type="float">
            <text:p>2.37</text:p>
          </table:table-cell>
          <table:table-cell office:value-type="float" office:value="289" calcext:value-type="float">
            <text:p>289.00</text:p>
          </table:table-cell>
          <table:table-cell table:formula="of:=[.C137]*COS([.B137])" office:value-type="float" office:value="-207.88920229787" calcext:value-type="float">
            <text:p>-207.89</text:p>
          </table:table-cell>
          <table:table-cell table:formula="of:=[.C137]*SIN([.B137])" office:value-type="float" office:value="200.75626906265" calcext:value-type="float">
            <text:p>200.76</text:p>
          </table:table-cell>
          <table:table-cell table:formula="of:=0.093*[.D137]+23.12" office:value-type="float" office:value="3.78630418629808" calcext:value-type="float">
            <text:p>3.7863041863</text:p>
          </table:table-cell>
        </table:table-row>
        <table:table-row table:style-name="ro1">
          <table:table-cell table:formula="of:=[.A137]+1" office:value-type="float" office:value="137" calcext:value-type="float">
            <text:p>137.00</text:p>
          </table:table-cell>
          <table:table-cell table:formula="of:=[.A138]/(180)*PI()" office:value-type="float" office:value="2.39110107523223" calcext:value-type="float">
            <text:p>2.39</text:p>
          </table:table-cell>
          <table:table-cell office:value-type="float" office:value="285" calcext:value-type="float">
            <text:p>285.00</text:p>
          </table:table-cell>
          <table:table-cell table:formula="of:=[.C138]*COS([.B138])" office:value-type="float" office:value="-208.435804961464" calcext:value-type="float">
            <text:p>-208.44</text:p>
          </table:table-cell>
          <table:table-cell table:formula="of:=[.C138]*SIN([.B138])" office:value-type="float" office:value="194.369532617812" calcext:value-type="float">
            <text:p>194.37</text:p>
          </table:table-cell>
          <table:table-cell table:formula="of:=0.093*[.D138]+23.12" office:value-type="float" office:value="3.73547013858389" calcext:value-type="float">
            <text:p>3.7354701386</text:p>
          </table:table-cell>
        </table:table-row>
        <table:table-row table:style-name="ro1">
          <table:table-cell table:formula="of:=[.A138]+1" office:value-type="float" office:value="138" calcext:value-type="float">
            <text:p>138.00</text:p>
          </table:table-cell>
          <table:table-cell table:formula="of:=[.A139]/(180)*PI()" office:value-type="float" office:value="2.40855436775217" calcext:value-type="float">
            <text:p>2.41</text:p>
          </table:table-cell>
          <table:table-cell office:value-type="float" office:value="280" calcext:value-type="float">
            <text:p>280.00</text:p>
          </table:table-cell>
          <table:table-cell table:formula="of:=[.C139]*COS([.B139])" office:value-type="float" office:value="-208.08055113367" calcext:value-type="float">
            <text:p>-208.08</text:p>
          </table:table-cell>
          <table:table-cell table:formula="of:=[.C139]*SIN([.B139])" office:value-type="float" office:value="187.35656978048" calcext:value-type="float">
            <text:p>187.36</text:p>
          </table:table-cell>
          <table:table-cell table:formula="of:=0.093*[.D139]+23.12" office:value-type="float" office:value="3.76850874456865" calcext:value-type="float">
            <text:p>3.7685087446</text:p>
          </table:table-cell>
        </table:table-row>
        <table:table-row table:style-name="ro1">
          <table:table-cell table:formula="of:=[.A139]+1" office:value-type="float" office:value="139" calcext:value-type="float">
            <text:p>139.00</text:p>
          </table:table-cell>
          <table:table-cell table:formula="of:=[.A140]/(180)*PI()" office:value-type="float" office:value="2.42600766027212" calcext:value-type="float">
            <text:p>2.43</text:p>
          </table:table-cell>
          <table:table-cell office:value-type="float" office:value="276" calcext:value-type="float">
            <text:p>276.00</text:p>
          </table:table-cell>
          <table:table-cell table:formula="of:=[.C140]*COS([.B140])" office:value-type="float" office:value="-208.299844141485" calcext:value-type="float">
            <text:p>-208.30</text:p>
          </table:table-cell>
          <table:table-cell table:formula="of:=[.C140]*SIN([.B140])" office:value-type="float" office:value="181.07229200138" calcext:value-type="float">
            <text:p>181.07</text:p>
          </table:table-cell>
          <table:table-cell table:formula="of:=0.093*[.D140]+23.12" office:value-type="float" office:value="3.74811449484189" calcext:value-type="float">
            <text:p>3.7481144948</text:p>
          </table:table-cell>
        </table:table-row>
        <table:table-row table:style-name="ro1">
          <table:table-cell table:formula="of:=[.A140]+1" office:value-type="float" office:value="140" calcext:value-type="float">
            <text:p>140.00</text:p>
          </table:table-cell>
          <table:table-cell table:formula="of:=[.A141]/(180)*PI()" office:value-type="float" office:value="2.44346095279206" calcext:value-type="float">
            <text:p>2.44</text:p>
          </table:table-cell>
          <table:table-cell office:value-type="float" office:value="273" calcext:value-type="float">
            <text:p>273.00</text:p>
          </table:table-cell>
          <table:table-cell table:formula="of:=[.C141]*COS([.B141])" office:value-type="float" office:value="-209.130132971481" calcext:value-type="float">
            <text:p>-209.13</text:p>
          </table:table-cell>
          <table:table-cell table:formula="of:=[.C141]*SIN([.B141])" office:value-type="float" office:value="175.481017444425" calcext:value-type="float">
            <text:p>175.48</text:p>
          </table:table-cell>
          <table:table-cell table:formula="of:=0.093*[.D141]+23.12" office:value-type="float" office:value="3.67089763365227" calcext:value-type="float">
            <text:p>3.6708976337</text:p>
          </table:table-cell>
        </table:table-row>
        <table:table-row table:style-name="ro1">
          <table:table-cell table:formula="of:=[.A141]+1" office:value-type="float" office:value="141" calcext:value-type="float">
            <text:p>141.00</text:p>
          </table:table-cell>
          <table:table-cell table:formula="of:=[.A142]/(180)*PI()" office:value-type="float" office:value="2.460914245312" calcext:value-type="float">
            <text:p>2.46</text:p>
          </table:table-cell>
          <table:table-cell office:value-type="float" office:value="269" calcext:value-type="float">
            <text:p>269.00</text:p>
          </table:table-cell>
          <table:table-cell table:formula="of:=[.C142]*COS([.B142])" office:value-type="float" office:value="-209.052263631925" calcext:value-type="float">
            <text:p>-209.05</text:p>
          </table:table-cell>
          <table:table-cell table:formula="of:=[.C142]*SIN([.B142])" office:value-type="float" office:value="169.287185192406" calcext:value-type="float">
            <text:p>169.29</text:p>
          </table:table-cell>
          <table:table-cell table:formula="of:=0.093*[.D142]+23.12" office:value-type="float" office:value="3.67813948223096" calcext:value-type="float">
            <text:p>3.6781394822</text:p>
          </table:table-cell>
        </table:table-row>
        <table:table-row table:style-name="ro1">
          <table:table-cell table:formula="of:=[.A142]+1" office:value-type="float" office:value="142" calcext:value-type="float">
            <text:p>142.00</text:p>
          </table:table-cell>
          <table:table-cell table:formula="of:=[.A143]/(180)*PI()" office:value-type="float" office:value="2.47836753783195" calcext:value-type="float">
            <text:p>2.48</text:p>
          </table:table-cell>
          <table:table-cell office:value-type="float" office:value="265" calcext:value-type="float">
            <text:p>265.00</text:p>
          </table:table-cell>
          <table:table-cell table:formula="of:=[.C143]*COS([.B143])" office:value-type="float" office:value="-208.822849705781" calcext:value-type="float">
            <text:p>-208.82</text:p>
          </table:table-cell>
          <table:table-cell table:formula="of:=[.C143]*SIN([.B143])" office:value-type="float" office:value="163.150290961299" calcext:value-type="float">
            <text:p>163.15</text:p>
          </table:table-cell>
          <table:table-cell table:formula="of:=0.093*[.D143]+23.12" office:value-type="float" office:value="3.69947497736234" calcext:value-type="float">
            <text:p>3.6994749774</text:p>
          </table:table-cell>
        </table:table-row>
        <table:table-row table:style-name="ro1">
          <table:table-cell table:formula="of:=[.A143]+1" office:value-type="float" office:value="143" calcext:value-type="float">
            <text:p>143.00</text:p>
          </table:table-cell>
          <table:table-cell table:formula="of:=[.A144]/(180)*PI()" office:value-type="float" office:value="2.49582083035189" calcext:value-type="float">
            <text:p>2.50</text:p>
          </table:table-cell>
          <table:table-cell office:value-type="float" office:value="262" calcext:value-type="float">
            <text:p>262.00</text:p>
          </table:table-cell>
          <table:table-cell table:formula="of:=[.C144]*COS([.B144])" office:value-type="float" office:value="-209.242503632391" calcext:value-type="float">
            <text:p>-209.24</text:p>
          </table:table-cell>
          <table:table-cell table:formula="of:=[.C144]*SIN([.B144])" office:value-type="float" office:value="157.675536065837" calcext:value-type="float">
            <text:p>157.68</text:p>
          </table:table-cell>
          <table:table-cell table:formula="of:=0.093*[.D144]+23.12" office:value-type="float" office:value="3.66044716218767" calcext:value-type="float">
            <text:p>3.6604471622</text:p>
          </table:table-cell>
        </table:table-row>
        <table:table-row table:style-name="ro1">
          <table:table-cell table:formula="of:=[.A144]+1" office:value-type="float" office:value="144" calcext:value-type="float">
            <text:p>144.00</text:p>
          </table:table-cell>
          <table:table-cell table:formula="of:=[.A145]/(180)*PI()" office:value-type="float" office:value="2.51327412287183" calcext:value-type="float">
            <text:p>2.51</text:p>
          </table:table-cell>
          <table:table-cell office:value-type="float" office:value="259" calcext:value-type="float">
            <text:p>259.00</text:p>
          </table:table-cell>
          <table:table-cell table:formula="of:=[.C145]*COS([.B145])" office:value-type="float" office:value="-209.535401543111" calcext:value-type="float">
            <text:p>-209.54</text:p>
          </table:table-cell>
          <table:table-cell table:formula="of:=[.C145]*SIN([.B145])" office:value-type="float" office:value="152.236380343751" calcext:value-type="float">
            <text:p>152.24</text:p>
          </table:table-cell>
          <table:table-cell table:formula="of:=0.093*[.D145]+23.12" office:value-type="float" office:value="3.63320765649064" calcext:value-type="float">
            <text:p>3.6332076565</text:p>
          </table:table-cell>
        </table:table-row>
        <table:table-row table:style-name="ro1">
          <table:table-cell table:formula="of:=[.A145]+1" office:value-type="float" office:value="145" calcext:value-type="float">
            <text:p>145.00</text:p>
          </table:table-cell>
          <table:table-cell table:formula="of:=[.A146]/(180)*PI()" office:value-type="float" office:value="2.53072741539178" calcext:value-type="float">
            <text:p>2.53</text:p>
          </table:table-cell>
          <table:table-cell office:value-type="float" office:value="256" calcext:value-type="float">
            <text:p>256.00</text:p>
          </table:table-cell>
          <table:table-cell table:formula="of:=[.C146]*COS([.B146])" office:value-type="float" office:value="-209.702923337982" calcext:value-type="float">
            <text:p>-209.70</text:p>
          </table:table-cell>
          <table:table-cell table:formula="of:=[.C146]*SIN([.B146])" office:value-type="float" office:value="146.835567705868" calcext:value-type="float">
            <text:p>146.84</text:p>
          </table:table-cell>
          <table:table-cell table:formula="of:=0.093*[.D146]+23.12" office:value-type="float" office:value="3.61762812956768" calcext:value-type="float">
            <text:p>3.6176281296</text:p>
          </table:table-cell>
        </table:table-row>
        <table:table-row table:style-name="ro1">
          <table:table-cell table:formula="of:=[.A146]+1" office:value-type="float" office:value="146" calcext:value-type="float">
            <text:p>146.00</text:p>
          </table:table-cell>
          <table:table-cell table:formula="of:=[.A147]/(180)*PI()" office:value-type="float" office:value="2.54818070791172" calcext:value-type="float">
            <text:p>2.55</text:p>
          </table:table-cell>
          <table:table-cell office:value-type="float" office:value="253" calcext:value-type="float">
            <text:p>253.00</text:p>
          </table:table-cell>
          <table:table-cell table:formula="of:=[.C147]*COS([.B147])" office:value-type="float" office:value="-209.746505856426" calcext:value-type="float">
            <text:p>-209.75</text:p>
          </table:table-cell>
          <table:table-cell table:formula="of:=[.C147]*SIN([.B147])" office:value-type="float" office:value="141.475804578099" calcext:value-type="float">
            <text:p>141.48</text:p>
          </table:table-cell>
          <table:table-cell table:formula="of:=0.093*[.D147]+23.12" office:value-type="float" office:value="3.61357495535243" calcext:value-type="float">
            <text:p>3.6135749554</text:p>
          </table:table-cell>
        </table:table-row>
        <table:table-row table:style-name="ro1">
          <table:table-cell table:formula="of:=[.A147]+1" office:value-type="float" office:value="147" calcext:value-type="float">
            <text:p>147.00</text:p>
          </table:table-cell>
          <table:table-cell table:formula="of:=[.A148]/(180)*PI()" office:value-type="float" office:value="2.56563400043166" calcext:value-type="float">
            <text:p>2.57</text:p>
          </table:table-cell>
          <table:table-cell office:value-type="float" office:value="250" calcext:value-type="float">
            <text:p>250.00</text:p>
          </table:table-cell>
          <table:table-cell table:formula="of:=[.C148]*COS([.B148])" office:value-type="float" office:value="-209.667641986356" calcext:value-type="float">
            <text:p>-209.67</text:p>
          </table:table-cell>
          <table:table-cell table:formula="of:=[.C148]*SIN([.B148])" office:value-type="float" office:value="136.159758753757" calcext:value-type="float">
            <text:p>136.16</text:p>
          </table:table-cell>
          <table:table-cell table:formula="of:=0.093*[.D148]+23.12" office:value-type="float" office:value="3.62090929526889" calcext:value-type="float">
            <text:p>3.6209092953</text:p>
          </table:table-cell>
        </table:table-row>
        <table:table-row table:style-name="ro1">
          <table:table-cell table:formula="of:=[.A148]+1" office:value-type="float" office:value="148" calcext:value-type="float">
            <text:p>148.00</text:p>
          </table:table-cell>
          <table:table-cell table:formula="of:=[.A149]/(180)*PI()" office:value-type="float" office:value="2.58308729295161" calcext:value-type="float">
            <text:p>2.58</text:p>
          </table:table-cell>
          <table:table-cell office:value-type="float" office:value="248" calcext:value-type="float">
            <text:p>248.00</text:p>
          </table:table-cell>
          <table:table-cell table:formula="of:=[.C149]*COS([.B149])" office:value-type="float" office:value="-210.315927846794" calcext:value-type="float">
            <text:p>-210.32</text:p>
          </table:table-cell>
          <table:table-cell table:formula="of:=[.C149]*SIN([.B149])" office:value-type="float" office:value="131.419977529835" calcext:value-type="float">
            <text:p>131.42</text:p>
          </table:table-cell>
          <table:table-cell table:formula="of:=0.093*[.D149]+23.12" office:value-type="float" office:value="3.56061871024819" calcext:value-type="float">
            <text:p>3.5606187102</text:p>
          </table:table-cell>
        </table:table-row>
        <table:table-row table:style-name="ro1">
          <table:table-cell table:formula="of:=[.A149]+1" office:value-type="float" office:value="149" calcext:value-type="float">
            <text:p>149.00</text:p>
          </table:table-cell>
          <table:table-cell table:formula="of:=[.A150]/(180)*PI()" office:value-type="float" office:value="2.60054058547155" calcext:value-type="float">
            <text:p>2.60</text:p>
          </table:table-cell>
          <table:table-cell office:value-type="float" office:value="245" calcext:value-type="float">
            <text:p>245.00</text:p>
          </table:table-cell>
          <table:table-cell table:formula="of:=[.C150]*COS([.B150])" office:value-type="float" office:value="-210.005988672017" calcext:value-type="float">
            <text:p>-210.01</text:p>
          </table:table-cell>
          <table:table-cell table:formula="of:=[.C150]*SIN([.B150])" office:value-type="float" office:value="126.184328352963" calcext:value-type="float">
            <text:p>126.18</text:p>
          </table:table-cell>
          <table:table-cell table:formula="of:=0.093*[.D150]+23.12" office:value-type="float" office:value="3.58944305350237" calcext:value-type="float">
            <text:p>3.5894430535</text:p>
          </table:table-cell>
        </table:table-row>
        <table:table-row table:style-name="ro1">
          <table:table-cell table:formula="of:=[.A150]+1" office:value-type="float" office:value="150" calcext:value-type="float">
            <text:p>150.00</text:p>
          </table:table-cell>
          <table:table-cell table:formula="of:=[.A151]/(180)*PI()" office:value-type="float" office:value="2.61799387799149" calcext:value-type="float">
            <text:p>2.62</text:p>
          </table:table-cell>
          <table:table-cell office:value-type="float" office:value="243" calcext:value-type="float">
            <text:p>243.00</text:p>
          </table:table-cell>
          <table:table-cell table:formula="of:=[.C151]*COS([.B151])" office:value-type="float" office:value="-210.444173119619" calcext:value-type="float">
            <text:p>-210.44</text:p>
          </table:table-cell>
          <table:table-cell table:formula="of:=[.C151]*SIN([.B151])" office:value-type="float" office:value="121.5" calcext:value-type="float">
            <text:p>121.50</text:p>
          </table:table-cell>
          <table:table-cell table:formula="of:=0.093*[.D151]+23.12" office:value-type="float" office:value="3.54869189987547" calcext:value-type="float">
            <text:p>3.5486918999</text:p>
          </table:table-cell>
        </table:table-row>
        <table:table-row table:style-name="ro1">
          <table:table-cell table:formula="of:=[.A151]+1" office:value-type="float" office:value="151" calcext:value-type="float">
            <text:p>151.00</text:p>
          </table:table-cell>
          <table:table-cell table:formula="of:=[.A152]/(180)*PI()" office:value-type="float" office:value="2.63544717051144" calcext:value-type="float">
            <text:p>2.64</text:p>
          </table:table-cell>
          <table:table-cell office:value-type="float" office:value="240" calcext:value-type="float">
            <text:p>240.00</text:p>
          </table:table-cell>
          <table:table-cell table:formula="of:=[.C152]*COS([.B152])" office:value-type="float" office:value="-209.908729713455" calcext:value-type="float">
            <text:p>-209.91</text:p>
          </table:table-cell>
          <table:table-cell table:formula="of:=[.C152]*SIN([.B152])" office:value-type="float" office:value="116.354308859121" calcext:value-type="float">
            <text:p>116.35</text:p>
          </table:table-cell>
          <table:table-cell table:formula="of:=0.093*[.D152]+23.12" office:value-type="float" office:value="3.59848813664869" calcext:value-type="float">
            <text:p>3.5984881366</text:p>
          </table:table-cell>
        </table:table-row>
        <table:table-row table:style-name="ro1">
          <table:table-cell table:formula="of:=[.A152]+1" office:value-type="float" office:value="152" calcext:value-type="float">
            <text:p>152.00</text:p>
          </table:table-cell>
          <table:table-cell table:formula="of:=[.A153]/(180)*PI()" office:value-type="float" office:value="2.65290046303138" calcext:value-type="float">
            <text:p>2.65</text:p>
          </table:table-cell>
          <table:table-cell office:value-type="float" office:value="238" calcext:value-type="float">
            <text:p>238.00</text:p>
          </table:table-cell>
          <table:table-cell table:formula="of:=[.C153]*COS([.B153])" office:value-type="float" office:value="-210.141527100425" calcext:value-type="float">
            <text:p>-210.14</text:p>
          </table:table-cell>
          <table:table-cell table:formula="of:=[.C153]*SIN([.B153])" office:value-type="float" office:value="111.734231943042" calcext:value-type="float">
            <text:p>111.73</text:p>
          </table:table-cell>
          <table:table-cell table:formula="of:=0.093*[.D153]+23.12" office:value-type="float" office:value="3.57683797966051" calcext:value-type="float">
            <text:p>3.5768379797</text:p>
          </table:table-cell>
        </table:table-row>
        <table:table-row table:style-name="ro1">
          <table:table-cell table:formula="of:=[.A153]+1" office:value-type="float" office:value="153" calcext:value-type="float">
            <text:p>153.00</text:p>
          </table:table-cell>
          <table:table-cell table:formula="of:=[.A154]/(180)*PI()" office:value-type="float" office:value="2.67035375555132" calcext:value-type="float">
            <text:p>2.67</text:p>
          </table:table-cell>
          <table:table-cell office:value-type="float" office:value="236" calcext:value-type="float">
            <text:p>236.00</text:p>
          </table:table-cell>
          <table:table-cell table:formula="of:=[.C154]*COS([.B154])" office:value-type="float" office:value="-210.277539708455" calcext:value-type="float">
            <text:p>-210.28</text:p>
          </table:table-cell>
          <table:table-cell table:formula="of:=[.C154]*SIN([.B154])" office:value-type="float" office:value="107.141757938533" calcext:value-type="float">
            <text:p>107.14</text:p>
          </table:table-cell>
          <table:table-cell table:formula="of:=0.093*[.D154]+23.12" office:value-type="float" office:value="3.56418880711371" calcext:value-type="float">
            <text:p>3.5641888071</text:p>
          </table:table-cell>
        </table:table-row>
        <table:table-row table:style-name="ro1">
          <table:table-cell table:formula="of:=[.A154]+1" office:value-type="float" office:value="154" calcext:value-type="float">
            <text:p>154.00</text:p>
          </table:table-cell>
          <table:table-cell table:formula="of:=[.A155]/(180)*PI()" office:value-type="float" office:value="2.68780704807127" calcext:value-type="float">
            <text:p>2.69</text:p>
          </table:table-cell>
          <table:table-cell office:value-type="float" office:value="234" calcext:value-type="float">
            <text:p>234.00</text:p>
          </table:table-cell>
          <table:table-cell table:formula="of:=[.C155]*COS([.B155])" office:value-type="float" office:value="-210.317806834005" calcext:value-type="float">
            <text:p>-210.32</text:p>
          </table:table-cell>
          <table:table-cell table:formula="of:=[.C155]*SIN([.B155])" office:value-type="float" office:value="102.578848348644" calcext:value-type="float">
            <text:p>102.58</text:p>
          </table:table-cell>
          <table:table-cell table:formula="of:=0.093*[.D155]+23.12" office:value-type="float" office:value="3.56044396443753" calcext:value-type="float">
            <text:p>3.5604439644</text:p>
          </table:table-cell>
        </table:table-row>
        <table:table-row table:style-name="ro1">
          <table:table-cell table:formula="of:=[.A155]+1" office:value-type="float" office:value="155" calcext:value-type="float">
            <text:p>155.00</text:p>
          </table:table-cell>
          <table:table-cell table:formula="of:=[.A156]/(180)*PI()" office:value-type="float" office:value="2.70526034059121" calcext:value-type="float">
            <text:p>2.71</text:p>
          </table:table-cell>
          <table:table-cell office:value-type="float" office:value="232" calcext:value-type="float">
            <text:p>232.00</text:p>
          </table:table-cell>
          <table:table-cell table:formula="of:=[.C156]*COS([.B156])" office:value-type="float" office:value="-210.263406592503" calcext:value-type="float">
            <text:p>-210.26</text:p>
          </table:table-cell>
          <table:table-cell table:formula="of:=[.C156]*SIN([.B156])" office:value-type="float" office:value="98.0474367238423" calcext:value-type="float">
            <text:p>98.05</text:p>
          </table:table-cell>
          <table:table-cell table:formula="of:=0.093*[.D156]+23.12" office:value-type="float" office:value="3.56550318689724" calcext:value-type="float">
            <text:p>3.5655031869</text:p>
          </table:table-cell>
        </table:table-row>
        <table:table-row table:style-name="ro1">
          <table:table-cell table:formula="of:=[.A156]+1" office:value-type="float" office:value="156" calcext:value-type="float">
            <text:p>156.00</text:p>
          </table:table-cell>
          <table:table-cell table:formula="of:=[.A157]/(180)*PI()" office:value-type="float" office:value="2.72271363311115" calcext:value-type="float">
            <text:p>2.72</text:p>
          </table:table-cell>
          <table:table-cell office:value-type="float" office:value="230" calcext:value-type="float">
            <text:p>230.00</text:p>
          </table:table-cell>
          <table:table-cell table:formula="of:=[.C157]*COS([.B157])" office:value-type="float" office:value="-210.115455257798" calcext:value-type="float">
            <text:p>-210.12</text:p>
          </table:table-cell>
          <table:table-cell table:formula="of:=[.C157]*SIN([.B157])" office:value-type="float" office:value="93.549427907434" calcext:value-type="float">
            <text:p>93.55</text:p>
          </table:table-cell>
          <table:table-cell table:formula="of:=0.093*[.D157]+23.12" office:value-type="float" office:value="3.57926266102477" calcext:value-type="float">
            <text:p>3.579262661</text:p>
          </table:table-cell>
        </table:table-row>
        <table:table-row table:style-name="ro1">
          <table:table-cell table:formula="of:=[.A157]+1" office:value-type="float" office:value="157" calcext:value-type="float">
            <text:p>157.00</text:p>
          </table:table-cell>
          <table:table-cell table:formula="of:=[.A158]/(180)*PI()" office:value-type="float" office:value="2.7401669256311" calcext:value-type="float">
            <text:p>2.74</text:p>
          </table:table-cell>
          <table:table-cell office:value-type="float" office:value="228" calcext:value-type="float">
            <text:p>228.00</text:p>
          </table:table-cell>
          <table:table-cell table:formula="of:=[.C158]*COS([.B158])" office:value-type="float" office:value="-209.875106587156" calcext:value-type="float">
            <text:p>-209.88</text:p>
          </table:table-cell>
          <table:table-cell table:formula="of:=[.C158]*SIN([.B158])" office:value-type="float" office:value="89.0866972955544" calcext:value-type="float">
            <text:p>89.09</text:p>
          </table:table-cell>
          <table:table-cell table:formula="of:=0.093*[.D158]+23.12" office:value-type="float" office:value="3.60161508739446" calcext:value-type="float">
            <text:p>3.6016150874</text:p>
          </table:table-cell>
        </table:table-row>
        <table:table-row table:style-name="ro1">
          <table:table-cell table:formula="of:=[.A158]+1" office:value-type="float" office:value="158" calcext:value-type="float">
            <text:p>158.00</text:p>
          </table:table-cell>
          <table:table-cell table:formula="of:=[.A159]/(180)*PI()" office:value-type="float" office:value="2.75762021815104" calcext:value-type="float">
            <text:p>2.76</text:p>
          </table:table-cell>
          <table:table-cell office:value-type="float" office:value="227" calcext:value-type="float">
            <text:p>227.00</text:p>
          </table:table-cell>
          <table:table-cell table:formula="of:=[.C159]*COS([.B159])" office:value-type="float" office:value="-210.470734986661" calcext:value-type="float">
            <text:p>-210.47</text:p>
          </table:table-cell>
          <table:table-cell table:formula="of:=[.C159]*SIN([.B159])" office:value-type="float" office:value="85.0356967054121" calcext:value-type="float">
            <text:p>85.04</text:p>
          </table:table-cell>
          <table:table-cell table:formula="of:=0.093*[.D159]+23.12" office:value-type="float" office:value="3.54622164624055" calcext:value-type="float">
            <text:p>3.5462216462</text:p>
          </table:table-cell>
        </table:table-row>
        <table:table-row table:style-name="ro1">
          <table:table-cell table:formula="of:=[.A159]+1" office:value-type="float" office:value="159" calcext:value-type="float">
            <text:p>159.00</text:p>
          </table:table-cell>
          <table:table-cell table:formula="of:=[.A160]/(180)*PI()" office:value-type="float" office:value="2.77507351067098" calcext:value-type="float">
            <text:p>2.78</text:p>
          </table:table-cell>
          <table:table-cell office:value-type="float" office:value="225" calcext:value-type="float">
            <text:p>225.00</text:p>
          </table:table-cell>
          <table:table-cell table:formula="of:=[.C160]*COS([.B160])" office:value-type="float" office:value="-210.05559596187" calcext:value-type="float">
            <text:p>-210.06</text:p>
          </table:table-cell>
          <table:table-cell table:formula="of:=[.C160]*SIN([.B160])" office:value-type="float" office:value="80.6327886476926" calcext:value-type="float">
            <text:p>80.63</text:p>
          </table:table-cell>
          <table:table-cell table:formula="of:=0.093*[.D160]+23.12" office:value-type="float" office:value="3.58482957554606" calcext:value-type="float">
            <text:p>3.5848295755</text:p>
          </table:table-cell>
        </table:table-row>
        <table:table-row table:style-name="ro1">
          <table:table-cell table:formula="of:=[.A160]+1" office:value-type="float" office:value="160" calcext:value-type="float">
            <text:p>160.00</text:p>
          </table:table-cell>
          <table:table-cell table:formula="of:=[.A161]/(180)*PI()" office:value-type="float" office:value="2.79252680319093" calcext:value-type="float">
            <text:p>2.79</text:p>
          </table:table-cell>
          <table:table-cell office:value-type="float" office:value="224" calcext:value-type="float">
            <text:p>224.00</text:p>
          </table:table-cell>
          <table:table-cell table:formula="of:=[.C161]*COS([.B161])" office:value-type="float" office:value="-210.491147056043" calcext:value-type="float">
            <text:p>-210.49</text:p>
          </table:table-cell>
          <table:table-cell table:formula="of:=[.C161]*SIN([.B161])" office:value-type="float" office:value="76.6125121049498" calcext:value-type="float">
            <text:p>76.61</text:p>
          </table:table-cell>
          <table:table-cell table:formula="of:=0.093*[.D161]+23.12" office:value-type="float" office:value="3.54432332378796" calcext:value-type="float">
            <text:p>3.5443233238</text:p>
          </table:table-cell>
        </table:table-row>
        <table:table-row table:style-name="ro1">
          <table:table-cell table:formula="of:=[.A161]+1" office:value-type="float" office:value="161" calcext:value-type="float">
            <text:p>161.00</text:p>
          </table:table-cell>
          <table:table-cell table:formula="of:=[.A162]/(180)*PI()" office:value-type="float" office:value="2.80998009571087" calcext:value-type="float">
            <text:p>2.81</text:p>
          </table:table-cell>
          <table:table-cell office:value-type="float" office:value="222" calcext:value-type="float">
            <text:p>222.00</text:p>
          </table:table-cell>
          <table:table-cell table:formula="of:=[.C162]*COS([.B162])" office:value-type="float" office:value="-209.905123783048" calcext:value-type="float">
            <text:p>-209.91</text:p>
          </table:table-cell>
          <table:table-cell table:formula="of:=[.C162]*SIN([.B162])" office:value-type="float" office:value="72.2761302894888" calcext:value-type="float">
            <text:p>72.28</text:p>
          </table:table-cell>
          <table:table-cell table:formula="of:=0.093*[.D162]+23.12" office:value-type="float" office:value="3.59882348817651" calcext:value-type="float">
            <text:p>3.5988234882</text:p>
          </table:table-cell>
        </table:table-row>
        <table:table-row table:style-name="ro1">
          <table:table-cell table:formula="of:=[.A162]+1" office:value-type="float" office:value="162" calcext:value-type="float">
            <text:p>162.00</text:p>
          </table:table-cell>
          <table:table-cell table:formula="of:=[.A163]/(180)*PI()" office:value-type="float" office:value="2.82743338823081" calcext:value-type="float">
            <text:p>2.83</text:p>
          </table:table-cell>
          <table:table-cell office:value-type="float" office:value="221" calcext:value-type="float">
            <text:p>221.00</text:p>
          </table:table-cell>
          <table:table-cell table:formula="of:=[.C163]*COS([.B163])" office:value-type="float" office:value="-210.183490101229" calcext:value-type="float">
            <text:p>-210.18</text:p>
          </table:table-cell>
          <table:table-cell table:formula="of:=[.C163]*SIN([.B163])" office:value-type="float" office:value="68.2927557568634" calcext:value-type="float">
            <text:p>68.29</text:p>
          </table:table-cell>
          <table:table-cell table:formula="of:=0.093*[.D163]+23.12" office:value-type="float" office:value="3.57293542058571" calcext:value-type="float">
            <text:p>3.5729354206</text:p>
          </table:table-cell>
        </table:table-row>
        <table:table-row table:style-name="ro1">
          <table:table-cell table:formula="of:=[.A163]+1" office:value-type="float" office:value="163" calcext:value-type="float">
            <text:p>163.00</text:p>
          </table:table-cell>
          <table:table-cell table:formula="of:=[.A164]/(180)*PI()" office:value-type="float" office:value="2.84488668075076" calcext:value-type="float">
            <text:p>2.84</text:p>
          </table:table-cell>
          <table:table-cell office:value-type="float" office:value="220" calcext:value-type="float">
            <text:p>220.00</text:p>
          </table:table-cell>
          <table:table-cell table:formula="of:=[.C164]*COS([.B164])" office:value-type="float" office:value="-210.387046311868" calcext:value-type="float">
            <text:p>-210.39</text:p>
          </table:table-cell>
          <table:table-cell table:formula="of:=[.C164]*SIN([.B164])" office:value-type="float" office:value="64.3217750390022" calcext:value-type="float">
            <text:p>64.32</text:p>
          </table:table-cell>
          <table:table-cell table:formula="of:=0.093*[.D164]+23.12" office:value-type="float" office:value="3.55400469299629" calcext:value-type="float">
            <text:p>3.554004693</text:p>
          </table:table-cell>
        </table:table-row>
        <table:table-row table:style-name="ro1">
          <table:table-cell table:formula="of:=[.A164]+1" office:value-type="float" office:value="164" calcext:value-type="float">
            <text:p>164.00</text:p>
          </table:table-cell>
          <table:table-cell table:formula="of:=[.A165]/(180)*PI()" office:value-type="float" office:value="2.8623399732707" calcext:value-type="float">
            <text:p>2.86</text:p>
          </table:table-cell>
          <table:table-cell office:value-type="float" office:value="219" calcext:value-type="float">
            <text:p>219.00</text:p>
          </table:table-cell>
          <table:table-cell table:formula="of:=[.C165]*COS([.B165])" office:value-type="float" office:value="-210.516311410492" calcext:value-type="float">
            <text:p>-210.52</text:p>
          </table:table-cell>
          <table:table-cell table:formula="of:=[.C165]*SIN([.B165])" office:value-type="float" office:value="60.3645809239228" calcext:value-type="float">
            <text:p>60.36</text:p>
          </table:table-cell>
          <table:table-cell table:formula="of:=0.093*[.D165]+23.12" office:value-type="float" office:value="3.54198303882426" calcext:value-type="float">
            <text:p>3.5419830388</text:p>
          </table:table-cell>
        </table:table-row>
        <table:table-row table:style-name="ro1">
          <table:table-cell table:formula="of:=[.A165]+1" office:value-type="float" office:value="165" calcext:value-type="float">
            <text:p>165.00</text:p>
          </table:table-cell>
          <table:table-cell table:formula="of:=[.A166]/(180)*PI()" office:value-type="float" office:value="2.87979326579064" calcext:value-type="float">
            <text:p>2.88</text:p>
          </table:table-cell>
          <table:table-cell office:value-type="float" office:value="218" calcext:value-type="float">
            <text:p>218.00</text:p>
          </table:table-cell>
          <table:table-cell table:formula="of:=[.C166]*COS([.B166])" office:value-type="float" office:value="-210.571830131017" calcext:value-type="float">
            <text:p>-210.57</text:p>
          </table:table-cell>
          <table:table-cell table:formula="of:=[.C166]*SIN([.B166])" office:value-type="float" office:value="56.4225518323496" calcext:value-type="float">
            <text:p>56.42</text:p>
          </table:table-cell>
          <table:table-cell table:formula="of:=0.093*[.D166]+23.12" office:value-type="float" office:value="3.53681979781543" calcext:value-type="float">
            <text:p>3.5368197978</text:p>
          </table:table-cell>
        </table:table-row>
        <table:table-row table:style-name="ro1">
          <table:table-cell table:formula="of:=[.A166]+1" office:value-type="float" office:value="166" calcext:value-type="float">
            <text:p>166.00</text:p>
          </table:table-cell>
          <table:table-cell table:formula="of:=[.A167]/(180)*PI()" office:value-type="float" office:value="2.89724655831059" calcext:value-type="float">
            <text:p>2.90</text:p>
          </table:table-cell>
          <table:table-cell office:value-type="float" office:value="217" calcext:value-type="float">
            <text:p>217.00</text:p>
          </table:table-cell>
          <table:table-cell table:formula="of:=[.C167]*COS([.B167])" office:value-type="float" office:value="-210.554172601891" calcext:value-type="float">
            <text:p>-210.55</text:p>
          </table:table-cell>
          <table:table-cell table:formula="of:=[.C167]*SIN([.B167])" office:value-type="float" office:value="52.4970513451279" calcext:value-type="float">
            <text:p>52.50</text:p>
          </table:table-cell>
          <table:table-cell table:formula="of:=0.093*[.D167]+23.12" office:value-type="float" office:value="3.53846194802412" calcext:value-type="float">
            <text:p>3.538461948</text:p>
          </table:table-cell>
        </table:table-row>
        <table:table-row table:style-name="ro1">
          <table:table-cell table:formula="of:=[.A167]+1" office:value-type="float" office:value="167" calcext:value-type="float">
            <text:p>167.00</text:p>
          </table:table-cell>
          <table:table-cell table:formula="of:=[.A168]/(180)*PI()" office:value-type="float" office:value="2.91469985083053" calcext:value-type="float">
            <text:p>2.91</text:p>
          </table:table-cell>
          <table:table-cell office:value-type="float" office:value="216" calcext:value-type="float">
            <text:p>216.00</text:p>
          </table:table-cell>
          <table:table-cell table:formula="of:=[.C168]*COS([.B168])" office:value-type="float" office:value="-210.463933993611" calcext:value-type="float">
            <text:p>-210.46</text:p>
          </table:table-cell>
          <table:table-cell table:formula="of:=[.C168]*SIN([.B168])" office:value-type="float" office:value="48.5894277382749" calcext:value-type="float">
            <text:p>48.59</text:p>
          </table:table-cell>
          <table:table-cell table:formula="of:=0.093*[.D168]+23.12" office:value-type="float" office:value="3.5468541385942" calcext:value-type="float">
            <text:p>3.5468541386</text:p>
          </table:table-cell>
        </table:table-row>
        <table:table-row table:style-name="ro1">
          <table:table-cell table:formula="of:=[.A168]+1" office:value-type="float" office:value="168" calcext:value-type="float">
            <text:p>168.00</text:p>
          </table:table-cell>
          <table:table-cell table:formula="of:=[.A169]/(180)*PI()" office:value-type="float" office:value="2.93215314335047" calcext:value-type="float">
            <text:p>2.93</text:p>
          </table:table-cell>
          <table:table-cell office:value-type="float" office:value="215" calcext:value-type="float">
            <text:p>215.00</text:p>
          </table:table-cell>
          <table:table-cell table:formula="of:=[.C169]*COS([.B169])" office:value-type="float" office:value="-210.301734157768" calcext:value-type="float">
            <text:p>-210.30</text:p>
          </table:table-cell>
          <table:table-cell table:formula="of:=[.C169]*SIN([.B169])" office:value-type="float" office:value="44.7010135258183" calcext:value-type="float">
            <text:p>44.70</text:p>
          </table:table-cell>
          <table:table-cell table:formula="of:=0.093*[.D169]+23.12" office:value-type="float" office:value="3.56193872332755" calcext:value-type="float">
            <text:p>3.5619387233</text:p>
          </table:table-cell>
        </table:table-row>
        <table:table-row table:style-name="ro1">
          <table:table-cell table:formula="of:=[.A169]+1" office:value-type="float" office:value="169" calcext:value-type="float">
            <text:p>169.00</text:p>
          </table:table-cell>
          <table:table-cell table:formula="of:=[.A170]/(180)*PI()" office:value-type="float" office:value="2.94960643587042" calcext:value-type="float">
            <text:p>2.95</text:p>
          </table:table-cell>
          <table:table-cell office:value-type="float" office:value="214" calcext:value-type="float">
            <text:p>214.00</text:p>
          </table:table-cell>
          <table:table-cell table:formula="of:=[.C170]*COS([.B170])" office:value-type="float" office:value="-210.0682172578" calcext:value-type="float">
            <text:p>-210.07</text:p>
          </table:table-cell>
          <table:table-cell table:formula="of:=[.C170]*SIN([.B170])" office:value-type="float" office:value="40.8331250105806" calcext:value-type="float">
            <text:p>40.83</text:p>
          </table:table-cell>
          <table:table-cell table:formula="of:=0.093*[.D170]+23.12" office:value-type="float" office:value="3.58365579502459" calcext:value-type="float">
            <text:p>3.583655795</text:p>
          </table:table-cell>
        </table:table-row>
        <table:table-row table:style-name="ro1">
          <table:table-cell table:formula="of:=[.A170]+1" office:value-type="float" office:value="170" calcext:value-type="float">
            <text:p>170.00</text:p>
          </table:table-cell>
          <table:table-cell table:formula="of:=[.A171]/(180)*PI()" office:value-type="float" office:value="2.96705972839036" calcext:value-type="float">
            <text:p>2.97</text:p>
          </table:table-cell>
          <table:table-cell office:value-type="float" office:value="213" calcext:value-type="float">
            <text:p>213.00</text:p>
          </table:table-cell>
          <table:table-cell table:formula="of:=[.C171]*COS([.B171])" office:value-type="float" office:value="-209.7640513916" calcext:value-type="float">
            <text:p>-209.76</text:p>
          </table:table-cell>
          <table:table-cell table:formula="of:=[.C171]*SIN([.B171])" office:value-type="float" office:value="36.9870618430562" calcext:value-type="float">
            <text:p>36.99</text:p>
          </table:table-cell>
          <table:table-cell table:formula="of:=0.093*[.D171]+23.12" office:value-type="float" office:value="3.61194322058117" calcext:value-type="float">
            <text:p>3.6119432206</text:p>
          </table:table-cell>
        </table:table-row>
        <table:table-row table:style-name="ro1">
          <table:table-cell table:formula="of:=[.A171]+1" office:value-type="float" office:value="171" calcext:value-type="float">
            <text:p>171.00</text:p>
          </table:table-cell>
          <table:table-cell table:formula="of:=[.A172]/(180)*PI()" office:value-type="float" office:value="2.9845130209103" calcext:value-type="float">
            <text:p>2.98</text:p>
          </table:table-cell>
          <table:table-cell office:value-type="float" office:value="213" calcext:value-type="float">
            <text:p>213.00</text:p>
          </table:table-cell>
          <table:table-cell table:formula="of:=[.C172]*COS([.B172])" office:value-type="float" office:value="-210.377616546764" calcext:value-type="float">
            <text:p>-210.38</text:p>
          </table:table-cell>
          <table:table-cell table:formula="of:=[.C172]*SIN([.B172])" office:value-type="float" office:value="33.3205410535692" calcext:value-type="float">
            <text:p>33.32</text:p>
          </table:table-cell>
          <table:table-cell table:formula="of:=0.093*[.D172]+23.12" office:value-type="float" office:value="3.55488166115092" calcext:value-type="float">
            <text:p>3.5548816612</text:p>
          </table:table-cell>
        </table:table-row>
        <table:table-row table:style-name="ro1">
          <table:table-cell table:formula="of:=[.A172]+1" office:value-type="float" office:value="172" calcext:value-type="float">
            <text:p>172.00</text:p>
          </table:table-cell>
          <table:table-cell table:formula="of:=[.A173]/(180)*PI()" office:value-type="float" office:value="3.00196631343025" calcext:value-type="float">
            <text:p>3.00</text:p>
          </table:table-cell>
          <table:table-cell office:value-type="float" office:value="212" calcext:value-type="float">
            <text:p>212.00</text:p>
          </table:table-cell>
          <table:table-cell table:formula="of:=[.C173]*COS([.B173])" office:value-type="float" office:value="-209.936830573213" calcext:value-type="float">
            <text:p>-209.94</text:p>
          </table:table-cell>
          <table:table-cell table:formula="of:=[.C173]*SIN([.B173])" office:value-type="float" office:value="29.5046974035338" calcext:value-type="float">
            <text:p>29.50</text:p>
          </table:table-cell>
          <table:table-cell table:formula="of:=0.093*[.D173]+23.12" office:value-type="float" office:value="3.5958747566912" calcext:value-type="float">
            <text:p>3.5958747567</text:p>
          </table:table-cell>
        </table:table-row>
        <table:table-row table:style-name="ro1">
          <table:table-cell table:formula="of:=[.A173]+1" office:value-type="float" office:value="173" calcext:value-type="float">
            <text:p>173.00</text:p>
          </table:table-cell>
          <table:table-cell table:formula="of:=[.A174]/(180)*PI()" office:value-type="float" office:value="3.01941960595019" calcext:value-type="float">
            <text:p>3.02</text:p>
          </table:table-cell>
          <table:table-cell office:value-type="float" office:value="211" calcext:value-type="float">
            <text:p>211.00</text:p>
          </table:table-cell>
          <table:table-cell table:formula="of:=[.C174]*COS([.B174])" office:value-type="float" office:value="-209.427237996319" calcext:value-type="float">
            <text:p>-209.43</text:p>
          </table:table-cell>
          <table:table-cell table:formula="of:=[.C174]*SIN([.B174])" office:value-type="float" office:value="25.7144314584861" calcext:value-type="float">
            <text:p>25.71</text:p>
          </table:table-cell>
          <table:table-cell table:formula="of:=0.093*[.D174]+23.12" office:value-type="float" office:value="3.64326686634234" calcext:value-type="float">
            <text:p>3.6432668663</text:p>
          </table:table-cell>
        </table:table-row>
        <table:table-row table:style-name="ro1">
          <table:table-cell table:formula="of:=[.A174]+1" office:value-type="float" office:value="174" calcext:value-type="float">
            <text:p>174.00</text:p>
          </table:table-cell>
          <table:table-cell table:formula="of:=[.A175]/(180)*PI()" office:value-type="float" office:value="3.03687289847013" calcext:value-type="float">
            <text:p>3.04</text:p>
          </table:table-cell>
          <table:table-cell office:value-type="float" office:value="211" calcext:value-type="float">
            <text:p>211.00</text:p>
          </table:table-cell>
          <table:table-cell table:formula="of:=[.C175]*COS([.B175])" office:value-type="float" office:value="-209.844119922706" calcext:value-type="float">
            <text:p>-209.84</text:p>
          </table:table-cell>
          <table:table-cell table:formula="of:=[.C175]*SIN([.B175])" office:value-type="float" office:value="22.0555057494749" calcext:value-type="float">
            <text:p>22.06</text:p>
          </table:table-cell>
          <table:table-cell table:formula="of:=0.093*[.D175]+23.12" office:value-type="float" office:value="3.60449684718838" calcext:value-type="float">
            <text:p>3.6044968472</text:p>
          </table:table-cell>
        </table:table-row>
        <table:table-row table:style-name="ro1">
          <table:table-cell table:formula="of:=[.A175]+1" office:value-type="float" office:value="175" calcext:value-type="float">
            <text:p>175.00</text:p>
          </table:table-cell>
          <table:table-cell table:formula="of:=[.A176]/(180)*PI()" office:value-type="float" office:value="3.05432619099008" calcext:value-type="float">
            <text:p>3.05</text:p>
          </table:table-cell>
          <table:table-cell office:value-type="float" office:value="211" calcext:value-type="float">
            <text:p>211.00</text:p>
          </table:table-cell>
          <table:table-cell table:formula="of:=[.C176]*COS([.B176])" office:value-type="float" office:value="-210.197081297358" calcext:value-type="float">
            <text:p>-210.20</text:p>
          </table:table-cell>
          <table:table-cell table:formula="of:=[.C176]*SIN([.B176])" office:value-type="float" office:value="18.3898617197559" calcext:value-type="float">
            <text:p>18.39</text:p>
          </table:table-cell>
          <table:table-cell table:formula="of:=0.093*[.D176]+23.12" office:value-type="float" office:value="3.57167143934568" calcext:value-type="float">
            <text:p>3.5716714393</text:p>
          </table:table-cell>
        </table:table-row>
        <table:table-row table:style-name="ro1">
          <table:table-cell table:formula="of:=[.A176]+1" office:value-type="float" office:value="176" calcext:value-type="float">
            <text:p>176.00</text:p>
          </table:table-cell>
          <table:table-cell table:formula="of:=[.A177]/(180)*PI()" office:value-type="float" office:value="3.07177948351002" calcext:value-type="float">
            <text:p>3.07</text:p>
          </table:table-cell>
          <table:table-cell office:value-type="float" office:value="210" calcext:value-type="float">
            <text:p>210.00</text:p>
          </table:table-cell>
          <table:table-cell table:formula="of:=[.C177]*COS([.B177])" office:value-type="float" office:value="-209.488450554563" calcext:value-type="float">
            <text:p>-209.49</text:p>
          </table:table-cell>
          <table:table-cell table:formula="of:=[.C177]*SIN([.B177])" office:value-type="float" office:value="14.6488594862664" calcext:value-type="float">
            <text:p>14.65</text:p>
          </table:table-cell>
          <table:table-cell table:formula="of:=0.093*[.D177]+23.12" office:value-type="float" office:value="3.63757409842563" calcext:value-type="float">
            <text:p>3.6375740984</text:p>
          </table:table-cell>
        </table:table-row>
        <table:table-row table:style-name="ro1">
          <table:table-cell table:formula="of:=[.A177]+1" office:value-type="float" office:value="177" calcext:value-type="float">
            <text:p>177.00</text:p>
          </table:table-cell>
          <table:table-cell table:formula="of:=[.A178]/(180)*PI()" office:value-type="float" office:value="3.08923277602996" calcext:value-type="float">
            <text:p>3.09</text:p>
          </table:table-cell>
          <table:table-cell office:value-type="float" office:value="210" calcext:value-type="float">
            <text:p>210.00</text:p>
          </table:table-cell>
          <table:table-cell table:formula="of:=[.C178]*COS([.B178])" office:value-type="float" office:value="-209.71220229846" calcext:value-type="float">
            <text:p>-209.71</text:p>
          </table:table-cell>
          <table:table-cell table:formula="of:=[.C178]*SIN([.B178])" office:value-type="float" office:value="10.9905508110183" calcext:value-type="float">
            <text:p>10.99</text:p>
          </table:table-cell>
          <table:table-cell table:formula="of:=0.093*[.D178]+23.12" office:value-type="float" office:value="3.61676518624317" calcext:value-type="float">
            <text:p>3.6167651862</text:p>
          </table:table-cell>
        </table:table-row>
        <table:table-row table:style-name="ro1">
          <table:table-cell table:formula="of:=[.A178]+1" office:value-type="float" office:value="178" calcext:value-type="float">
            <text:p>178.00</text:p>
          </table:table-cell>
          <table:table-cell table:formula="of:=[.A179]/(180)*PI()" office:value-type="float" office:value="3.10668606854991" calcext:value-type="float">
            <text:p>3.11</text:p>
          </table:table-cell>
          <table:table-cell office:value-type="float" office:value="209" calcext:value-type="float">
            <text:p>209.00</text:p>
          </table:table-cell>
          <table:table-cell table:formula="of:=[.C179]*COS([.B179])" office:value-type="float" office:value="-208.872682846991" calcext:value-type="float">
            <text:p>-208.87</text:p>
          </table:table-cell>
          <table:table-cell table:formula="of:=[.C179]*SIN([.B179])" office:value-type="float" office:value="7.29399481082274" calcext:value-type="float">
            <text:p>7.29</text:p>
          </table:table-cell>
          <table:table-cell table:formula="of:=0.093*[.D179]+23.12" office:value-type="float" office:value="3.69484049522984" calcext:value-type="float">
            <text:p>3.6948404952</text:p>
          </table:table-cell>
        </table:table-row>
        <table:table-row table:style-name="ro1">
          <table:table-cell table:formula="of:=[.A179]+1" office:value-type="float" office:value="179" calcext:value-type="float">
            <text:p>179.00</text:p>
          </table:table-cell>
          <table:table-cell table:formula="of:=[.A180]/(180)*PI()" office:value-type="float" office:value="3.12413936106985" calcext:value-type="float">
            <text:p>3.12</text:p>
          </table:table-cell>
          <table:table-cell office:value-type="float" office:value="210" calcext:value-type="float">
            <text:p>210.00</text:p>
          </table:table-cell>
          <table:table-cell table:formula="of:=[.C180]*COS([.B180])" office:value-type="float" office:value="-209.968015982842" calcext:value-type="float">
            <text:p>-209.97</text:p>
          </table:table-cell>
          <table:table-cell table:formula="of:=[.C180]*SIN([.B180])" office:value-type="float" office:value="3.66500535182952" calcext:value-type="float">
            <text:p>3.67</text:p>
          </table:table-cell>
          <table:table-cell table:formula="of:=0.093*[.D180]+23.12" office:value-type="float" office:value="3.59297451359568" calcext:value-type="float">
            <text:p>3.5929745136</text:p>
          </table:table-cell>
        </table:table-row>
        <table:table-row table:style-name="ro1">
          <table:table-cell table:formula="of:=[.A180]+1" office:value-type="float" office:value="180" calcext:value-type="float">
            <text:p>180.00</text:p>
          </table:table-cell>
          <table:table-cell table:formula="of:=[.A181]/(180)*PI()" office:value-type="float" office:value="3.14159265358979" calcext:value-type="float">
            <text:p>3.14</text:p>
          </table:table-cell>
          <table:table-cell office:value-type="float" office:value="210" calcext:value-type="float">
            <text:p>210.00</text:p>
          </table:table-cell>
          <table:table-cell table:formula="of:=[.C181]*COS([.B181])" office:value-type="float" office:value="-210" calcext:value-type="float">
            <text:p>-210.00</text:p>
          </table:table-cell>
          <table:table-cell table:formula="of:=[.C181]*SIN([.B181])" office:value-type="float" office:value="0.0000000000000257175827820944" calcext:value-type="float">
            <text:p>0.00</text:p>
          </table:table-cell>
          <table:table-cell table:formula="of:=0.093*[.D181]+23.12" office:value-type="float" office:value="3.59" calcext:value-type="float">
            <text:p>3.59</text:p>
          </table:table-cell>
        </table:table-row>
        <table:table-row table:style-name="ro1">
          <table:table-cell table:formula="of:=[.A181]+1" office:value-type="float" office:value="181" calcext:value-type="float">
            <text:p>181.00</text:p>
          </table:table-cell>
          <table:table-cell table:formula="of:=[.A182]/(180)*PI()" office:value-type="float" office:value="3.15904594610974" calcext:value-type="float">
            <text:p>3.16</text:p>
          </table:table-cell>
          <table:table-cell office:value-type="float" office:value="210" calcext:value-type="float">
            <text:p>210.00</text:p>
          </table:table-cell>
          <table:table-cell table:formula="of:=[.C182]*COS([.B182])" office:value-type="float" office:value="-209.968015982842" calcext:value-type="float">
            <text:p>-209.97</text:p>
          </table:table-cell>
          <table:table-cell table:formula="of:=[.C182]*SIN([.B182])" office:value-type="float" office:value="-3.66500535182947" calcext:value-type="float">
            <text:p>-3.67</text:p>
          </table:table-cell>
          <table:table-cell table:formula="of:=0.093*[.D182]+23.12" office:value-type="float" office:value="3.59297451359568" calcext:value-type="float">
            <text:p>3.5929745136</text:p>
          </table:table-cell>
        </table:table-row>
        <table:table-row table:style-name="ro1">
          <table:table-cell table:formula="of:=[.A182]+1" office:value-type="float" office:value="182" calcext:value-type="float">
            <text:p>182.00</text:p>
          </table:table-cell>
          <table:table-cell table:formula="of:=[.A183]/(180)*PI()" office:value-type="float" office:value="3.17649923862968" calcext:value-type="float">
            <text:p>3.18</text:p>
          </table:table-cell>
          <table:table-cell office:value-type="float" office:value="210" calcext:value-type="float">
            <text:p>210.00</text:p>
          </table:table-cell>
          <table:table-cell table:formula="of:=[.C183]*COS([.B183])" office:value-type="float" office:value="-209.87207367401" calcext:value-type="float">
            <text:p>-209.87</text:p>
          </table:table-cell>
          <table:table-cell table:formula="of:=[.C183]*SIN([.B183])" office:value-type="float" office:value="-7.32889430752519" calcext:value-type="float">
            <text:p>-7.33</text:p>
          </table:table-cell>
          <table:table-cell table:formula="of:=0.093*[.D183]+23.12" office:value-type="float" office:value="3.60189714831706" calcext:value-type="float">
            <text:p>3.6018971483</text:p>
          </table:table-cell>
        </table:table-row>
        <table:table-row table:style-name="ro1">
          <table:table-cell table:formula="of:=[.A183]+1" office:value-type="float" office:value="183" calcext:value-type="float">
            <text:p>183.00</text:p>
          </table:table-cell>
          <table:table-cell table:formula="of:=[.A184]/(180)*PI()" office:value-type="float" office:value="3.19395253114962" calcext:value-type="float">
            <text:p>3.19</text:p>
          </table:table-cell>
          <table:table-cell office:value-type="float" office:value="210" calcext:value-type="float">
            <text:p>210.00</text:p>
          </table:table-cell>
          <table:table-cell table:formula="of:=[.C184]*COS([.B184])" office:value-type="float" office:value="-209.71220229846" calcext:value-type="float">
            <text:p>-209.71</text:p>
          </table:table-cell>
          <table:table-cell table:formula="of:=[.C184]*SIN([.B184])" office:value-type="float" office:value="-10.9905508110181" calcext:value-type="float">
            <text:p>-10.99</text:p>
          </table:table-cell>
          <table:table-cell table:formula="of:=0.093*[.D184]+23.12" office:value-type="float" office:value="3.61676518624317" calcext:value-type="float">
            <text:p>3.6167651862</text:p>
          </table:table-cell>
        </table:table-row>
        <table:table-row table:style-name="ro1">
          <table:table-cell table:formula="of:=[.A184]+1" office:value-type="float" office:value="184" calcext:value-type="float">
            <text:p>184.00</text:p>
          </table:table-cell>
          <table:table-cell table:formula="of:=[.A185]/(180)*PI()" office:value-type="float" office:value="3.21140582366957" calcext:value-type="float">
            <text:p>3.21</text:p>
          </table:table-cell>
          <table:table-cell office:value-type="float" office:value="211" calcext:value-type="float">
            <text:p>211.00</text:p>
          </table:table-cell>
          <table:table-cell table:formula="of:=[.C185]*COS([.B185])" office:value-type="float" office:value="-210.486014604823" calcext:value-type="float">
            <text:p>-210.49</text:p>
          </table:table-cell>
          <table:table-cell table:formula="of:=[.C185]*SIN([.B185])" office:value-type="float" office:value="-14.7186159600103" calcext:value-type="float">
            <text:p>-14.72</text:p>
          </table:table-cell>
          <table:table-cell table:formula="of:=0.093*[.D185]+23.12" office:value-type="float" office:value="3.54480064175147" calcext:value-type="float">
            <text:p>3.5448006418</text:p>
          </table:table-cell>
        </table:table-row>
        <table:table-row table:style-name="ro1">
          <table:table-cell table:formula="of:=[.A185]+1" office:value-type="float" office:value="185" calcext:value-type="float">
            <text:p>185.00</text:p>
          </table:table-cell>
          <table:table-cell table:formula="of:=[.A186]/(180)*PI()" office:value-type="float" office:value="3.22885911618951" calcext:value-type="float">
            <text:p>3.23</text:p>
          </table:table-cell>
          <table:table-cell office:value-type="float" office:value="211" calcext:value-type="float">
            <text:p>211.00</text:p>
          </table:table-cell>
          <table:table-cell table:formula="of:=[.C186]*COS([.B186])" office:value-type="float" office:value="-210.197081297358" calcext:value-type="float">
            <text:p>-210.20</text:p>
          </table:table-cell>
          <table:table-cell table:formula="of:=[.C186]*SIN([.B186])" office:value-type="float" office:value="-18.3898617197558" calcext:value-type="float">
            <text:p>-18.39</text:p>
          </table:table-cell>
          <table:table-cell table:formula="of:=0.093*[.D186]+23.12" office:value-type="float" office:value="3.57167143934568" calcext:value-type="float">
            <text:p>3.5716714393</text:p>
          </table:table-cell>
        </table:table-row>
        <table:table-row table:style-name="ro1">
          <table:table-cell table:formula="of:=[.A186]+1" office:value-type="float" office:value="186" calcext:value-type="float">
            <text:p>186.00</text:p>
          </table:table-cell>
          <table:table-cell table:formula="of:=[.A187]/(180)*PI()" office:value-type="float" office:value="3.24631240870945" calcext:value-type="float">
            <text:p>3.25</text:p>
          </table:table-cell>
          <table:table-cell office:value-type="float" office:value="212" calcext:value-type="float">
            <text:p>212.00</text:p>
          </table:table-cell>
          <table:table-cell table:formula="of:=[.C187]*COS([.B187])" office:value-type="float" office:value="-210.838641818074" calcext:value-type="float">
            <text:p>-210.84</text:p>
          </table:table-cell>
          <table:table-cell table:formula="of:=[.C187]*SIN([.B187])" office:value-type="float" office:value="-22.1600342127425" calcext:value-type="float">
            <text:p>-22.16</text:p>
          </table:table-cell>
          <table:table-cell table:formula="of:=0.093*[.D187]+23.12" office:value-type="float" office:value="3.51200631091913" calcext:value-type="float">
            <text:p>3.5120063109</text:p>
          </table:table-cell>
        </table:table-row>
        <table:table-row table:style-name="ro1">
          <table:table-cell table:formula="of:=[.A187]+1" office:value-type="float" office:value="187" calcext:value-type="float">
            <text:p>187.00</text:p>
          </table:table-cell>
          <table:table-cell table:formula="of:=[.A188]/(180)*PI()" office:value-type="float" office:value="3.2637657012294" calcext:value-type="float">
            <text:p>3.26</text:p>
          </table:table-cell>
          <table:table-cell office:value-type="float" office:value="212" calcext:value-type="float">
            <text:p>212.00</text:p>
          </table:table-cell>
          <table:table-cell table:formula="of:=[.C188]*COS([.B188])" office:value-type="float" office:value="-210.41978414796" calcext:value-type="float">
            <text:p>-210.42</text:p>
          </table:table-cell>
          <table:table-cell table:formula="of:=[.C188]*SIN([.B188])" office:value-type="float" office:value="-25.8363008018913" calcext:value-type="float">
            <text:p>-25.84</text:p>
          </table:table-cell>
          <table:table-cell table:formula="of:=0.093*[.D188]+23.12" office:value-type="float" office:value="3.5509600742397" calcext:value-type="float">
            <text:p>3.5509600742</text:p>
          </table:table-cell>
        </table:table-row>
        <table:table-row table:style-name="ro1">
          <table:table-cell table:formula="of:=[.A188]+1" office:value-type="float" office:value="188" calcext:value-type="float">
            <text:p>188.00</text:p>
          </table:table-cell>
          <table:table-cell table:formula="of:=[.A189]/(180)*PI()" office:value-type="float" office:value="3.28121899374934" calcext:value-type="float">
            <text:p>3.28</text:p>
          </table:table-cell>
          <table:table-cell office:value-type="float" office:value="213" calcext:value-type="float">
            <text:p>213.00</text:p>
          </table:table-cell>
          <table:table-cell table:formula="of:=[.C189]*COS([.B189])" office:value-type="float" office:value="-210.927098641954" calcext:value-type="float">
            <text:p>-210.93</text:p>
          </table:table-cell>
          <table:table-cell table:formula="of:=[.C189]*SIN([.B189])" office:value-type="float" office:value="-29.643870504494" calcext:value-type="float">
            <text:p>-29.64</text:p>
          </table:table-cell>
          <table:table-cell table:formula="of:=0.093*[.D189]+23.12" office:value-type="float" office:value="3.50377982629823" calcext:value-type="float">
            <text:p>3.5037798263</text:p>
          </table:table-cell>
        </table:table-row>
        <table:table-row table:style-name="ro1">
          <table:table-cell table:formula="of:=[.A189]+1" office:value-type="float" office:value="189" calcext:value-type="float">
            <text:p>189.00</text:p>
          </table:table-cell>
          <table:table-cell table:formula="of:=[.A190]/(180)*PI()" office:value-type="float" office:value="3.29867228626928" calcext:value-type="float">
            <text:p>3.30</text:p>
          </table:table-cell>
          <table:table-cell office:value-type="float" office:value="213" calcext:value-type="float">
            <text:p>213.00</text:p>
          </table:table-cell>
          <table:table-cell table:formula="of:=[.C190]*COS([.B190])" office:value-type="float" office:value="-210.377616546764" calcext:value-type="float">
            <text:p>-210.38</text:p>
          </table:table-cell>
          <table:table-cell table:formula="of:=[.C190]*SIN([.B190])" office:value-type="float" office:value="-33.3205410535691" calcext:value-type="float">
            <text:p>-33.32</text:p>
          </table:table-cell>
          <table:table-cell table:formula="of:=0.093*[.D190]+23.12" office:value-type="float" office:value="3.55488166115092" calcext:value-type="float">
            <text:p>3.5548816612</text:p>
          </table:table-cell>
        </table:table-row>
        <table:table-row table:style-name="ro1">
          <table:table-cell table:formula="of:=[.A190]+1" office:value-type="float" office:value="190" calcext:value-type="float">
            <text:p>190.00</text:p>
          </table:table-cell>
          <table:table-cell table:formula="of:=[.A191]/(180)*PI()" office:value-type="float" office:value="3.31612557878923" calcext:value-type="float">
            <text:p>3.32</text:p>
          </table:table-cell>
          <table:table-cell office:value-type="float" office:value="214" calcext:value-type="float">
            <text:p>214.00</text:p>
          </table:table-cell>
          <table:table-cell table:formula="of:=[.C191]*COS([.B191])" office:value-type="float" office:value="-210.748859144612" calcext:value-type="float">
            <text:p>-210.75</text:p>
          </table:table-cell>
          <table:table-cell table:formula="of:=[.C191]*SIN([.B191])" office:value-type="float" office:value="-37.1607100207231" calcext:value-type="float">
            <text:p>-37.16</text:p>
          </table:table-cell>
          <table:table-cell table:formula="of:=0.093*[.D191]+23.12" office:value-type="float" office:value="3.52035609955104" calcext:value-type="float">
            <text:p>3.5203560996</text:p>
          </table:table-cell>
        </table:table-row>
        <table:table-row table:style-name="ro1">
          <table:table-cell table:formula="of:=[.A191]+1" office:value-type="float" office:value="191" calcext:value-type="float">
            <text:p>191.00</text:p>
          </table:table-cell>
          <table:table-cell table:formula="of:=[.A192]/(180)*PI()" office:value-type="float" office:value="3.33357887130917" calcext:value-type="float">
            <text:p>3.33</text:p>
          </table:table-cell>
          <table:table-cell office:value-type="float" office:value="215" calcext:value-type="float">
            <text:p>215.00</text:p>
          </table:table-cell>
          <table:table-cell table:formula="of:=[.C192]*COS([.B192])" office:value-type="float" office:value="-211.049844441248" calcext:value-type="float">
            <text:p>-211.05</text:p>
          </table:table-cell>
          <table:table-cell table:formula="of:=[.C192]*SIN([.B192])" office:value-type="float" office:value="-41.0239340059571" calcext:value-type="float">
            <text:p>-41.02</text:p>
          </table:table-cell>
          <table:table-cell table:formula="of:=0.093*[.D192]+23.12" office:value-type="float" office:value="3.49236446696396" calcext:value-type="float">
            <text:p>3.492364467</text:p>
          </table:table-cell>
        </table:table-row>
        <table:table-row table:style-name="ro1">
          <table:table-cell table:formula="of:=[.A192]+1" office:value-type="float" office:value="192" calcext:value-type="float">
            <text:p>192.00</text:p>
          </table:table-cell>
          <table:table-cell table:formula="of:=[.A193]/(180)*PI()" office:value-type="float" office:value="3.35103216382911" calcext:value-type="float">
            <text:p>3.35</text:p>
          </table:table-cell>
          <table:table-cell office:value-type="float" office:value="216" calcext:value-type="float">
            <text:p>216.00</text:p>
          </table:table-cell>
          <table:table-cell table:formula="of:=[.C193]*COS([.B193])" office:value-type="float" office:value="-211.279881758502" calcext:value-type="float">
            <text:p>-211.28</text:p>
          </table:table-cell>
          <table:table-cell table:formula="of:=[.C193]*SIN([.B193])" office:value-type="float" office:value="-44.908925216636" calcext:value-type="float">
            <text:p>-44.91</text:p>
          </table:table-cell>
          <table:table-cell table:formula="of:=0.093*[.D193]+23.12" office:value-type="float" office:value="3.47097099645931" calcext:value-type="float">
            <text:p>3.4709709965</text:p>
          </table:table-cell>
        </table:table-row>
        <table:table-row table:style-name="ro1">
          <table:table-cell table:formula="of:=[.A193]+1" office:value-type="float" office:value="193" calcext:value-type="float">
            <text:p>193.00</text:p>
          </table:table-cell>
          <table:table-cell table:formula="of:=[.A194]/(180)*PI()" office:value-type="float" office:value="3.36848545634906" calcext:value-type="float">
            <text:p>3.37</text:p>
          </table:table-cell>
          <table:table-cell office:value-type="float" office:value="217" calcext:value-type="float">
            <text:p>217.00</text:p>
          </table:table-cell>
          <table:table-cell table:formula="of:=[.C194]*COS([.B194])" office:value-type="float" office:value="-211.438304058396" calcext:value-type="float">
            <text:p>-211.44</text:p>
          </table:table-cell>
          <table:table-cell table:formula="of:=[.C194]*SIN([.B194])" office:value-type="float" office:value="-48.8143787926187" calcext:value-type="float">
            <text:p>-48.81</text:p>
          </table:table-cell>
          <table:table-cell table:formula="of:=0.093*[.D194]+23.12" office:value-type="float" office:value="3.45623772256917" calcext:value-type="float">
            <text:p>3.4562377226</text:p>
          </table:table-cell>
        </table:table-row>
        <table:table-row table:style-name="ro1">
          <table:table-cell table:formula="of:=[.A194]+1" office:value-type="float" office:value="194" calcext:value-type="float">
            <text:p>194.00</text:p>
          </table:table-cell>
          <table:table-cell table:formula="of:=[.A195]/(180)*PI()" office:value-type="float" office:value="3.385938748869" calcext:value-type="float">
            <text:p>3.39</text:p>
          </table:table-cell>
          <table:table-cell office:value-type="float" office:value="219" calcext:value-type="float">
            <text:p>219.00</text:p>
          </table:table-cell>
          <table:table-cell table:formula="of:=[.C195]*COS([.B195])" office:value-type="float" office:value="-212.494764054443" calcext:value-type="float">
            <text:p>-212.49</text:p>
          </table:table-cell>
          <table:table-cell table:formula="of:=[.C195]*SIN([.B195])" office:value-type="float" office:value="-52.9808951363272" calcext:value-type="float">
            <text:p>-52.98</text:p>
          </table:table-cell>
          <table:table-cell table:formula="of:=0.093*[.D195]+23.12" office:value-type="float" office:value="3.35798694293678" calcext:value-type="float">
            <text:p>3.3579869429</text:p>
          </table:table-cell>
        </table:table-row>
        <table:table-row table:style-name="ro1">
          <table:table-cell table:formula="of:=[.A195]+1" office:value-type="float" office:value="195" calcext:value-type="float">
            <text:p>195.00</text:p>
          </table:table-cell>
          <table:table-cell table:formula="of:=[.A196]/(180)*PI()" office:value-type="float" office:value="3.40339204138894" calcext:value-type="float">
            <text:p>3.40</text:p>
          </table:table-cell>
          <table:table-cell office:value-type="float" office:value="220" calcext:value-type="float">
            <text:p>220.00</text:p>
          </table:table-cell>
          <table:table-cell table:formula="of:=[.C196]*COS([.B196])" office:value-type="float" office:value="-212.503681783595" calcext:value-type="float">
            <text:p>-212.50</text:p>
          </table:table-cell>
          <table:table-cell table:formula="of:=[.C196]*SIN([.B196])" office:value-type="float" office:value="-56.9401899225545" calcext:value-type="float">
            <text:p>-56.94</text:p>
          </table:table-cell>
          <table:table-cell table:formula="of:=0.093*[.D196]+23.12" office:value-type="float" office:value="3.35715759412566" calcext:value-type="float">
            <text:p>3.3571575941</text:p>
          </table:table-cell>
        </table:table-row>
        <table:table-row table:style-name="ro1">
          <table:table-cell table:formula="of:=[.A196]+1" office:value-type="float" office:value="196" calcext:value-type="float">
            <text:p>196.00</text:p>
          </table:table-cell>
          <table:table-cell table:formula="of:=[.A197]/(180)*PI()" office:value-type="float" office:value="3.42084533390889" calcext:value-type="float">
            <text:p>3.42</text:p>
          </table:table-cell>
          <table:table-cell office:value-type="float" office:value="221" calcext:value-type="float">
            <text:p>221.00</text:p>
          </table:table-cell>
          <table:table-cell table:formula="of:=[.C197]*COS([.B197])" office:value-type="float" office:value="-212.438834802368" calcext:value-type="float">
            <text:p>-212.44</text:p>
          </table:table-cell>
          <table:table-cell table:formula="of:=[.C197]*SIN([.B197])" office:value-type="float" office:value="-60.9158556355567" calcext:value-type="float">
            <text:p>-60.92</text:p>
          </table:table-cell>
          <table:table-cell table:formula="of:=0.093*[.D197]+23.12" office:value-type="float" office:value="3.36318836337973" calcext:value-type="float">
            <text:p>3.3631883634</text:p>
          </table:table-cell>
        </table:table-row>
        <table:table-row table:style-name="ro1">
          <table:table-cell table:formula="of:=[.A197]+1" office:value-type="float" office:value="197" calcext:value-type="float">
            <text:p>197.00</text:p>
          </table:table-cell>
          <table:table-cell table:formula="of:=[.A198]/(180)*PI()" office:value-type="float" office:value="3.43829862642883" calcext:value-type="float">
            <text:p>3.44</text:p>
          </table:table-cell>
          <table:table-cell office:value-type="float" office:value="223" calcext:value-type="float">
            <text:p>223.00</text:p>
          </table:table-cell>
          <table:table-cell table:formula="of:=[.C198]*COS([.B198])" office:value-type="float" office:value="-213.255960579757" calcext:value-type="float">
            <text:p>-213.26</text:p>
          </table:table-cell>
          <table:table-cell table:formula="of:=[.C198]*SIN([.B198])" office:value-type="float" office:value="-65.1988901531703" calcext:value-type="float">
            <text:p>-65.20</text:p>
          </table:table-cell>
          <table:table-cell table:formula="of:=0.093*[.D198]+23.12" office:value-type="float" office:value="3.28719566608261" calcext:value-type="float">
            <text:p>3.2871956661</text:p>
          </table:table-cell>
        </table:table-row>
        <table:table-row table:style-name="ro1">
          <table:table-cell table:formula="of:=[.A198]+1" office:value-type="float" office:value="198" calcext:value-type="float">
            <text:p>198.00</text:p>
          </table:table-cell>
          <table:table-cell table:formula="of:=[.A199]/(180)*PI()" office:value-type="float" office:value="3.45575191894877" calcext:value-type="float">
            <text:p>3.46</text:p>
          </table:table-cell>
          <table:table-cell office:value-type="float" office:value="224" calcext:value-type="float">
            <text:p>224.00</text:p>
          </table:table-cell>
          <table:table-cell table:formula="of:=[.C199]*COS([.B199])" office:value-type="float" office:value="-213.036659650114" calcext:value-type="float">
            <text:p>-213.04</text:p>
          </table:table-cell>
          <table:table-cell table:formula="of:=[.C199]*SIN([.B199])" office:value-type="float" office:value="-69.2198067399883" calcext:value-type="float">
            <text:p>-69.22</text:p>
          </table:table-cell>
          <table:table-cell table:formula="of:=0.093*[.D199]+23.12" office:value-type="float" office:value="3.30759065253936" calcext:value-type="float">
            <text:p>3.3075906525</text:p>
          </table:table-cell>
        </table:table-row>
        <table:table-row table:style-name="ro1">
          <table:table-cell table:formula="of:=[.A199]+1" office:value-type="float" office:value="199" calcext:value-type="float">
            <text:p>199.00</text:p>
          </table:table-cell>
          <table:table-cell table:formula="of:=[.A200]/(180)*PI()" office:value-type="float" office:value="3.47320521146872" calcext:value-type="float">
            <text:p>3.47</text:p>
          </table:table-cell>
          <table:table-cell office:value-type="float" office:value="226" calcext:value-type="float">
            <text:p>226.00</text:p>
          </table:table-cell>
          <table:table-cell table:formula="of:=[.C200]*COS([.B200])" office:value-type="float" office:value="-213.687198085446" calcext:value-type="float">
            <text:p>-213.69</text:p>
          </table:table-cell>
          <table:table-cell table:formula="of:=[.C200]*SIN([.B200])" office:value-type="float" office:value="-73.5784029073174" calcext:value-type="float">
            <text:p>-73.58</text:p>
          </table:table-cell>
          <table:table-cell table:formula="of:=0.093*[.D200]+23.12" office:value-type="float" office:value="3.24709057805356" calcext:value-type="float">
            <text:p>3.2470905781</text:p>
          </table:table-cell>
        </table:table-row>
        <table:table-row table:style-name="ro1">
          <table:table-cell table:formula="of:=[.A200]+1" office:value-type="float" office:value="200" calcext:value-type="float">
            <text:p>200.00</text:p>
          </table:table-cell>
          <table:table-cell table:formula="of:=[.A201]/(180)*PI()" office:value-type="float" office:value="3.49065850398866" calcext:value-type="float">
            <text:p>3.49</text:p>
          </table:table-cell>
          <table:table-cell office:value-type="float" office:value="227" calcext:value-type="float">
            <text:p>227.00</text:p>
          </table:table-cell>
          <table:table-cell table:formula="of:=[.C201]*COS([.B201])" office:value-type="float" office:value="-213.310224918401" calcext:value-type="float">
            <text:p>-213.31</text:p>
          </table:table-cell>
          <table:table-cell table:formula="of:=[.C201]*SIN([.B201])" office:value-type="float" office:value="-77.6385725349268" calcext:value-type="float">
            <text:p>-77.64</text:p>
          </table:table-cell>
          <table:table-cell table:formula="of:=0.093*[.D201]+23.12" office:value-type="float" office:value="3.28214908258869" calcext:value-type="float">
            <text:p>3.2821490826</text:p>
          </table:table-cell>
        </table:table-row>
        <table:table-row table:style-name="ro1">
          <table:table-cell table:formula="of:=[.A201]+1" office:value-type="float" office:value="201" calcext:value-type="float">
            <text:p>201.00</text:p>
          </table:table-cell>
          <table:table-cell table:formula="of:=[.A202]/(180)*PI()" office:value-type="float" office:value="3.5081117965086" calcext:value-type="float">
            <text:p>3.51</text:p>
          </table:table-cell>
          <table:table-cell office:value-type="float" office:value="229" calcext:value-type="float">
            <text:p>229.00</text:p>
          </table:table-cell>
          <table:table-cell table:formula="of:=[.C202]*COS([.B202])" office:value-type="float" office:value="-213.789917667859" calcext:value-type="float">
            <text:p>-213.79</text:p>
          </table:table-cell>
          <table:table-cell table:formula="of:=[.C202]*SIN([.B202])" office:value-type="float" office:value="-82.0662604458738" calcext:value-type="float">
            <text:p>-82.07</text:p>
          </table:table-cell>
          <table:table-cell table:formula="of:=0.093*[.D202]+23.12" office:value-type="float" office:value="3.2375376568891" calcext:value-type="float">
            <text:p>3.2375376569</text:p>
          </table:table-cell>
        </table:table-row>
        <table:table-row table:style-name="ro1">
          <table:table-cell table:formula="of:=[.A202]+1" office:value-type="float" office:value="202" calcext:value-type="float">
            <text:p>202.00</text:p>
          </table:table-cell>
          <table:table-cell table:formula="of:=[.A203]/(180)*PI()" office:value-type="float" office:value="3.52556508902855" calcext:value-type="float">
            <text:p>3.53</text:p>
          </table:table-cell>
          <table:table-cell office:value-type="float" office:value="231" calcext:value-type="float">
            <text:p>231.00</text:p>
          </table:table-cell>
          <table:table-cell table:formula="of:=[.C203]*COS([.B203])" office:value-type="float" office:value="-214.179470404928" calcext:value-type="float">
            <text:p>-214.18</text:p>
          </table:table-cell>
          <table:table-cell table:formula="of:=[.C203]*SIN([.B203])" office:value-type="float" office:value="-86.5341230790757" calcext:value-type="float">
            <text:p>-86.53</text:p>
          </table:table-cell>
          <table:table-cell table:formula="of:=0.093*[.D203]+23.12" office:value-type="float" office:value="3.20130925234171" calcext:value-type="float">
            <text:p>3.2013092523</text:p>
          </table:table-cell>
        </table:table-row>
        <table:table-row table:style-name="ro1">
          <table:table-cell table:formula="of:=[.A203]+1" office:value-type="float" office:value="203" calcext:value-type="float">
            <text:p>203.00</text:p>
          </table:table-cell>
          <table:table-cell table:formula="of:=[.A204]/(180)*PI()" office:value-type="float" office:value="3.54301838154849" calcext:value-type="float">
            <text:p>3.54</text:p>
          </table:table-cell>
          <table:table-cell office:value-type="float" office:value="233" calcext:value-type="float">
            <text:p>233.00</text:p>
          </table:table-cell>
          <table:table-cell table:formula="of:=[.C204]*COS([.B204])" office:value-type="float" office:value="-214.477630854419" calcext:value-type="float">
            <text:p>-214.48</text:p>
          </table:table-cell>
          <table:table-cell table:formula="of:=[.C204]*SIN([.B204])" office:value-type="float" office:value="-91.0403529380007" calcext:value-type="float">
            <text:p>-91.04</text:p>
          </table:table-cell>
          <table:table-cell table:formula="of:=0.093*[.D204]+23.12" office:value-type="float" office:value="3.17358033053907" calcext:value-type="float">
            <text:p>3.1735803305</text:p>
          </table:table-cell>
        </table:table-row>
        <table:table-row table:style-name="ro1">
          <table:table-cell table:formula="of:=[.A204]+1" office:value-type="float" office:value="204" calcext:value-type="float">
            <text:p>204.00</text:p>
          </table:table-cell>
          <table:table-cell table:formula="of:=[.A205]/(180)*PI()" office:value-type="float" office:value="3.56047167406843" calcext:value-type="float">
            <text:p>3.56</text:p>
          </table:table-cell>
          <table:table-cell office:value-type="float" office:value="236" calcext:value-type="float">
            <text:p>236.00</text:p>
          </table:table-cell>
          <table:table-cell table:formula="of:=[.C205]*COS([.B205])" office:value-type="float" office:value="-215.596728003654" calcext:value-type="float">
            <text:p>-215.60</text:p>
          </table:table-cell>
          <table:table-cell table:formula="of:=[.C205]*SIN([.B205])" office:value-type="float" office:value="-95.9898477658888" calcext:value-type="float">
            <text:p>-95.99</text:p>
          </table:table-cell>
          <table:table-cell table:formula="of:=0.093*[.D205]+23.12" office:value-type="float" office:value="3.06950429566019" calcext:value-type="float">
            <text:p>3.0695042957</text:p>
          </table:table-cell>
        </table:table-row>
        <table:table-row table:style-name="ro1">
          <table:table-cell table:formula="of:=[.A205]+1" office:value-type="float" office:value="205" calcext:value-type="float">
            <text:p>205.00</text:p>
          </table:table-cell>
          <table:table-cell table:formula="of:=[.A206]/(180)*PI()" office:value-type="float" office:value="3.57792496658838" calcext:value-type="float">
            <text:p>3.58</text:p>
          </table:table-cell>
          <table:table-cell office:value-type="float" office:value="238" calcext:value-type="float">
            <text:p>238.00</text:p>
          </table:table-cell>
          <table:table-cell table:formula="of:=[.C206]*COS([.B206])" office:value-type="float" office:value="-215.701253314723" calcext:value-type="float">
            <text:p>-215.70</text:p>
          </table:table-cell>
          <table:table-cell table:formula="of:=[.C206]*SIN([.B206])" office:value-type="float" office:value="-100.583146294286" calcext:value-type="float">
            <text:p>-100.58</text:p>
          </table:table-cell>
          <table:table-cell table:formula="of:=0.093*[.D206]+23.12" office:value-type="float" office:value="3.05978344173079" calcext:value-type="float">
            <text:p>3.0597834417</text:p>
          </table:table-cell>
        </table:table-row>
        <table:table-row table:style-name="ro1">
          <table:table-cell table:formula="of:=[.A206]+1" office:value-type="float" office:value="206" calcext:value-type="float">
            <text:p>206.00</text:p>
          </table:table-cell>
          <table:table-cell table:formula="of:=[.A207]/(180)*PI()" office:value-type="float" office:value="3.59537825910832" calcext:value-type="float">
            <text:p>3.60</text:p>
          </table:table-cell>
          <table:table-cell office:value-type="float" office:value="240" calcext:value-type="float">
            <text:p>240.00</text:p>
          </table:table-cell>
          <table:table-cell table:formula="of:=[.C207]*COS([.B207])" office:value-type="float" office:value="-215.7105711118" calcext:value-type="float">
            <text:p>-215.71</text:p>
          </table:table-cell>
          <table:table-cell table:formula="of:=[.C207]*SIN([.B207])" office:value-type="float" office:value="-105.209075229379" calcext:value-type="float">
            <text:p>-105.21</text:p>
          </table:table-cell>
          <table:table-cell table:formula="of:=0.093*[.D207]+23.12" office:value-type="float" office:value="3.05891688660259" calcext:value-type="float">
            <text:p>3.0589168866</text:p>
          </table:table-cell>
        </table:table-row>
        <table:table-row table:style-name="ro1">
          <table:table-cell table:formula="of:=[.A207]+1" office:value-type="float" office:value="207" calcext:value-type="float">
            <text:p>207.00</text:p>
          </table:table-cell>
          <table:table-cell table:formula="of:=[.A208]/(180)*PI()" office:value-type="float" office:value="3.61283155162826" calcext:value-type="float">
            <text:p>3.61</text:p>
          </table:table-cell>
          <table:table-cell office:value-type="float" office:value="243" calcext:value-type="float">
            <text:p>243.00</text:p>
          </table:table-cell>
          <table:table-cell table:formula="of:=[.C208]*COS([.B208])" office:value-type="float" office:value="-216.514585377773" calcext:value-type="float">
            <text:p>-216.51</text:p>
          </table:table-cell>
          <table:table-cell table:formula="of:=[.C208]*SIN([.B208])" office:value-type="float" office:value="-110.31969143671" calcext:value-type="float">
            <text:p>-110.32</text:p>
          </table:table-cell>
          <table:table-cell table:formula="of:=0.093*[.D208]+23.12" office:value-type="float" office:value="2.98414355986707" calcext:value-type="float">
            <text:p>2.9841435599</text:p>
          </table:table-cell>
        </table:table-row>
        <table:table-row table:style-name="ro1">
          <table:table-cell table:formula="of:=[.A208]+1" office:value-type="float" office:value="208" calcext:value-type="float">
            <text:p>208.00</text:p>
          </table:table-cell>
          <table:table-cell table:formula="of:=[.A209]/(180)*PI()" office:value-type="float" office:value="3.63028484414821" calcext:value-type="float">
            <text:p>3.63</text:p>
          </table:table-cell>
          <table:table-cell office:value-type="float" office:value="245" calcext:value-type="float">
            <text:p>245.00</text:p>
          </table:table-cell>
          <table:table-cell table:formula="of:=[.C209]*COS([.B209])" office:value-type="float" office:value="-216.322160250437" calcext:value-type="float">
            <text:p>-216.32</text:p>
          </table:table-cell>
          <table:table-cell table:formula="of:=[.C209]*SIN([.B209])" office:value-type="float" office:value="-115.020532882543" calcext:value-type="float">
            <text:p>-115.02</text:p>
          </table:table-cell>
          <table:table-cell table:formula="of:=0.093*[.D209]+23.12" office:value-type="float" office:value="3.00203909670935" calcext:value-type="float">
            <text:p>3.0020390967</text:p>
          </table:table-cell>
        </table:table-row>
        <table:table-row table:style-name="ro1">
          <table:table-cell table:formula="of:=[.A209]+1" office:value-type="float" office:value="209" calcext:value-type="float">
            <text:p>209.00</text:p>
          </table:table-cell>
          <table:table-cell table:formula="of:=[.A210]/(180)*PI()" office:value-type="float" office:value="3.64773813666815" calcext:value-type="float">
            <text:p>3.65</text:p>
          </table:table-cell>
          <table:table-cell office:value-type="float" office:value="248" calcext:value-type="float">
            <text:p>248.00</text:p>
          </table:table-cell>
          <table:table-cell table:formula="of:=[.C210]*COS([.B210])" office:value-type="float" office:value="-216.90568737057" calcext:value-type="float">
            <text:p>-216.91</text:p>
          </table:table-cell>
          <table:table-cell table:formula="of:=[.C210]*SIN([.B210])" office:value-type="float" office:value="-120.232785821092" calcext:value-type="float">
            <text:p>-120.23</text:p>
          </table:table-cell>
          <table:table-cell table:formula="of:=0.093*[.D210]+23.12" office:value-type="float" office:value="2.94777107453698" calcext:value-type="float">
            <text:p>2.9477710745</text:p>
          </table:table-cell>
        </table:table-row>
        <table:table-row table:style-name="ro1">
          <table:table-cell table:formula="of:=[.A210]+1" office:value-type="float" office:value="210" calcext:value-type="float">
            <text:p>210.00</text:p>
          </table:table-cell>
          <table:table-cell table:formula="of:=[.A211]/(180)*PI()" office:value-type="float" office:value="3.66519142918809" calcext:value-type="float">
            <text:p>3.67</text:p>
          </table:table-cell>
          <table:table-cell office:value-type="float" office:value="251" calcext:value-type="float">
            <text:p>251.00</text:p>
          </table:table-cell>
          <table:table-cell table:formula="of:=[.C211]*COS([.B211])" office:value-type="float" office:value="-217.372376349894" calcext:value-type="float">
            <text:p>-217.37</text:p>
          </table:table-cell>
          <table:table-cell table:formula="of:=[.C211]*SIN([.B211])" office:value-type="float" office:value="-125.5" calcext:value-type="float">
            <text:p>-125.50</text:p>
          </table:table-cell>
          <table:table-cell table:formula="of:=0.093*[.D211]+23.12" office:value-type="float" office:value="2.90436899945985" calcext:value-type="float">
            <text:p>2.9043689995</text:p>
          </table:table-cell>
        </table:table-row>
        <table:table-row table:style-name="ro1">
          <table:table-cell table:formula="of:=[.A211]+1" office:value-type="float" office:value="211" calcext:value-type="float">
            <text:p>211.00</text:p>
          </table:table-cell>
          <table:table-cell table:formula="of:=[.A212]/(180)*PI()" office:value-type="float" office:value="3.68264472170804" calcext:value-type="float">
            <text:p>3.68</text:p>
          </table:table-cell>
          <table:table-cell office:value-type="float" office:value="255" calcext:value-type="float">
            <text:p>255.00</text:p>
          </table:table-cell>
          <table:table-cell table:formula="of:=[.C212]*COS([.B212])" office:value-type="float" office:value="-218.577661679039" calcext:value-type="float">
            <text:p>-218.58</text:p>
          </table:table-cell>
          <table:table-cell table:formula="of:=[.C212]*SIN([.B212])" office:value-type="float" office:value="-131.334709102064" calcext:value-type="float">
            <text:p>-131.33</text:p>
          </table:table-cell>
          <table:table-cell table:formula="of:=0.093*[.D212]+23.12" office:value-type="float" office:value="2.79227746384941" calcext:value-type="float">
            <text:p>2.7922774638</text:p>
          </table:table-cell>
        </table:table-row>
        <table:table-row table:style-name="ro1">
          <table:table-cell table:formula="of:=[.A212]+1" office:value-type="float" office:value="212" calcext:value-type="float">
            <text:p>212.00</text:p>
          </table:table-cell>
          <table:table-cell table:formula="of:=[.A213]/(180)*PI()" office:value-type="float" office:value="3.70009801422798" calcext:value-type="float">
            <text:p>3.70</text:p>
          </table:table-cell>
          <table:table-cell office:value-type="float" office:value="258" calcext:value-type="float">
            <text:p>258.00</text:p>
          </table:table-cell>
          <table:table-cell table:formula="of:=[.C213]*COS([.B213])" office:value-type="float" office:value="-218.796408808358" calcext:value-type="float">
            <text:p>-218.80</text:p>
          </table:table-cell>
          <table:table-cell table:formula="of:=[.C213]*SIN([.B213])" office:value-type="float" office:value="-136.719170172167" calcext:value-type="float">
            <text:p>-136.72</text:p>
          </table:table-cell>
          <table:table-cell table:formula="of:=0.093*[.D213]+23.12" office:value-type="float" office:value="2.77193398082271" calcext:value-type="float">
            <text:p>2.7719339808</text:p>
          </table:table-cell>
        </table:table-row>
        <table:table-row table:style-name="ro1">
          <table:table-cell table:formula="of:=[.A213]+1" office:value-type="float" office:value="213" calcext:value-type="float">
            <text:p>213.00</text:p>
          </table:table-cell>
          <table:table-cell table:formula="of:=[.A214]/(180)*PI()" office:value-type="float" office:value="3.71755130674792" calcext:value-type="float">
            <text:p>3.72</text:p>
          </table:table-cell>
          <table:table-cell office:value-type="float" office:value="262" calcext:value-type="float">
            <text:p>262.00</text:p>
          </table:table-cell>
          <table:table-cell table:formula="of:=[.C214]*COS([.B214])" office:value-type="float" office:value="-219.731688801701" calcext:value-type="float">
            <text:p>-219.73</text:p>
          </table:table-cell>
          <table:table-cell table:formula="of:=[.C214]*SIN([.B214])" office:value-type="float" office:value="-142.695427173937" calcext:value-type="float">
            <text:p>-142.70</text:p>
          </table:table-cell>
          <table:table-cell table:formula="of:=0.093*[.D214]+23.12" office:value-type="float" office:value="2.6849529414418" calcext:value-type="float">
            <text:p>2.6849529414</text:p>
          </table:table-cell>
        </table:table-row>
        <table:table-row table:style-name="ro1">
          <table:table-cell table:formula="of:=[.A214]+1" office:value-type="float" office:value="214" calcext:value-type="float">
            <text:p>214.00</text:p>
          </table:table-cell>
          <table:table-cell table:formula="of:=[.A215]/(180)*PI()" office:value-type="float" office:value="3.73500459926786" calcext:value-type="float">
            <text:p>3.74</text:p>
          </table:table-cell>
          <table:table-cell office:value-type="float" office:value="265" calcext:value-type="float">
            <text:p>265.00</text:p>
          </table:table-cell>
          <table:table-cell table:formula="of:=[.C215]*COS([.B215])" office:value-type="float" office:value="-219.694956727086" calcext:value-type="float">
            <text:p>-219.69</text:p>
          </table:table-cell>
          <table:table-cell table:formula="of:=[.C215]*SIN([.B215])" office:value-type="float" office:value="-148.186119419748" calcext:value-type="float">
            <text:p>-148.19</text:p>
          </table:table-cell>
          <table:table-cell table:formula="of:=0.093*[.D215]+23.12" office:value-type="float" office:value="2.68836902438099" calcext:value-type="float">
            <text:p>2.6883690244</text:p>
          </table:table-cell>
        </table:table-row>
        <table:table-row table:style-name="ro1">
          <table:table-cell table:formula="of:=[.A215]+1" office:value-type="float" office:value="215" calcext:value-type="float">
            <text:p>215.00</text:p>
          </table:table-cell>
          <table:table-cell table:formula="of:=[.A216]/(180)*PI()" office:value-type="float" office:value="3.75245789178781" calcext:value-type="float">
            <text:p>3.75</text:p>
          </table:table-cell>
          <table:table-cell office:value-type="float" office:value="269" calcext:value-type="float">
            <text:p>269.00</text:p>
          </table:table-cell>
          <table:table-cell table:formula="of:=[.C216]*COS([.B216])" office:value-type="float" office:value="-220.351899913739" calcext:value-type="float">
            <text:p>-220.35</text:p>
          </table:table-cell>
          <table:table-cell table:formula="of:=[.C216]*SIN([.B216])" office:value-type="float" office:value="-154.292061378431" calcext:value-type="float">
            <text:p>-154.29</text:p>
          </table:table-cell>
          <table:table-cell table:formula="of:=0.093*[.D216]+23.12" office:value-type="float" office:value="2.62727330802229" calcext:value-type="float">
            <text:p>2.627273308</text:p>
          </table:table-cell>
        </table:table-row>
        <table:table-row table:style-name="ro1">
          <table:table-cell table:formula="of:=[.A216]+1" office:value-type="float" office:value="216" calcext:value-type="float">
            <text:p>216.00</text:p>
          </table:table-cell>
          <table:table-cell table:formula="of:=[.A217]/(180)*PI()" office:value-type="float" office:value="3.76991118430775" calcext:value-type="float">
            <text:p>3.77</text:p>
          </table:table-cell>
          <table:table-cell office:value-type="float" office:value="273" calcext:value-type="float">
            <text:p>273.00</text:p>
          </table:table-cell>
          <table:table-cell table:formula="of:=[.C217]*COS([.B217])" office:value-type="float" office:value="-220.861639464361" calcext:value-type="float">
            <text:p>-220.86</text:p>
          </table:table-cell>
          <table:table-cell table:formula="of:=[.C217]*SIN([.B217])" office:value-type="float" office:value="-160.465373875845" calcext:value-type="float">
            <text:p>-160.47</text:p>
          </table:table-cell>
          <table:table-cell table:formula="of:=0.093*[.D217]+23.12" office:value-type="float" office:value="2.57986752981446" calcext:value-type="float">
            <text:p>2.5798675298</text:p>
          </table:table-cell>
        </table:table-row>
        <table:table-row table:style-name="ro1">
          <table:table-cell table:formula="of:=[.A217]+1" office:value-type="float" office:value="217" calcext:value-type="float">
            <text:p>217.00</text:p>
          </table:table-cell>
          <table:table-cell table:formula="of:=[.A218]/(180)*PI()" office:value-type="float" office:value="3.78736447682769" calcext:value-type="float">
            <text:p>3.79</text:p>
          </table:table-cell>
          <table:table-cell office:value-type="float" office:value="278" calcext:value-type="float">
            <text:p>278.00</text:p>
          </table:table-cell>
          <table:table-cell table:formula="of:=[.C218]*COS([.B218])" office:value-type="float" office:value="-222.020671793147" calcext:value-type="float">
            <text:p>-222.02</text:p>
          </table:table-cell>
          <table:table-cell table:formula="of:=[.C218]*SIN([.B218])" office:value-type="float" office:value="-167.304576436269" calcext:value-type="float">
            <text:p>-167.30</text:p>
          </table:table-cell>
          <table:table-cell table:formula="of:=0.093*[.D218]+23.12" office:value-type="float" office:value="2.47207752323729" calcext:value-type="float">
            <text:p>2.4720775232</text:p>
          </table:table-cell>
        </table:table-row>
        <table:table-row table:style-name="ro1">
          <table:table-cell table:formula="of:=[.A218]+1" office:value-type="float" office:value="218" calcext:value-type="float">
            <text:p>218.00</text:p>
          </table:table-cell>
          <table:table-cell table:formula="of:=[.A219]/(180)*PI()" office:value-type="float" office:value="3.80481776934764" calcext:value-type="float">
            <text:p>3.80</text:p>
          </table:table-cell>
          <table:table-cell office:value-type="float" office:value="282" calcext:value-type="float">
            <text:p>282.00</text:p>
          </table:table-cell>
          <table:table-cell table:formula="of:=[.C219]*COS([.B219])" office:value-type="float" office:value="-222.219032517096" calcext:value-type="float">
            <text:p>-222.22</text:p>
          </table:table-cell>
          <table:table-cell table:formula="of:=[.C219]*SIN([.B219])" office:value-type="float" office:value="-173.616536041836" calcext:value-type="float">
            <text:p>-173.62</text:p>
          </table:table-cell>
          <table:table-cell table:formula="of:=0.093*[.D219]+23.12" office:value-type="float" office:value="2.4536299759101" calcext:value-type="float">
            <text:p>2.4536299759</text:p>
          </table:table-cell>
        </table:table-row>
        <table:table-row table:style-name="ro1">
          <table:table-cell table:formula="of:=[.A219]+1" office:value-type="float" office:value="219" calcext:value-type="float">
            <text:p>219.00</text:p>
          </table:table-cell>
          <table:table-cell table:formula="of:=[.A220]/(180)*PI()" office:value-type="float" office:value="3.82227106186758" calcext:value-type="float">
            <text:p>3.82</text:p>
          </table:table-cell>
          <table:table-cell office:value-type="float" office:value="287" calcext:value-type="float">
            <text:p>287.00</text:p>
          </table:table-cell>
          <table:table-cell table:formula="of:=[.C220]*COS([.B220])" office:value-type="float" office:value="-223.040890938151" calcext:value-type="float">
            <text:p>-223.04</text:p>
          </table:table-cell>
          <table:table-cell table:formula="of:=[.C220]*SIN([.B220])" office:value-type="float" office:value="-180.614952231303" calcext:value-type="float">
            <text:p>-180.61</text:p>
          </table:table-cell>
          <table:table-cell table:formula="of:=0.093*[.D220]+23.12" office:value-type="float" office:value="2.37719714275199" calcext:value-type="float">
            <text:p>2.3771971428</text:p>
          </table:table-cell>
        </table:table-row>
        <table:table-row table:style-name="ro1">
          <table:table-cell table:formula="of:=[.A220]+1" office:value-type="float" office:value="220" calcext:value-type="float">
            <text:p>220.00</text:p>
          </table:table-cell>
          <table:table-cell table:formula="of:=[.A221]/(180)*PI()" office:value-type="float" office:value="3.83972435438752" calcext:value-type="float">
            <text:p>3.84</text:p>
          </table:table-cell>
          <table:table-cell office:value-type="float" office:value="292" calcext:value-type="float">
            <text:p>292.00</text:p>
          </table:table-cell>
          <table:table-cell table:formula="of:=[.C221]*COS([.B221])" office:value-type="float" office:value="-223.684977390742" calcext:value-type="float">
            <text:p>-223.68</text:p>
          </table:table-cell>
          <table:table-cell table:formula="of:=[.C221]*SIN([.B221])" office:value-type="float" office:value="-187.693982028469" calcext:value-type="float">
            <text:p>-187.69</text:p>
          </table:table-cell>
          <table:table-cell table:formula="of:=0.093*[.D221]+23.12" office:value-type="float" office:value="2.31729710266103" calcext:value-type="float">
            <text:p>2.3172971027</text:p>
          </table:table-cell>
        </table:table-row>
        <table:table-row table:style-name="ro1">
          <table:table-cell table:formula="of:=[.A221]+1" office:value-type="float" office:value="221" calcext:value-type="float">
            <text:p>221.00</text:p>
          </table:table-cell>
          <table:table-cell table:formula="of:=[.A222]/(180)*PI()" office:value-type="float" office:value="3.85717764690747" calcext:value-type="float">
            <text:p>3.86</text:p>
          </table:table-cell>
          <table:table-cell office:value-type="float" office:value="298" calcext:value-type="float">
            <text:p>298.00</text:p>
          </table:table-cell>
          <table:table-cell table:formula="of:=[.C222]*COS([.B222])" office:value-type="float" office:value="-224.903454906386" calcext:value-type="float">
            <text:p>-224.90</text:p>
          </table:table-cell>
          <table:table-cell table:formula="of:=[.C222]*SIN([.B222])" office:value-type="float" office:value="-195.505590639171" calcext:value-type="float">
            <text:p>-195.51</text:p>
          </table:table-cell>
          <table:table-cell table:formula="of:=0.093*[.D222]+23.12" office:value-type="float" office:value="2.2039786937061" calcext:value-type="float">
            <text:p>2.2039786937</text:p>
          </table:table-cell>
        </table:table-row>
        <table:table-row table:style-name="ro1">
          <table:table-cell table:formula="of:=[.A222]+1" office:value-type="float" office:value="222" calcext:value-type="float">
            <text:p>222.00</text:p>
          </table:table-cell>
          <table:table-cell table:formula="of:=[.A223]/(180)*PI()" office:value-type="float" office:value="3.87463093942741" calcext:value-type="float">
            <text:p>3.87</text:p>
          </table:table-cell>
          <table:table-cell office:value-type="float" office:value="304" calcext:value-type="float">
            <text:p>304.00</text:p>
          </table:table-cell>
          <table:table-cell table:formula="of:=[.C223]*COS([.B223])" office:value-type="float" office:value="-225.916026945128" calcext:value-type="float">
            <text:p>-225.92</text:p>
          </table:table-cell>
          <table:table-cell table:formula="of:=[.C223]*SIN([.B223])" office:value-type="float" office:value="-203.415704333093" calcext:value-type="float">
            <text:p>-203.42</text:p>
          </table:table-cell>
          <table:table-cell table:formula="of:=0.093*[.D223]+23.12" office:value-type="float" office:value="2.10980949410311" calcext:value-type="float">
            <text:p>2.1098094941</text:p>
          </table:table-cell>
        </table:table-row>
        <table:table-row table:style-name="ro1">
          <table:table-cell table:formula="of:=[.A223]+1" office:value-type="float" office:value="223" calcext:value-type="float">
            <text:p>223.00</text:p>
          </table:table-cell>
          <table:table-cell table:formula="of:=[.A224]/(180)*PI()" office:value-type="float" office:value="3.89208423194735" calcext:value-type="float">
            <text:p>3.89</text:p>
          </table:table-cell>
          <table:table-cell office:value-type="float" office:value="311" calcext:value-type="float">
            <text:p>311.00</text:p>
          </table:table-cell>
          <table:table-cell table:formula="of:=[.C224]*COS([.B224])" office:value-type="float" office:value="-227.451001203562" calcext:value-type="float">
            <text:p>-227.45</text:p>
          </table:table-cell>
          <table:table-cell table:formula="of:=[.C224]*SIN([.B224])" office:value-type="float" office:value="-212.101489979437" calcext:value-type="float">
            <text:p>-212.10</text:p>
          </table:table-cell>
          <table:table-cell table:formula="of:=0.093*[.D224]+23.12" office:value-type="float" office:value="1.96705688806873" calcext:value-type="float">
            <text:p>1.9670568881</text:p>
          </table:table-cell>
        </table:table-row>
        <table:table-row table:style-name="ro1">
          <table:table-cell table:formula="of:=[.A224]+1" office:value-type="float" office:value="224" calcext:value-type="float">
            <text:p>224.00</text:p>
          </table:table-cell>
          <table:table-cell table:formula="of:=[.A225]/(180)*PI()" office:value-type="float" office:value="3.9095375244673" calcext:value-type="float">
            <text:p>3.91</text:p>
          </table:table-cell>
          <table:table-cell office:value-type="float" office:value="317" calcext:value-type="float">
            <text:p>317.00</text:p>
          </table:table-cell>
          <table:table-cell table:formula="of:=[.C225]*COS([.B225])" office:value-type="float" office:value="-228.030716707352" calcext:value-type="float">
            <text:p>-228.03</text:p>
          </table:table-cell>
          <table:table-cell table:formula="of:=[.C225]*SIN([.B225])" office:value-type="float" office:value="-220.206703435502" calcext:value-type="float">
            <text:p>-220.21</text:p>
          </table:table-cell>
          <table:table-cell table:formula="of:=0.093*[.D225]+23.12" office:value-type="float" office:value="1.91314334621623" calcext:value-type="float">
            <text:p>1.9131433462</text:p>
          </table:table-cell>
        </table:table-row>
        <table:table-row table:style-name="ro1">
          <table:table-cell table:formula="of:=[.A225]+1" office:value-type="float" office:value="225" calcext:value-type="float">
            <text:p>225.00</text:p>
          </table:table-cell>
          <table:table-cell table:formula="of:=[.A226]/(180)*PI()" office:value-type="float" office:value="3.92699081698724" calcext:value-type="float">
            <text:p>3.93</text:p>
          </table:table-cell>
          <table:table-cell office:value-type="float" office:value="324" calcext:value-type="float">
            <text:p>324.00</text:p>
          </table:table-cell>
          <table:table-cell table:formula="of:=[.C226]*COS([.B226])" office:value-type="float" office:value="-229.102597104441" calcext:value-type="float">
            <text:p>-229.10</text:p>
          </table:table-cell>
          <table:table-cell table:formula="of:=[.C226]*SIN([.B226])" office:value-type="float" office:value="-229.102597104441" calcext:value-type="float">
            <text:p>-229.10</text:p>
          </table:table-cell>
          <table:table-cell table:formula="of:=0.093*[.D226]+23.12" office:value-type="float" office:value="1.81345846928695" calcext:value-type="float">
            <text:p>1.8134584693</text:p>
          </table:table-cell>
        </table:table-row>
        <table:table-row table:style-name="ro1">
          <table:table-cell table:formula="of:=[.A226]+1" office:value-type="float" office:value="226" calcext:value-type="float">
            <text:p>226.00</text:p>
          </table:table-cell>
          <table:table-cell table:formula="of:=[.A227]/(180)*PI()" office:value-type="float" office:value="3.94444410950718" calcext:value-type="float">
            <text:p>3.94</text:p>
          </table:table-cell>
          <table:table-cell office:value-type="float" office:value="332" calcext:value-type="float">
            <text:p>332.00</text:p>
          </table:table-cell>
          <table:table-cell table:formula="of:=[.C227]*COS([.B227])" office:value-type="float" office:value="-230.626578992387" calcext:value-type="float">
            <text:p>-230.63</text:p>
          </table:table-cell>
          <table:table-cell table:formula="of:=[.C227]*SIN([.B227])" office:value-type="float" office:value="-238.820813712432" calcext:value-type="float">
            <text:p>-238.82</text:p>
          </table:table-cell>
          <table:table-cell table:formula="of:=0.093*[.D227]+23.12" office:value-type="float" office:value="1.67172815370799" calcext:value-type="float">
            <text:p>1.6717281537</text:p>
          </table:table-cell>
        </table:table-row>
        <table:table-row table:style-name="ro1">
          <table:table-cell table:formula="of:=[.A227]+1" office:value-type="float" office:value="227" calcext:value-type="float">
            <text:p>227.00</text:p>
          </table:table-cell>
          <table:table-cell table:formula="of:=[.A228]/(180)*PI()" office:value-type="float" office:value="3.96189740202713" calcext:value-type="float">
            <text:p>3.96</text:p>
          </table:table-cell>
          <table:table-cell office:value-type="float" office:value="339" calcext:value-type="float">
            <text:p>339.00</text:p>
          </table:table-cell>
          <table:table-cell table:formula="of:=[.C228]*COS([.B228])" office:value-type="float" office:value="-231.197444061187" calcext:value-type="float">
            <text:p>-231.20</text:p>
          </table:table-cell>
          <table:table-cell table:formula="of:=[.C228]*SIN([.B228])" office:value-type="float" office:value="-247.928904848899" calcext:value-type="float">
            <text:p>-247.93</text:p>
          </table:table-cell>
          <table:table-cell table:formula="of:=0.093*[.D228]+23.12" office:value-type="float" office:value="1.61863770230961" calcext:value-type="float">
            <text:p>1.6186377023</text:p>
          </table:table-cell>
        </table:table-row>
        <table:table-row table:style-name="ro1">
          <table:table-cell table:formula="of:=[.A228]+1" office:value-type="float" office:value="228" calcext:value-type="float">
            <text:p>228.00</text:p>
          </table:table-cell>
          <table:table-cell table:formula="of:=[.A229]/(180)*PI()" office:value-type="float" office:value="3.97935069454707" calcext:value-type="float">
            <text:p>3.98</text:p>
          </table:table-cell>
          <table:table-cell office:value-type="float" office:value="348" calcext:value-type="float">
            <text:p>348.00</text:p>
          </table:table-cell>
          <table:table-cell table:formula="of:=[.C229]*COS([.B229])" office:value-type="float" office:value="-232.857451012883" calcext:value-type="float">
            <text:p>-232.86</text:p>
          </table:table-cell>
          <table:table-cell table:formula="of:=[.C229]*SIN([.B229])" office:value-type="float" office:value="-258.614399266133" calcext:value-type="float">
            <text:p>-258.61</text:p>
          </table:table-cell>
          <table:table-cell table:formula="of:=0.093*[.D229]+23.12" office:value-type="float" office:value="1.46425705580191" calcext:value-type="float">
            <text:p>1.4642570558</text:p>
          </table:table-cell>
        </table:table-row>
        <table:table-row table:style-name="ro1">
          <table:table-cell table:formula="of:=[.A229]+1" office:value-type="float" office:value="229" calcext:value-type="float">
            <text:p>229.00</text:p>
          </table:table-cell>
          <table:table-cell table:formula="of:=[.A230]/(180)*PI()" office:value-type="float" office:value="3.99680398706701" calcext:value-type="float">
            <text:p>4.00</text:p>
          </table:table-cell>
          <table:table-cell office:value-type="float" office:value="357" calcext:value-type="float">
            <text:p>357.00</text:p>
          </table:table-cell>
          <table:table-cell table:formula="of:=[.C230]*COS([.B230])" office:value-type="float" office:value="-234.213073349611" calcext:value-type="float">
            <text:p>-234.21</text:p>
          </table:table-cell>
          <table:table-cell table:formula="of:=[.C230]*SIN([.B230])" office:value-type="float" office:value="-269.431320139529" calcext:value-type="float">
            <text:p>-269.43</text:p>
          </table:table-cell>
          <table:table-cell table:formula="of:=0.093*[.D230]+23.12" office:value-type="float" office:value="1.33818417848616" calcext:value-type="float">
            <text:p>1.3381841785</text:p>
          </table:table-cell>
        </table:table-row>
        <table:table-row table:style-name="ro1">
          <table:table-cell table:formula="of:=[.A230]+1" office:value-type="float" office:value="230" calcext:value-type="float">
            <text:p>230.00</text:p>
          </table:table-cell>
          <table:table-cell table:formula="of:=[.A231]/(180)*PI()" office:value-type="float" office:value="4.01425727958696" calcext:value-type="float">
            <text:p>4.01</text:p>
          </table:table-cell>
          <table:table-cell office:value-type="float" office:value="367" calcext:value-type="float">
            <text:p>367.00</text:p>
          </table:table-cell>
          <table:table-cell table:formula="of:=[.C231]*COS([.B231])" office:value-type="float" office:value="-235.90305275496" calcext:value-type="float">
            <text:p>-235.90</text:p>
          </table:table-cell>
          <table:table-cell table:formula="of:=[.C231]*SIN([.B231])" office:value-type="float" office:value="-281.138310624665" calcext:value-type="float">
            <text:p>-281.14</text:p>
          </table:table-cell>
          <table:table-cell table:formula="of:=0.093*[.D231]+23.12" office:value-type="float" office:value="1.18101609378872" calcext:value-type="float">
            <text:p>1.1810160938</text:p>
          </table:table-cell>
        </table:table-row>
        <table:table-row table:style-name="ro1">
          <table:table-cell table:formula="of:=[.A231]+1" office:value-type="float" office:value="231" calcext:value-type="float">
            <text:p>231.00</text:p>
          </table:table-cell>
          <table:table-cell table:formula="of:=[.A232]/(180)*PI()" office:value-type="float" office:value="4.0317105721069" calcext:value-type="float">
            <text:p>4.03</text:p>
          </table:table-cell>
          <table:table-cell office:value-type="float" office:value="377" calcext:value-type="float">
            <text:p>377.00</text:p>
          </table:table-cell>
          <table:table-cell table:formula="of:=[.C232]*COS([.B232])" office:value-type="float" office:value="-237.253787425789" calcext:value-type="float">
            <text:p>-237.25</text:p>
          </table:table-cell>
          <table:table-cell table:formula="of:=[.C232]*SIN([.B232])" office:value-type="float" office:value="-292.984027469278" calcext:value-type="float">
            <text:p>-292.98</text:p>
          </table:table-cell>
          <table:table-cell table:formula="of:=0.093*[.D232]+23.12" office:value-type="float" office:value="1.05539776940166" calcext:value-type="float">
            <text:p>1.0553977694</text:p>
          </table:table-cell>
        </table:table-row>
        <table:table-row table:style-name="ro1">
          <table:table-cell table:formula="of:=[.A232]+1" office:value-type="float" office:value="232" calcext:value-type="float">
            <text:p>232.00</text:p>
          </table:table-cell>
          <table:table-cell table:formula="of:=[.A233]/(180)*PI()" office:value-type="float" office:value="4.04916386462685" calcext:value-type="float">
            <text:p>4.05</text:p>
          </table:table-cell>
          <table:table-cell office:value-type="float" office:value="388" calcext:value-type="float">
            <text:p>388.00</text:p>
          </table:table-cell>
          <table:table-cell table:formula="of:=[.C233]*COS([.B233])" office:value-type="float" office:value="-238.876652426355" calcext:value-type="float">
            <text:p>-238.88</text:p>
          </table:table-cell>
          <table:table-cell table:formula="of:=[.C233]*SIN([.B233])" office:value-type="float" office:value="-305.748172399408" calcext:value-type="float">
            <text:p>-305.75</text:p>
          </table:table-cell>
          <table:table-cell table:formula="of:=0.093*[.D233]+23.12" office:value-type="float" office:value="0.904471324348958" calcext:value-type="float">
            <text:p>0.9044713243</text:p>
          </table:table-cell>
        </table:table-row>
        <table:table-row table:style-name="ro1">
          <table:table-cell table:formula="of:=[.A233]+1" office:value-type="float" office:value="233" calcext:value-type="float">
            <text:p>233.00</text:p>
          </table:table-cell>
          <table:table-cell table:formula="of:=[.A234]/(180)*PI()" office:value-type="float" office:value="4.06661715714679" calcext:value-type="float">
            <text:p>4.07</text:p>
          </table:table-cell>
          <table:table-cell office:value-type="float" office:value="400" calcext:value-type="float">
            <text:p>400.00</text:p>
          </table:table-cell>
          <table:table-cell table:formula="of:=[.C234]*COS([.B234])" office:value-type="float" office:value="-240.726009260819" calcext:value-type="float">
            <text:p>-240.73</text:p>
          </table:table-cell>
          <table:table-cell table:formula="of:=[.C234]*SIN([.B234])" office:value-type="float" office:value="-319.454204018917" calcext:value-type="float">
            <text:p>-319.45</text:p>
          </table:table-cell>
          <table:table-cell table:formula="of:=0.093*[.D234]+23.12" office:value-type="float" office:value="0.732481138743808" calcext:value-type="float">
            <text:p>0.7324811387</text:p>
          </table:table-cell>
        </table:table-row>
        <table:table-row table:style-name="ro1">
          <table:table-cell table:formula="of:=[.A234]+1" office:value-type="float" office:value="234" calcext:value-type="float">
            <text:p>234.00</text:p>
          </table:table-cell>
          <table:table-cell table:formula="of:=[.A235]/(180)*PI()" office:value-type="float" office:value="4.08407044966673" calcext:value-type="float">
            <text:p>4.08</text:p>
          </table:table-cell>
          <table:table-cell office:value-type="float" office:value="413" calcext:value-type="float">
            <text:p>413.00</text:p>
          </table:table-cell>
          <table:table-cell table:formula="of:=[.C235]*COS([.B235])" office:value-type="float" office:value="-242.755309196791" calcext:value-type="float">
            <text:p>-242.76</text:p>
          </table:table-cell>
          <table:table-cell table:formula="of:=[.C235]*SIN([.B235])" office:value-type="float" office:value="-334.124018676853" calcext:value-type="float">
            <text:p>-334.12</text:p>
          </table:table-cell>
          <table:table-cell table:formula="of:=0.093*[.D235]+23.12" office:value-type="float" office:value="0.543756244698397" calcext:value-type="float">
            <text:p>0.5437562447</text:p>
          </table:table-cell>
        </table:table-row>
        <table:table-row table:style-name="ro1">
          <table:table-cell table:formula="of:=[.A235]+1" office:value-type="float" office:value="235" calcext:value-type="float">
            <text:p>235.00</text:p>
          </table:table-cell>
          <table:table-cell table:formula="of:=[.A236]/(180)*PI()" office:value-type="float" office:value="4.10152374218667" calcext:value-type="float">
            <text:p>4.10</text:p>
          </table:table-cell>
          <table:table-cell office:value-type="float" office:value="426" calcext:value-type="float">
            <text:p>426.00</text:p>
          </table:table-cell>
          <table:table-cell table:formula="of:=[.C236]*COS([.B236])" office:value-type="float" office:value="-244.343561885546" calcext:value-type="float">
            <text:p>-244.34</text:p>
          </table:table-cell>
          <table:table-cell table:formula="of:=[.C236]*SIN([.B236])" office:value-type="float" office:value="-348.95877086711" calcext:value-type="float">
            <text:p>-348.96</text:p>
          </table:table-cell>
          <table:table-cell table:formula="of:=0.093*[.D236]+23.12" office:value-type="float" office:value="0.396048744644244" calcext:value-type="float">
            <text:p>0.3960487446</text:p>
          </table:table-cell>
        </table:table-row>
        <table:table-row table:style-name="ro1">
          <table:table-cell table:formula="of:=[.A236]+1" office:value-type="float" office:value="236" calcext:value-type="float">
            <text:p>236.00</text:p>
          </table:table-cell>
          <table:table-cell table:formula="of:=[.A237]/(180)*PI()" office:value-type="float" office:value="4.11897703470662" calcext:value-type="float">
            <text:p>4.12</text:p>
          </table:table-cell>
          <table:table-cell office:value-type="float" office:value="440" calcext:value-type="float">
            <text:p>440.00</text:p>
          </table:table-cell>
          <table:table-cell table:formula="of:=[.C237]*COS([.B237])" office:value-type="float" office:value="-246.044877527129" calcext:value-type="float">
            <text:p>-246.04</text:p>
          </table:table-cell>
          <table:table-cell table:formula="of:=[.C237]*SIN([.B237])" office:value-type="float" office:value="-364.776531924218" calcext:value-type="float">
            <text:p>-364.78</text:p>
          </table:table-cell>
          <table:table-cell table:formula="of:=0.093*[.D237]+23.12" office:value-type="float" office:value="0.237826389977023" calcext:value-type="float">
            <text:p>0.23782639</text:p>
          </table:table-cell>
        </table:table-row>
        <table:table-row table:style-name="ro1">
          <table:table-cell table:formula="of:=[.A237]+1" office:value-type="float" office:value="237" calcext:value-type="float">
            <text:p>237.00</text:p>
          </table:table-cell>
          <table:table-cell table:formula="of:=[.A238]/(180)*PI()" office:value-type="float" office:value="4.13643032722656" calcext:value-type="float">
            <text:p>4.14</text:p>
          </table:table-cell>
          <table:table-cell office:value-type="float" office:value="457" calcext:value-type="float">
            <text:p>457.00</text:p>
          </table:table-cell>
          <table:table-cell table:formula="of:=[.C238]*COS([.B238])" office:value-type="float" office:value="-248.900039001867" calcext:value-type="float">
            <text:p>-248.90</text:p>
          </table:table-cell>
          <table:table-cell table:formula="of:=[.C238]*SIN([.B238])" office:value-type="float" office:value="-383.272449551059" calcext:value-type="float">
            <text:p>-383.27</text:p>
          </table:table-cell>
          <table:table-cell table:formula="of:=0.093*[.D238]+23.12" office:value-type="float" office:value="-0.0277036271736613" calcext:value-type="float">
            <text:p>-0.0277036272</text:p>
          </table:table-cell>
        </table:table-row>
        <table:table-row table:style-name="ro1">
          <table:table-cell table:formula="of:=[.A238]+1" office:value-type="float" office:value="238" calcext:value-type="float">
            <text:p>238.00</text:p>
          </table:table-cell>
          <table:table-cell table:formula="of:=[.A239]/(180)*PI()" office:value-type="float" office:value="4.1538836197465" calcext:value-type="float">
            <text:p>4.15</text:p>
          </table:table-cell>
          <table:table-cell office:value-type="float" office:value="474" calcext:value-type="float">
            <text:p>474.00</text:p>
          </table:table-cell>
          <table:table-cell table:formula="of:=[.C239]*COS([.B239])" office:value-type="float" office:value="-251.181731246539" calcext:value-type="float">
            <text:p>-251.18</text:p>
          </table:table-cell>
          <table:table-cell table:formula="of:=[.C239]*SIN([.B239])" office:value-type="float" office:value="-401.974797578146" calcext:value-type="float">
            <text:p>-401.97</text:p>
          </table:table-cell>
          <table:table-cell table:formula="of:=0.093*[.D239]+23.12" office:value-type="float" office:value="-0.239901005928143" calcext:value-type="float">
            <text:p>-0.2399010059</text:p>
          </table:table-cell>
        </table:table-row>
        <table:table-row table:style-name="ro1">
          <table:table-cell table:formula="of:=[.A239]+1" office:value-type="float" office:value="239" calcext:value-type="float">
            <text:p>239.00</text:p>
          </table:table-cell>
          <table:table-cell table:formula="of:=[.A240]/(180)*PI()" office:value-type="float" office:value="4.17133691226645" calcext:value-type="float">
            <text:p>4.17</text:p>
          </table:table-cell>
          <table:table-cell office:value-type="float" office:value="492" calcext:value-type="float">
            <text:p>492.00</text:p>
          </table:table-cell>
          <table:table-cell table:formula="of:=[.C240]*COS([.B240])" office:value-type="float" office:value="-253.398732855747" calcext:value-type="float">
            <text:p>-253.40</text:p>
          </table:table-cell>
          <table:table-cell table:formula="of:=[.C240]*SIN([.B240])" office:value-type="float" office:value="-421.726311945439" calcext:value-type="float">
            <text:p>-421.73</text:p>
          </table:table-cell>
          <table:table-cell table:formula="of:=0.093*[.D240]+23.12" office:value-type="float" office:value="-0.446082155584453" calcext:value-type="float">
            <text:p>-0.4460821556</text:p>
          </table:table-cell>
        </table:table-row>
        <table:table-row table:style-name="ro1">
          <table:table-cell table:formula="of:=[.A240]+1" office:value-type="float" office:value="240" calcext:value-type="float">
            <text:p>240.00</text:p>
          </table:table-cell>
          <table:table-cell table:formula="of:=[.A241]/(180)*PI()" office:value-type="float" office:value="4.18879020478639" calcext:value-type="float">
            <text:p>4.19</text:p>
          </table:table-cell>
          <table:table-cell office:value-type="float" office:value="512" calcext:value-type="float">
            <text:p>512.00</text:p>
          </table:table-cell>
          <table:table-cell table:formula="of:=[.C241]*COS([.B241])" office:value-type="float" office:value="-256" calcext:value-type="float">
            <text:p>-256.00</text:p>
          </table:table-cell>
          <table:table-cell table:formula="of:=[.C241]*SIN([.B241])" office:value-type="float" office:value="-443.405006737632" calcext:value-type="float">
            <text:p>-443.41</text:p>
          </table:table-cell>
          <table:table-cell table:formula="of:=0.093*[.D241]+23.12" office:value-type="float" office:value="-0.68800000000002" calcext:value-type="float">
            <text:p>-0.688</text:p>
          </table:table-cell>
        </table:table-row>
        <table:table-row table:style-name="ro1">
          <table:table-cell table:formula="of:=[.A241]+1" office:value-type="float" office:value="241" calcext:value-type="float">
            <text:p>241.00</text:p>
          </table:table-cell>
          <table:table-cell table:formula="of:=[.A242]/(180)*PI()" office:value-type="float" office:value="4.20624349730633" calcext:value-type="float">
            <text:p>4.21</text:p>
          </table:table-cell>
          <table:table-cell office:value-type="float" office:value="534" calcext:value-type="float">
            <text:p>534.00</text:p>
          </table:table-cell>
          <table:table-cell table:formula="of:=[.C242]*COS([.B242])" office:value-type="float" office:value="-258.888337211544" calcext:value-type="float">
            <text:p>-258.89</text:p>
          </table:table-cell>
          <table:table-cell table:formula="of:=[.C242]*SIN([.B242])" office:value-type="float" office:value="-467.046923612437" calcext:value-type="float">
            <text:p>-467.05</text:p>
          </table:table-cell>
          <table:table-cell table:formula="of:=0.093*[.D242]+23.12" office:value-type="float" office:value="-0.95661536067362" calcext:value-type="float">
            <text:p>-0.9566153607</text:p>
          </table:table-cell>
        </table:table-row>
        <table:table-row table:style-name="ro1">
          <table:table-cell table:formula="of:=[.A242]+1" office:value-type="float" office:value="242" calcext:value-type="float">
            <text:p>242.00</text:p>
          </table:table-cell>
          <table:table-cell table:formula="of:=[.A243]/(180)*PI()" office:value-type="float" office:value="4.22369678982628" calcext:value-type="float">
            <text:p>4.22</text:p>
          </table:table-cell>
          <table:table-cell office:value-type="float" office:value="560" calcext:value-type="float">
            <text:p>560.00</text:p>
          </table:table-cell>
          <table:table-cell table:formula="of:=[.C243]*COS([.B243])" office:value-type="float" office:value="-262.904075160099" calcext:value-type="float">
            <text:p>-262.90</text:p>
          </table:table-cell>
          <table:table-cell table:formula="of:=[.C243]*SIN([.B243])" office:value-type="float" office:value="-494.450652000999" calcext:value-type="float">
            <text:p>-494.45</text:p>
          </table:table-cell>
          <table:table-cell table:formula="of:=0.093*[.D243]+23.12" office:value-type="float" office:value="-1.33007898988919" calcext:value-type="float">
            <text:p>-1.3300789899</text:p>
          </table:table-cell>
        </table:table-row>
        <table:table-row table:style-name="ro1">
          <table:table-cell table:formula="of:=[.A243]+1" office:value-type="float" office:value="243" calcext:value-type="float">
            <text:p>243.00</text:p>
          </table:table-cell>
          <table:table-cell table:formula="of:=[.A244]/(180)*PI()" office:value-type="float" office:value="4.24115008234622" calcext:value-type="float">
            <text:p>4.24</text:p>
          </table:table-cell>
          <table:table-cell office:value-type="float" office:value="588" calcext:value-type="float">
            <text:p>588.00</text:p>
          </table:table-cell>
          <table:table-cell table:formula="of:=[.C244]*COS([.B244])" office:value-type="float" office:value="-266.946413846854" calcext:value-type="float">
            <text:p>-266.95</text:p>
          </table:table-cell>
          <table:table-cell table:formula="of:=[.C244]*SIN([.B244])" office:value-type="float" office:value="-523.91183622276" calcext:value-type="float">
            <text:p>-523.91</text:p>
          </table:table-cell>
          <table:table-cell table:formula="of:=0.093*[.D244]+23.12" office:value-type="float" office:value="-1.70601648775738" calcext:value-type="float">
            <text:p>-1.7060164878</text:p>
          </table:table-cell>
        </table:table-row>
        <table:table-row table:style-name="ro1">
          <table:table-cell table:formula="of:=[.A244]+1" office:value-type="float" office:value="244" calcext:value-type="float">
            <text:p>244.00</text:p>
          </table:table-cell>
          <table:table-cell table:formula="of:=[.A245]/(180)*PI()" office:value-type="float" office:value="4.25860337486616" calcext:value-type="float">
            <text:p>4.26</text:p>
          </table:table-cell>
          <table:table-cell office:value-type="float" office:value="622" calcext:value-type="float">
            <text:p>622.00</text:p>
          </table:table-cell>
          <table:table-cell table:formula="of:=[.C245]*COS([.B245])" office:value-type="float" office:value="-272.666853302806" calcext:value-type="float">
            <text:p>-272.67</text:p>
          </table:table-cell>
          <table:table-cell table:formula="of:=[.C245]*SIN([.B245])" office:value-type="float" office:value="-559.049896798082" calcext:value-type="float">
            <text:p>-559.05</text:p>
          </table:table-cell>
          <table:table-cell table:formula="of:=0.093*[.D245]+23.12" office:value-type="float" office:value="-2.23801735716099" calcext:value-type="float">
            <text:p>-2.2380173572</text:p>
          </table:table-cell>
        </table:table-row>
        <table:table-row table:style-name="ro1">
          <table:table-cell table:formula="of:=[.A245]+1" office:value-type="float" office:value="245" calcext:value-type="float">
            <text:p>245.00</text:p>
          </table:table-cell>
          <table:table-cell table:formula="of:=[.A246]/(180)*PI()" office:value-type="float" office:value="4.27605666738611" calcext:value-type="float">
            <text:p>4.28</text:p>
          </table:table-cell>
          <table:table-cell office:value-type="float" office:value="658" calcext:value-type="float">
            <text:p>658.00</text:p>
          </table:table-cell>
          <table:table-cell table:formula="of:=[.C246]*COS([.B246])" office:value-type="float" office:value="-278.08281622538" calcext:value-type="float">
            <text:p>-278.08</text:p>
          </table:table-cell>
          <table:table-cell table:formula="of:=[.C246]*SIN([.B246])" office:value-type="float" office:value="-596.350523870116" calcext:value-type="float">
            <text:p>-596.35</text:p>
          </table:table-cell>
          <table:table-cell table:formula="of:=0.093*[.D246]+23.12" office:value-type="float" office:value="-2.74170190896034" calcext:value-type="float">
            <text:p>-2.741701909</text:p>
          </table:table-cell>
        </table:table-row>
        <table:table-row table:style-name="ro1">
          <table:table-cell table:formula="of:=[.A246]+1" office:value-type="float" office:value="246" calcext:value-type="float">
            <text:p>246.00</text:p>
          </table:table-cell>
          <table:table-cell table:formula="of:=[.A247]/(180)*PI()" office:value-type="float" office:value="4.29350995990605" calcext:value-type="float">
            <text:p>4.29</text:p>
          </table:table-cell>
          <table:table-cell office:value-type="float" office:value="700" calcext:value-type="float">
            <text:p>700.00</text:p>
          </table:table-cell>
          <table:table-cell table:formula="of:=[.C247]*COS([.B247])" office:value-type="float" office:value="-284.71565015306" calcext:value-type="float">
            <text:p>-284.72</text:p>
          </table:table-cell>
          <table:table-cell table:formula="of:=[.C247]*SIN([.B247])" office:value-type="float" office:value="-639.481820349821" calcext:value-type="float">
            <text:p>-639.48</text:p>
          </table:table-cell>
          <table:table-cell table:formula="of:=0.093*[.D247]+23.12" office:value-type="float" office:value="-3.35855546423459" calcext:value-type="float">
            <text:p>-3.3585554642</text:p>
          </table:table-cell>
        </table:table-row>
        <table:table-row table:style-name="ro1">
          <table:table-cell table:formula="of:=[.A247]+1" office:value-type="float" office:value="247" calcext:value-type="float">
            <text:p>247.00</text:p>
          </table:table-cell>
          <table:table-cell table:formula="of:=[.A248]/(180)*PI()" office:value-type="float" office:value="4.31096325242599" calcext:value-type="float">
            <text:p>4.31</text:p>
          </table:table-cell>
          <table:table-cell office:value-type="float" office:value="745" calcext:value-type="float">
            <text:p>745.00</text:p>
          </table:table-cell>
          <table:table-cell table:formula="of:=[.C248]*COS([.B248])" office:value-type="float" office:value="-291.094690724509" calcext:value-type="float">
            <text:p>-291.09</text:p>
          </table:table-cell>
          <table:table-cell table:formula="of:=[.C248]*SIN([.B248])" office:value-type="float" office:value="-685.776115822068" calcext:value-type="float">
            <text:p>-685.78</text:p>
          </table:table-cell>
          <table:table-cell table:formula="of:=0.093*[.D248]+23.12" office:value-type="float" office:value="-3.95180623737934" calcext:value-type="float">
            <text:p>-3.9518062374</text:p>
          </table:table-cell>
        </table:table-row>
        <table:table-row table:style-name="ro1">
          <table:table-cell table:formula="of:=[.A248]+1" office:value-type="float" office:value="248" calcext:value-type="float">
            <text:p>248.00</text:p>
          </table:table-cell>
          <table:table-cell table:formula="of:=[.A249]/(180)*PI()" office:value-type="float" office:value="4.32841654494594" calcext:value-type="float">
            <text:p>4.33</text:p>
          </table:table-cell>
          <table:table-cell office:value-type="float" office:value="710" calcext:value-type="float">
            <text:p>710.00</text:p>
          </table:table-cell>
          <table:table-cell table:formula="of:=[.C249]*COS([.B249])" office:value-type="float" office:value="-265.970681325298" calcext:value-type="float">
            <text:p>-265.97</text:p>
          </table:table-cell>
          <table:table-cell table:formula="of:=[.C249]*SIN([.B249])" office:value-type="float" office:value="-658.300536742419" calcext:value-type="float">
            <text:p>-658.30</text:p>
          </table:table-cell>
          <table:table-cell table:formula="of:=0.093*[.D249]+23.12" office:value-type="float" office:value="-1.61527336325269" calcext:value-type="float">
            <text:p>-1.6152733633</text:p>
          </table:table-cell>
        </table:table-row>
        <table:table-row table:style-name="ro1">
          <table:table-cell table:formula="of:=[.A249]+1" office:value-type="float" office:value="249" calcext:value-type="float">
            <text:p>249.00</text:p>
          </table:table-cell>
          <table:table-cell table:formula="of:=[.A250]/(180)*PI()" office:value-type="float" office:value="4.34586983746588" calcext:value-type="float">
            <text:p>4.35</text:p>
          </table:table-cell>
          <table:table-cell office:value-type="float" office:value="707" calcext:value-type="float">
            <text:p>707.00</text:p>
          </table:table-cell>
          <table:table-cell table:formula="of:=[.C250]*COS([.B250])" office:value-type="float" office:value="-253.366140328528" calcext:value-type="float">
            <text:p>-253.37</text:p>
          </table:table-cell>
          <table:table-cell table:formula="of:=[.C250]*SIN([.B250])" office:value-type="float" office:value="-660.041361533522" calcext:value-type="float">
            <text:p>-660.04</text:p>
          </table:table-cell>
          <table:table-cell table:formula="of:=0.093*[.D250]+23.12" office:value-type="float" office:value="-0.443051050553066" calcext:value-type="float">
            <text:p>-0.4430510506</text:p>
          </table:table-cell>
        </table:table-row>
        <table:table-row table:style-name="ro1">
          <table:table-cell table:formula="of:=[.A250]+1" office:value-type="float" office:value="250" calcext:value-type="float">
            <text:p>250.00</text:p>
          </table:table-cell>
          <table:table-cell table:formula="of:=[.A251]/(180)*PI()" office:value-type="float" office:value="4.36332312998582" calcext:value-type="float">
            <text:p>4.36</text:p>
          </table:table-cell>
          <table:table-cell office:value-type="float" office:value="704" calcext:value-type="float">
            <text:p>704.00</text:p>
          </table:table-cell>
          <table:table-cell table:formula="of:=[.C251]*COS([.B251])" office:value-type="float" office:value="-240.782180901271" calcext:value-type="float">
            <text:p>-240.78</text:p>
          </table:table-cell>
          <table:table-cell table:formula="of:=[.C251]*SIN([.B251])" office:value-type="float" office:value="-661.543605033279" calcext:value-type="float">
            <text:p>-661.54</text:p>
          </table:table-cell>
          <table:table-cell table:formula="of:=0.093*[.D251]+23.12" office:value-type="float" office:value="0.727257176181777" calcext:value-type="float">
            <text:p>0.7272571762</text:p>
          </table:table-cell>
        </table:table-row>
        <table:table-row table:style-name="ro1">
          <table:table-cell table:formula="of:=[.A251]+1" office:value-type="float" office:value="251" calcext:value-type="float">
            <text:p>251.00</text:p>
          </table:table-cell>
          <table:table-cell table:formula="of:=[.A252]/(180)*PI()" office:value-type="float" office:value="4.38077642250577" calcext:value-type="float">
            <text:p>4.38</text:p>
          </table:table-cell>
          <table:table-cell office:value-type="float" office:value="700" calcext:value-type="float">
            <text:p>700.00</text:p>
          </table:table-cell>
          <table:table-cell table:formula="of:=[.C252]*COS([.B252])" office:value-type="float" office:value="-227.89770812001" calcext:value-type="float">
            <text:p>-227.90</text:p>
          </table:table-cell>
          <table:table-cell table:formula="of:=[.C252]*SIN([.B252])" office:value-type="float" office:value="-661.863002919522" calcext:value-type="float">
            <text:p>-661.86</text:p>
          </table:table-cell>
          <table:table-cell table:formula="of:=0.093*[.D252]+23.12" office:value-type="float" office:value="1.9255131448391" calcext:value-type="float">
            <text:p>1.9255131448</text:p>
          </table:table-cell>
        </table:table-row>
        <table:table-row table:style-name="ro1">
          <table:table-cell table:formula="of:=[.A252]+1" office:value-type="float" office:value="252" calcext:value-type="float">
            <text:p>252.00</text:p>
          </table:table-cell>
          <table:table-cell table:formula="of:=[.A253]/(180)*PI()" office:value-type="float" office:value="4.39822971502571" calcext:value-type="float">
            <text:p>4.40</text:p>
          </table:table-cell>
          <table:table-cell office:value-type="float" office:value="698" calcext:value-type="float">
            <text:p>698.00</text:p>
          </table:table-cell>
          <table:table-cell table:formula="of:=[.C253]*COS([.B253])" office:value-type="float" office:value="-215.693862073713" calcext:value-type="float">
            <text:p>-215.69</text:p>
          </table:table-cell>
          <table:table-cell table:formula="of:=[.C253]*SIN([.B253])" office:value-type="float" office:value="-663.837448374017" calcext:value-type="float">
            <text:p>-663.84</text:p>
          </table:table-cell>
          <table:table-cell table:formula="of:=0.093*[.D253]+23.12" office:value-type="float" office:value="3.06047082714466" calcext:value-type="float">
            <text:p>3.0604708271</text:p>
          </table:table-cell>
        </table:table-row>
        <table:table-row table:style-name="ro1">
          <table:table-cell table:formula="of:=[.A253]+1" office:value-type="float" office:value="253" calcext:value-type="float">
            <text:p>253.00</text:p>
          </table:table-cell>
          <table:table-cell table:formula="of:=[.A254]/(180)*PI()" office:value-type="float" office:value="4.41568300754565" calcext:value-type="float">
            <text:p>4.42</text:p>
          </table:table-cell>
          <table:table-cell office:value-type="float" office:value="695" calcext:value-type="float">
            <text:p>695.00</text:p>
          </table:table-cell>
          <table:table-cell table:formula="of:=[.C254]*COS([.B254])" office:value-type="float" office:value="-203.198334782302" calcext:value-type="float">
            <text:p>-203.20</text:p>
          </table:table-cell>
          <table:table-cell table:formula="of:=[.C254]*SIN([.B254])" office:value-type="float" office:value="-664.63180539431" calcext:value-type="float">
            <text:p>-664.63</text:p>
          </table:table-cell>
          <table:table-cell table:formula="of:=0.093*[.D254]+23.12" office:value-type="float" office:value="4.22255486524589" calcext:value-type="float">
            <text:p>4.2225548652</text:p>
          </table:table-cell>
        </table:table-row>
        <table:table-row table:style-name="ro1">
          <table:table-cell table:formula="of:=[.A254]+1" office:value-type="float" office:value="254" calcext:value-type="float">
            <text:p>254.00</text:p>
          </table:table-cell>
          <table:table-cell table:formula="of:=[.A255]/(180)*PI()" office:value-type="float" office:value="4.4331363000656" calcext:value-type="float">
            <text:p>4.43</text:p>
          </table:table-cell>
          <table:table-cell office:value-type="float" office:value="693" calcext:value-type="float">
            <text:p>693.00</text:p>
          </table:table-cell>
          <table:table-cell table:formula="of:=[.C255]*COS([.B255])" office:value-type="float" office:value="-191.01668758118" calcext:value-type="float">
            <text:p>-191.02</text:p>
          </table:table-cell>
          <table:table-cell table:formula="of:=[.C255]*SIN([.B255])" office:value-type="float" office:value="-666.154355285255" calcext:value-type="float">
            <text:p>-666.15</text:p>
          </table:table-cell>
          <table:table-cell table:formula="of:=0.093*[.D255]+23.12" office:value-type="float" office:value="5.35544805495024" calcext:value-type="float">
            <text:p>5.355448055</text:p>
          </table:table-cell>
        </table:table-row>
        <table:table-row table:style-name="ro1">
          <table:table-cell table:formula="of:=[.A255]+1" office:value-type="float" office:value="255" calcext:value-type="float">
            <text:p>255.00</text:p>
          </table:table-cell>
          <table:table-cell table:formula="of:=[.A256]/(180)*PI()" office:value-type="float" office:value="4.45058959258554" calcext:value-type="float">
            <text:p>4.45</text:p>
          </table:table-cell>
          <table:table-cell office:value-type="float" office:value="691" calcext:value-type="float">
            <text:p>691.00</text:p>
          </table:table-cell>
          <table:table-cell table:formula="of:=[.C256]*COS([.B256])" office:value-type="float" office:value="-178.843960165842" calcext:value-type="float">
            <text:p>-178.84</text:p>
          </table:table-cell>
          <table:table-cell table:formula="of:=[.C256]*SIN([.B256])" office:value-type="float" office:value="-667.454745965746" calcext:value-type="float">
            <text:p>-667.45</text:p>
          </table:table-cell>
          <table:table-cell table:formula="of:=0.093*[.D256]+23.12" office:value-type="float" office:value="6.48751170457672" calcext:value-type="float">
            <text:p>6.4875117046</text:p>
          </table:table-cell>
        </table:table-row>
        <table:table-row table:style-name="ro1">
          <table:table-cell table:formula="of:=[.A256]+1" office:value-type="float" office:value="256" calcext:value-type="float">
            <text:p>256.00</text:p>
          </table:table-cell>
          <table:table-cell table:formula="of:=[.A257]/(180)*PI()" office:value-type="float" office:value="4.46804288510548" calcext:value-type="float">
            <text:p>4.47</text:p>
          </table:table-cell>
          <table:table-cell office:value-type="float" office:value="689" calcext:value-type="float">
            <text:p>689.00</text:p>
          </table:table-cell>
          <table:table-cell table:formula="of:=[.C257]*COS([.B257])" office:value-type="float" office:value="-166.684186068171" calcext:value-type="float">
            <text:p>-166.68</text:p>
          </table:table-cell>
          <table:table-cell table:formula="of:=[.C257]*SIN([.B257])" office:value-type="float" office:value="-668.533755404162" calcext:value-type="float">
            <text:p>-668.53</text:p>
          </table:table-cell>
          <table:table-cell table:formula="of:=0.093*[.D257]+23.12" office:value-type="float" office:value="7.61837069566009" calcext:value-type="float">
            <text:p>7.6183706957</text:p>
          </table:table-cell>
        </table:table-row>
        <table:table-row table:style-name="ro1">
          <table:table-cell table:formula="of:=[.A257]+1" office:value-type="float" office:value="257" calcext:value-type="float">
            <text:p>257.00</text:p>
          </table:table-cell>
          <table:table-cell table:formula="of:=[.A258]/(180)*PI()" office:value-type="float" office:value="4.48549617762543" calcext:value-type="float">
            <text:p>4.49</text:p>
          </table:table-cell>
          <table:table-cell office:value-type="float" office:value="688" calcext:value-type="float">
            <text:p>688.00</text:p>
          </table:table-cell>
          <table:table-cell table:formula="of:=[.C258]*COS([.B258])" office:value-type="float" office:value="-154.766325388579" calcext:value-type="float">
            <text:p>-154.77</text:p>
          </table:table-cell>
          <table:table-cell table:formula="of:=[.C258]*SIN([.B258])" office:value-type="float" office:value="-670.366604572242" calcext:value-type="float">
            <text:p>-670.37</text:p>
          </table:table-cell>
          <table:table-cell table:formula="of:=0.093*[.D258]+23.12" office:value-type="float" office:value="8.72673173886213" calcext:value-type="float">
            <text:p>8.7267317389</text:p>
          </table:table-cell>
        </table:table-row>
        <table:table-row table:style-name="ro1">
          <table:table-cell table:formula="of:=[.A258]+1" office:value-type="float" office:value="258" calcext:value-type="float">
            <text:p>258.00</text:p>
          </table:table-cell>
          <table:table-cell table:formula="of:=[.A259]/(180)*PI()" office:value-type="float" office:value="4.50294947014537" calcext:value-type="float">
            <text:p>4.50</text:p>
          </table:table-cell>
          <table:table-cell office:value-type="float" office:value="686" calcext:value-type="float">
            <text:p>686.00</text:p>
          </table:table-cell>
          <table:table-cell table:formula="of:=[.C259]*COS([.B259])" office:value-type="float" office:value="-142.627419900983" calcext:value-type="float">
            <text:p>-142.63</text:p>
          </table:table-cell>
          <table:table-cell table:formula="of:=[.C259]*SIN([.B259])" office:value-type="float" office:value="-671.009254103391" calcext:value-type="float">
            <text:p>-671.01</text:p>
          </table:table-cell>
          <table:table-cell table:formula="of:=0.093*[.D259]+23.12" office:value-type="float" office:value="9.85564994920856" calcext:value-type="float">
            <text:p>9.8556499492</text:p>
          </table:table-cell>
        </table:table-row>
        <table:table-row table:style-name="ro1">
          <table:table-cell table:formula="of:=[.A259]+1" office:value-type="float" office:value="259" calcext:value-type="float">
            <text:p>259.00</text:p>
          </table:table-cell>
          <table:table-cell table:formula="of:=[.A260]/(180)*PI()" office:value-type="float" office:value="4.52040276266531" calcext:value-type="float">
            <text:p>4.52</text:p>
          </table:table-cell>
          <table:table-cell office:value-type="float" office:value="686" calcext:value-type="float">
            <text:p>686.00</text:p>
          </table:table-cell>
          <table:table-cell table:formula="of:=[.C260]*COS([.B260])" office:value-type="float" office:value="-130.89497082831" calcext:value-type="float">
            <text:p>-130.89</text:p>
          </table:table-cell>
          <table:table-cell table:formula="of:=[.C260]*SIN([.B260])" office:value-type="float" office:value="-673.396247845098" calcext:value-type="float">
            <text:p>-673.40</text:p>
          </table:table-cell>
          <table:table-cell table:formula="of:=0.093*[.D260]+23.12" office:value-type="float" office:value="10.9467677129672" calcext:value-type="float">
            <text:p>10.946767713</text:p>
          </table:table-cell>
        </table:table-row>
        <table:table-row table:style-name="ro1">
          <table:table-cell table:formula="of:=[.A260]+1" office:value-type="float" office:value="260" calcext:value-type="float">
            <text:p>260.00</text:p>
          </table:table-cell>
          <table:table-cell table:formula="of:=[.A261]/(180)*PI()" office:value-type="float" office:value="4.53785605518526" calcext:value-type="float">
            <text:p>4.54</text:p>
          </table:table-cell>
          <table:table-cell office:value-type="float" office:value="685" calcext:value-type="float">
            <text:p>685.00</text:p>
          </table:table-cell>
          <table:table-cell table:formula="of:=[.C261]*COS([.B261])" office:value-type="float" office:value="-118.949001701847" calcext:value-type="float">
            <text:p>-118.95</text:p>
          </table:table-cell>
          <table:table-cell table:formula="of:=[.C261]*SIN([.B261])" office:value-type="float" office:value="-674.593310813363" calcext:value-type="float">
            <text:p>-674.59</text:p>
          </table:table-cell>
          <table:table-cell table:formula="of:=0.093*[.D261]+23.12" office:value-type="float" office:value="12.0577428417282" calcext:value-type="float">
            <text:p>12.0577428417</text:p>
          </table:table-cell>
        </table:table-row>
        <table:table-row table:style-name="ro1">
          <table:table-cell table:formula="of:=[.A261]+1" office:value-type="float" office:value="261" calcext:value-type="float">
            <text:p>261.00</text:p>
          </table:table-cell>
          <table:table-cell table:formula="of:=[.A262]/(180)*PI()" office:value-type="float" office:value="4.5553093477052" calcext:value-type="float">
            <text:p>4.56</text:p>
          </table:table-cell>
          <table:table-cell office:value-type="float" office:value="684" calcext:value-type="float">
            <text:p>684.00</text:p>
          </table:table-cell>
          <table:table-cell table:formula="of:=[.C262]*COS([.B262])" office:value-type="float" office:value="-107.001174087518" calcext:value-type="float">
            <text:p>-107.00</text:p>
          </table:table-cell>
          <table:table-cell table:formula="of:=[.C262]*SIN([.B262])" office:value-type="float" office:value="-675.578824967074" calcext:value-type="float">
            <text:p>-675.58</text:p>
          </table:table-cell>
          <table:table-cell table:formula="of:=0.093*[.D262]+23.12" office:value-type="float" office:value="13.1688908098608" calcext:value-type="float">
            <text:p>13.1688908099</text:p>
          </table:table-cell>
        </table:table-row>
        <table:table-row table:style-name="ro1">
          <table:table-cell table:formula="of:=[.A262]+1" office:value-type="float" office:value="262" calcext:value-type="float">
            <text:p>262.00</text:p>
          </table:table-cell>
          <table:table-cell table:formula="of:=[.A263]/(180)*PI()" office:value-type="float" office:value="4.57276264022514" calcext:value-type="float">
            <text:p>4.57</text:p>
          </table:table-cell>
          <table:table-cell office:value-type="float" office:value="683" calcext:value-type="float">
            <text:p>683.00</text:p>
          </table:table-cell>
          <table:table-cell table:formula="of:=[.C263]*COS([.B263])" office:value-type="float" office:value="-95.055227955725" calcext:value-type="float">
            <text:p>-95.06</text:p>
          </table:table-cell>
          <table:table-cell table:formula="of:=[.C263]*SIN([.B263])" office:value-type="float" office:value="-676.353090950493" calcext:value-type="float">
            <text:p>-676.35</text:p>
          </table:table-cell>
          <table:table-cell table:formula="of:=0.093*[.D263]+23.12" office:value-type="float" office:value="14.2798638001176" calcext:value-type="float">
            <text:p>14.2798638001</text:p>
          </table:table-cell>
        </table:table-row>
        <table:table-row table:style-name="ro1">
          <table:table-cell table:formula="of:=[.A263]+1" office:value-type="float" office:value="263" calcext:value-type="float">
            <text:p>263.00</text:p>
          </table:table-cell>
          <table:table-cell table:formula="of:=[.A264]/(180)*PI()" office:value-type="float" office:value="4.59021593274509" calcext:value-type="float">
            <text:p>4.59</text:p>
          </table:table-cell>
          <table:table-cell office:value-type="float" office:value="683" calcext:value-type="float">
            <text:p>683.00</text:p>
          </table:table-cell>
          <table:table-cell table:formula="of:=[.C264]*COS([.B264])" office:value-type="float" office:value="-83.2367615457161" calcext:value-type="float">
            <text:p>-83.24</text:p>
          </table:table-cell>
          <table:table-cell table:formula="of:=[.C264]*SIN([.B264])" office:value-type="float" office:value="-677.909021571023" calcext:value-type="float">
            <text:p>-677.91</text:p>
          </table:table-cell>
          <table:table-cell table:formula="of:=0.093*[.D264]+23.12" office:value-type="float" office:value="15.3789811762484" calcext:value-type="float">
            <text:p>15.3789811762</text:p>
          </table:table-cell>
        </table:table-row>
        <table:table-row table:style-name="ro1">
          <table:table-cell table:formula="of:=[.A264]+1" office:value-type="float" office:value="264" calcext:value-type="float">
            <text:p>264.00</text:p>
          </table:table-cell>
          <table:table-cell table:formula="of:=[.A265]/(180)*PI()" office:value-type="float" office:value="4.60766922526503" calcext:value-type="float">
            <text:p>4.61</text:p>
          </table:table-cell>
          <table:table-cell office:value-type="float" office:value="682" calcext:value-type="float">
            <text:p>682.00</text:p>
          </table:table-cell>
          <table:table-cell table:formula="of:=[.C265]*COS([.B265])" office:value-type="float" office:value="-71.2884119485402" calcext:value-type="float">
            <text:p>-71.29</text:p>
          </table:table-cell>
          <table:table-cell table:formula="of:=[.C265]*SIN([.B265])" office:value-type="float" office:value="-678.263932641162" calcext:value-type="float">
            <text:p>-678.26</text:p>
          </table:table-cell>
          <table:table-cell table:formula="of:=0.093*[.D265]+23.12" office:value-type="float" office:value="16.4901776887858" calcext:value-type="float">
            <text:p>16.4901776888</text:p>
          </table:table-cell>
        </table:table-row>
        <table:table-row table:style-name="ro1">
          <table:table-cell table:formula="of:=[.A265]+1" office:value-type="float" office:value="265" calcext:value-type="float">
            <text:p>265.00</text:p>
          </table:table-cell>
          <table:table-cell table:formula="of:=[.A266]/(180)*PI()" office:value-type="float" office:value="4.62512251778497" calcext:value-type="float">
            <text:p>4.63</text:p>
          </table:table-cell>
          <table:table-cell office:value-type="float" office:value="682" calcext:value-type="float">
            <text:p>682.00</text:p>
          </table:table-cell>
          <table:table-cell table:formula="of:=[.C266]*COS([.B266])" office:value-type="float" office:value="-59.4402165539029" calcext:value-type="float">
            <text:p>-59.44</text:p>
          </table:table-cell>
          <table:table-cell table:formula="of:=[.C266]*SIN([.B266])" office:value-type="float" office:value="-679.40478409857" calcext:value-type="float">
            <text:p>-679.40</text:p>
          </table:table-cell>
          <table:table-cell table:formula="of:=0.093*[.D266]+23.12" office:value-type="float" office:value="17.592059860487" calcext:value-type="float">
            <text:p>17.5920598605</text:p>
          </table:table-cell>
        </table:table-row>
        <table:table-row table:style-name="ro1">
          <table:table-cell table:formula="of:=[.A266]+1" office:value-type="float" office:value="266" calcext:value-type="float">
            <text:p>266.00</text:p>
          </table:table-cell>
          <table:table-cell table:formula="of:=[.A267]/(180)*PI()" office:value-type="float" office:value="4.64257581030492" calcext:value-type="float">
            <text:p>4.64</text:p>
          </table:table-cell>
          <table:table-cell office:value-type="float" office:value="682" calcext:value-type="float">
            <text:p>682.00</text:p>
          </table:table-cell>
          <table:table-cell table:formula="of:=[.C267]*COS([.B267])" office:value-type="float" office:value="-47.5739150934936" calcext:value-type="float">
            <text:p>-47.57</text:p>
          </table:table-cell>
          <table:table-cell table:formula="of:=[.C267]*SIN([.B267])" office:value-type="float" office:value="-680.3386822772" calcext:value-type="float">
            <text:p>-680.34</text:p>
          </table:table-cell>
          <table:table-cell table:formula="of:=0.093*[.D267]+23.12" office:value-type="float" office:value="18.6956258963051" calcext:value-type="float">
            <text:p>18.6956258963</text:p>
          </table:table-cell>
        </table:table-row>
        <table:table-row table:style-name="ro1">
          <table:table-cell table:formula="of:=[.A267]+1" office:value-type="float" office:value="267" calcext:value-type="float">
            <text:p>267.00</text:p>
          </table:table-cell>
          <table:table-cell table:formula="of:=[.A268]/(180)*PI()" office:value-type="float" office:value="4.66002910282486" calcext:value-type="float">
            <text:p>4.66</text:p>
          </table:table-cell>
          <table:table-cell office:value-type="float" office:value="682" calcext:value-type="float">
            <text:p>682.00</text:p>
          </table:table-cell>
          <table:table-cell table:formula="of:=[.C268]*COS([.B268])" office:value-type="float" office:value="-35.6931221576874" calcext:value-type="float">
            <text:p>-35.69</text:p>
          </table:table-cell>
          <table:table-cell table:formula="of:=[.C268]*SIN([.B268])" office:value-type="float" office:value="-681.065342702619" calcext:value-type="float">
            <text:p>-681.07</text:p>
          </table:table-cell>
          <table:table-cell table:formula="of:=0.093*[.D268]+23.12" office:value-type="float" office:value="19.8005396393351" calcext:value-type="float">
            <text:p>19.8005396393</text:p>
          </table:table-cell>
        </table:table-row>
        <table:table-row table:style-name="ro1">
          <table:table-cell table:formula="of:=[.A268]+1" office:value-type="float" office:value="268" calcext:value-type="float">
            <text:p>268.00</text:p>
          </table:table-cell>
          <table:table-cell table:formula="of:=[.A269]/(180)*PI()" office:value-type="float" office:value="4.6774823953448" calcext:value-type="float">
            <text:p>4.68</text:p>
          </table:table-cell>
          <table:table-cell office:value-type="float" office:value="683" calcext:value-type="float">
            <text:p>683.00</text:p>
          </table:table-cell>
          <table:table-cell table:formula="of:=[.C269]*COS([.B269])" office:value-type="float" office:value="-23.836356247808" calcext:value-type="float">
            <text:p>-23.84</text:p>
          </table:table-cell>
          <table:table-cell table:formula="of:=[.C269]*SIN([.B269])" office:value-type="float" office:value="-682.583934854042" calcext:value-type="float">
            <text:p>-682.58</text:p>
          </table:table-cell>
          <table:table-cell table:formula="of:=0.093*[.D269]+23.12" office:value-type="float" office:value="20.9032188689539" calcext:value-type="float">
            <text:p>20.903218869</text:p>
          </table:table-cell>
        </table:table-row>
        <table:table-row table:style-name="ro1">
          <table:table-cell table:formula="of:=[.A269]+1" office:value-type="float" office:value="269" calcext:value-type="float">
            <text:p>269.00</text:p>
          </table:table-cell>
          <table:table-cell table:formula="of:=[.A270]/(180)*PI()" office:value-type="float" office:value="4.69493568786475" calcext:value-type="float">
            <text:p>4.69</text:p>
          </table:table-cell>
          <table:table-cell office:value-type="float" office:value="683" calcext:value-type="float">
            <text:p>683.00</text:p>
          </table:table-cell>
          <table:table-cell table:formula="of:=[.C270]*COS([.B270])" office:value-type="float" office:value="-11.9199935966646" calcext:value-type="float">
            <text:p>-11.92</text:p>
          </table:table-cell>
          <table:table-cell table:formula="of:=[.C270]*SIN([.B270])" office:value-type="float" office:value="-682.895975791815" calcext:value-type="float">
            <text:p>-682.90</text:p>
          </table:table-cell>
          <table:table-cell table:formula="of:=0.093*[.D270]+23.12" office:value-type="float" office:value="22.0114405955102" calcext:value-type="float">
            <text:p>22.0114405955</text:p>
          </table:table-cell>
        </table:table-row>
        <table:table-row table:style-name="ro1">
          <table:table-cell table:formula="of:=[.A270]+1" office:value-type="float" office:value="270" calcext:value-type="float">
            <text:p>270.00</text:p>
          </table:table-cell>
          <table:table-cell table:formula="of:=[.A271]/(180)*PI()" office:value-type="float" office:value="4.71238898038469" calcext:value-type="float">
            <text:p>4.71</text:p>
          </table:table-cell>
          <table:table-cell office:value-type="float" office:value="684" calcext:value-type="float">
            <text:p>684.00</text:p>
          </table:table-cell>
          <table:table-cell table:formula="of:=[.C271]*COS([.B271])" office:value-type="float" office:value="-0.000000000000125648761592518" calcext:value-type="float">
            <text:p>0.00</text:p>
          </table:table-cell>
          <table:table-cell table:formula="of:=[.C271]*SIN([.B271])" office:value-type="float" office:value="-684" calcext:value-type="float">
            <text:p>-684.00</text:p>
          </table:table-cell>
          <table:table-cell table:formula="of:=0.093*[.D271]+23.12" office:value-type="float" office:value="23.12" calcext:value-type="float">
            <text:p>23.12</text:p>
          </table:table-cell>
        </table:table-row>
        <table:table-row table:style-name="ro1">
          <table:table-cell table:formula="of:=[.A271]+1" office:value-type="float" office:value="271" calcext:value-type="float">
            <text:p>271.00</text:p>
          </table:table-cell>
          <table:table-cell table:formula="of:=[.A272]/(180)*PI()" office:value-type="float" office:value="4.72984227290463" calcext:value-type="float">
            <text:p>4.73</text:p>
          </table:table-cell>
          <table:table-cell office:value-type="float" office:value="685" calcext:value-type="float">
            <text:p>685.00</text:p>
          </table:table-cell>
          <table:table-cell table:formula="of:=[.C272]*COS([.B272])" office:value-type="float" office:value="11.9548984095389" calcext:value-type="float">
            <text:p>11.95</text:p>
          </table:table-cell>
          <table:table-cell table:formula="of:=[.C272]*SIN([.B272])" office:value-type="float" office:value="-684.895671182128" calcext:value-type="float">
            <text:p>-684.90</text:p>
          </table:table-cell>
          <table:table-cell table:formula="of:=0.093*[.D272]+23.12" office:value-type="float" office:value="24.2318055520871" calcext:value-type="float">
            <text:p>24.2318055521</text:p>
          </table:table-cell>
        </table:table-row>
        <table:table-row table:style-name="ro1">
          <table:table-cell table:formula="of:=[.A272]+1" office:value-type="float" office:value="272" calcext:value-type="float">
            <text:p>272.00</text:p>
          </table:table-cell>
          <table:table-cell table:formula="of:=[.A273]/(180)*PI()" office:value-type="float" office:value="4.74729556542458" calcext:value-type="float">
            <text:p>4.75</text:p>
          </table:table-cell>
          <table:table-cell office:value-type="float" office:value="0" calcext:value-type="float">
            <text:p>0.00</text:p>
          </table:table-cell>
          <table:table-cell table:formula="of:=[.C273]*COS([.B273])" office:value-type="float" office:value="0" calcext:value-type="float">
            <text:p>0.00</text:p>
          </table:table-cell>
          <table:table-cell table:formula="of:=[.C273]*SIN([.B273])" office:value-type="float" office:value="-0" calcext:value-type="float">
            <text:p>0.00</text:p>
          </table:table-cell>
          <table:table-cell table:formula="of:=0.093*[.D273]+23.12" office:value-type="float" office:value="23.12" calcext:value-type="float">
            <text:p>23.12</text:p>
          </table:table-cell>
        </table:table-row>
        <table:table-row table:style-name="ro1">
          <table:table-cell table:formula="of:=[.A273]+1" office:value-type="float" office:value="273" calcext:value-type="float">
            <text:p>273.00</text:p>
          </table:table-cell>
          <table:table-cell table:formula="of:=[.A274]/(180)*PI()" office:value-type="float" office:value="4.76474885794452" calcext:value-type="float">
            <text:p>4.76</text:p>
          </table:table-cell>
          <table:table-cell office:value-type="float" office:value="717" calcext:value-type="float">
            <text:p>717.00</text:p>
          </table:table-cell>
          <table:table-cell table:formula="of:=[.C274]*COS([.B274])" office:value-type="float" office:value="37.5248806261902" calcext:value-type="float">
            <text:p>37.52</text:p>
          </table:table-cell>
          <table:table-cell table:formula="of:=[.C274]*SIN([.B274])" office:value-type="float" office:value="-716.01737641903" calcext:value-type="float">
            <text:p>-716.02</text:p>
          </table:table-cell>
          <table:table-cell table:formula="of:=0.093*[.D274]+23.12" office:value-type="float" office:value="26.6098138982357" calcext:value-type="float">
            <text:p>26.6098138982</text:p>
          </table:table-cell>
        </table:table-row>
        <table:table-row table:style-name="ro1">
          <table:table-cell table:formula="of:=[.A274]+1" office:value-type="float" office:value="274" calcext:value-type="float">
            <text:p>274.00</text:p>
          </table:table-cell>
          <table:table-cell table:formula="of:=[.A275]/(180)*PI()" office:value-type="float" office:value="4.78220215046446" calcext:value-type="float">
            <text:p>4.78</text:p>
          </table:table-cell>
          <table:table-cell office:value-type="float" office:value="0" calcext:value-type="float">
            <text:p>0.00</text:p>
          </table:table-cell>
          <table:table-cell table:formula="of:=[.C275]*COS([.B275])" office:value-type="float" office:value="0" calcext:value-type="float">
            <text:p>0.00</text:p>
          </table:table-cell>
          <table:table-cell table:formula="of:=[.C275]*SIN([.B275])" office:value-type="float" office:value="-0" calcext:value-type="float">
            <text:p>0.00</text:p>
          </table:table-cell>
          <table:table-cell table:formula="of:=0.093*[.D275]+23.12" office:value-type="float" office:value="23.12" calcext:value-type="float">
            <text:p>23.12</text:p>
          </table:table-cell>
        </table:table-row>
        <table:table-row table:style-name="ro1">
          <table:table-cell table:formula="of:=[.A275]+1" office:value-type="float" office:value="275" calcext:value-type="float">
            <text:p>275.00</text:p>
          </table:table-cell>
          <table:table-cell table:formula="of:=[.A276]/(180)*PI()" office:value-type="float" office:value="4.79965544298441" calcext:value-type="float">
            <text:p>4.80</text:p>
          </table:table-cell>
          <table:table-cell office:value-type="float" office:value="597" calcext:value-type="float">
            <text:p>597.00</text:p>
          </table:table-cell>
          <table:table-cell table:formula="of:=[.C276]*COS([.B276])" office:value-type="float" office:value="52.0319784203518" calcext:value-type="float">
            <text:p>52.03</text:p>
          </table:table-cell>
          <table:table-cell table:formula="of:=[.C276]*SIN([.B276])" office:value-type="float" office:value="-594.728234760772" calcext:value-type="float">
            <text:p>-594.73</text:p>
          </table:table-cell>
          <table:table-cell table:formula="of:=0.093*[.D276]+23.12" office:value-type="float" office:value="27.9589739930927" calcext:value-type="float">
            <text:p>27.9589739931</text:p>
          </table:table-cell>
        </table:table-row>
        <table:table-row table:style-name="ro1">
          <table:table-cell table:formula="of:=[.A276]+1" office:value-type="float" office:value="276" calcext:value-type="float">
            <text:p>276.00</text:p>
          </table:table-cell>
          <table:table-cell table:formula="of:=[.A277]/(180)*PI()" office:value-type="float" office:value="4.81710873550435" calcext:value-type="float">
            <text:p>4.82</text:p>
          </table:table-cell>
          <table:table-cell office:value-type="float" office:value="554" calcext:value-type="float">
            <text:p>554.00</text:p>
          </table:table-cell>
          <table:table-cell table:formula="of:=[.C277]*COS([.B277])" office:value-type="float" office:value="57.9087686502802" calcext:value-type="float">
            <text:p>57.91</text:p>
          </table:table-cell>
          <table:table-cell table:formula="of:=[.C277]*SIN([.B277])" office:value-type="float" office:value="-550.965130034023" calcext:value-type="float">
            <text:p>-550.97</text:p>
          </table:table-cell>
          <table:table-cell table:formula="of:=0.093*[.D277]+23.12" office:value-type="float" office:value="28.5055154844761" calcext:value-type="float">
            <text:p>28.5055154845</text:p>
          </table:table-cell>
        </table:table-row>
        <table:table-row table:style-name="ro1">
          <table:table-cell table:formula="of:=[.A277]+1" office:value-type="float" office:value="277" calcext:value-type="float">
            <text:p>277.00</text:p>
          </table:table-cell>
          <table:table-cell table:formula="of:=[.A278]/(180)*PI()" office:value-type="float" office:value="4.83456202802429" calcext:value-type="float">
            <text:p>4.83</text:p>
          </table:table-cell>
          <table:table-cell office:value-type="float" office:value="513" calcext:value-type="float">
            <text:p>513.00</text:p>
          </table:table-cell>
          <table:table-cell table:formula="of:=[.C278]*COS([.B278])" office:value-type="float" office:value="62.5189731668408" calcext:value-type="float">
            <text:p>62.52</text:p>
          </table:table-cell>
          <table:table-cell table:formula="of:=[.C278]*SIN([.B278])" office:value-type="float" office:value="-509.176175791998" calcext:value-type="float">
            <text:p>-509.18</text:p>
          </table:table-cell>
          <table:table-cell table:formula="of:=0.093*[.D278]+23.12" office:value-type="float" office:value="28.9342645045162" calcext:value-type="float">
            <text:p>28.9342645045</text:p>
          </table:table-cell>
        </table:table-row>
        <table:table-row table:style-name="ro1">
          <table:table-cell table:formula="of:=[.A278]+1" office:value-type="float" office:value="278" calcext:value-type="float">
            <text:p>278.00</text:p>
          </table:table-cell>
          <table:table-cell table:formula="of:=[.A279]/(180)*PI()" office:value-type="float" office:value="4.85201532054424" calcext:value-type="float">
            <text:p>4.85</text:p>
          </table:table-cell>
          <table:table-cell office:value-type="float" office:value="480" calcext:value-type="float">
            <text:p>480.00</text:p>
          </table:table-cell>
          <table:table-cell table:formula="of:=[.C279]*COS([.B279])" office:value-type="float" office:value="66.8030884608314" calcext:value-type="float">
            <text:p>66.80</text:p>
          </table:table-cell>
          <table:table-cell table:formula="of:=[.C279]*SIN([.B279])" office:value-type="float" office:value="-475.328672995954" calcext:value-type="float">
            <text:p>-475.33</text:p>
          </table:table-cell>
          <table:table-cell table:formula="of:=0.093*[.D279]+23.12" office:value-type="float" office:value="29.3326872268573" calcext:value-type="float">
            <text:p>29.3326872269</text:p>
          </table:table-cell>
        </table:table-row>
        <table:table-row table:style-name="ro1">
          <table:table-cell table:formula="of:=[.A279]+1" office:value-type="float" office:value="279" calcext:value-type="float">
            <text:p>279.00</text:p>
          </table:table-cell>
          <table:table-cell table:formula="of:=[.A280]/(180)*PI()" office:value-type="float" office:value="4.86946861306418" calcext:value-type="float">
            <text:p>4.87</text:p>
          </table:table-cell>
          <table:table-cell office:value-type="float" office:value="449" calcext:value-type="float">
            <text:p>449.00</text:p>
          </table:table-cell>
          <table:table-cell table:formula="of:=[.C280]*COS([.B280])" office:value-type="float" office:value="70.2390748030636" calcext:value-type="float">
            <text:p>70.24</text:p>
          </table:table-cell>
          <table:table-cell table:formula="of:=[.C280]*SIN([.B280])" office:value-type="float" office:value="-443.472064927217" calcext:value-type="float">
            <text:p>-443.47</text:p>
          </table:table-cell>
          <table:table-cell table:formula="of:=0.093*[.D280]+23.12" office:value-type="float" office:value="29.6522339566849" calcext:value-type="float">
            <text:p>29.6522339567</text:p>
          </table:table-cell>
        </table:table-row>
        <table:table-row table:style-name="ro1">
          <table:table-cell table:formula="of:=[.A280]+1" office:value-type="float" office:value="280" calcext:value-type="float">
            <text:p>280.00</text:p>
          </table:table-cell>
          <table:table-cell table:formula="of:=[.A281]/(180)*PI()" office:value-type="float" office:value="4.88692190558412" calcext:value-type="float">
            <text:p>4.89</text:p>
          </table:table-cell>
          <table:table-cell office:value-type="float" office:value="422" calcext:value-type="float">
            <text:p>422.00</text:p>
          </table:table-cell>
          <table:table-cell table:formula="of:=[.C281]*COS([.B281])" office:value-type="float" office:value="73.2795309754444" calcext:value-type="float">
            <text:p>73.28</text:p>
          </table:table-cell>
          <table:table-cell table:formula="of:=[.C281]*SIN([.B281])" office:value-type="float" office:value="-415.588871771152" calcext:value-type="float">
            <text:p>-415.59</text:p>
          </table:table-cell>
          <table:table-cell table:formula="of:=0.093*[.D281]+23.12" office:value-type="float" office:value="29.9349963807163" calcext:value-type="float">
            <text:p>29.9349963807</text:p>
          </table:table-cell>
        </table:table-row>
        <table:table-row table:style-name="ro1">
          <table:table-cell table:formula="of:=[.A281]+1" office:value-type="float" office:value="281" calcext:value-type="float">
            <text:p>281.00</text:p>
          </table:table-cell>
          <table:table-cell table:formula="of:=[.A282]/(180)*PI()" office:value-type="float" office:value="4.90437519810407" calcext:value-type="float">
            <text:p>4.90</text:p>
          </table:table-cell>
          <table:table-cell office:value-type="float" office:value="398" calcext:value-type="float">
            <text:p>398.00</text:p>
          </table:table-cell>
          <table:table-cell table:formula="of:=[.C282]*COS([.B282])" office:value-type="float" office:value="75.9419801598646" calcext:value-type="float">
            <text:p>75.94</text:p>
          </table:table-cell>
          <table:table-cell table:formula="of:=[.C282]*SIN([.B282])" office:value-type="float" office:value="-390.68761901217" calcext:value-type="float">
            <text:p>-390.69</text:p>
          </table:table-cell>
          <table:table-cell table:formula="of:=0.093*[.D282]+23.12" office:value-type="float" office:value="30.1826041548674" calcext:value-type="float">
            <text:p>30.1826041549</text:p>
          </table:table-cell>
        </table:table-row>
        <table:table-row table:style-name="ro1">
          <table:table-cell table:formula="of:=[.A282]+1" office:value-type="float" office:value="282" calcext:value-type="float">
            <text:p>282.00</text:p>
          </table:table-cell>
          <table:table-cell table:formula="of:=[.A283]/(180)*PI()" office:value-type="float" office:value="4.92182849062401" calcext:value-type="float">
            <text:p>4.92</text:p>
          </table:table-cell>
          <table:table-cell office:value-type="float" office:value="377" calcext:value-type="float">
            <text:p>377.00</text:p>
          </table:table-cell>
          <table:table-cell table:formula="of:=[.C283]*COS([.B283])" office:value-type="float" office:value="78.3827074382953" calcext:value-type="float">
            <text:p>78.38</text:p>
          </table:table-cell>
          <table:table-cell table:formula="of:=[.C283]*SIN([.B283])" office:value-type="float" office:value="-368.761645476645" calcext:value-type="float">
            <text:p>-368.76</text:p>
          </table:table-cell>
          <table:table-cell table:formula="of:=0.093*[.D283]+23.12" office:value-type="float" office:value="30.4095917917615" calcext:value-type="float">
            <text:p>30.4095917918</text:p>
          </table:table-cell>
        </table:table-row>
        <table:table-row table:style-name="ro1">
          <table:table-cell table:formula="of:=[.A283]+1" office:value-type="float" office:value="283" calcext:value-type="float">
            <text:p>283.00</text:p>
          </table:table-cell>
          <table:table-cell table:formula="of:=[.A284]/(180)*PI()" office:value-type="float" office:value="4.93928178314395" calcext:value-type="float">
            <text:p>4.94</text:p>
          </table:table-cell>
          <table:table-cell office:value-type="float" office:value="357" calcext:value-type="float">
            <text:p>357.00</text:p>
          </table:table-cell>
          <table:table-cell table:formula="of:=[.C284]*COS([.B284])" office:value-type="float" office:value="80.3075264007598" calcext:value-type="float">
            <text:p>80.31</text:p>
          </table:table-cell>
          <table:table-cell table:formula="of:=[.C284]*SIN([.B284])" office:value-type="float" office:value="-347.850113128329" calcext:value-type="float">
            <text:p>-347.85</text:p>
          </table:table-cell>
          <table:table-cell table:formula="of:=0.093*[.D284]+23.12" office:value-type="float" office:value="30.5885999552707" calcext:value-type="float">
            <text:p>30.5885999553</text:p>
          </table:table-cell>
        </table:table-row>
        <table:table-row table:style-name="ro1">
          <table:table-cell table:formula="of:=[.A284]+1" office:value-type="float" office:value="284" calcext:value-type="float">
            <text:p>284.00</text:p>
          </table:table-cell>
          <table:table-cell table:formula="of:=[.A285]/(180)*PI()" office:value-type="float" office:value="4.9567350756639" calcext:value-type="float">
            <text:p>4.96</text:p>
          </table:table-cell>
          <table:table-cell office:value-type="float" office:value="340" calcext:value-type="float">
            <text:p>340.00</text:p>
          </table:table-cell>
          <table:table-cell table:formula="of:=[.C285]*COS([.B285])" office:value-type="float" office:value="82.2534445038869" calcext:value-type="float">
            <text:p>82.25</text:p>
          </table:table-cell>
          <table:table-cell table:formula="of:=[.C285]*SIN([.B285])" office:value-type="float" office:value="-329.900546933839" calcext:value-type="float">
            <text:p>-329.90</text:p>
          </table:table-cell>
          <table:table-cell table:formula="of:=0.093*[.D285]+23.12" office:value-type="float" office:value="30.7695703388615" calcext:value-type="float">
            <text:p>30.7695703389</text:p>
          </table:table-cell>
        </table:table-row>
        <table:table-row table:style-name="ro1">
          <table:table-cell table:formula="of:=[.A285]+1" office:value-type="float" office:value="285" calcext:value-type="float">
            <text:p>285.00</text:p>
          </table:table-cell>
          <table:table-cell table:formula="of:=[.A286]/(180)*PI()" office:value-type="float" office:value="4.97418836818384" calcext:value-type="float">
            <text:p>4.97</text:p>
          </table:table-cell>
          <table:table-cell office:value-type="float" office:value="324" calcext:value-type="float">
            <text:p>324.00</text:p>
          </table:table-cell>
          <table:table-cell table:formula="of:=[.C286]*COS([.B286])" office:value-type="float" office:value="83.8573706132166" calcext:value-type="float">
            <text:p>83.86</text:p>
          </table:table-cell>
          <table:table-cell table:formula="of:=[.C286]*SIN([.B286])" office:value-type="float" office:value="-312.959967717658" calcext:value-type="float">
            <text:p>-312.96</text:p>
          </table:table-cell>
          <table:table-cell table:formula="of:=0.093*[.D286]+23.12" office:value-type="float" office:value="30.9187354670291" calcext:value-type="float">
            <text:p>30.918735467</text:p>
          </table:table-cell>
        </table:table-row>
        <table:table-row table:style-name="ro1">
          <table:table-cell table:formula="of:=[.A286]+1" office:value-type="float" office:value="286" calcext:value-type="float">
            <text:p>286.00</text:p>
          </table:table-cell>
          <table:table-cell table:formula="of:=[.A287]/(180)*PI()" office:value-type="float" office:value="4.99164166070378" calcext:value-type="float">
            <text:p>4.99</text:p>
          </table:table-cell>
          <table:table-cell office:value-type="float" office:value="324" calcext:value-type="float">
            <text:p>324.00</text:p>
          </table:table-cell>
          <table:table-cell table:formula="of:=[.C287]*COS([.B287])" office:value-type="float" office:value="89.3065032847075" calcext:value-type="float">
            <text:p>89.31</text:p>
          </table:table-cell>
          <table:table-cell table:formula="of:=[.C287]*SIN([.B287])" office:value-type="float" office:value="-311.448789484015" calcext:value-type="float">
            <text:p>-311.45</text:p>
          </table:table-cell>
          <table:table-cell table:formula="of:=0.093*[.D287]+23.12" office:value-type="float" office:value="31.4255048054778" calcext:value-type="float">
            <text:p>31.4255048055</text:p>
          </table:table-cell>
        </table:table-row>
        <table:table-row table:style-name="ro1">
          <table:table-cell table:formula="of:=[.A287]+1" office:value-type="float" office:value="287" calcext:value-type="float">
            <text:p>287.00</text:p>
          </table:table-cell>
          <table:table-cell table:formula="of:=[.A288]/(180)*PI()" office:value-type="float" office:value="5.00909495322373" calcext:value-type="float">
            <text:p>5.01</text:p>
          </table:table-cell>
          <table:table-cell office:value-type="float" office:value="327" calcext:value-type="float">
            <text:p>327.00</text:p>
          </table:table-cell>
          <table:table-cell table:formula="of:=[.C288]*COS([.B288])" office:value-type="float" office:value="95.6055474443349" calcext:value-type="float">
            <text:p>95.61</text:p>
          </table:table-cell>
          <table:table-cell table:formula="of:=[.C288]*SIN([.B288])" office:value-type="float" office:value="-312.711655199913" calcext:value-type="float">
            <text:p>-312.71</text:p>
          </table:table-cell>
          <table:table-cell table:formula="of:=0.093*[.D288]+23.12" office:value-type="float" office:value="32.0113159123231" calcext:value-type="float">
            <text:p>32.0113159123</text:p>
          </table:table-cell>
        </table:table-row>
        <table:table-row table:style-name="ro1">
          <table:table-cell table:formula="of:=[.A288]+1" office:value-type="float" office:value="288" calcext:value-type="float">
            <text:p>288.00</text:p>
          </table:table-cell>
          <table:table-cell table:formula="of:=[.A289]/(180)*PI()" office:value-type="float" office:value="5.02654824574367" calcext:value-type="float">
            <text:p>5.03</text:p>
          </table:table-cell>
          <table:table-cell office:value-type="float" office:value="330" calcext:value-type="float">
            <text:p>330.00</text:p>
          </table:table-cell>
          <table:table-cell table:formula="of:=[.C289]*COS([.B289])" office:value-type="float" office:value="101.975608143733" calcext:value-type="float">
            <text:p>101.98</text:p>
          </table:table-cell>
          <table:table-cell table:formula="of:=[.C289]*SIN([.B289])" office:value-type="float" office:value="-313.848650377401" calcext:value-type="float">
            <text:p>-313.85</text:p>
          </table:table-cell>
          <table:table-cell table:formula="of:=0.093*[.D289]+23.12" office:value-type="float" office:value="32.6037315573671" calcext:value-type="float">
            <text:p>32.6037315574</text:p>
          </table:table-cell>
        </table:table-row>
        <table:table-row table:style-name="ro1">
          <table:table-cell table:formula="of:=[.A289]+1" office:value-type="float" office:value="289" calcext:value-type="float">
            <text:p>289.00</text:p>
          </table:table-cell>
          <table:table-cell table:formula="of:=[.A290]/(180)*PI()" office:value-type="float" office:value="5.04400153826361" calcext:value-type="float">
            <text:p>5.04</text:p>
          </table:table-cell>
          <table:table-cell office:value-type="float" office:value="332" calcext:value-type="float">
            <text:p>332.00</text:p>
          </table:table-cell>
          <table:table-cell table:formula="of:=[.C290]*COS([.B290])" office:value-type="float" office:value="108.088627279776" calcext:value-type="float">
            <text:p>108.09</text:p>
          </table:table-cell>
          <table:table-cell table:formula="of:=[.C290]*SIN([.B290])" office:value-type="float" office:value="-313.912167098973" calcext:value-type="float">
            <text:p>-313.91</text:p>
          </table:table-cell>
          <table:table-cell table:formula="of:=0.093*[.D290]+23.12" office:value-type="float" office:value="33.1722423370192" calcext:value-type="float">
            <text:p>33.172242337</text:p>
          </table:table-cell>
        </table:table-row>
        <table:table-row table:style-name="ro1">
          <table:table-cell table:formula="of:=[.A290]+1" office:value-type="float" office:value="290" calcext:value-type="float">
            <text:p>290.00</text:p>
          </table:table-cell>
          <table:table-cell table:formula="of:=[.A291]/(180)*PI()" office:value-type="float" office:value="5.06145483078356" calcext:value-type="float">
            <text:p>5.06</text:p>
          </table:table-cell>
          <table:table-cell office:value-type="float" office:value="334" calcext:value-type="float">
            <text:p>334.00</text:p>
          </table:table-cell>
          <table:table-cell table:formula="of:=[.C291]*COS([.B291])" office:value-type="float" office:value="114.234727870773" calcext:value-type="float">
            <text:p>114.23</text:p>
          </table:table-cell>
          <table:table-cell table:formula="of:=[.C291]*SIN([.B291])" office:value-type="float" office:value="-313.857335342493" calcext:value-type="float">
            <text:p>-313.86</text:p>
          </table:table-cell>
          <table:table-cell table:formula="of:=0.093*[.D291]+23.12" office:value-type="float" office:value="33.7438296919819" calcext:value-type="float">
            <text:p>33.743829692</text:p>
          </table:table-cell>
        </table:table-row>
        <table:table-row table:style-name="ro1">
          <table:table-cell table:formula="of:=[.A291]+1" office:value-type="float" office:value="291" calcext:value-type="float">
            <text:p>291.00</text:p>
          </table:table-cell>
          <table:table-cell table:formula="of:=[.A292]/(180)*PI()" office:value-type="float" office:value="5.0789081233035" calcext:value-type="float">
            <text:p>5.08</text:p>
          </table:table-cell>
          <table:table-cell office:value-type="float" office:value="337" calcext:value-type="float">
            <text:p>337.00</text:p>
          </table:table-cell>
          <table:table-cell table:formula="of:=[.C292]*COS([.B292])" office:value-type="float" office:value="120.769998996766" calcext:value-type="float">
            <text:p>120.77</text:p>
          </table:table-cell>
          <table:table-cell table:formula="of:=[.C292]*SIN([.B292])" office:value-type="float" office:value="-314.616603729557" calcext:value-type="float">
            <text:p>-314.62</text:p>
          </table:table-cell>
          <table:table-cell table:formula="of:=0.093*[.D292]+23.12" office:value-type="float" office:value="34.3516099066993" calcext:value-type="float">
            <text:p>34.3516099067</text:p>
          </table:table-cell>
        </table:table-row>
        <table:table-row table:style-name="ro1">
          <table:table-cell table:formula="of:=[.A292]+1" office:value-type="float" office:value="292" calcext:value-type="float">
            <text:p>292.00</text:p>
          </table:table-cell>
          <table:table-cell table:formula="of:=[.A293]/(180)*PI()" office:value-type="float" office:value="5.09636141582344" calcext:value-type="float">
            <text:p>5.10</text:p>
          </table:table-cell>
          <table:table-cell office:value-type="float" office:value="340" calcext:value-type="float">
            <text:p>340.00</text:p>
          </table:table-cell>
          <table:table-cell table:formula="of:=[.C293]*COS([.B293])" office:value-type="float" office:value="127.36624176141" calcext:value-type="float">
            <text:p>127.37</text:p>
          </table:table-cell>
          <table:table-cell table:formula="of:=[.C293]*SIN([.B293])" office:value-type="float" office:value="-315.242510552708" calcext:value-type="float">
            <text:p>-315.24</text:p>
          </table:table-cell>
          <table:table-cell table:formula="of:=0.093*[.D293]+23.12" office:value-type="float" office:value="34.9650604838111" calcext:value-type="float">
            <text:p>34.9650604838</text:p>
          </table:table-cell>
        </table:table-row>
        <table:table-row table:style-name="ro1">
          <table:table-cell table:formula="of:=[.A293]+1" office:value-type="float" office:value="293" calcext:value-type="float">
            <text:p>293.00</text:p>
          </table:table-cell>
          <table:table-cell table:formula="of:=[.A294]/(180)*PI()" office:value-type="float" office:value="5.11381470834339" calcext:value-type="float">
            <text:p>5.11</text:p>
          </table:table-cell>
          <table:table-cell office:value-type="float" office:value="344" calcext:value-type="float">
            <text:p>344.00</text:p>
          </table:table-cell>
          <table:table-cell table:formula="of:=[.C294]*COS([.B294])" office:value-type="float" office:value="134.41150820031" calcext:value-type="float">
            <text:p>134.41</text:p>
          </table:table-cell>
          <table:table-cell table:formula="of:=[.C294]*SIN([.B294])" office:value-type="float" office:value="-316.653669587639" calcext:value-type="float">
            <text:p>-316.65</text:p>
          </table:table-cell>
          <table:table-cell table:formula="of:=0.093*[.D294]+23.12" office:value-type="float" office:value="35.6202702626288" calcext:value-type="float">
            <text:p>35.6202702626</text:p>
          </table:table-cell>
        </table:table-row>
        <table:table-row table:style-name="ro1">
          <table:table-cell table:formula="of:=[.A294]+1" office:value-type="float" office:value="294" calcext:value-type="float">
            <text:p>294.00</text:p>
          </table:table-cell>
          <table:table-cell table:formula="of:=[.A295]/(180)*PI()" office:value-type="float" office:value="5.13126800086333" calcext:value-type="float">
            <text:p>5.13</text:p>
          </table:table-cell>
          <table:table-cell office:value-type="float" office:value="346" calcext:value-type="float">
            <text:p>346.00</text:p>
          </table:table-cell>
          <table:table-cell table:formula="of:=[.C295]*COS([.B295])" office:value-type="float" office:value="140.730878504227" calcext:value-type="float">
            <text:p>140.73</text:p>
          </table:table-cell>
          <table:table-cell table:formula="of:=[.C295]*SIN([.B295])" office:value-type="float" office:value="-316.08672834434" calcext:value-type="float">
            <text:p>-316.09</text:p>
          </table:table-cell>
          <table:table-cell table:formula="of:=0.093*[.D295]+23.12" office:value-type="float" office:value="36.2079717008931" calcext:value-type="float">
            <text:p>36.2079717009</text:p>
          </table:table-cell>
        </table:table-row>
        <table:table-row table:style-name="ro1">
          <table:table-cell table:formula="of:=[.A295]+1" office:value-type="float" office:value="295" calcext:value-type="float">
            <text:p>295.00</text:p>
          </table:table-cell>
          <table:table-cell table:formula="of:=[.A296]/(180)*PI()" office:value-type="float" office:value="5.14872129338327" calcext:value-type="float">
            <text:p>5.15</text:p>
          </table:table-cell>
          <table:table-cell office:value-type="float" office:value="350" calcext:value-type="float">
            <text:p>350.00</text:p>
          </table:table-cell>
          <table:table-cell table:formula="of:=[.C296]*COS([.B296])" office:value-type="float" office:value="147.916391609245" calcext:value-type="float">
            <text:p>147.92</text:p>
          </table:table-cell>
          <table:table-cell table:formula="of:=[.C296]*SIN([.B296])" office:value-type="float" office:value="-317.207725462828" calcext:value-type="float">
            <text:p>-317.21</text:p>
          </table:table-cell>
          <table:table-cell table:formula="of:=0.093*[.D296]+23.12" office:value-type="float" office:value="36.8762244196597" calcext:value-type="float">
            <text:p>36.8762244197</text:p>
          </table:table-cell>
        </table:table-row>
        <table:table-row table:style-name="ro1">
          <table:table-cell table:formula="of:=[.A296]+1" office:value-type="float" office:value="296" calcext:value-type="float">
            <text:p>296.00</text:p>
          </table:table-cell>
          <table:table-cell table:formula="of:=[.A297]/(180)*PI()" office:value-type="float" office:value="5.16617458590322" calcext:value-type="float">
            <text:p>5.17</text:p>
          </table:table-cell>
          <table:table-cell office:value-type="float" office:value="354" calcext:value-type="float">
            <text:p>354.00</text:p>
          </table:table-cell>
          <table:table-cell table:formula="of:=[.C297]*COS([.B297])" office:value-type="float" office:value="155.183385963333" calcext:value-type="float">
            <text:p>155.18</text:p>
          </table:table-cell>
          <table:table-cell table:formula="of:=[.C297]*SIN([.B297])" office:value-type="float" office:value="-318.173092389905" calcext:value-type="float">
            <text:p>-318.17</text:p>
          </table:table-cell>
          <table:table-cell table:formula="of:=0.093*[.D297]+23.12" office:value-type="float" office:value="37.55205489459" calcext:value-type="float">
            <text:p>37.5520548946</text:p>
          </table:table-cell>
        </table:table-row>
        <table:table-row table:style-name="ro1">
          <table:table-cell table:formula="of:=[.A297]+1" office:value-type="float" office:value="297" calcext:value-type="float">
            <text:p>297.00</text:p>
          </table:table-cell>
          <table:table-cell table:formula="of:=[.A298]/(180)*PI()" office:value-type="float" office:value="5.18362787842316" calcext:value-type="float">
            <text:p>5.18</text:p>
          </table:table-cell>
          <table:table-cell office:value-type="float" office:value="357" calcext:value-type="float">
            <text:p>357.00</text:p>
          </table:table-cell>
          <table:table-cell table:formula="of:=[.C298]*COS([.B298])" office:value-type="float" office:value="162.074608407018" calcext:value-type="float">
            <text:p>162.07</text:p>
          </table:table-cell>
          <table:table-cell table:formula="of:=[.C298]*SIN([.B298])" office:value-type="float" office:value="-318.089329135247" calcext:value-type="float">
            <text:p>-318.09</text:p>
          </table:table-cell>
          <table:table-cell table:formula="of:=0.093*[.D298]+23.12" office:value-type="float" office:value="38.1929385818527" calcext:value-type="float">
            <text:p>38.1929385819</text:p>
          </table:table-cell>
        </table:table-row>
        <table:table-row table:style-name="ro1">
          <table:table-cell table:formula="of:=[.A298]+1" office:value-type="float" office:value="298" calcext:value-type="float">
            <text:p>298.00</text:p>
          </table:table-cell>
          <table:table-cell table:formula="of:=[.A299]/(180)*PI()" office:value-type="float" office:value="5.2010811709431" calcext:value-type="float">
            <text:p>5.20</text:p>
          </table:table-cell>
          <table:table-cell office:value-type="float" office:value="361" calcext:value-type="float">
            <text:p>361.00</text:p>
          </table:table-cell>
          <table:table-cell table:formula="of:=[.C299]*COS([.B299])" office:value-type="float" office:value="169.479234165706" calcext:value-type="float">
            <text:p>169.48</text:p>
          </table:table-cell>
          <table:table-cell table:formula="of:=[.C299]*SIN([.B299])" office:value-type="float" office:value="-318.744081022073" calcext:value-type="float">
            <text:p>-318.74</text:p>
          </table:table-cell>
          <table:table-cell table:formula="of:=0.093*[.D299]+23.12" office:value-type="float" office:value="38.8815687774107" calcext:value-type="float">
            <text:p>38.8815687774</text:p>
          </table:table-cell>
        </table:table-row>
        <table:table-row table:style-name="ro1">
          <table:table-cell table:formula="of:=[.A299]+1" office:value-type="float" office:value="299" calcext:value-type="float">
            <text:p>299.00</text:p>
          </table:table-cell>
          <table:table-cell table:formula="of:=[.A300]/(180)*PI()" office:value-type="float" office:value="5.21853446346305" calcext:value-type="float">
            <text:p>5.22</text:p>
          </table:table-cell>
          <table:table-cell office:value-type="float" office:value="365" calcext:value-type="float">
            <text:p>365.00</text:p>
          </table:table-cell>
          <table:table-cell table:formula="of:=[.C300]*COS([.B300])" office:value-type="float" office:value="176.955511389913" calcext:value-type="float">
            <text:p>176.96</text:p>
          </table:table-cell>
          <table:table-cell table:formula="of:=[.C300]*SIN([.B300])" office:value-type="float" office:value="-319.236193105879" calcext:value-type="float">
            <text:p>-319.24</text:p>
          </table:table-cell>
          <table:table-cell table:formula="of:=0.093*[.D300]+23.12" office:value-type="float" office:value="39.5768625592619" calcext:value-type="float">
            <text:p>39.5768625593</text:p>
          </table:table-cell>
        </table:table-row>
        <table:table-row table:style-name="ro1">
          <table:table-cell table:formula="of:=[.A300]+1" office:value-type="float" office:value="300" calcext:value-type="float">
            <text:p>300.00</text:p>
          </table:table-cell>
          <table:table-cell table:formula="of:=[.A301]/(180)*PI()" office:value-type="float" office:value="5.23598775598299" calcext:value-type="float">
            <text:p>5.24</text:p>
          </table:table-cell>
          <table:table-cell office:value-type="float" office:value="369" calcext:value-type="float">
            <text:p>369.00</text:p>
          </table:table-cell>
          <table:table-cell table:formula="of:=[.C301]*COS([.B301])" office:value-type="float" office:value="184.5" calcext:value-type="float">
            <text:p>184.50</text:p>
          </table:table-cell>
          <table:table-cell table:formula="of:=[.C301]*SIN([.B301])" office:value-type="float" office:value="-319.563373996458" calcext:value-type="float">
            <text:p>-319.56</text:p>
          </table:table-cell>
          <table:table-cell table:formula="of:=0.093*[.D301]+23.12" office:value-type="float" office:value="40.2785" calcext:value-type="float">
            <text:p>40.2785</text:p>
          </table:table-cell>
        </table:table-row>
        <table:table-row table:style-name="ro1">
          <table:table-cell table:formula="of:=[.A301]+1" office:value-type="float" office:value="301" calcext:value-type="float">
            <text:p>301.00</text:p>
          </table:table-cell>
          <table:table-cell table:formula="of:=[.A302]/(180)*PI()" office:value-type="float" office:value="5.25344104850293" calcext:value-type="float">
            <text:p>5.25</text:p>
          </table:table-cell>
          <table:table-cell office:value-type="float" office:value="374" calcext:value-type="float">
            <text:p>374.00</text:p>
          </table:table-cell>
          <table:table-cell table:formula="of:=[.C302]*COS([.B302])" office:value-type="float" office:value="192.62424001636" calcext:value-type="float">
            <text:p>192.62</text:p>
          </table:table-cell>
          <table:table-cell table:formula="of:=[.C302]*SIN([.B302])" office:value-type="float" office:value="-320.58057046259" calcext:value-type="float">
            <text:p>-320.58</text:p>
          </table:table-cell>
          <table:table-cell table:formula="of:=0.093*[.D302]+23.12" office:value-type="float" office:value="41.0340543215215" calcext:value-type="float">
            <text:p>41.0340543215</text:p>
          </table:table-cell>
        </table:table-row>
        <table:table-row table:style-name="ro1">
          <table:table-cell table:formula="of:=[.A302]+1" office:value-type="float" office:value="302" calcext:value-type="float">
            <text:p>302.00</text:p>
          </table:table-cell>
          <table:table-cell table:formula="of:=[.A303]/(180)*PI()" office:value-type="float" office:value="5.27089434102288" calcext:value-type="float">
            <text:p>5.27</text:p>
          </table:table-cell>
          <table:table-cell office:value-type="float" office:value="379" calcext:value-type="float">
            <text:p>379.00</text:p>
          </table:table-cell>
          <table:table-cell table:formula="of:=[.C303]*COS([.B303])" office:value-type="float" office:value="200.839401144385" calcext:value-type="float">
            <text:p>200.84</text:p>
          </table:table-cell>
          <table:table-cell table:formula="of:=[.C303]*SIN([.B303])" office:value-type="float" office:value="-321.410228443285" calcext:value-type="float">
            <text:p>-321.41</text:p>
          </table:table-cell>
          <table:table-cell table:formula="of:=0.093*[.D303]+23.12" office:value-type="float" office:value="41.7980643064278" calcext:value-type="float">
            <text:p>41.7980643064</text:p>
          </table:table-cell>
        </table:table-row>
        <table:table-row table:style-name="ro1">
          <table:table-cell table:formula="of:=[.A303]+1" office:value-type="float" office:value="303" calcext:value-type="float">
            <text:p>303.00</text:p>
          </table:table-cell>
          <table:table-cell table:formula="of:=[.A304]/(180)*PI()" office:value-type="float" office:value="5.28834763354282" calcext:value-type="float">
            <text:p>5.29</text:p>
          </table:table-cell>
          <table:table-cell office:value-type="float" office:value="384" calcext:value-type="float">
            <text:p>384.00</text:p>
          </table:table-cell>
          <table:table-cell table:formula="of:=[.C304]*COS([.B304])" office:value-type="float" office:value="209.14138944577" calcext:value-type="float">
            <text:p>209.14</text:p>
          </table:table-cell>
          <table:table-cell table:formula="of:=[.C304]*SIN([.B304])" office:value-type="float" office:value="-322.049498091043" calcext:value-type="float">
            <text:p>-322.05</text:p>
          </table:table-cell>
          <table:table-cell table:formula="of:=0.093*[.D304]+23.12" office:value-type="float" office:value="42.5701492184566" calcext:value-type="float">
            <text:p>42.5701492185</text:p>
          </table:table-cell>
        </table:table-row>
        <table:table-row table:style-name="ro1">
          <table:table-cell table:formula="of:=[.A304]+1" office:value-type="float" office:value="304" calcext:value-type="float">
            <text:p>304.00</text:p>
          </table:table-cell>
          <table:table-cell table:formula="of:=[.A305]/(180)*PI()" office:value-type="float" office:value="5.30580092606276" calcext:value-type="float">
            <text:p>5.31</text:p>
          </table:table-cell>
          <table:table-cell office:value-type="float" office:value="389" calcext:value-type="float">
            <text:p>389.00</text:p>
          </table:table-cell>
          <table:table-cell table:formula="of:=[.C305]*COS([.B305])" office:value-type="float" office:value="217.526039450121" calcext:value-type="float">
            <text:p>217.53</text:p>
          </table:table-cell>
          <table:table-cell table:formula="of:=[.C305]*SIN([.B305])" office:value-type="float" office:value="-322.495615723911" calcext:value-type="float">
            <text:p>-322.50</text:p>
          </table:table-cell>
          <table:table-cell table:formula="of:=0.093*[.D305]+23.12" office:value-type="float" office:value="43.3499216688612" calcext:value-type="float">
            <text:p>43.3499216689</text:p>
          </table:table-cell>
        </table:table-row>
        <table:table-row table:style-name="ro1">
          <table:table-cell table:formula="of:=[.A305]+1" office:value-type="float" office:value="305" calcext:value-type="float">
            <text:p>305.00</text:p>
          </table:table-cell>
          <table:table-cell table:formula="of:=[.A306]/(180)*PI()" office:value-type="float" office:value="5.32325421858271" calcext:value-type="float">
            <text:p>5.32</text:p>
          </table:table-cell>
          <table:table-cell office:value-type="float" office:value="395" calcext:value-type="float">
            <text:p>395.00</text:p>
          </table:table-cell>
          <table:table-cell table:formula="of:=[.C306]*COS([.B306])" office:value-type="float" office:value="226.562692358663" calcext:value-type="float">
            <text:p>226.56</text:p>
          </table:table-cell>
          <table:table-cell table:formula="of:=[.C306]*SIN([.B306])" office:value-type="float" office:value="-323.565057494152" calcext:value-type="float">
            <text:p>-323.57</text:p>
          </table:table-cell>
          <table:table-cell table:formula="of:=0.093*[.D306]+23.12" office:value-type="float" office:value="44.1903303893557" calcext:value-type="float">
            <text:p>44.1903303894</text:p>
          </table:table-cell>
        </table:table-row>
        <table:table-row table:style-name="ro1">
          <table:table-cell table:formula="of:=[.A306]+1" office:value-type="float" office:value="306" calcext:value-type="float">
            <text:p>306.00</text:p>
          </table:table-cell>
          <table:table-cell table:formula="of:=[.A307]/(180)*PI()" office:value-type="float" office:value="5.34070751110265" calcext:value-type="float">
            <text:p>5.34</text:p>
          </table:table-cell>
          <table:table-cell office:value-type="float" office:value="401" calcext:value-type="float">
            <text:p>401.00</text:p>
          </table:table-cell>
          <table:table-cell table:formula="of:=[.C307]*COS([.B307])" office:value-type="float" office:value="235.701886169282" calcext:value-type="float">
            <text:p>235.70</text:p>
          </table:table-cell>
          <table:table-cell table:formula="of:=[.C307]*SIN([.B307])" office:value-type="float" office:value="-324.415814744354" calcext:value-type="float">
            <text:p>-324.42</text:p>
          </table:table-cell>
          <table:table-cell table:formula="of:=0.093*[.D307]+23.12" office:value-type="float" office:value="45.0402754137432" calcext:value-type="float">
            <text:p>45.0402754137</text:p>
          </table:table-cell>
        </table:table-row>
        <table:table-row table:style-name="ro1">
          <table:table-cell table:formula="of:=[.A307]+1" office:value-type="float" office:value="307" calcext:value-type="float">
            <text:p>307.00</text:p>
          </table:table-cell>
          <table:table-cell table:formula="of:=[.A308]/(180)*PI()" office:value-type="float" office:value="5.35816080362259" calcext:value-type="float">
            <text:p>5.36</text:p>
          </table:table-cell>
          <table:table-cell office:value-type="float" office:value="407" calcext:value-type="float">
            <text:p>407.00</text:p>
          </table:table-cell>
          <table:table-cell table:formula="of:=[.C308]*COS([.B308])" office:value-type="float" office:value="244.938714422884" calcext:value-type="float">
            <text:p>244.94</text:p>
          </table:table-cell>
          <table:table-cell table:formula="of:=[.C308]*SIN([.B308])" office:value-type="float" office:value="-325.044652589248" calcext:value-type="float">
            <text:p>-325.04</text:p>
          </table:table-cell>
          <table:table-cell table:formula="of:=0.093*[.D308]+23.12" office:value-type="float" office:value="45.8993004413282" calcext:value-type="float">
            <text:p>45.8993004413</text:p>
          </table:table-cell>
        </table:table-row>
        <table:table-row table:style-name="ro1">
          <table:table-cell table:formula="of:=[.A308]+1" office:value-type="float" office:value="308" calcext:value-type="float">
            <text:p>308.00</text:p>
          </table:table-cell>
          <table:table-cell table:formula="of:=[.A309]/(180)*PI()" office:value-type="float" office:value="5.37561409614253" calcext:value-type="float">
            <text:p>5.38</text:p>
          </table:table-cell>
          <table:table-cell office:value-type="float" office:value="414" calcext:value-type="float">
            <text:p>414.00</text:p>
          </table:table-cell>
          <table:table-cell table:formula="of:=[.C309]*COS([.B309])" office:value-type="float" office:value="254.883850784822" calcext:value-type="float">
            <text:p>254.88</text:p>
          </table:table-cell>
          <table:table-cell table:formula="of:=[.C309]*SIN([.B309])" office:value-type="float" office:value="-326.236451993183" calcext:value-type="float">
            <text:p>-326.24</text:p>
          </table:table-cell>
          <table:table-cell table:formula="of:=0.093*[.D309]+23.12" office:value-type="float" office:value="46.8241981229885" calcext:value-type="float">
            <text:p>46.824198123</text:p>
          </table:table-cell>
        </table:table-row>
        <table:table-row table:style-name="ro1">
          <table:table-cell table:formula="of:=[.A309]+1" office:value-type="float" office:value="309" calcext:value-type="float">
            <text:p>309.00</text:p>
          </table:table-cell>
          <table:table-cell table:formula="of:=[.A310]/(180)*PI()" office:value-type="float" office:value="5.39306738866248" calcext:value-type="float">
            <text:p>5.39</text:p>
          </table:table-cell>
          <table:table-cell office:value-type="float" office:value="420" calcext:value-type="float">
            <text:p>420.00</text:p>
          </table:table-cell>
          <table:table-cell table:formula="of:=[.C310]*COS([.B310])" office:value-type="float" office:value="264.314564240931" calcext:value-type="float">
            <text:p>264.31</text:p>
          </table:table-cell>
          <table:table-cell table:formula="of:=[.C310]*SIN([.B310])" office:value-type="float" office:value="-326.401303811928" calcext:value-type="float">
            <text:p>-326.40</text:p>
          </table:table-cell>
          <table:table-cell table:formula="of:=0.093*[.D310]+23.12" office:value-type="float" office:value="47.7012544744066" calcext:value-type="float">
            <text:p>47.7012544744</text:p>
          </table:table-cell>
        </table:table-row>
        <table:table-row table:style-name="ro1">
          <table:table-cell table:formula="of:=[.A310]+1" office:value-type="float" office:value="310" calcext:value-type="float">
            <text:p>310.00</text:p>
          </table:table-cell>
          <table:table-cell table:formula="of:=[.A311]/(180)*PI()" office:value-type="float" office:value="5.41052068118242" calcext:value-type="float">
            <text:p>5.41</text:p>
          </table:table-cell>
          <table:table-cell office:value-type="float" office:value="428" calcext:value-type="float">
            <text:p>428.00</text:p>
          </table:table-cell>
          <table:table-cell table:formula="of:=[.C311]*COS([.B311])" office:value-type="float" office:value="275.113096945839" calcext:value-type="float">
            <text:p>275.11</text:p>
          </table:table-cell>
          <table:table-cell table:formula="of:=[.C311]*SIN([.B311])" office:value-type="float" office:value="-327.867021654923" calcext:value-type="float">
            <text:p>-327.87</text:p>
          </table:table-cell>
          <table:table-cell table:formula="of:=0.093*[.D311]+23.12" office:value-type="float" office:value="48.705518015963" calcext:value-type="float">
            <text:p>48.705518016</text:p>
          </table:table-cell>
        </table:table-row>
        <table:table-row table:style-name="ro1">
          <table:table-cell table:formula="of:=[.A311]+1" office:value-type="float" office:value="311" calcext:value-type="float">
            <text:p>311.00</text:p>
          </table:table-cell>
          <table:table-cell table:formula="of:=[.A312]/(180)*PI()" office:value-type="float" office:value="5.42797397370237" calcext:value-type="float">
            <text:p>5.43</text:p>
          </table:table-cell>
          <table:table-cell office:value-type="float" office:value="435" calcext:value-type="float">
            <text:p>435.00</text:p>
          </table:table-cell>
          <table:table-cell table:formula="of:=[.C312]*COS([.B312])" office:value-type="float" office:value="285.385677610871" calcext:value-type="float">
            <text:p>285.39</text:p>
          </table:table-cell>
          <table:table-cell table:formula="of:=[.C312]*SIN([.B312])" office:value-type="float" office:value="-328.298667396906" calcext:value-type="float">
            <text:p>-328.30</text:p>
          </table:table-cell>
          <table:table-cell table:formula="of:=0.093*[.D312]+23.12" office:value-type="float" office:value="49.660868017811" calcext:value-type="float">
            <text:p>49.6608680178</text:p>
          </table:table-cell>
        </table:table-row>
        <table:table-row table:style-name="ro1">
          <table:table-cell table:formula="of:=[.A312]+1" office:value-type="float" office:value="312" calcext:value-type="float">
            <text:p>312.00</text:p>
          </table:table-cell>
          <table:table-cell table:formula="of:=[.A313]/(180)*PI()" office:value-type="float" office:value="5.44542726622231" calcext:value-type="float">
            <text:p>5.45</text:p>
          </table:table-cell>
          <table:table-cell office:value-type="float" office:value="444" calcext:value-type="float">
            <text:p>444.00</text:p>
          </table:table-cell>
          <table:table-cell table:formula="of:=[.C313]*COS([.B313])" office:value-type="float" office:value="297.093989223333" calcext:value-type="float">
            <text:p>297.09</text:p>
          </table:table-cell>
          <table:table-cell table:formula="of:=[.C313]*SIN([.B313])" office:value-type="float" office:value="-329.956302511963" calcext:value-type="float">
            <text:p>-329.96</text:p>
          </table:table-cell>
          <table:table-cell table:formula="of:=0.093*[.D313]+23.12" office:value-type="float" office:value="50.74974099777" calcext:value-type="float">
            <text:p>50.7497409978</text:p>
          </table:table-cell>
        </table:table-row>
        <table:table-row table:style-name="ro1">
          <table:table-cell table:formula="of:=[.A313]+1" office:value-type="float" office:value="313" calcext:value-type="float">
            <text:p>313.00</text:p>
          </table:table-cell>
          <table:table-cell table:formula="of:=[.A314]/(180)*PI()" office:value-type="float" office:value="5.46288055874225" calcext:value-type="float">
            <text:p>5.46</text:p>
          </table:table-cell>
          <table:table-cell office:value-type="float" office:value="453" calcext:value-type="float">
            <text:p>453.00</text:p>
          </table:table-cell>
          <table:table-cell table:formula="of:=[.C314]*COS([.B314])" office:value-type="float" office:value="308.945257108312" calcext:value-type="float">
            <text:p>308.95</text:p>
          </table:table-cell>
          <table:table-cell table:formula="of:=[.C314]*SIN([.B314])" office:value-type="float" office:value="-331.303226833484" calcext:value-type="float">
            <text:p>-331.30</text:p>
          </table:table-cell>
          <table:table-cell table:formula="of:=0.093*[.D314]+23.12" office:value-type="float" office:value="51.851908911073" calcext:value-type="float">
            <text:p>51.8519089111</text:p>
          </table:table-cell>
        </table:table-row>
        <table:table-row table:style-name="ro1">
          <table:table-cell table:formula="of:=[.A314]+1" office:value-type="float" office:value="314" calcext:value-type="float">
            <text:p>314.00</text:p>
          </table:table-cell>
          <table:table-cell table:formula="of:=[.A315]/(180)*PI()" office:value-type="float" office:value="5.4803338512622" calcext:value-type="float">
            <text:p>5.48</text:p>
          </table:table-cell>
          <table:table-cell office:value-type="float" office:value="462" calcext:value-type="float">
            <text:p>462.00</text:p>
          </table:table-cell>
          <table:table-cell table:formula="of:=[.C315]*COS([.B315])" office:value-type="float" office:value="320.932167152057" calcext:value-type="float">
            <text:p>320.93</text:p>
          </table:table-cell>
          <table:table-cell table:formula="of:=[.C315]*SIN([.B315])" office:value-type="float" office:value="-332.334987756457" calcext:value-type="float">
            <text:p>-332.33</text:p>
          </table:table-cell>
          <table:table-cell table:formula="of:=0.093*[.D315]+23.12" office:value-type="float" office:value="52.9666915451413" calcext:value-type="float">
            <text:p>52.9666915451</text:p>
          </table:table-cell>
        </table:table-row>
        <table:table-row table:style-name="ro1">
          <table:table-cell table:formula="of:=[.A315]+1" office:value-type="float" office:value="315" calcext:value-type="float">
            <text:p>315.00</text:p>
          </table:table-cell>
          <table:table-cell table:formula="of:=[.A316]/(180)*PI()" office:value-type="float" office:value="5.49778714378214" calcext:value-type="float">
            <text:p>5.50</text:p>
          </table:table-cell>
          <table:table-cell office:value-type="float" office:value="472" calcext:value-type="float">
            <text:p>472.00</text:p>
          </table:table-cell>
          <table:table-cell table:formula="of:=[.C316]*COS([.B316])" office:value-type="float" office:value="333.75440072005" calcext:value-type="float">
            <text:p>333.75</text:p>
          </table:table-cell>
          <table:table-cell table:formula="of:=[.C316]*SIN([.B316])" office:value-type="float" office:value="-333.75440072005" calcext:value-type="float">
            <text:p>-333.75</text:p>
          </table:table-cell>
          <table:table-cell table:formula="of:=0.093*[.D316]+23.12" office:value-type="float" office:value="54.1591592669647" calcext:value-type="float">
            <text:p>54.159159267</text:p>
          </table:table-cell>
        </table:table-row>
        <table:table-row table:style-name="ro1">
          <table:table-cell table:formula="of:=[.A316]+1" office:value-type="float" office:value="316" calcext:value-type="float">
            <text:p>316.00</text:p>
          </table:table-cell>
          <table:table-cell table:formula="of:=[.A317]/(180)*PI()" office:value-type="float" office:value="5.51524043630208" calcext:value-type="float">
            <text:p>5.52</text:p>
          </table:table-cell>
          <table:table-cell office:value-type="float" office:value="482" calcext:value-type="float">
            <text:p>482.00</text:p>
          </table:table-cell>
          <table:table-cell table:formula="of:=[.C317]*COS([.B317])" office:value-type="float" office:value="346.72178376323" calcext:value-type="float">
            <text:p>346.72</text:p>
          </table:table-cell>
          <table:table-cell table:formula="of:=[.C317]*SIN([.B317])" office:value-type="float" office:value="-334.825334561237" calcext:value-type="float">
            <text:p>-334.83</text:p>
          </table:table-cell>
          <table:table-cell table:formula="of:=0.093*[.D317]+23.12" office:value-type="float" office:value="55.3651258899804" calcext:value-type="float">
            <text:p>55.36512589</text:p>
          </table:table-cell>
        </table:table-row>
        <table:table-row table:style-name="ro1">
          <table:table-cell table:formula="of:=[.A317]+1" office:value-type="float" office:value="317" calcext:value-type="float">
            <text:p>317.00</text:p>
          </table:table-cell>
          <table:table-cell table:formula="of:=[.A318]/(180)*PI()" office:value-type="float" office:value="5.53269372882202" calcext:value-type="float">
            <text:p>5.53</text:p>
          </table:table-cell>
          <table:table-cell office:value-type="float" office:value="493" calcext:value-type="float">
            <text:p>493.00</text:p>
          </table:table-cell>
          <table:table-cell table:formula="of:=[.C318]*COS([.B318])" office:value-type="float" office:value="360.557374898251" calcext:value-type="float">
            <text:p>360.56</text:p>
          </table:table-cell>
          <table:table-cell table:formula="of:=[.C318]*SIN([.B318])" office:value-type="float" office:value="-336.225191510812" calcext:value-type="float">
            <text:p>-336.23</text:p>
          </table:table-cell>
          <table:table-cell table:formula="of:=0.093*[.D318]+23.12" office:value-type="float" office:value="56.6518358655373" calcext:value-type="float">
            <text:p>56.6518358655</text:p>
          </table:table-cell>
        </table:table-row>
        <table:table-row table:style-name="ro1">
          <table:table-cell table:formula="of:=[.A318]+1" office:value-type="float" office:value="318" calcext:value-type="float">
            <text:p>318.00</text:p>
          </table:table-cell>
          <table:table-cell table:formula="of:=[.A319]/(180)*PI()" office:value-type="float" office:value="5.55014702134197" calcext:value-type="float">
            <text:p>5.55</text:p>
          </table:table-cell>
          <table:table-cell office:value-type="float" office:value="505" calcext:value-type="float">
            <text:p>505.00</text:p>
          </table:table-cell>
          <table:table-cell table:formula="of:=[.C319]*COS([.B319])" office:value-type="float" office:value="375.288136866084" calcext:value-type="float">
            <text:p>375.29</text:p>
          </table:table-cell>
          <table:table-cell table:formula="of:=[.C319]*SIN([.B319])" office:value-type="float" office:value="-337.910956211224" calcext:value-type="float">
            <text:p>-337.91</text:p>
          </table:table-cell>
          <table:table-cell table:formula="of:=0.093*[.D319]+23.12" office:value-type="float" office:value="58.0217967285458" calcext:value-type="float">
            <text:p>58.0217967285</text:p>
          </table:table-cell>
        </table:table-row>
        <table:table-row table:style-name="ro1">
          <table:table-cell table:formula="of:=[.A319]+1" office:value-type="float" office:value="319" calcext:value-type="float">
            <text:p>319.00</text:p>
          </table:table-cell>
          <table:table-cell table:formula="of:=[.A320]/(180)*PI()" office:value-type="float" office:value="5.56760031386191" calcext:value-type="float">
            <text:p>5.57</text:p>
          </table:table-cell>
          <table:table-cell office:value-type="float" office:value="522" calcext:value-type="float">
            <text:p>522.00</text:p>
          </table:table-cell>
          <table:table-cell table:formula="of:=[.C320]*COS([.B320])" office:value-type="float" office:value="393.958400876287" calcext:value-type="float">
            <text:p>393.96</text:p>
          </table:table-cell>
          <table:table-cell table:formula="of:=[.C320]*SIN([.B320])" office:value-type="float" office:value="-342.462813133045" calcext:value-type="float">
            <text:p>-342.46</text:p>
          </table:table-cell>
          <table:table-cell table:formula="of:=0.093*[.D320]+23.12" office:value-type="float" office:value="59.7581312814947" calcext:value-type="float">
            <text:p>59.7581312815</text:p>
          </table:table-cell>
        </table:table-row>
        <table:table-row table:style-name="ro1">
          <table:table-cell table:formula="of:=[.A320]+1" office:value-type="float" office:value="320" calcext:value-type="float">
            <text:p>320.00</text:p>
          </table:table-cell>
          <table:table-cell table:formula="of:=[.A321]/(180)*PI()" office:value-type="float" office:value="5.58505360638185" calcext:value-type="float">
            <text:p>5.59</text:p>
          </table:table-cell>
          <table:table-cell office:value-type="float" office:value="513" calcext:value-type="float">
            <text:p>513.00</text:p>
          </table:table-cell>
          <table:table-cell table:formula="of:=[.C321]*COS([.B321])" office:value-type="float" office:value="392.980799320036" calcext:value-type="float">
            <text:p>392.98</text:p>
          </table:table-cell>
          <table:table-cell table:formula="of:=[.C321]*SIN([.B321])" office:value-type="float" office:value="-329.750043769195" calcext:value-type="float">
            <text:p>-329.75</text:p>
          </table:table-cell>
          <table:table-cell table:formula="of:=0.093*[.D321]+23.12" office:value-type="float" office:value="59.6672143367633" calcext:value-type="float">
            <text:p>59.6672143368</text:p>
          </table:table-cell>
        </table:table-row>
        <table:table-row table:style-name="ro1">
          <table:table-cell table:formula="of:=[.A321]+1" office:value-type="float" office:value="321" calcext:value-type="float">
            <text:p>321.00</text:p>
          </table:table-cell>
          <table:table-cell table:formula="of:=[.A322]/(180)*PI()" office:value-type="float" office:value="5.6025068989018" calcext:value-type="float">
            <text:p>5.60</text:p>
          </table:table-cell>
          <table:table-cell office:value-type="float" office:value="507" calcext:value-type="float">
            <text:p>507.00</text:p>
          </table:table-cell>
          <table:table-cell table:formula="of:=[.C322]*COS([.B322])" office:value-type="float" office:value="394.013002458684" calcext:value-type="float">
            <text:p>394.01</text:p>
          </table:table-cell>
          <table:table-cell table:formula="of:=[.C322]*SIN([.B322])" office:value-type="float" office:value="-319.065438262267" calcext:value-type="float">
            <text:p>-319.07</text:p>
          </table:table-cell>
          <table:table-cell table:formula="of:=0.093*[.D322]+23.12" office:value-type="float" office:value="59.7632092286576" calcext:value-type="float">
            <text:p>59.7632092287</text:p>
          </table:table-cell>
        </table:table-row>
        <table:table-row table:style-name="ro1">
          <table:table-cell table:formula="of:=[.A322]+1" office:value-type="float" office:value="322" calcext:value-type="float">
            <text:p>322.00</text:p>
          </table:table-cell>
          <table:table-cell table:formula="of:=[.A323]/(180)*PI()" office:value-type="float" office:value="5.61996019142174" calcext:value-type="float">
            <text:p>5.62</text:p>
          </table:table-cell>
          <table:table-cell office:value-type="float" office:value="501" calcext:value-type="float">
            <text:p>501.00</text:p>
          </table:table-cell>
          <table:table-cell table:formula="of:=[.C323]*COS([.B323])" office:value-type="float" office:value="394.793387556968" calcext:value-type="float">
            <text:p>394.79</text:p>
          </table:table-cell>
          <table:table-cell table:formula="of:=[.C323]*SIN([.B323])" office:value-type="float" office:value="-308.446399138155" calcext:value-type="float">
            <text:p>-308.45</text:p>
          </table:table-cell>
          <table:table-cell table:formula="of:=0.093*[.D323]+23.12" office:value-type="float" office:value="59.835785042798" calcext:value-type="float">
            <text:p>59.8357850428</text:p>
          </table:table-cell>
        </table:table-row>
        <table:table-row table:style-name="ro1">
          <table:table-cell table:formula="of:=[.A323]+1" office:value-type="float" office:value="323" calcext:value-type="float">
            <text:p>323.00</text:p>
          </table:table-cell>
          <table:table-cell table:formula="of:=[.A324]/(180)*PI()" office:value-type="float" office:value="5.63741348394168" calcext:value-type="float">
            <text:p>5.64</text:p>
          </table:table-cell>
          <table:table-cell office:value-type="float" office:value="495" calcext:value-type="float">
            <text:p>495.00</text:p>
          </table:table-cell>
          <table:table-cell table:formula="of:=[.C324]*COS([.B324])" office:value-type="float" office:value="395.32457747341" calcext:value-type="float">
            <text:p>395.32</text:p>
          </table:table-cell>
          <table:table-cell table:formula="of:=[.C324]*SIN([.B324])" office:value-type="float" office:value="-297.898436460264" calcext:value-type="float">
            <text:p>-297.90</text:p>
          </table:table-cell>
          <table:table-cell table:formula="of:=0.093*[.D324]+23.12" office:value-type="float" office:value="59.8851857050271" calcext:value-type="float">
            <text:p>59.885185705</text:p>
          </table:table-cell>
        </table:table-row>
        <table:table-row table:style-name="ro1">
          <table:table-cell table:formula="of:=[.A324]+1" office:value-type="float" office:value="324" calcext:value-type="float">
            <text:p>324.00</text:p>
          </table:table-cell>
          <table:table-cell table:formula="of:=[.A325]/(180)*PI()" office:value-type="float" office:value="5.65486677646163" calcext:value-type="float">
            <text:p>5.65</text:p>
          </table:table-cell>
          <table:table-cell office:value-type="float" office:value="490" calcext:value-type="float">
            <text:p>490.00</text:p>
          </table:table-cell>
          <table:table-cell table:formula="of:=[.C325]*COS([.B325])" office:value-type="float" office:value="396.418327243724" calcext:value-type="float">
            <text:p>396.42</text:p>
          </table:table-cell>
          <table:table-cell table:formula="of:=[.C325]*SIN([.B325])" office:value-type="float" office:value="-288.014773623312" calcext:value-type="float">
            <text:p>-288.01</text:p>
          </table:table-cell>
          <table:table-cell table:formula="of:=0.093*[.D325]+23.12" office:value-type="float" office:value="59.9869044336664" calcext:value-type="float">
            <text:p>59.9869044337</text:p>
          </table:table-cell>
        </table:table-row>
        <table:table-row table:style-name="ro1">
          <table:table-cell table:formula="of:=[.A325]+1" office:value-type="float" office:value="325" calcext:value-type="float">
            <text:p>325.00</text:p>
          </table:table-cell>
          <table:table-cell table:formula="of:=[.A326]/(180)*PI()" office:value-type="float" office:value="5.67232006898157" calcext:value-type="float">
            <text:p>5.67</text:p>
          </table:table-cell>
          <table:table-cell office:value-type="float" office:value="485" calcext:value-type="float">
            <text:p>485.00</text:p>
          </table:table-cell>
          <table:table-cell table:formula="of:=[.C326]*COS([.B326])" office:value-type="float" office:value="397.288741480161" calcext:value-type="float">
            <text:p>397.29</text:p>
          </table:table-cell>
          <table:table-cell table:formula="of:=[.C326]*SIN([.B326])" office:value-type="float" office:value="-278.184571630258" calcext:value-type="float">
            <text:p>-278.18</text:p>
          </table:table-cell>
          <table:table-cell table:formula="of:=0.093*[.D326]+23.12" office:value-type="float" office:value="60.067852957655" calcext:value-type="float">
            <text:p>60.0678529577</text:p>
          </table:table-cell>
        </table:table-row>
        <table:table-row table:style-name="ro1">
          <table:table-cell table:formula="of:=[.A326]+1" office:value-type="float" office:value="326" calcext:value-type="float">
            <text:p>326.00</text:p>
          </table:table-cell>
          <table:table-cell table:formula="of:=[.A327]/(180)*PI()" office:value-type="float" office:value="5.68977336150151" calcext:value-type="float">
            <text:p>5.69</text:p>
          </table:table-cell>
          <table:table-cell office:value-type="float" office:value="480" calcext:value-type="float">
            <text:p>480.00</text:p>
          </table:table-cell>
          <table:table-cell table:formula="of:=[.C327]*COS([.B327])" office:value-type="float" office:value="397.93803482642" calcext:value-type="float">
            <text:p>397.94</text:p>
          </table:table-cell>
          <table:table-cell table:formula="of:=[.C327]*SIN([.B327])" office:value-type="float" office:value="-268.412593665959" calcext:value-type="float">
            <text:p>-268.41</text:p>
          </table:table-cell>
          <table:table-cell table:formula="of:=0.093*[.D327]+23.12" office:value-type="float" office:value="60.1282372388571" calcext:value-type="float">
            <text:p>60.1282372389</text:p>
          </table:table-cell>
        </table:table-row>
        <table:table-row table:style-name="ro1">
          <table:table-cell table:formula="of:=[.A327]+1" office:value-type="float" office:value="327" calcext:value-type="float">
            <text:p>327.00</text:p>
          </table:table-cell>
          <table:table-cell table:formula="of:=[.A328]/(180)*PI()" office:value-type="float" office:value="5.70722665402146" calcext:value-type="float">
            <text:p>5.71</text:p>
          </table:table-cell>
          <table:table-cell office:value-type="float" office:value="476" calcext:value-type="float">
            <text:p>476.00</text:p>
          </table:table-cell>
          <table:table-cell table:formula="of:=[.C328]*COS([.B328])" office:value-type="float" office:value="399.207190342022" calcext:value-type="float">
            <text:p>399.21</text:p>
          </table:table-cell>
          <table:table-cell table:formula="of:=[.C328]*SIN([.B328])" office:value-type="float" office:value="-259.248180667153" calcext:value-type="float">
            <text:p>-259.25</text:p>
          </table:table-cell>
          <table:table-cell table:formula="of:=0.093*[.D328]+23.12" office:value-type="float" office:value="60.246268701808" calcext:value-type="float">
            <text:p>60.2462687018</text:p>
          </table:table-cell>
        </table:table-row>
        <table:table-row table:style-name="ro1">
          <table:table-cell table:formula="of:=[.A328]+1" office:value-type="float" office:value="328" calcext:value-type="float">
            <text:p>328.00</text:p>
          </table:table-cell>
          <table:table-cell table:formula="of:=[.A329]/(180)*PI()" office:value-type="float" office:value="5.7246799465414" calcext:value-type="float">
            <text:p>5.72</text:p>
          </table:table-cell>
          <table:table-cell office:value-type="float" office:value="471" calcext:value-type="float">
            <text:p>471.00</text:p>
          </table:table-cell>
          <table:table-cell table:formula="of:=[.C329]*COS([.B329])" office:value-type="float" office:value="399.430653289677" calcext:value-type="float">
            <text:p>399.43</text:p>
          </table:table-cell>
          <table:table-cell table:formula="of:=[.C329]*SIN([.B329])" office:value-type="float" office:value="-249.59197345384" calcext:value-type="float">
            <text:p>-249.59</text:p>
          </table:table-cell>
          <table:table-cell table:formula="of:=0.093*[.D329]+23.12" office:value-type="float" office:value="60.2670507559399" calcext:value-type="float">
            <text:p>60.2670507559</text:p>
          </table:table-cell>
        </table:table-row>
        <table:table-row table:style-name="ro1">
          <table:table-cell table:formula="of:=[.A329]+1" office:value-type="float" office:value="329" calcext:value-type="float">
            <text:p>329.00</text:p>
          </table:table-cell>
          <table:table-cell table:formula="of:=[.A330]/(180)*PI()" office:value-type="float" office:value="5.74213323906134" calcext:value-type="float">
            <text:p>5.74</text:p>
          </table:table-cell>
          <table:table-cell office:value-type="float" office:value="467" calcext:value-type="float">
            <text:p>467.00</text:p>
          </table:table-cell>
          <table:table-cell table:formula="of:=[.C330]*COS([.B330])" office:value-type="float" office:value="400.297129427886" calcext:value-type="float">
            <text:p>400.30</text:p>
          </table:table-cell>
          <table:table-cell table:formula="of:=[.C330]*SIN([.B330])" office:value-type="float" office:value="-240.522780982995" calcext:value-type="float">
            <text:p>-240.52</text:p>
          </table:table-cell>
          <table:table-cell table:formula="of:=0.093*[.D330]+23.12" office:value-type="float" office:value="60.3476330367934" calcext:value-type="float">
            <text:p>60.3476330368</text:p>
          </table:table-cell>
        </table:table-row>
        <table:table-row table:style-name="ro1">
          <table:table-cell table:formula="of:=[.A330]+1" office:value-type="float" office:value="330" calcext:value-type="float">
            <text:p>330.00</text:p>
          </table:table-cell>
          <table:table-cell table:formula="of:=[.A331]/(180)*PI()" office:value-type="float" office:value="5.75958653158129" calcext:value-type="float">
            <text:p>5.76</text:p>
          </table:table-cell>
          <table:table-cell office:value-type="float" office:value="464" calcext:value-type="float">
            <text:p>464.00</text:p>
          </table:table-cell>
          <table:table-cell table:formula="of:=[.C331]*COS([.B331])" office:value-type="float" office:value="401.835787355979" calcext:value-type="float">
            <text:p>401.84</text:p>
          </table:table-cell>
          <table:table-cell table:formula="of:=[.C331]*SIN([.B331])" office:value-type="float" office:value="-232" calcext:value-type="float">
            <text:p>-232.00</text:p>
          </table:table-cell>
          <table:table-cell table:formula="of:=0.093*[.D331]+23.12" office:value-type="float" office:value="60.4907282241061" calcext:value-type="float">
            <text:p>60.4907282241</text:p>
          </table:table-cell>
        </table:table-row>
        <table:table-row table:style-name="ro1">
          <table:table-cell table:formula="of:=[.A331]+1" office:value-type="float" office:value="331" calcext:value-type="float">
            <text:p>331.00</text:p>
          </table:table-cell>
          <table:table-cell table:formula="of:=[.A332]/(180)*PI()" office:value-type="float" office:value="5.77703982410123" calcext:value-type="float">
            <text:p>5.78</text:p>
          </table:table-cell>
          <table:table-cell office:value-type="float" office:value="459" calcext:value-type="float">
            <text:p>459.00</text:p>
          </table:table-cell>
          <table:table-cell table:formula="of:=[.C332]*COS([.B332])" office:value-type="float" office:value="401.450445576983" calcext:value-type="float">
            <text:p>401.45</text:p>
          </table:table-cell>
          <table:table-cell table:formula="of:=[.C332]*SIN([.B332])" office:value-type="float" office:value="-222.527615693069" calcext:value-type="float">
            <text:p>-222.53</text:p>
          </table:table-cell>
          <table:table-cell table:formula="of:=0.093*[.D332]+23.12" office:value-type="float" office:value="60.4548914386594" calcext:value-type="float">
            <text:p>60.4548914387</text:p>
          </table:table-cell>
        </table:table-row>
        <table:table-row table:style-name="ro1">
          <table:table-cell table:formula="of:=[.A332]+1" office:value-type="float" office:value="332" calcext:value-type="float">
            <text:p>332.00</text:p>
          </table:table-cell>
          <table:table-cell table:formula="of:=[.A333]/(180)*PI()" office:value-type="float" office:value="5.79449311662117" calcext:value-type="float">
            <text:p>5.79</text:p>
          </table:table-cell>
          <table:table-cell office:value-type="float" office:value="455" calcext:value-type="float">
            <text:p>455.00</text:p>
          </table:table-cell>
          <table:table-cell table:formula="of:=[.C333]*COS([.B333])" office:value-type="float" office:value="401.741154750812" calcext:value-type="float">
            <text:p>401.74</text:p>
          </table:table-cell>
          <table:table-cell table:formula="of:=[.C333]*SIN([.B333])" office:value-type="float" office:value="-213.60956106758" calcext:value-type="float">
            <text:p>-213.61</text:p>
          </table:table-cell>
          <table:table-cell table:formula="of:=0.093*[.D333]+23.12" office:value-type="float" office:value="60.4819273918255" calcext:value-type="float">
            <text:p>60.4819273918</text:p>
          </table:table-cell>
        </table:table-row>
        <table:table-row table:style-name="ro1">
          <table:table-cell table:formula="of:=[.A333]+1" office:value-type="float" office:value="333" calcext:value-type="float">
            <text:p>333.00</text:p>
          </table:table-cell>
          <table:table-cell table:formula="of:=[.A334]/(180)*PI()" office:value-type="float" office:value="5.81194640914112" calcext:value-type="float">
            <text:p>5.81</text:p>
          </table:table-cell>
          <table:table-cell office:value-type="float" office:value="451" calcext:value-type="float">
            <text:p>451.00</text:p>
          </table:table-cell>
          <table:table-cell table:formula="of:=[.C334]*COS([.B334])" office:value-type="float" office:value="401.843942408954" calcext:value-type="float">
            <text:p>401.84</text:p>
          </table:table-cell>
          <table:table-cell table:formula="of:=[.C334]*SIN([.B334])" office:value-type="float" office:value="-204.749715382536" calcext:value-type="float">
            <text:p>-204.75</text:p>
          </table:table-cell>
          <table:table-cell table:formula="of:=0.093*[.D334]+23.12" office:value-type="float" office:value="60.4914866440327" calcext:value-type="float">
            <text:p>60.491486644</text:p>
          </table:table-cell>
        </table:table-row>
        <table:table-row table:style-name="ro1">
          <table:table-cell table:formula="of:=[.A334]+1" office:value-type="float" office:value="334" calcext:value-type="float">
            <text:p>334.00</text:p>
          </table:table-cell>
          <table:table-cell table:formula="of:=[.A335]/(180)*PI()" office:value-type="float" office:value="5.82939970166106" calcext:value-type="float">
            <text:p>5.83</text:p>
          </table:table-cell>
          <table:table-cell office:value-type="float" office:value="448" calcext:value-type="float">
            <text:p>448.00</text:p>
          </table:table-cell>
          <table:table-cell table:formula="of:=[.C335]*COS([.B335])" office:value-type="float" office:value="402.659732742027" calcext:value-type="float">
            <text:p>402.66</text:p>
          </table:table-cell>
          <table:table-cell table:formula="of:=[.C335]*SIN([.B335])" office:value-type="float" office:value="-196.390273761507" calcext:value-type="float">
            <text:p>-196.39</text:p>
          </table:table-cell>
          <table:table-cell table:formula="of:=0.093*[.D335]+23.12" office:value-type="float" office:value="60.5673551450085" calcext:value-type="float">
            <text:p>60.567355145</text:p>
          </table:table-cell>
        </table:table-row>
        <table:table-row table:style-name="ro1">
          <table:table-cell table:formula="of:=[.A335]+1" office:value-type="float" office:value="335" calcext:value-type="float">
            <text:p>335.00</text:p>
          </table:table-cell>
          <table:table-cell table:formula="of:=[.A336]/(180)*PI()" office:value-type="float" office:value="5.846852994181" calcext:value-type="float">
            <text:p>5.85</text:p>
          </table:table-cell>
          <table:table-cell office:value-type="float" office:value="445" calcext:value-type="float">
            <text:p>445.00</text:p>
          </table:table-cell>
          <table:table-cell table:formula="of:=[.C336]*COS([.B336])" office:value-type="float" office:value="403.306965231309" calcext:value-type="float">
            <text:p>403.31</text:p>
          </table:table-cell>
          <table:table-cell table:formula="of:=[.C336]*SIN([.B336])" office:value-type="float" office:value="-188.065126474611" calcext:value-type="float">
            <text:p>-188.07</text:p>
          </table:table-cell>
          <table:table-cell table:formula="of:=0.093*[.D336]+23.12" office:value-type="float" office:value="60.6275477665118" calcext:value-type="float">
            <text:p>60.6275477665</text:p>
          </table:table-cell>
        </table:table-row>
        <table:table-row table:style-name="ro1">
          <table:table-cell table:formula="of:=[.A336]+1" office:value-type="float" office:value="336" calcext:value-type="float">
            <text:p>336.00</text:p>
          </table:table-cell>
          <table:table-cell table:formula="of:=[.A337]/(180)*PI()" office:value-type="float" office:value="5.86430628670095" calcext:value-type="float">
            <text:p>5.86</text:p>
          </table:table-cell>
          <table:table-cell office:value-type="float" office:value="443" calcext:value-type="float">
            <text:p>443.00</text:p>
          </table:table-cell>
          <table:table-cell table:formula="of:=[.C337]*COS([.B337])" office:value-type="float" office:value="404.700637735672" calcext:value-type="float">
            <text:p>404.70</text:p>
          </table:table-cell>
          <table:table-cell table:formula="of:=[.C337]*SIN([.B337])" office:value-type="float" office:value="-180.184332882579" calcext:value-type="float">
            <text:p>-180.18</text:p>
          </table:table-cell>
          <table:table-cell table:formula="of:=0.093*[.D337]+23.12" office:value-type="float" office:value="60.7571593094175" calcext:value-type="float">
            <text:p>60.7571593094</text:p>
          </table:table-cell>
        </table:table-row>
        <table:table-row table:style-name="ro1">
          <table:table-cell table:formula="of:=[.A337]+1" office:value-type="float" office:value="337" calcext:value-type="float">
            <text:p>337.00</text:p>
          </table:table-cell>
          <table:table-cell table:formula="of:=[.A338]/(180)*PI()" office:value-type="float" office:value="5.88175957922089" calcext:value-type="float">
            <text:p>5.88</text:p>
          </table:table-cell>
          <table:table-cell office:value-type="float" office:value="441" calcext:value-type="float">
            <text:p>441.00</text:p>
          </table:table-cell>
          <table:table-cell table:formula="of:=[.C338]*COS([.B338])" office:value-type="float" office:value="405.942640372526" calcext:value-type="float">
            <text:p>405.94</text:p>
          </table:table-cell>
          <table:table-cell table:formula="of:=[.C338]*SIN([.B338])" office:value-type="float" office:value="-172.31242766377" calcext:value-type="float">
            <text:p>-172.31</text:p>
          </table:table-cell>
          <table:table-cell table:formula="of:=0.093*[.D338]+23.12" office:value-type="float" office:value="60.8726655546449" calcext:value-type="float">
            <text:p>60.8726655546</text:p>
          </table:table-cell>
        </table:table-row>
        <table:table-row table:style-name="ro1">
          <table:table-cell table:formula="of:=[.A338]+1" office:value-type="float" office:value="338" calcext:value-type="float">
            <text:p>338.00</text:p>
          </table:table-cell>
          <table:table-cell table:formula="of:=[.A339]/(180)*PI()" office:value-type="float" office:value="5.89921287174083" calcext:value-type="float">
            <text:p>5.90</text:p>
          </table:table-cell>
          <table:table-cell office:value-type="float" office:value="437" calcext:value-type="float">
            <text:p>437.00</text:p>
          </table:table-cell>
          <table:table-cell table:formula="of:=[.C339]*COS([.B339])" office:value-type="float" office:value="405.179344445686" calcext:value-type="float">
            <text:p>405.18</text:p>
          </table:table-cell>
          <table:table-cell table:formula="of:=[.C339]*SIN([.B339])" office:value-type="float" office:value="-163.703081322754" calcext:value-type="float">
            <text:p>-163.70</text:p>
          </table:table-cell>
          <table:table-cell table:formula="of:=0.093*[.D339]+23.12" office:value-type="float" office:value="60.8016790334488" calcext:value-type="float">
            <text:p>60.8016790334</text:p>
          </table:table-cell>
        </table:table-row>
        <table:table-row table:style-name="ro1">
          <table:table-cell table:formula="of:=[.A339]+1" office:value-type="float" office:value="339" calcext:value-type="float">
            <text:p>339.00</text:p>
          </table:table-cell>
          <table:table-cell table:formula="of:=[.A340]/(180)*PI()" office:value-type="float" office:value="5.91666616426078" calcext:value-type="float">
            <text:p>5.92</text:p>
          </table:table-cell>
          <table:table-cell office:value-type="float" office:value="437" calcext:value-type="float">
            <text:p>437.00</text:p>
          </table:table-cell>
          <table:table-cell table:formula="of:=[.C340]*COS([.B340])" office:value-type="float" office:value="407.974646379277" calcext:value-type="float">
            <text:p>407.97</text:p>
          </table:table-cell>
          <table:table-cell table:formula="of:=[.C340]*SIN([.B340])" office:value-type="float" office:value="-156.606793951296" calcext:value-type="float">
            <text:p>-156.61</text:p>
          </table:table-cell>
          <table:table-cell table:formula="of:=0.093*[.D340]+23.12" office:value-type="float" office:value="61.0616421132728" calcext:value-type="float">
            <text:p>61.0616421133</text:p>
          </table:table-cell>
        </table:table-row>
        <table:table-row table:style-name="ro1">
          <table:table-cell table:formula="of:=[.A340]+1" office:value-type="float" office:value="340" calcext:value-type="float">
            <text:p>340.00</text:p>
          </table:table-cell>
          <table:table-cell table:formula="of:=[.A341]/(180)*PI()" office:value-type="float" office:value="5.93411945678072" calcext:value-type="float">
            <text:p>5.93</text:p>
          </table:table-cell>
          <table:table-cell office:value-type="float" office:value="435" calcext:value-type="float">
            <text:p>435.00</text:p>
          </table:table-cell>
          <table:table-cell table:formula="of:=[.C341]*COS([.B341])" office:value-type="float" office:value="408.76629004187" calcext:value-type="float">
            <text:p>408.77</text:p>
          </table:table-cell>
          <table:table-cell table:formula="of:=[.C341]*SIN([.B341])" office:value-type="float" office:value="-148.778762346666" calcext:value-type="float">
            <text:p>-148.78</text:p>
          </table:table-cell>
          <table:table-cell table:formula="of:=0.093*[.D341]+23.12" office:value-type="float" office:value="61.1352649738939" calcext:value-type="float">
            <text:p>61.1352649739</text:p>
          </table:table-cell>
        </table:table-row>
        <table:table-row table:style-name="ro1">
          <table:table-cell table:formula="of:=[.A341]+1" office:value-type="float" office:value="341" calcext:value-type="float">
            <text:p>341.00</text:p>
          </table:table-cell>
          <table:table-cell table:formula="of:=[.A342]/(180)*PI()" office:value-type="float" office:value="5.95157274930066" calcext:value-type="float">
            <text:p>5.95</text:p>
          </table:table-cell>
          <table:table-cell office:value-type="float" office:value="432" calcext:value-type="float">
            <text:p>432.00</text:p>
          </table:table-cell>
          <table:table-cell table:formula="of:=[.C342]*COS([.B342])" office:value-type="float" office:value="408.464024658905" calcext:value-type="float">
            <text:p>408.46</text:p>
          </table:table-cell>
          <table:table-cell table:formula="of:=[.C342]*SIN([.B342])" office:value-type="float" office:value="-140.645442725492" calcext:value-type="float">
            <text:p>-140.65</text:p>
          </table:table-cell>
          <table:table-cell table:formula="of:=0.093*[.D342]+23.12" office:value-type="float" office:value="61.1071542932782" calcext:value-type="float">
            <text:p>61.1071542933</text:p>
          </table:table-cell>
        </table:table-row>
        <table:table-row table:style-name="ro1">
          <table:table-cell table:formula="of:=[.A342]+1" office:value-type="float" office:value="342" calcext:value-type="float">
            <text:p>342.00</text:p>
          </table:table-cell>
          <table:table-cell table:formula="of:=[.A343]/(180)*PI()" office:value-type="float" office:value="5.96902604182061" calcext:value-type="float">
            <text:p>5.97</text:p>
          </table:table-cell>
          <table:table-cell office:value-type="float" office:value="431" calcext:value-type="float">
            <text:p>431.00</text:p>
          </table:table-cell>
          <table:table-cell table:formula="of:=[.C343]*COS([.B343])" office:value-type="float" office:value="409.905358523211" calcext:value-type="float">
            <text:p>409.91</text:p>
          </table:table-cell>
          <table:table-cell table:formula="of:=[.C343]*SIN([.B343])" office:value-type="float" office:value="-133.186324575602" calcext:value-type="float">
            <text:p>-133.19</text:p>
          </table:table-cell>
          <table:table-cell table:formula="of:=0.093*[.D343]+23.12" office:value-type="float" office:value="61.2411983426586" calcext:value-type="float">
            <text:p>61.2411983427</text:p>
          </table:table-cell>
        </table:table-row>
        <table:table-row table:style-name="ro1">
          <table:table-cell table:formula="of:=[.A343]+1" office:value-type="float" office:value="343" calcext:value-type="float">
            <text:p>343.00</text:p>
          </table:table-cell>
          <table:table-cell table:formula="of:=[.A344]/(180)*PI()" office:value-type="float" office:value="5.98647933434055" calcext:value-type="float">
            <text:p>5.99</text:p>
          </table:table-cell>
          <table:table-cell office:value-type="float" office:value="429" calcext:value-type="float">
            <text:p>429.00</text:p>
          </table:table-cell>
          <table:table-cell table:formula="of:=[.C344]*COS([.B344])" office:value-type="float" office:value="410.254740308142" calcext:value-type="float">
            <text:p>410.25</text:p>
          </table:table-cell>
          <table:table-cell table:formula="of:=[.C344]*SIN([.B344])" office:value-type="float" office:value="-125.427461326054" calcext:value-type="float">
            <text:p>-125.43</text:p>
          </table:table-cell>
          <table:table-cell table:formula="of:=0.093*[.D344]+23.12" office:value-type="float" office:value="61.2736908486572" calcext:value-type="float">
            <text:p>61.2736908487</text:p>
          </table:table-cell>
        </table:table-row>
        <table:table-row table:style-name="ro1">
          <table:table-cell table:formula="of:=[.A344]+1" office:value-type="float" office:value="344" calcext:value-type="float">
            <text:p>344.00</text:p>
          </table:table-cell>
          <table:table-cell table:formula="of:=[.A345]/(180)*PI()" office:value-type="float" office:value="6.00393262686049" calcext:value-type="float">
            <text:p>6.00</text:p>
          </table:table-cell>
          <table:table-cell office:value-type="float" office:value="427" calcext:value-type="float">
            <text:p>427.00</text:p>
          </table:table-cell>
          <table:table-cell table:formula="of:=[.C345]*COS([.B345])" office:value-type="float" office:value="410.458744165662" calcext:value-type="float">
            <text:p>410.46</text:p>
          </table:table-cell>
          <table:table-cell table:formula="of:=[.C345]*SIN([.B345])" office:value-type="float" office:value="-117.697150933859" calcext:value-type="float">
            <text:p>-117.70</text:p>
          </table:table-cell>
          <table:table-cell table:formula="of:=0.093*[.D345]+23.12" office:value-type="float" office:value="61.2926632074066" calcext:value-type="float">
            <text:p>61.2926632074</text:p>
          </table:table-cell>
        </table:table-row>
        <table:table-row table:style-name="ro1">
          <table:table-cell table:formula="of:=[.A345]+1" office:value-type="float" office:value="345" calcext:value-type="float">
            <text:p>345.00</text:p>
          </table:table-cell>
          <table:table-cell table:formula="of:=[.A346]/(180)*PI()" office:value-type="float" office:value="6.02138591938044" calcext:value-type="float">
            <text:p>6.02</text:p>
          </table:table-cell>
          <table:table-cell office:value-type="float" office:value="425" calcext:value-type="float">
            <text:p>425.00</text:p>
          </table:table-cell>
          <table:table-cell table:formula="of:=[.C346]*COS([.B346])" office:value-type="float" office:value="410.518476172854" calcext:value-type="float">
            <text:p>410.52</text:p>
          </table:table-cell>
          <table:table-cell table:formula="of:=[.C346]*SIN([.B346])" office:value-type="float" office:value="-109.998094168571" calcext:value-type="float">
            <text:p>-110.00</text:p>
          </table:table-cell>
          <table:table-cell table:formula="of:=0.093*[.D346]+23.12" office:value-type="float" office:value="61.2982182840754" calcext:value-type="float">
            <text:p>61.2982182841</text:p>
          </table:table-cell>
        </table:table-row>
        <table:table-row table:style-name="ro1">
          <table:table-cell table:formula="of:=[.A346]+1" office:value-type="float" office:value="346" calcext:value-type="float">
            <text:p>346.00</text:p>
          </table:table-cell>
          <table:table-cell table:formula="of:=[.A347]/(180)*PI()" office:value-type="float" office:value="6.03883921190038" calcext:value-type="float">
            <text:p>6.04</text:p>
          </table:table-cell>
          <table:table-cell office:value-type="float" office:value="423" calcext:value-type="float">
            <text:p>423.00</text:p>
          </table:table-cell>
          <table:table-cell table:formula="of:=[.C347]*COS([.B347])" office:value-type="float" office:value="410.435092214747" calcext:value-type="float">
            <text:p>410.44</text:p>
          </table:table-cell>
          <table:table-cell table:formula="of:=[.C347]*SIN([.B347])" office:value-type="float" office:value="-102.33296183866" calcext:value-type="float">
            <text:p>-102.33</text:p>
          </table:table-cell>
          <table:table-cell table:formula="of:=0.093*[.D347]+23.12" office:value-type="float" office:value="61.2904635759714" calcext:value-type="float">
            <text:p>61.290463576</text:p>
          </table:table-cell>
        </table:table-row>
        <table:table-row table:style-name="ro1">
          <table:table-cell table:formula="of:=[.A347]+1" office:value-type="float" office:value="347" calcext:value-type="float">
            <text:p>347.00</text:p>
          </table:table-cell>
          <table:table-cell table:formula="of:=[.A348]/(180)*PI()" office:value-type="float" office:value="6.05629250442032" calcext:value-type="float">
            <text:p>6.06</text:p>
          </table:table-cell>
          <table:table-cell office:value-type="float" office:value="422" calcext:value-type="float">
            <text:p>422.00</text:p>
          </table:table-cell>
          <table:table-cell table:formula="of:=[.C348]*COS([.B348])" office:value-type="float" office:value="411.184167339369" calcext:value-type="float">
            <text:p>411.18</text:p>
          </table:table-cell>
          <table:table-cell table:formula="of:=[.C348]*SIN([.B348])" office:value-type="float" office:value="-94.9293449331112" calcext:value-type="float">
            <text:p>-94.93</text:p>
          </table:table-cell>
          <table:table-cell table:formula="of:=0.093*[.D348]+23.12" office:value-type="float" office:value="61.3601275625613" calcext:value-type="float">
            <text:p>61.3601275626</text:p>
          </table:table-cell>
        </table:table-row>
        <table:table-row table:style-name="ro1">
          <table:table-cell table:formula="of:=[.A348]+1" office:value-type="float" office:value="348" calcext:value-type="float">
            <text:p>348.00</text:p>
          </table:table-cell>
          <table:table-cell table:formula="of:=[.A349]/(180)*PI()" office:value-type="float" office:value="6.07374579694027" calcext:value-type="float">
            <text:p>6.07</text:p>
          </table:table-cell>
          <table:table-cell office:value-type="float" office:value="421" calcext:value-type="float">
            <text:p>421.00</text:p>
          </table:table-cell>
          <table:table-cell table:formula="of:=[.C349]*COS([.B349])" office:value-type="float" office:value="411.800139908932" calcext:value-type="float">
            <text:p>411.80</text:p>
          </table:table-cell>
          <table:table-cell table:formula="of:=[.C349]*SIN([.B349])" office:value-type="float" office:value="-87.5308218342769" calcext:value-type="float">
            <text:p>-87.53</text:p>
          </table:table-cell>
          <table:table-cell table:formula="of:=0.093*[.D349]+23.12" office:value-type="float" office:value="61.4174130115307" calcext:value-type="float">
            <text:p>61.4174130115</text:p>
          </table:table-cell>
        </table:table-row>
        <table:table-row table:style-name="ro1">
          <table:table-cell table:formula="of:=[.A349]+1" office:value-type="float" office:value="349" calcext:value-type="float">
            <text:p>349.00</text:p>
          </table:table-cell>
          <table:table-cell table:formula="of:=[.A350]/(180)*PI()" office:value-type="float" office:value="6.09119908946021" calcext:value-type="float">
            <text:p>6.09</text:p>
          </table:table-cell>
          <table:table-cell office:value-type="float" office:value="419" calcext:value-type="float">
            <text:p>419.00</text:p>
          </table:table-cell>
          <table:table-cell table:formula="of:=[.C350]*COS([.B350])" office:value-type="float" office:value="411.301789864571" calcext:value-type="float">
            <text:p>411.30</text:p>
          </table:table-cell>
          <table:table-cell table:formula="of:=[.C350]*SIN([.B350])" office:value-type="float" office:value="-79.9489690627722" calcext:value-type="float">
            <text:p>-79.95</text:p>
          </table:table-cell>
          <table:table-cell table:formula="of:=0.093*[.D350]+23.12" office:value-type="float" office:value="61.3710664574051" calcext:value-type="float">
            <text:p>61.3710664574</text:p>
          </table:table-cell>
        </table:table-row>
        <table:table-row table:style-name="ro1">
          <table:table-cell table:formula="of:=[.A350]+1" office:value-type="float" office:value="350" calcext:value-type="float">
            <text:p>350.00</text:p>
          </table:table-cell>
          <table:table-cell table:formula="of:=[.A351]/(180)*PI()" office:value-type="float" office:value="6.10865238198015" calcext:value-type="float">
            <text:p>6.11</text:p>
          </table:table-cell>
          <table:table-cell office:value-type="float" office:value="419" calcext:value-type="float">
            <text:p>419.00</text:p>
          </table:table-cell>
          <table:table-cell table:formula="of:=[.C351]*COS([.B351])" office:value-type="float" office:value="412.634448512115" calcext:value-type="float">
            <text:p>412.63</text:p>
          </table:table-cell>
          <table:table-cell table:formula="of:=[.C351]*SIN([.B351])" office:value-type="float" office:value="-72.7585864424438" calcext:value-type="float">
            <text:p>-72.76</text:p>
          </table:table-cell>
          <table:table-cell table:formula="of:=0.093*[.D351]+23.12" office:value-type="float" office:value="61.4950037116267" calcext:value-type="float">
            <text:p>61.4950037116</text:p>
          </table:table-cell>
        </table:table-row>
        <table:table-row table:style-name="ro1">
          <table:table-cell table:formula="of:=[.A351]+1" office:value-type="float" office:value="351" calcext:value-type="float">
            <text:p>351.00</text:p>
          </table:table-cell>
          <table:table-cell table:formula="of:=[.A352]/(180)*PI()" office:value-type="float" office:value="6.1261056745001" calcext:value-type="float">
            <text:p>6.13</text:p>
          </table:table-cell>
          <table:table-cell office:value-type="float" office:value="418" calcext:value-type="float">
            <text:p>418.00</text:p>
          </table:table-cell>
          <table:table-cell table:formula="of:=[.C352]*COS([.B352])" office:value-type="float" office:value="412.853726368768" calcext:value-type="float">
            <text:p>412.85</text:p>
          </table:table-cell>
          <table:table-cell table:formula="of:=[.C352]*SIN([.B352])" office:value-type="float" office:value="-65.3896063868166" calcext:value-type="float">
            <text:p>-65.39</text:p>
          </table:table-cell>
          <table:table-cell table:formula="of:=0.093*[.D352]+23.12" office:value-type="float" office:value="61.5153965522954" calcext:value-type="float">
            <text:p>61.5153965523</text:p>
          </table:table-cell>
        </table:table-row>
        <table:table-row table:style-name="ro1">
          <table:table-cell table:formula="of:=[.A352]+1" office:value-type="float" office:value="352" calcext:value-type="float">
            <text:p>352.00</text:p>
          </table:table-cell>
          <table:table-cell table:formula="of:=[.A353]/(180)*PI()" office:value-type="float" office:value="6.14355896702004" calcext:value-type="float">
            <text:p>6.14</text:p>
          </table:table-cell>
          <table:table-cell office:value-type="float" office:value="417" calcext:value-type="float">
            <text:p>417.00</text:p>
          </table:table-cell>
          <table:table-cell table:formula="of:=[.C353]*COS([.B353])" office:value-type="float" office:value="412.941784665235" calcext:value-type="float">
            <text:p>412.94</text:p>
          </table:table-cell>
          <table:table-cell table:formula="of:=[.C353]*SIN([.B353])" office:value-type="float" office:value="-58.0351831003475" calcext:value-type="float">
            <text:p>-58.04</text:p>
          </table:table-cell>
          <table:table-cell table:formula="of:=0.093*[.D353]+23.12" office:value-type="float" office:value="61.5235859738668" calcext:value-type="float">
            <text:p>61.5235859739</text:p>
          </table:table-cell>
        </table:table-row>
        <table:table-row table:style-name="ro1">
          <table:table-cell table:formula="of:=[.A353]+1" office:value-type="float" office:value="353" calcext:value-type="float">
            <text:p>353.00</text:p>
          </table:table-cell>
          <table:table-cell table:formula="of:=[.A354]/(180)*PI()" office:value-type="float" office:value="6.16101225953998" calcext:value-type="float">
            <text:p>6.16</text:p>
          </table:table-cell>
          <table:table-cell office:value-type="float" office:value="416" calcext:value-type="float">
            <text:p>416.00</text:p>
          </table:table-cell>
          <table:table-cell table:formula="of:=[.C354]*COS([.B354])" office:value-type="float" office:value="412.89919908279" calcext:value-type="float">
            <text:p>412.90</text:p>
          </table:table-cell>
          <table:table-cell table:formula="of:=[.C354]*SIN([.B354])" office:value-type="float" office:value="-50.6976468565416" calcext:value-type="float">
            <text:p>-50.70</text:p>
          </table:table-cell>
          <table:table-cell table:formula="of:=0.093*[.D354]+23.12" office:value-type="float" office:value="61.5196255146995" calcext:value-type="float">
            <text:p>61.5196255147</text:p>
          </table:table-cell>
        </table:table-row>
        <table:table-row table:style-name="ro1">
          <table:table-cell table:formula="of:=[.A354]+1" office:value-type="float" office:value="354" calcext:value-type="float">
            <text:p>354.00</text:p>
          </table:table-cell>
          <table:table-cell table:formula="of:=[.A355]/(180)*PI()" office:value-type="float" office:value="6.17846555205993" calcext:value-type="float">
            <text:p>6.18</text:p>
          </table:table-cell>
          <table:table-cell office:value-type="float" office:value="416" calcext:value-type="float">
            <text:p>416.00</text:p>
          </table:table-cell>
          <table:table-cell table:formula="of:=[.C355]*COS([.B355])" office:value-type="float" office:value="413.721108473202" calcext:value-type="float">
            <text:p>413.72</text:p>
          </table:table-cell>
          <table:table-cell table:formula="of:=[.C355]*SIN([.B355])" office:value-type="float" office:value="-43.4838407193442" calcext:value-type="float">
            <text:p>-43.48</text:p>
          </table:table-cell>
          <table:table-cell table:formula="of:=0.093*[.D355]+23.12" office:value-type="float" office:value="61.5960630880078" calcext:value-type="float">
            <text:p>61.596063088</text:p>
          </table:table-cell>
        </table:table-row>
        <table:table-row table:style-name="ro1">
          <table:table-cell table:formula="of:=[.A355]+1" office:value-type="float" office:value="355" calcext:value-type="float">
            <text:p>355.00</text:p>
          </table:table-cell>
          <table:table-cell table:formula="of:=[.A356]/(180)*PI()" office:value-type="float" office:value="6.19591884457987" calcext:value-type="float">
            <text:p>6.20</text:p>
          </table:table-cell>
          <table:table-cell office:value-type="float" office:value="415" calcext:value-type="float">
            <text:p>415.00</text:p>
          </table:table-cell>
          <table:table-cell table:formula="of:=[.C356]*COS([.B356])" office:value-type="float" office:value="413.420799708074" calcext:value-type="float">
            <text:p>413.42</text:p>
          </table:table-cell>
          <table:table-cell table:formula="of:=[.C356]*SIN([.B356])" office:value-type="float" office:value="-36.1696332402782" calcext:value-type="float">
            <text:p>-36.17</text:p>
          </table:table-cell>
          <table:table-cell table:formula="of:=0.093*[.D356]+23.12" office:value-type="float" office:value="61.5681343728509" calcext:value-type="float">
            <text:p>61.5681343729</text:p>
          </table:table-cell>
        </table:table-row>
        <table:table-row table:style-name="ro1">
          <table:table-cell table:formula="of:=[.A356]+1" office:value-type="float" office:value="356" calcext:value-type="float">
            <text:p>356.00</text:p>
          </table:table-cell>
          <table:table-cell table:formula="of:=[.A357]/(180)*PI()" office:value-type="float" office:value="6.21337213709981" calcext:value-type="float">
            <text:p>6.21</text:p>
          </table:table-cell>
          <table:table-cell office:value-type="float" office:value="415" calcext:value-type="float">
            <text:p>415.00</text:p>
          </table:table-cell>
          <table:table-cell table:formula="of:=[.C357]*COS([.B357])" office:value-type="float" office:value="413.989080857827" calcext:value-type="float">
            <text:p>413.99</text:p>
          </table:table-cell>
          <table:table-cell table:formula="of:=[.C357]*SIN([.B357])" office:value-type="float" office:value="-28.9489366038121" calcext:value-type="float">
            <text:p>-28.95</text:p>
          </table:table-cell>
          <table:table-cell table:formula="of:=0.093*[.D357]+23.12" office:value-type="float" office:value="61.6209845197779" calcext:value-type="float">
            <text:p>61.6209845198</text:p>
          </table:table-cell>
        </table:table-row>
        <table:table-row table:style-name="ro1">
          <table:table-cell table:formula="of:=[.A357]+1" office:value-type="float" office:value="357" calcext:value-type="float">
            <text:p>357.00</text:p>
          </table:table-cell>
          <table:table-cell table:formula="of:=[.A358]/(180)*PI()" office:value-type="float" office:value="6.23082542961976" calcext:value-type="float">
            <text:p>6.23</text:p>
          </table:table-cell>
          <table:table-cell office:value-type="float" office:value="415" calcext:value-type="float">
            <text:p>415.00</text:p>
          </table:table-cell>
          <table:table-cell table:formula="of:=[.C358]*COS([.B358])" office:value-type="float" office:value="414.431256923148" calcext:value-type="float">
            <text:p>414.43</text:p>
          </table:table-cell>
          <table:table-cell table:formula="of:=[.C358]*SIN([.B358])" office:value-type="float" office:value="-21.7194218408215" calcext:value-type="float">
            <text:p>-21.72</text:p>
          </table:table-cell>
          <table:table-cell table:formula="of:=0.093*[.D358]+23.12" office:value-type="float" office:value="61.6621068938528" calcext:value-type="float">
            <text:p>61.6621068939</text:p>
          </table:table-cell>
        </table:table-row>
        <table:table-row table:style-name="ro1">
          <table:table-cell table:formula="of:=[.A358]+1" office:value-type="float" office:value="358" calcext:value-type="float">
            <text:p>358.00</text:p>
          </table:table-cell>
          <table:table-cell table:formula="of:=[.A359]/(180)*PI()" office:value-type="float" office:value="6.2482787221397" calcext:value-type="float">
            <text:p>6.25</text:p>
          </table:table-cell>
          <table:table-cell office:value-type="float" office:value="415" calcext:value-type="float">
            <text:p>415.00</text:p>
          </table:table-cell>
          <table:table-cell table:formula="of:=[.C359]*COS([.B359])" office:value-type="float" office:value="414.747193212925" calcext:value-type="float">
            <text:p>414.75</text:p>
          </table:table-cell>
          <table:table-cell table:formula="of:=[.C359]*SIN([.B359])" office:value-type="float" office:value="-14.4832911315378" calcext:value-type="float">
            <text:p>-14.48</text:p>
          </table:table-cell>
          <table:table-cell table:formula="of:=0.093*[.D359]+23.12" office:value-type="float" office:value="61.691488968802" calcext:value-type="float">
            <text:p>61.6914889688</text:p>
          </table:table-cell>
        </table:table-row>
        <table:table-row table:style-name="ro1">
          <table:table-cell table:formula="of:=[.A359]+1" office:value-type="float" office:value="359" calcext:value-type="float">
            <text:p>359.00</text:p>
          </table:table-cell>
          <table:table-cell table:formula="of:=[.A360]/(180)*PI()" office:value-type="float" office:value="6.26573201465964" calcext:value-type="float">
            <text:p>6.27</text:p>
          </table:table-cell>
          <table:table-cell office:value-type="float" office:value="415" calcext:value-type="float">
            <text:p>415.00</text:p>
          </table:table-cell>
          <table:table-cell table:formula="of:=[.C360]*COS([.B360])" office:value-type="float" office:value="414.936793489902" calcext:value-type="float">
            <text:p>414.94</text:p>
          </table:table-cell>
          <table:table-cell table:formula="of:=[.C360]*SIN([.B360])" office:value-type="float" office:value="-7.24274867147268" calcext:value-type="float">
            <text:p>-7.24</text:p>
          </table:table-cell>
          <table:table-cell table:formula="of:=0.093*[.D360]+23.12" office:value-type="float" office:value="61.7091217945609" calcext:value-type="float">
            <text:p>61.7091217946</text:p>
          </table:table-cell>
        </table:table-row>
        <table:table-row table:style-name="ro1" table:number-rows-repeated="104821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2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D1:Sheet1.E360" svg:x="0.32cm" svg:y="0.18cm" svg:width="11.264cm" svg:height="8.64cm">
          <chartooo:coordinate-region svg:x="0.889cm" svg:y="0.379cm" svg:width="10.17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:Sheet1.E360" chart:class="chart:scatter">
            <chart:domain table:cell-range-address="Sheet1.D1:Sheet1.D360"/>
            <chart:regression-curve chart:style-name="ch7">
              <chart:equation chart:display-equation="true" chart:display-r-square="true" svg:x="9.677cm" svg:y="1.94cm"/>
            </chart:regression-curve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5">
                <text:p>415</text:p>
                <draw:g>
                  <svg:desc>Sheet1.D1:Sheet1.D360</svg:desc>
                </draw:g>
              </table:table-cell>
              <table:table-cell office:value-type="float" office:value="0">
                <text:p>0</text:p>
                <draw:g>
                  <svg:desc>Sheet1.E1:Sheet1.E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4.936793489902">
                <text:p>414.936793489902</text:p>
              </table:table-cell>
              <table:table-cell office:value-type="float" office:value="7.24274867147266">
                <text:p>7.24274867147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4.747193212925">
                <text:p>414.747193212925</text:p>
              </table:table-cell>
              <table:table-cell office:value-type="float" office:value="14.4832911315379">
                <text:p>14.4832911315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.431256923148">
                <text:p>414.431256923148</text:p>
              </table:table-cell>
              <table:table-cell office:value-type="float" office:value="21.7194218408217">
                <text:p>21.7194218408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5.984208958347">
                <text:p>415.984208958347</text:p>
              </table:table-cell>
              <table:table-cell office:value-type="float" office:value="29.0884495513003">
                <text:p>29.0884495513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5.413189104258">
                <text:p>415.413189104258</text:p>
              </table:table-cell>
              <table:table-cell office:value-type="float" office:value="36.3439447257735">
                <text:p>36.3439447257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5.710152263938">
                <text:p>415.710152263938</text:p>
              </table:table-cell>
              <table:table-cell office:value-type="float" office:value="43.6928976458791">
                <text:p>43.6928976458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.876837537714">
                <text:p>415.876837537714</text:p>
              </table:table-cell>
              <table:table-cell office:value-type="float" office:value="51.0632548867568">
                <text:p>51.0632548867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.902856940201">
                <text:p>416.902856940201</text:p>
              </table:table-cell>
              <table:table-cell office:value-type="float" office:value="58.5918755041875">
                <text:p>58.591875504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.792168071743">
                <text:p>417.792168071743</text:p>
              </table:table-cell>
              <table:table-cell office:value-type="float" office:value="66.1717787120177">
                <text:p>66.17177871201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7.558487277176">
                <text:p>417.558487277176</text:p>
              </table:table-cell>
              <table:table-cell office:value-type="float" office:value="73.6268273307785">
                <text:p>73.6268273307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8.173180148705">
                <text:p>418.173180148705</text:p>
              </table:table-cell>
              <table:table-cell office:value-type="float" office:value="81.2846320304081">
                <text:p>81.28463203040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8.647173114069">
                <text:p>418.647173114069</text:p>
              </table:table-cell>
              <table:table-cell office:value-type="float" office:value="88.986203670001">
                <text:p>88.98620367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8.979127857651">
                <text:p>418.979127857651</text:p>
              </table:table-cell>
              <table:table-cell office:value-type="float" office:value="96.7289533678619">
                <text:p>96.7289533678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9.16775375123">
                <text:p>419.16775375123</text:p>
              </table:table-cell>
              <table:table-cell office:value-type="float" office:value="104.510258899056">
                <text:p>104.510258899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9.211808609456">
                <text:p>419.211808609456</text:p>
              </table:table-cell>
              <table:table-cell office:value-type="float" office:value="112.327465574494">
                <text:p>112.327465574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0.071361125045">
                <text:p>420.071361125045</text:p>
              </table:table-cell>
              <table:table-cell office:value-type="float" office:value="120.453524492029">
                <text:p>120.453524492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9.817787867773">
                <text:p>419.817787867773</text:p>
              </table:table-cell>
              <table:table-cell office:value-type="float" office:value="128.351178373281">
                <text:p>128.351178373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.415923686163">
                <text:p>419.415923686163</text:p>
              </table:table-cell>
              <table:table-cell office:value-type="float" office:value="136.276494519352">
                <text:p>136.276494519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.810247566097">
                <text:p>419.810247566097</text:p>
              </table:table-cell>
              <table:table-cell office:value-type="float" office:value="144.552260578978">
                <text:p>144.552260578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.982294112087">
                <text:p>420.982294112087</text:p>
              </table:table-cell>
              <table:table-cell office:value-type="float" office:value="153.2250242099">
                <text:p>153.22502420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.044772350238">
                <text:p>421.044772350238</text:p>
              </table:table-cell>
              <table:table-cell office:value-type="float" office:value="161.62394524493">
                <text:p>161.623945244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1.868653827888">
                <text:p>421.868653827888</text:p>
              </table:table-cell>
              <table:table-cell office:value-type="float" office:value="170.44600000424">
                <text:p>170.44600000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2.51172773467">
                <text:p>422.51172773467</text:p>
              </table:table-cell>
              <table:table-cell office:value-type="float" office:value="179.345587976577">
                <text:p>179.345587976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2.058001430882">
                <text:p>422.058001430882</text:p>
              </table:table-cell>
              <table:table-cell office:value-type="float" office:value="187.91232910102">
                <text:p>187.91232910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3.245736546116">
                <text:p>423.245736546116</text:p>
              </table:table-cell>
              <table:table-cell office:value-type="float" office:value="197.362728232907">
                <text:p>197.362728232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3.331995806908">
                <text:p>423.331995806908</text:p>
              </table:table-cell>
              <table:table-cell office:value-type="float" office:value="206.472810137655">
                <text:p>206.472810137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2.337092465286">
                <text:p>422.337092465286</text:p>
              </table:table-cell>
              <table:table-cell office:value-type="float" office:value="215.191496876545">
                <text:p>215.191496876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4.697792165144">
                <text:p>424.697792165144</text:p>
              </table:table-cell>
              <table:table-cell office:value-type="float" office:value="225.815821700013">
                <text:p>225.815821700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5.065177669746">
                <text:p>425.065177669746</text:p>
              </table:table-cell>
              <table:table-cell office:value-type="float" office:value="235.61747543972">
                <text:p>235.617475439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6.084498661944">
                <text:p>426.0844986619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6.869315749652">
                <text:p>426.869315749652</text:p>
              </table:table-cell>
              <table:table-cell office:value-type="float" office:value="256.488961305207">
                <text:p>256.4889613052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7.416240462839">
                <text:p>427.416240462839</text:p>
              </table:table-cell>
              <table:table-cell office:value-type="float" office:value="267.079309173535">
                <text:p>267.079309173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7.721989652166">
                <text:p>427.721989652166</text:p>
              </table:table-cell>
              <table:table-cell office:value-type="float" office:value="277.765907857664">
                <text:p>277.7659078576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8.612425010957">
                <text:p>428.612425010957</text:p>
              </table:table-cell>
              <table:table-cell office:value-type="float" office:value="289.102731094376">
                <text:p>289.102731094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0.054823251721">
                <text:p>430.054823251721</text:p>
              </table:table-cell>
              <table:table-cell office:value-type="float" office:value="301.127629084299">
                <text:p>301.1276290842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0.397041007472">
                <text:p>430.397041007472</text:p>
              </table:table-cell>
              <table:table-cell office:value-type="float" office:value="312.701754219596">
                <text:p>312.7017542195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2.061810935585">
                <text:p>432.061810935585</text:p>
              </table:table-cell>
              <table:table-cell office:value-type="float" office:value="325.581927525258">
                <text:p>325.5819275252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.61790373009">
                <text:p>432.61790373009</text:p>
              </table:table-cell>
              <table:table-cell office:value-type="float" office:value="337.998149953786">
                <text:p>337.998149953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3.64744649299">
                <text:p>433.64744649299</text:p>
              </table:table-cell>
              <table:table-cell office:value-type="float" office:value="351.160778205809">
                <text:p>351.1607782058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4.347199248461">
                <text:p>434.347199248461</text:p>
              </table:table-cell>
              <table:table-cell office:value-type="float" office:value="364.460574692268">
                <text:p>364.460574692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6.976846948985">
                <text:p>436.976846948985</text:p>
              </table:table-cell>
              <table:table-cell office:value-type="float" office:value="379.858177785504">
                <text:p>379.8581777855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2.10626087116">
                <text:p>422.10626087116</text:p>
              </table:table-cell>
              <table:table-cell office:value-type="float" office:value="380.066184411831">
                <text:p>380.066184411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.558072906735">
                <text:p>409.558072906735</text:p>
              </table:table-cell>
              <table:table-cell office:value-type="float" office:value="381.919081634999">
                <text:p>381.919081634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6.356229986597">
                <text:p>396.356229986597</text:p>
              </table:table-cell>
              <table:table-cell office:value-type="float" office:value="382.756762122907">
                <text:p>382.7567621229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3.251875403109">
                <text:p>383.251875403109</text:p>
              </table:table-cell>
              <table:table-cell office:value-type="float" office:value="383.251875403109">
                <text:p>383.251875403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0.252911454646">
                <text:p>370.252911454646</text:p>
              </table:table-cell>
              <table:table-cell office:value-type="float" office:value="383.408113580501">
                <text:p>383.408113580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3.505125913312">
                <text:p>363.505125913312</text:p>
              </table:table-cell>
              <table:table-cell office:value-type="float" office:value="389.811522963018">
                <text:p>389.811522963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1.962698944759">
                <text:p>351.962698944759</text:p>
              </table:table-cell>
              <table:table-cell office:value-type="float" office:value="390.894178201109">
                <text:p>390.8941782011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0.494636046073">
                <text:p>340.494636046073</text:p>
              </table:table-cell>
              <table:table-cell office:value-type="float" office:value="391.694272135619">
                <text:p>391.694272135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9.107256159508">
                <text:p>329.107256159508</text:p>
              </table:table-cell>
              <table:table-cell office:value-type="float" office:value="392.214754876917">
                <text:p>392.2147548769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.806797480168">
                <text:p>317.806797480168</text:p>
              </table:table-cell>
              <table:table-cell office:value-type="float" office:value="392.45871053577">
                <text:p>392.458710535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7.215076187503">
                <text:p>307.215076187503</text:p>
              </table:table-cell>
              <table:table-cell office:value-type="float" office:value="393.217366049754">
                <text:p>393.2173660497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6.092991390808">
                <text:p>296.092991390808</text:p>
              </table:table-cell>
              <table:table-cell office:value-type="float" office:value="392.928670943268">
                <text:p>392.928670943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6.839203118727">
                <text:p>286.839203118727</text:p>
              </table:table-cell>
              <table:table-cell office:value-type="float" office:value="394.800293254974">
                <text:p>394.800293254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.890265884853">
                <text:p>275.890265884853</text:p>
              </table:table-cell>
              <table:table-cell office:value-type="float" office:value="394.012133303005">
                <text:p>394.012133303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6.175822052075">
                <text:p>266.175822052075</text:p>
              </table:table-cell>
              <table:table-cell office:value-type="float" office:value="394.6218845362">
                <text:p>394.6218845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7.069624527093">
                <text:p>257.069624527093</text:p>
              </table:table-cell>
              <table:table-cell office:value-type="float" office:value="395.85250807024">
                <text:p>395.852508070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7.472296396907">
                <text:p>247.472296396907</text:p>
              </table:table-cell>
              <table:table-cell office:value-type="float" office:value="396.038460905051">
                <text:p>396.0384609050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7.947590608445">
                <text:p>237.947590608445</text:p>
              </table:table-cell>
              <table:table-cell office:value-type="float" office:value="396.011292924376">
                <text:p>396.0112929243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9">
                <text:p>229</text:p>
              </table:table-cell>
              <table:table-cell office:value-type="float" office:value="396.639634933273">
                <text:p>396.6396349332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9.618757971591">
                <text:p>219.618757971591</text:p>
              </table:table-cell>
              <table:table-cell office:value-type="float" office:value="396.202727334146">
                <text:p>396.202727334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1.262203253651">
                <text:p>211.262203253651</text:p>
              </table:table-cell>
              <table:table-cell office:value-type="float" office:value="397.326416786517">
                <text:p>397.3264167865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2.479762883838">
                <text:p>202.479762883838</text:p>
              </table:table-cell>
              <table:table-cell office:value-type="float" office:value="397.388909788012">
                <text:p>397.3889097880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4.198418027561">
                <text:p>194.198418027561</text:p>
              </table:table-cell>
              <table:table-cell office:value-type="float" office:value="398.165762510531">
                <text:p>398.1657625105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5.106798642426">
                <text:p>185.106798642426</text:p>
              </table:table-cell>
              <table:table-cell office:value-type="float" office:value="396.962810722053">
                <text:p>396.9628107220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6.930439737973">
                <text:p>176.930439737973</text:p>
              </table:table-cell>
              <table:table-cell office:value-type="float" office:value="397.392274074531">
                <text:p>397.3922740745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8.795847507366">
                <text:p>168.795847507366</text:p>
              </table:table-cell>
              <table:table-cell office:value-type="float" office:value="397.658096691454">
                <text:p>397.6580966914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0.706228575426">
                <text:p>160.706228575426</text:p>
              </table:table-cell>
              <table:table-cell office:value-type="float" office:value="397.761873609152">
                <text:p>397.761873609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2.664746506298">
                <text:p>152.664746506298</text:p>
              </table:table-cell>
              <table:table-cell office:value-type="float" office:value="397.705261687808">
                <text:p>397.705261687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.674520626758">
                <text:p>144.674520626758</text:p>
              </table:table-cell>
              <table:table-cell office:value-type="float" office:value="397.489978592439">
                <text:p>397.489978592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6.738624872006">
                <text:p>136.738624872006</text:p>
              </table:table-cell>
              <table:table-cell office:value-type="float" office:value="397.117801751713">
                <text:p>397.117801751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8.860086654353">
                <text:p>128.860086654353</text:p>
              </table:table-cell>
              <table:table-cell office:value-type="float" office:value="396.590567295079">
                <text:p>396.5905672950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.626629164659">
                <text:p>121.626629164659</text:p>
              </table:table-cell>
              <table:table-cell office:value-type="float" office:value="397.822778480623">
                <text:p>397.8227784806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4.113865308238">
                <text:p>114.113865308238</text:p>
              </table:table-cell>
              <table:table-cell office:value-type="float" office:value="397.962342118464">
                <text:p>397.962342118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8.186360852854">
                <text:p>108.186360852854</text:p>
              </table:table-cell>
              <table:table-cell office:value-type="float" office:value="403.756995388831">
                <text:p>403.756995388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.009837662646">
                <text:p>112.009837662646</text:p>
              </table:table-cell>
              <table:table-cell office:value-type="float" office:value="449.246921265786">
                <text:p>449.2469212657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6.524646150122">
                <text:p>116.524646150122</text:p>
              </table:table-cell>
              <table:table-cell office:value-type="float" office:value="504.723693558752">
                <text:p>504.7236935587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1.420427437571">
                <text:p>121.420427437571</text:p>
              </table:table-cell>
              <table:table-cell office:value-type="float" office:value="571.238198828543">
                <text:p>571.2381988285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8.223644893038">
                <text:p>128.223644893038</text:p>
              </table:table-cell>
              <table:table-cell office:value-type="float" office:value="659.65346727683">
                <text:p>659.65346727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7.008412179208">
                <text:p>137.008412179208</text:p>
              </table:table-cell>
              <table:table-cell office:value-type="float" office:value="777.013317126632">
                <text:p>777.0133171266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9.61108353207">
                <text:p>149.61108353207</text:p>
              </table:table-cell>
              <table:table-cell office:value-type="float" office:value="1064.53817389719">
                <text:p>1064.538173897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0.887674817128">
                <text:p>130.887674817128</text:p>
              </table:table-cell>
              <table:table-cell office:value-type="float" office:value="1065.99456686278">
                <text:p>1065.994566862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.159041086192">
                <text:p>112.159041086192</text:p>
              </table:table-cell>
              <table:table-cell office:value-type="float" office:value="1067.12199373016">
                <text:p>1067.121993730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.5181119682374">
                <text:p>93.5181119682374</text:p>
              </table:table-cell>
              <table:table-cell office:value-type="float" office:value="1068.91691105244">
                <text:p>1068.916911052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.7789398537023">
                <text:p>74.7789398537023</text:p>
              </table:table-cell>
              <table:table-cell office:value-type="float" office:value="1069.38866187853">
                <text:p>1069.388661878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.1564810486789">
                <text:p>56.1564810486789</text:p>
              </table:table-cell>
              <table:table-cell office:value-type="float" office:value="1071.52949079166">
                <text:p>1071.52949079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.4471599617837">
                <text:p>37.4471599617837</text:p>
              </table:table-cell>
              <table:table-cell office:value-type="float" office:value="1072.34635739149">
                <text:p>1072.34635739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7264321072053">
                <text:p>18.7264321072053</text:p>
              </table:table-cell>
              <table:table-cell office:value-type="float" office:value="1072.83657690281">
                <text:p>1072.836576902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0000000657635331142129">
                <text:p>0.0000000000000657635331142129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8.778789326517">
                <text:p>-18.778789326517</text:p>
              </table:table-cell>
              <table:table-cell office:value-type="float" office:value="1075.83611998828">
                <text:p>1075.836119988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7.5518584518908">
                <text:p>-37.5518584518908</text:p>
              </table:table-cell>
              <table:table-cell office:value-type="float" office:value="1075.34452987255">
                <text:p>1075.34452987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6.4704967861364">
                <text:p>-56.4704967861364</text:p>
              </table:table-cell>
              <table:table-cell office:value-type="float" office:value="1077.52126800019">
                <text:p>1077.52126800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5.4067481173995">
                <text:p>-75.4067481173995</text:p>
              </table:table-cell>
              <table:table-cell office:value-type="float" office:value="1078.36673833087">
                <text:p>1078.366738330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4.5639808812092">
                <text:p>-94.5639808812092</text:p>
              </table:table-cell>
              <table:table-cell office:value-type="float" office:value="1080.87124742954">
                <text:p>1080.871247429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13.622439571939">
                <text:p>-113.622439571939</text:p>
              </table:table-cell>
              <table:table-cell office:value-type="float" office:value="1081.04530026531">
                <text:p>1081.04530026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34.300016432472">
                <text:p>-134.300016432472</text:p>
              </table:table-cell>
              <table:table-cell office:value-type="float" office:value="1093.78585910874">
                <text:p>1093.785859108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43.765813291747">
                <text:p>-143.765813291747</text:p>
              </table:table-cell>
              <table:table-cell office:value-type="float" office:value="1022.94691501004">
                <text:p>1022.94691501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0.646389833743">
                <text:p>-150.646389833743</text:p>
              </table:table-cell>
              <table:table-cell office:value-type="float" office:value="951.143871993118">
                <text:p>951.1438719931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55.936063544903">
                <text:p>-155.936063544903</text:p>
              </table:table-cell>
              <table:table-cell office:value-type="float" office:value="884.357362204963">
                <text:p>884.3573622049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60.661174107051">
                <text:p>-160.661174107051</text:p>
              </table:table-cell>
              <table:table-cell office:value-type="float" office:value="826.530088462933">
                <text:p>826.5300884629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64.666059127665">
                <text:p>-164.666059127665</text:p>
              </table:table-cell>
              <table:table-cell office:value-type="float" office:value="774.692899781174">
                <text:p>774.692899781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68.038437594867">
                <text:p>-168.038437594867</text:p>
              </table:table-cell>
              <table:table-cell office:value-type="float" office:value="727.854438394571">
                <text:p>727.854438394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71.280702084565">
                <text:p>-171.280702084565</text:p>
              </table:table-cell>
              <table:table-cell office:value-type="float" office:value="686.969374203406">
                <text:p>686.9693742034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74.702855444202">
                <text:p>-174.702855444202</text:p>
              </table:table-cell>
              <table:table-cell office:value-type="float" office:value="651.999932745121">
                <text:p>651.9999327451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77.23481979033">
                <text:p>-177.23481979033</text:p>
              </table:table-cell>
              <table:table-cell office:value-type="float" office:value="618.091270488339">
                <text:p>618.0912704883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80.393341813929">
                <text:p>-180.393341813929</text:p>
              </table:table-cell>
              <table:table-cell office:value-type="float" office:value="590.040034429193">
                <text:p>590.0400344291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82.938060669969">
                <text:p>-182.938060669969</text:p>
              </table:table-cell>
              <table:table-cell office:value-type="float" office:value="563.025457646731">
                <text:p>563.0254576467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84.922711731665">
                <text:p>-184.922711731665</text:p>
              </table:table-cell>
              <table:table-cell office:value-type="float" office:value="537.054550940412">
                <text:p>537.0545509404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87.085018399141">
                <text:p>-187.085018399141</text:p>
              </table:table-cell>
              <table:table-cell office:value-type="float" office:value="514.011863569892">
                <text:p>514.0118635698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89.218277359919">
                <text:p>-189.218277359919</text:p>
              </table:table-cell>
              <table:table-cell office:value-type="float" office:value="492.930465190523">
                <text:p>492.9304651905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90.674756048699">
                <text:p>-190.674756048699</text:p>
              </table:table-cell>
              <table:table-cell office:value-type="float" office:value="471.936581974495">
                <text:p>471.9365819744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92.239715216723">
                <text:p>-192.239715216723</text:p>
              </table:table-cell>
              <table:table-cell office:value-type="float" office:value="452.888387898601">
                <text:p>452.8883878986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93.606642104081">
                <text:p>-193.606642104081</text:p>
              </table:table-cell>
              <table:table-cell office:value-type="float" office:value="434.847637837878">
                <text:p>434.8476378378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94.404400400722">
                <text:p>-194.404400400722</text:p>
              </table:table-cell>
              <table:table-cell office:value-type="float" office:value="416.901582036859">
                <text:p>416.9015820368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95.951902614718">
                <text:p>-195.951902614718</text:p>
              </table:table-cell>
              <table:table-cell office:value-type="float" office:value="401.760938695728">
                <text:p>401.7609386957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97.031876886963">
                <text:p>-197.031876886963</text:p>
              </table:table-cell>
              <table:table-cell office:value-type="float" office:value="386.696831497752">
                <text:p>386.6968314977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97.64752793286">
                <text:p>-197.64752793286</text:p>
              </table:table-cell>
              <table:table-cell office:value-type="float" office:value="371.720936593608">
                <text:p>371.7209365936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98.771944300998">
                <text:p>-198.771944300998</text:p>
              </table:table-cell>
              <table:table-cell office:value-type="float" office:value="358.594079927152">
                <text:p>358.5940799271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99.5">
                <text:p>-199.5</text:p>
              </table:table-cell>
              <table:table-cell office:value-type="float" office:value="345.544136109991">
                <text:p>345.544136109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00.349811140011">
                <text:p>-200.349811140011</text:p>
              </table:table-cell>
              <table:table-cell office:value-type="float" office:value="333.438079973122">
                <text:p>333.4380799731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01.369320408618">
                <text:p>-201.369320408618</text:p>
              </table:table-cell>
              <table:table-cell office:value-type="float" office:value="322.258276539442">
                <text:p>322.2582765394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01.51644295556">
                <text:p>-201.51644295556</text:p>
              </table:table-cell>
              <table:table-cell office:value-type="float" office:value="310.308110139807">
                <text:p>310.3081101398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02.42783105641">
                <text:p>-202.42783105641</text:p>
              </table:table-cell>
              <table:table-cell office:value-type="float" office:value="300.111601264925">
                <text:p>300.1116012649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02.472482031919">
                <text:p>-202.472482031919</text:p>
              </table:table-cell>
              <table:table-cell office:value-type="float" office:value="289.160671634014">
                <text:p>289.160671634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03.373697293196">
                <text:p>-203.373697293196</text:p>
              </table:table-cell>
              <table:table-cell office:value-type="float" office:value="279.919880053732">
                <text:p>279.9198800537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04.015292848544">
                <text:p>-204.015292848544</text:p>
              </table:table-cell>
              <table:table-cell office:value-type="float" office:value="270.737437906032">
                <text:p>270.7374379060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04.399609808119">
                <text:p>-204.399609808119</text:p>
              </table:table-cell>
              <table:table-cell office:value-type="float" office:value="261.619570197432">
                <text:p>261.6195701974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04.529127091197">
                <text:p>-204.529127091197</text:p>
              </table:table-cell>
              <table:table-cell office:value-type="float" office:value="252.572437473516">
                <text:p>252.5724374735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05.692035099693">
                <text:p>-205.692035099693</text:p>
              </table:table-cell>
              <table:table-cell office:value-type="float" office:value="245.134221798073">
                <text:p>245.1342217980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06.002535103019">
                <text:p>-206.002535103019</text:p>
              </table:table-cell>
              <table:table-cell office:value-type="float" office:value="236.97880818995">
                <text:p>236.97880818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06.092226758528">
                <text:p>-206.092226758528</text:p>
              </table:table-cell>
              <table:table-cell office:value-type="float" office:value="228.888606247037">
                <text:p>228.8886062470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06.645503098937">
                <text:p>-206.645503098937</text:p>
              </table:table-cell>
              <table:table-cell office:value-type="float" office:value="221.600171590609">
                <text:p>221.6001715906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07.008194396781">
                <text:p>-207.008194396781</text:p>
              </table:table-cell>
              <table:table-cell office:value-type="float" office:value="214.363260500918">
                <text:p>214.3632605009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07.182286887658">
                <text:p>-207.182286887658</text:p>
              </table:table-cell>
              <table:table-cell office:value-type="float" office:value="207.182286887658">
                <text:p>207.1822868876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07.88920229787">
                <text:p>-207.88920229787</text:p>
              </table:table-cell>
              <table:table-cell office:value-type="float" office:value="200.75626906265">
                <text:p>200.756269062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08.435804961464">
                <text:p>-208.435804961464</text:p>
              </table:table-cell>
              <table:table-cell office:value-type="float" office:value="194.369532617812">
                <text:p>194.3695326178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08.08055113367">
                <text:p>-208.08055113367</text:p>
              </table:table-cell>
              <table:table-cell office:value-type="float" office:value="187.35656978048">
                <text:p>187.356569780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08.299844141485">
                <text:p>-208.299844141485</text:p>
              </table:table-cell>
              <table:table-cell office:value-type="float" office:value="181.07229200138">
                <text:p>181.072292001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09.130132971481">
                <text:p>-209.130132971481</text:p>
              </table:table-cell>
              <table:table-cell office:value-type="float" office:value="175.481017444425">
                <text:p>175.481017444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09.052263631925">
                <text:p>-209.052263631925</text:p>
              </table:table-cell>
              <table:table-cell office:value-type="float" office:value="169.287185192406">
                <text:p>169.2871851924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08.822849705781">
                <text:p>-208.822849705781</text:p>
              </table:table-cell>
              <table:table-cell office:value-type="float" office:value="163.150290961299">
                <text:p>163.1502909612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09.242503632391">
                <text:p>-209.242503632391</text:p>
              </table:table-cell>
              <table:table-cell office:value-type="float" office:value="157.675536065837">
                <text:p>157.6755360658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09.535401543111">
                <text:p>-209.535401543111</text:p>
              </table:table-cell>
              <table:table-cell office:value-type="float" office:value="152.236380343751">
                <text:p>152.2363803437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09.702923337982">
                <text:p>-209.702923337982</text:p>
              </table:table-cell>
              <table:table-cell office:value-type="float" office:value="146.835567705868">
                <text:p>146.8355677058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09.746505856426">
                <text:p>-209.746505856426</text:p>
              </table:table-cell>
              <table:table-cell office:value-type="float" office:value="141.475804578099">
                <text:p>141.4758045780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09.667641986356">
                <text:p>-209.667641986356</text:p>
              </table:table-cell>
              <table:table-cell office:value-type="float" office:value="136.159758753757">
                <text:p>136.1597587537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10.315927846794">
                <text:p>-210.315927846794</text:p>
              </table:table-cell>
              <table:table-cell office:value-type="float" office:value="131.419977529835">
                <text:p>131.4199775298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10.005988672017">
                <text:p>-210.005988672017</text:p>
              </table:table-cell>
              <table:table-cell office:value-type="float" office:value="126.184328352963">
                <text:p>126.1843283529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10.444173119619">
                <text:p>-210.444173119619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09.908729713455">
                <text:p>-209.908729713455</text:p>
              </table:table-cell>
              <table:table-cell office:value-type="float" office:value="116.354308859121">
                <text:p>116.354308859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10.141527100425">
                <text:p>-210.141527100425</text:p>
              </table:table-cell>
              <table:table-cell office:value-type="float" office:value="111.734231943042">
                <text:p>111.7342319430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10.277539708455">
                <text:p>-210.277539708455</text:p>
              </table:table-cell>
              <table:table-cell office:value-type="float" office:value="107.141757938533">
                <text:p>107.1417579385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10.317806834005">
                <text:p>-210.317806834005</text:p>
              </table:table-cell>
              <table:table-cell office:value-type="float" office:value="102.578848348644">
                <text:p>102.5788483486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10.263406592503">
                <text:p>-210.263406592503</text:p>
              </table:table-cell>
              <table:table-cell office:value-type="float" office:value="98.0474367238423">
                <text:p>98.04743672384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10.115455257798">
                <text:p>-210.115455257798</text:p>
              </table:table-cell>
              <table:table-cell office:value-type="float" office:value="93.549427907434">
                <text:p>93.5494279074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09.875106587156">
                <text:p>-209.875106587156</text:p>
              </table:table-cell>
              <table:table-cell office:value-type="float" office:value="89.0866972955544">
                <text:p>89.0866972955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10.470734986661">
                <text:p>-210.470734986661</text:p>
              </table:table-cell>
              <table:table-cell office:value-type="float" office:value="85.0356967054121">
                <text:p>85.03569670541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0.05559596187">
                <text:p>-210.05559596187</text:p>
              </table:table-cell>
              <table:table-cell office:value-type="float" office:value="80.6327886476926">
                <text:p>80.63278864769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10.491147056043">
                <text:p>-210.491147056043</text:p>
              </table:table-cell>
              <table:table-cell office:value-type="float" office:value="76.6125121049498">
                <text:p>76.61251210494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09.905123783048">
                <text:p>-209.905123783048</text:p>
              </table:table-cell>
              <table:table-cell office:value-type="float" office:value="72.2761302894888">
                <text:p>72.27613028948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10.183490101229">
                <text:p>-210.183490101229</text:p>
              </table:table-cell>
              <table:table-cell office:value-type="float" office:value="68.2927557568634">
                <text:p>68.29275575686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10.387046311868">
                <text:p>-210.387046311868</text:p>
              </table:table-cell>
              <table:table-cell office:value-type="float" office:value="64.3217750390022">
                <text:p>64.32177503900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10.516311410492">
                <text:p>-210.516311410492</text:p>
              </table:table-cell>
              <table:table-cell office:value-type="float" office:value="60.3645809239228">
                <text:p>60.36458092392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10.571830131017">
                <text:p>-210.571830131017</text:p>
              </table:table-cell>
              <table:table-cell office:value-type="float" office:value="56.4225518323496">
                <text:p>56.42255183234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10.554172601891">
                <text:p>-210.554172601891</text:p>
              </table:table-cell>
              <table:table-cell office:value-type="float" office:value="52.4970513451279">
                <text:p>52.49705134512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10.463933993611">
                <text:p>-210.463933993611</text:p>
              </table:table-cell>
              <table:table-cell office:value-type="float" office:value="48.5894277382749">
                <text:p>48.58942773827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10.301734157768">
                <text:p>-210.301734157768</text:p>
              </table:table-cell>
              <table:table-cell office:value-type="float" office:value="44.7010135258183">
                <text:p>44.70101352581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10.0682172578">
                <text:p>-210.0682172578</text:p>
              </table:table-cell>
              <table:table-cell office:value-type="float" office:value="40.8331250105806">
                <text:p>40.83312501058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9.7640513916">
                <text:p>-209.7640513916</text:p>
              </table:table-cell>
              <table:table-cell office:value-type="float" office:value="36.9870618430562">
                <text:p>36.98706184305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10.377616546764">
                <text:p>-210.377616546764</text:p>
              </table:table-cell>
              <table:table-cell office:value-type="float" office:value="33.3205410535692">
                <text:p>33.32054105356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09.936830573213">
                <text:p>-209.936830573213</text:p>
              </table:table-cell>
              <table:table-cell office:value-type="float" office:value="29.5046974035338">
                <text:p>29.50469740353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09.427237996319">
                <text:p>-209.427237996319</text:p>
              </table:table-cell>
              <table:table-cell office:value-type="float" office:value="25.7144314584861">
                <text:p>25.71443145848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09.844119922706">
                <text:p>-209.844119922706</text:p>
              </table:table-cell>
              <table:table-cell office:value-type="float" office:value="22.0555057494749">
                <text:p>22.05550574947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10.197081297358">
                <text:p>-210.197081297358</text:p>
              </table:table-cell>
              <table:table-cell office:value-type="float" office:value="18.3898617197559">
                <text:p>18.38986171975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09.488450554563">
                <text:p>-209.488450554563</text:p>
              </table:table-cell>
              <table:table-cell office:value-type="float" office:value="14.6488594862664">
                <text:p>14.6488594862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09.71220229846">
                <text:p>-209.71220229846</text:p>
              </table:table-cell>
              <table:table-cell office:value-type="float" office:value="10.9905508110183">
                <text:p>10.99055081101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08.872682846991">
                <text:p>-208.872682846991</text:p>
              </table:table-cell>
              <table:table-cell office:value-type="float" office:value="7.29399481082274">
                <text:p>7.293994810822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09.968015982842">
                <text:p>-209.968015982842</text:p>
              </table:table-cell>
              <table:table-cell office:value-type="float" office:value="3.66500535182952">
                <text:p>3.665005351829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10">
                <text:p>-210</text:p>
              </table:table-cell>
              <table:table-cell office:value-type="float" office:value="0.0000000000000257175827820944">
                <text:p>0.00000000000002571758278209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09.968015982842">
                <text:p>-209.968015982842</text:p>
              </table:table-cell>
              <table:table-cell office:value-type="float" office:value="-3.66500535182947">
                <text:p>-3.665005351829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09.87207367401">
                <text:p>-209.87207367401</text:p>
              </table:table-cell>
              <table:table-cell office:value-type="float" office:value="-7.32889430752519">
                <text:p>-7.328894307525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09.71220229846">
                <text:p>-209.71220229846</text:p>
              </table:table-cell>
              <table:table-cell office:value-type="float" office:value="-10.9905508110181">
                <text:p>-10.99055081101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10.486014604823">
                <text:p>-210.486014604823</text:p>
              </table:table-cell>
              <table:table-cell office:value-type="float" office:value="-14.7186159600103">
                <text:p>-14.71861596001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10.197081297358">
                <text:p>-210.197081297358</text:p>
              </table:table-cell>
              <table:table-cell office:value-type="float" office:value="-18.3898617197558">
                <text:p>-18.38986171975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10.838641818074">
                <text:p>-210.838641818074</text:p>
              </table:table-cell>
              <table:table-cell office:value-type="float" office:value="-22.1600342127425">
                <text:p>-22.16003421274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10.41978414796">
                <text:p>-210.41978414796</text:p>
              </table:table-cell>
              <table:table-cell office:value-type="float" office:value="-25.8363008018913">
                <text:p>-25.83630080189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10.927098641954">
                <text:p>-210.927098641954</text:p>
              </table:table-cell>
              <table:table-cell office:value-type="float" office:value="-29.643870504494">
                <text:p>-29.6438705044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10.377616546764">
                <text:p>-210.377616546764</text:p>
              </table:table-cell>
              <table:table-cell office:value-type="float" office:value="-33.3205410535691">
                <text:p>-33.32054105356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10.748859144612">
                <text:p>-210.748859144612</text:p>
              </table:table-cell>
              <table:table-cell office:value-type="float" office:value="-37.1607100207231">
                <text:p>-37.16071002072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11.049844441248">
                <text:p>-211.049844441248</text:p>
              </table:table-cell>
              <table:table-cell office:value-type="float" office:value="-41.0239340059571">
                <text:p>-41.02393400595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11.279881758502">
                <text:p>-211.279881758502</text:p>
              </table:table-cell>
              <table:table-cell office:value-type="float" office:value="-44.908925216636">
                <text:p>-44.9089252166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11.438304058396">
                <text:p>-211.438304058396</text:p>
              </table:table-cell>
              <table:table-cell office:value-type="float" office:value="-48.8143787926187">
                <text:p>-48.81437879261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12.494764054443">
                <text:p>-212.494764054443</text:p>
              </table:table-cell>
              <table:table-cell office:value-type="float" office:value="-52.9808951363272">
                <text:p>-52.98089513632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12.503681783595">
                <text:p>-212.503681783595</text:p>
              </table:table-cell>
              <table:table-cell office:value-type="float" office:value="-56.9401899225545">
                <text:p>-56.94018992255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12.438834802368">
                <text:p>-212.438834802368</text:p>
              </table:table-cell>
              <table:table-cell office:value-type="float" office:value="-60.9158556355567">
                <text:p>-60.91585563555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13.255960579757">
                <text:p>-213.255960579757</text:p>
              </table:table-cell>
              <table:table-cell office:value-type="float" office:value="-65.1988901531703">
                <text:p>-65.19889015317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13.036659650114">
                <text:p>-213.036659650114</text:p>
              </table:table-cell>
              <table:table-cell office:value-type="float" office:value="-69.2198067399883">
                <text:p>-69.21980673998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13.687198085446">
                <text:p>-213.687198085446</text:p>
              </table:table-cell>
              <table:table-cell office:value-type="float" office:value="-73.5784029073174">
                <text:p>-73.57840290731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13.310224918401">
                <text:p>-213.310224918401</text:p>
              </table:table-cell>
              <table:table-cell office:value-type="float" office:value="-77.6385725349268">
                <text:p>-77.63857253492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13.789917667859">
                <text:p>-213.789917667859</text:p>
              </table:table-cell>
              <table:table-cell office:value-type="float" office:value="-82.0662604458738">
                <text:p>-82.06626044587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14.179470404928">
                <text:p>-214.179470404928</text:p>
              </table:table-cell>
              <table:table-cell office:value-type="float" office:value="-86.5341230790757">
                <text:p>-86.53412307907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14.477630854419">
                <text:p>-214.477630854419</text:p>
              </table:table-cell>
              <table:table-cell office:value-type="float" office:value="-91.0403529380007">
                <text:p>-91.04035293800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15.596728003654">
                <text:p>-215.596728003654</text:p>
              </table:table-cell>
              <table:table-cell office:value-type="float" office:value="-95.9898477658888">
                <text:p>-95.98984776588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15.701253314723">
                <text:p>-215.701253314723</text:p>
              </table:table-cell>
              <table:table-cell office:value-type="float" office:value="-100.583146294286">
                <text:p>-100.5831462942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15.7105711118">
                <text:p>-215.7105711118</text:p>
              </table:table-cell>
              <table:table-cell office:value-type="float" office:value="-105.209075229379">
                <text:p>-105.2090752293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16.514585377773">
                <text:p>-216.514585377773</text:p>
              </table:table-cell>
              <table:table-cell office:value-type="float" office:value="-110.31969143671">
                <text:p>-110.319691436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16.322160250437">
                <text:p>-216.322160250437</text:p>
              </table:table-cell>
              <table:table-cell office:value-type="float" office:value="-115.020532882543">
                <text:p>-115.0205328825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16.90568737057">
                <text:p>-216.90568737057</text:p>
              </table:table-cell>
              <table:table-cell office:value-type="float" office:value="-120.232785821092">
                <text:p>-120.2327858210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17.372376349894">
                <text:p>-217.372376349894</text:p>
              </table:table-cell>
              <table:table-cell office:value-type="float" office:value="-125.5">
                <text:p>-125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18.577661679039">
                <text:p>-218.577661679039</text:p>
              </table:table-cell>
              <table:table-cell office:value-type="float" office:value="-131.334709102064">
                <text:p>-131.3347091020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18.796408808358">
                <text:p>-218.796408808358</text:p>
              </table:table-cell>
              <table:table-cell office:value-type="float" office:value="-136.719170172167">
                <text:p>-136.7191701721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19.731688801701">
                <text:p>-219.731688801701</text:p>
              </table:table-cell>
              <table:table-cell office:value-type="float" office:value="-142.695427173937">
                <text:p>-142.6954271739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19.694956727086">
                <text:p>-219.694956727086</text:p>
              </table:table-cell>
              <table:table-cell office:value-type="float" office:value="-148.186119419748">
                <text:p>-148.1861194197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20.351899913739">
                <text:p>-220.351899913739</text:p>
              </table:table-cell>
              <table:table-cell office:value-type="float" office:value="-154.292061378431">
                <text:p>-154.2920613784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20.861639464361">
                <text:p>-220.861639464361</text:p>
              </table:table-cell>
              <table:table-cell office:value-type="float" office:value="-160.465373875845">
                <text:p>-160.4653738758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22.020671793147">
                <text:p>-222.020671793147</text:p>
              </table:table-cell>
              <table:table-cell office:value-type="float" office:value="-167.304576436269">
                <text:p>-167.3045764362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22.219032517096">
                <text:p>-222.219032517096</text:p>
              </table:table-cell>
              <table:table-cell office:value-type="float" office:value="-173.616536041836">
                <text:p>-173.6165360418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23.040890938151">
                <text:p>-223.040890938151</text:p>
              </table:table-cell>
              <table:table-cell office:value-type="float" office:value="-180.614952231303">
                <text:p>-180.6149522313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23.684977390742">
                <text:p>-223.684977390742</text:p>
              </table:table-cell>
              <table:table-cell office:value-type="float" office:value="-187.693982028469">
                <text:p>-187.6939820284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24.903454906386">
                <text:p>-224.903454906386</text:p>
              </table:table-cell>
              <table:table-cell office:value-type="float" office:value="-195.505590639171">
                <text:p>-195.5055906391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25.916026945128">
                <text:p>-225.916026945128</text:p>
              </table:table-cell>
              <table:table-cell office:value-type="float" office:value="-203.415704333093">
                <text:p>-203.4157043330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27.451001203562">
                <text:p>-227.451001203562</text:p>
              </table:table-cell>
              <table:table-cell office:value-type="float" office:value="-212.101489979437">
                <text:p>-212.1014899794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28.030716707352">
                <text:p>-228.030716707352</text:p>
              </table:table-cell>
              <table:table-cell office:value-type="float" office:value="-220.206703435502">
                <text:p>-220.2067034355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29.102597104441">
                <text:p>-229.102597104441</text:p>
              </table:table-cell>
              <table:table-cell office:value-type="float" office:value="-229.102597104441">
                <text:p>-229.102597104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30.626578992387">
                <text:p>-230.626578992387</text:p>
              </table:table-cell>
              <table:table-cell office:value-type="float" office:value="-238.820813712432">
                <text:p>-238.8208137124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31.197444061187">
                <text:p>-231.197444061187</text:p>
              </table:table-cell>
              <table:table-cell office:value-type="float" office:value="-247.928904848899">
                <text:p>-247.9289048488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32.857451012883">
                <text:p>-232.857451012883</text:p>
              </table:table-cell>
              <table:table-cell office:value-type="float" office:value="-258.614399266133">
                <text:p>-258.6143992661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34.213073349611">
                <text:p>-234.213073349611</text:p>
              </table:table-cell>
              <table:table-cell office:value-type="float" office:value="-269.431320139529">
                <text:p>-269.4313201395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35.90305275496">
                <text:p>-235.90305275496</text:p>
              </table:table-cell>
              <table:table-cell office:value-type="float" office:value="-281.138310624665">
                <text:p>-281.1383106246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37.253787425789">
                <text:p>-237.253787425789</text:p>
              </table:table-cell>
              <table:table-cell office:value-type="float" office:value="-292.984027469278">
                <text:p>-292.9840274692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38.876652426355">
                <text:p>-238.876652426355</text:p>
              </table:table-cell>
              <table:table-cell office:value-type="float" office:value="-305.748172399408">
                <text:p>-305.7481723994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40.726009260819">
                <text:p>-240.726009260819</text:p>
              </table:table-cell>
              <table:table-cell office:value-type="float" office:value="-319.454204018917">
                <text:p>-319.4542040189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42.755309196791">
                <text:p>-242.755309196791</text:p>
              </table:table-cell>
              <table:table-cell office:value-type="float" office:value="-334.124018676853">
                <text:p>-334.1240186768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44.343561885546">
                <text:p>-244.343561885546</text:p>
              </table:table-cell>
              <table:table-cell office:value-type="float" office:value="-348.95877086711">
                <text:p>-348.958770867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46.044877527129">
                <text:p>-246.044877527129</text:p>
              </table:table-cell>
              <table:table-cell office:value-type="float" office:value="-364.776531924218">
                <text:p>-364.7765319242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48.900039001867">
                <text:p>-248.900039001867</text:p>
              </table:table-cell>
              <table:table-cell office:value-type="float" office:value="-383.272449551059">
                <text:p>-383.2724495510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51.181731246539">
                <text:p>-251.181731246539</text:p>
              </table:table-cell>
              <table:table-cell office:value-type="float" office:value="-401.974797578146">
                <text:p>-401.9747975781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53.398732855747">
                <text:p>-253.398732855747</text:p>
              </table:table-cell>
              <table:table-cell office:value-type="float" office:value="-421.726311945439">
                <text:p>-421.7263119454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56">
                <text:p>-256</text:p>
              </table:table-cell>
              <table:table-cell office:value-type="float" office:value="-443.405006737632">
                <text:p>-443.4050067376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58.888337211544">
                <text:p>-258.888337211544</text:p>
              </table:table-cell>
              <table:table-cell office:value-type="float" office:value="-467.046923612437">
                <text:p>-467.0469236124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62.904075160099">
                <text:p>-262.904075160099</text:p>
              </table:table-cell>
              <table:table-cell office:value-type="float" office:value="-494.450652000999">
                <text:p>-494.4506520009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66.946413846854">
                <text:p>-266.946413846854</text:p>
              </table:table-cell>
              <table:table-cell office:value-type="float" office:value="-523.91183622276">
                <text:p>-523.911836222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72.666853302806">
                <text:p>-272.666853302806</text:p>
              </table:table-cell>
              <table:table-cell office:value-type="float" office:value="-559.049896798082">
                <text:p>-559.0498967980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78.08281622538">
                <text:p>-278.08281622538</text:p>
              </table:table-cell>
              <table:table-cell office:value-type="float" office:value="-596.350523870116">
                <text:p>-596.3505238701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84.71565015306">
                <text:p>-284.71565015306</text:p>
              </table:table-cell>
              <table:table-cell office:value-type="float" office:value="-639.481820349821">
                <text:p>-639.4818203498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91.094690724509">
                <text:p>-291.094690724509</text:p>
              </table:table-cell>
              <table:table-cell office:value-type="float" office:value="-685.776115822068">
                <text:p>-685.7761158220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65.970681325298">
                <text:p>-265.970681325298</text:p>
              </table:table-cell>
              <table:table-cell office:value-type="float" office:value="-658.300536742419">
                <text:p>-658.3005367424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53.366140328528">
                <text:p>-253.366140328528</text:p>
              </table:table-cell>
              <table:table-cell office:value-type="float" office:value="-660.041361533522">
                <text:p>-660.0413615335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40.782180901271">
                <text:p>-240.782180901271</text:p>
              </table:table-cell>
              <table:table-cell office:value-type="float" office:value="-661.543605033279">
                <text:p>-661.5436050332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27.89770812001">
                <text:p>-227.89770812001</text:p>
              </table:table-cell>
              <table:table-cell office:value-type="float" office:value="-661.863002919522">
                <text:p>-661.8630029195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15.693862073713">
                <text:p>-215.693862073713</text:p>
              </table:table-cell>
              <table:table-cell office:value-type="float" office:value="-663.837448374017">
                <text:p>-663.8374483740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03.198334782302">
                <text:p>-203.198334782302</text:p>
              </table:table-cell>
              <table:table-cell office:value-type="float" office:value="-664.63180539431">
                <text:p>-664.631805394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91.01668758118">
                <text:p>-191.01668758118</text:p>
              </table:table-cell>
              <table:table-cell office:value-type="float" office:value="-666.154355285255">
                <text:p>-666.1543552852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78.843960165842">
                <text:p>-178.843960165842</text:p>
              </table:table-cell>
              <table:table-cell office:value-type="float" office:value="-667.454745965746">
                <text:p>-667.4547459657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66.684186068171">
                <text:p>-166.684186068171</text:p>
              </table:table-cell>
              <table:table-cell office:value-type="float" office:value="-668.533755404162">
                <text:p>-668.5337554041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54.766325388579">
                <text:p>-154.766325388579</text:p>
              </table:table-cell>
              <table:table-cell office:value-type="float" office:value="-670.366604572242">
                <text:p>-670.3666045722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42.627419900983">
                <text:p>-142.627419900983</text:p>
              </table:table-cell>
              <table:table-cell office:value-type="float" office:value="-671.009254103391">
                <text:p>-671.0092541033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30.89497082831">
                <text:p>-130.89497082831</text:p>
              </table:table-cell>
              <table:table-cell office:value-type="float" office:value="-673.396247845098">
                <text:p>-673.3962478450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18.949001701847">
                <text:p>-118.949001701847</text:p>
              </table:table-cell>
              <table:table-cell office:value-type="float" office:value="-674.593310813363">
                <text:p>-674.5933108133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07.001174087518">
                <text:p>-107.001174087518</text:p>
              </table:table-cell>
              <table:table-cell office:value-type="float" office:value="-675.578824967074">
                <text:p>-675.5788249670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95.055227955725">
                <text:p>-95.055227955725</text:p>
              </table:table-cell>
              <table:table-cell office:value-type="float" office:value="-676.353090950493">
                <text:p>-676.3530909504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83.2367615457161">
                <text:p>-83.2367615457161</text:p>
              </table:table-cell>
              <table:table-cell office:value-type="float" office:value="-677.909021571023">
                <text:p>-677.9090215710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71.2884119485402">
                <text:p>-71.2884119485402</text:p>
              </table:table-cell>
              <table:table-cell office:value-type="float" office:value="-678.263932641162">
                <text:p>-678.2639326411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59.4402165539029">
                <text:p>-59.4402165539029</text:p>
              </table:table-cell>
              <table:table-cell office:value-type="float" office:value="-679.40478409857">
                <text:p>-679.404784098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7.5739150934936">
                <text:p>-47.5739150934936</text:p>
              </table:table-cell>
              <table:table-cell office:value-type="float" office:value="-680.3386822772">
                <text:p>-680.33868227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35.6931221576874">
                <text:p>-35.6931221576874</text:p>
              </table:table-cell>
              <table:table-cell office:value-type="float" office:value="-681.065342702619">
                <text:p>-681.0653427026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3.836356247808">
                <text:p>-23.836356247808</text:p>
              </table:table-cell>
              <table:table-cell office:value-type="float" office:value="-682.583934854042">
                <text:p>-682.5839348540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1.9199935966646">
                <text:p>-11.9199935966646</text:p>
              </table:table-cell>
              <table:table-cell office:value-type="float" office:value="-682.895975791815">
                <text:p>-682.8959757918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0000000000125648761592518">
                <text:p>-0.000000000000125648761592518</text:p>
              </table:table-cell>
              <table:table-cell office:value-type="float" office:value="-684">
                <text:p>-6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9548984095389">
                <text:p>11.9548984095389</text:p>
              </table:table-cell>
              <table:table-cell office:value-type="float" office:value="-684.895671182128">
                <text:p>-684.8956711821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.5248806261902">
                <text:p>37.5248806261902</text:p>
              </table:table-cell>
              <table:table-cell office:value-type="float" office:value="-716.01737641903">
                <text:p>-716.017376419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.0319784203518">
                <text:p>52.0319784203518</text:p>
              </table:table-cell>
              <table:table-cell office:value-type="float" office:value="-594.728234760772">
                <text:p>-594.7282347607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.9087686502802">
                <text:p>57.9087686502802</text:p>
              </table:table-cell>
              <table:table-cell office:value-type="float" office:value="-550.965130034023">
                <text:p>-550.9651300340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5189731668408">
                <text:p>62.5189731668408</text:p>
              </table:table-cell>
              <table:table-cell office:value-type="float" office:value="-509.176175791998">
                <text:p>-509.1761757919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6.8030884608314">
                <text:p>66.8030884608314</text:p>
              </table:table-cell>
              <table:table-cell office:value-type="float" office:value="-475.328672995954">
                <text:p>-475.3286729959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.2390748030636">
                <text:p>70.2390748030636</text:p>
              </table:table-cell>
              <table:table-cell office:value-type="float" office:value="-443.472064927217">
                <text:p>-443.4720649272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3.2795309754444">
                <text:p>73.2795309754444</text:p>
              </table:table-cell>
              <table:table-cell office:value-type="float" office:value="-415.588871771152">
                <text:p>-415.5888717711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5.9419801598646">
                <text:p>75.9419801598646</text:p>
              </table:table-cell>
              <table:table-cell office:value-type="float" office:value="-390.68761901217">
                <text:p>-390.687619012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.3827074382953">
                <text:p>78.3827074382953</text:p>
              </table:table-cell>
              <table:table-cell office:value-type="float" office:value="-368.761645476645">
                <text:p>-368.7616454766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0.3075264007598">
                <text:p>80.3075264007598</text:p>
              </table:table-cell>
              <table:table-cell office:value-type="float" office:value="-347.850113128329">
                <text:p>-347.8501131283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2.2534445038869">
                <text:p>82.2534445038869</text:p>
              </table:table-cell>
              <table:table-cell office:value-type="float" office:value="-329.900546933839">
                <text:p>-329.9005469338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3.8573706132166">
                <text:p>83.8573706132166</text:p>
              </table:table-cell>
              <table:table-cell office:value-type="float" office:value="-312.959967717658">
                <text:p>-312.9599677176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9.3065032847075">
                <text:p>89.3065032847075</text:p>
              </table:table-cell>
              <table:table-cell office:value-type="float" office:value="-311.448789484015">
                <text:p>-311.4487894840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5.6055474443349">
                <text:p>95.6055474443349</text:p>
              </table:table-cell>
              <table:table-cell office:value-type="float" office:value="-312.711655199913">
                <text:p>-312.7116551999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1.975608143733">
                <text:p>101.975608143733</text:p>
              </table:table-cell>
              <table:table-cell office:value-type="float" office:value="-313.848650377401">
                <text:p>-313.8486503774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8.088627279776">
                <text:p>108.088627279776</text:p>
              </table:table-cell>
              <table:table-cell office:value-type="float" office:value="-313.912167098973">
                <text:p>-313.9121670989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4.234727870773">
                <text:p>114.234727870773</text:p>
              </table:table-cell>
              <table:table-cell office:value-type="float" office:value="-313.857335342493">
                <text:p>-313.8573353424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0.769998996766">
                <text:p>120.769998996766</text:p>
              </table:table-cell>
              <table:table-cell office:value-type="float" office:value="-314.616603729557">
                <text:p>-314.6166037295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7.36624176141">
                <text:p>127.36624176141</text:p>
              </table:table-cell>
              <table:table-cell office:value-type="float" office:value="-315.242510552708">
                <text:p>-315.2425105527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4.41150820031">
                <text:p>134.41150820031</text:p>
              </table:table-cell>
              <table:table-cell office:value-type="float" office:value="-316.653669587639">
                <text:p>-316.6536695876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0.730878504227">
                <text:p>140.730878504227</text:p>
              </table:table-cell>
              <table:table-cell office:value-type="float" office:value="-316.08672834434">
                <text:p>-316.086728344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.916391609245">
                <text:p>147.916391609245</text:p>
              </table:table-cell>
              <table:table-cell office:value-type="float" office:value="-317.207725462828">
                <text:p>-317.2077254628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5.183385963333">
                <text:p>155.183385963333</text:p>
              </table:table-cell>
              <table:table-cell office:value-type="float" office:value="-318.173092389905">
                <text:p>-318.1730923899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2.074608407018">
                <text:p>162.074608407018</text:p>
              </table:table-cell>
              <table:table-cell office:value-type="float" office:value="-318.089329135247">
                <text:p>-318.0893291352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9.479234165706">
                <text:p>169.479234165706</text:p>
              </table:table-cell>
              <table:table-cell office:value-type="float" office:value="-318.744081022073">
                <text:p>-318.7440810220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6.955511389913">
                <text:p>176.955511389913</text:p>
              </table:table-cell>
              <table:table-cell office:value-type="float" office:value="-319.236193105879">
                <text:p>-319.2361931058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4.5">
                <text:p>184.5</text:p>
              </table:table-cell>
              <table:table-cell office:value-type="float" office:value="-319.563373996458">
                <text:p>-319.5633739964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2.62424001636">
                <text:p>192.62424001636</text:p>
              </table:table-cell>
              <table:table-cell office:value-type="float" office:value="-320.58057046259">
                <text:p>-320.580570462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0.839401144385">
                <text:p>200.839401144385</text:p>
              </table:table-cell>
              <table:table-cell office:value-type="float" office:value="-321.410228443285">
                <text:p>-321.4102284432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9.14138944577">
                <text:p>209.14138944577</text:p>
              </table:table-cell>
              <table:table-cell office:value-type="float" office:value="-322.049498091043">
                <text:p>-322.0494980910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7.526039450121">
                <text:p>217.526039450121</text:p>
              </table:table-cell>
              <table:table-cell office:value-type="float" office:value="-322.495615723911">
                <text:p>-322.4956157239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6.562692358663">
                <text:p>226.562692358663</text:p>
              </table:table-cell>
              <table:table-cell office:value-type="float" office:value="-323.565057494152">
                <text:p>-323.5650574941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5.701886169282">
                <text:p>235.701886169282</text:p>
              </table:table-cell>
              <table:table-cell office:value-type="float" office:value="-324.415814744354">
                <text:p>-324.4158147443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4.938714422884">
                <text:p>244.938714422884</text:p>
              </table:table-cell>
              <table:table-cell office:value-type="float" office:value="-325.044652589248">
                <text:p>-325.0446525892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4.883850784822">
                <text:p>254.883850784822</text:p>
              </table:table-cell>
              <table:table-cell office:value-type="float" office:value="-326.236451993183">
                <text:p>-326.2364519931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4.314564240931">
                <text:p>264.314564240931</text:p>
              </table:table-cell>
              <table:table-cell office:value-type="float" office:value="-326.401303811928">
                <text:p>-326.4013038119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5.113096945839">
                <text:p>275.113096945839</text:p>
              </table:table-cell>
              <table:table-cell office:value-type="float" office:value="-327.867021654923">
                <text:p>-327.8670216549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5.385677610871">
                <text:p>285.385677610871</text:p>
              </table:table-cell>
              <table:table-cell office:value-type="float" office:value="-328.298667396906">
                <text:p>-328.2986673969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7.093989223333">
                <text:p>297.093989223333</text:p>
              </table:table-cell>
              <table:table-cell office:value-type="float" office:value="-329.956302511963">
                <text:p>-329.9563025119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8.945257108312">
                <text:p>308.945257108312</text:p>
              </table:table-cell>
              <table:table-cell office:value-type="float" office:value="-331.303226833484">
                <text:p>-331.3032268334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0.932167152057">
                <text:p>320.932167152057</text:p>
              </table:table-cell>
              <table:table-cell office:value-type="float" office:value="-332.334987756457">
                <text:p>-332.3349877564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3.75440072005">
                <text:p>333.75440072005</text:p>
              </table:table-cell>
              <table:table-cell office:value-type="float" office:value="-333.75440072005">
                <text:p>-333.754400720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6.72178376323">
                <text:p>346.72178376323</text:p>
              </table:table-cell>
              <table:table-cell office:value-type="float" office:value="-334.825334561237">
                <text:p>-334.8253345612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0.557374898251">
                <text:p>360.557374898251</text:p>
              </table:table-cell>
              <table:table-cell office:value-type="float" office:value="-336.225191510812">
                <text:p>-336.2251915108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5.288136866084">
                <text:p>375.288136866084</text:p>
              </table:table-cell>
              <table:table-cell office:value-type="float" office:value="-337.910956211224">
                <text:p>-337.9109562112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3.958400876287">
                <text:p>393.958400876287</text:p>
              </table:table-cell>
              <table:table-cell office:value-type="float" office:value="-342.462813133045">
                <text:p>-342.4628131330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2.980799320036">
                <text:p>392.980799320036</text:p>
              </table:table-cell>
              <table:table-cell office:value-type="float" office:value="-329.750043769195">
                <text:p>-329.7500437691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4.013002458684">
                <text:p>394.013002458684</text:p>
              </table:table-cell>
              <table:table-cell office:value-type="float" office:value="-319.065438262267">
                <text:p>-319.0654382622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4.793387556968">
                <text:p>394.793387556968</text:p>
              </table:table-cell>
              <table:table-cell office:value-type="float" office:value="-308.446399138155">
                <text:p>-308.4463991381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5.32457747341">
                <text:p>395.32457747341</text:p>
              </table:table-cell>
              <table:table-cell office:value-type="float" office:value="-297.898436460264">
                <text:p>-297.8984364602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6.418327243724">
                <text:p>396.418327243724</text:p>
              </table:table-cell>
              <table:table-cell office:value-type="float" office:value="-288.014773623312">
                <text:p>-288.0147736233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7.288741480161">
                <text:p>397.288741480161</text:p>
              </table:table-cell>
              <table:table-cell office:value-type="float" office:value="-278.184571630258">
                <text:p>-278.1845716302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7.93803482642">
                <text:p>397.93803482642</text:p>
              </table:table-cell>
              <table:table-cell office:value-type="float" office:value="-268.412593665959">
                <text:p>-268.4125936659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9.207190342022">
                <text:p>399.207190342022</text:p>
              </table:table-cell>
              <table:table-cell office:value-type="float" office:value="-259.248180667153">
                <text:p>-259.2481806671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9.430653289677">
                <text:p>399.430653289677</text:p>
              </table:table-cell>
              <table:table-cell office:value-type="float" office:value="-249.59197345384">
                <text:p>-249.591973453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0.297129427886">
                <text:p>400.297129427886</text:p>
              </table:table-cell>
              <table:table-cell office:value-type="float" office:value="-240.522780982995">
                <text:p>-240.5227809829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1.835787355979">
                <text:p>401.835787355979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1.450445576983">
                <text:p>401.450445576983</text:p>
              </table:table-cell>
              <table:table-cell office:value-type="float" office:value="-222.527615693069">
                <text:p>-222.5276156930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1.741154750812">
                <text:p>401.741154750812</text:p>
              </table:table-cell>
              <table:table-cell office:value-type="float" office:value="-213.60956106758">
                <text:p>-213.609561067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1.843942408954">
                <text:p>401.843942408954</text:p>
              </table:table-cell>
              <table:table-cell office:value-type="float" office:value="-204.749715382536">
                <text:p>-204.7497153825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2.659732742027">
                <text:p>402.659732742027</text:p>
              </table:table-cell>
              <table:table-cell office:value-type="float" office:value="-196.390273761507">
                <text:p>-196.3902737615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3.306965231309">
                <text:p>403.306965231309</text:p>
              </table:table-cell>
              <table:table-cell office:value-type="float" office:value="-188.065126474611">
                <text:p>-188.0651264746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4.700637735672">
                <text:p>404.700637735672</text:p>
              </table:table-cell>
              <table:table-cell office:value-type="float" office:value="-180.184332882579">
                <text:p>-180.1843328825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5.942640372526">
                <text:p>405.942640372526</text:p>
              </table:table-cell>
              <table:table-cell office:value-type="float" office:value="-172.31242766377">
                <text:p>-172.312427663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5.179344445686">
                <text:p>405.179344445686</text:p>
              </table:table-cell>
              <table:table-cell office:value-type="float" office:value="-163.703081322754">
                <text:p>-163.7030813227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7.974646379277">
                <text:p>407.974646379277</text:p>
              </table:table-cell>
              <table:table-cell office:value-type="float" office:value="-156.606793951296">
                <text:p>-156.6067939512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8.76629004187">
                <text:p>408.76629004187</text:p>
              </table:table-cell>
              <table:table-cell office:value-type="float" office:value="-148.778762346666">
                <text:p>-148.7787623466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8.464024658905">
                <text:p>408.464024658905</text:p>
              </table:table-cell>
              <table:table-cell office:value-type="float" office:value="-140.645442725492">
                <text:p>-140.6454427254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9.905358523211">
                <text:p>409.905358523211</text:p>
              </table:table-cell>
              <table:table-cell office:value-type="float" office:value="-133.186324575602">
                <text:p>-133.1863245756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0.254740308142">
                <text:p>410.254740308142</text:p>
              </table:table-cell>
              <table:table-cell office:value-type="float" office:value="-125.427461326054">
                <text:p>-125.4274613260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0.458744165662">
                <text:p>410.458744165662</text:p>
              </table:table-cell>
              <table:table-cell office:value-type="float" office:value="-117.697150933859">
                <text:p>-117.6971509338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0.518476172854">
                <text:p>410.518476172854</text:p>
              </table:table-cell>
              <table:table-cell office:value-type="float" office:value="-109.998094168571">
                <text:p>-109.9980941685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0.435092214747">
                <text:p>410.435092214747</text:p>
              </table:table-cell>
              <table:table-cell office:value-type="float" office:value="-102.33296183866">
                <text:p>-102.332961838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1.184167339369">
                <text:p>411.184167339369</text:p>
              </table:table-cell>
              <table:table-cell office:value-type="float" office:value="-94.9293449331112">
                <text:p>-94.92934493311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1.800139908932">
                <text:p>411.800139908932</text:p>
              </table:table-cell>
              <table:table-cell office:value-type="float" office:value="-87.5308218342769">
                <text:p>-87.53082183427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1.301789864571">
                <text:p>411.301789864571</text:p>
              </table:table-cell>
              <table:table-cell office:value-type="float" office:value="-79.9489690627722">
                <text:p>-79.94896906277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2.634448512115">
                <text:p>412.634448512115</text:p>
              </table:table-cell>
              <table:table-cell office:value-type="float" office:value="-72.7585864424438">
                <text:p>-72.75858644244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2.853726368768">
                <text:p>412.853726368768</text:p>
              </table:table-cell>
              <table:table-cell office:value-type="float" office:value="-65.3896063868166">
                <text:p>-65.38960638681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2.941784665235">
                <text:p>412.941784665235</text:p>
              </table:table-cell>
              <table:table-cell office:value-type="float" office:value="-58.0351831003475">
                <text:p>-58.03518310034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2.89919908279">
                <text:p>412.89919908279</text:p>
              </table:table-cell>
              <table:table-cell office:value-type="float" office:value="-50.6976468565416">
                <text:p>-50.69764685654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3.721108473202">
                <text:p>413.721108473202</text:p>
              </table:table-cell>
              <table:table-cell office:value-type="float" office:value="-43.4838407193442">
                <text:p>-43.48384071934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3.420799708074">
                <text:p>413.420799708074</text:p>
              </table:table-cell>
              <table:table-cell office:value-type="float" office:value="-36.1696332402782">
                <text:p>-36.16963324027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13.989080857827">
                <text:p>413.989080857827</text:p>
              </table:table-cell>
              <table:table-cell office:value-type="float" office:value="-28.9489366038121">
                <text:p>-28.94893660381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4.431256923148">
                <text:p>414.431256923148</text:p>
              </table:table-cell>
              <table:table-cell office:value-type="float" office:value="-21.7194218408215">
                <text:p>-21.71942184082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14.747193212925">
                <text:p>414.747193212925</text:p>
              </table:table-cell>
              <table:table-cell office:value-type="float" office:value="-14.4832911315378">
                <text:p>-14.48329113153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14.936793489902">
                <text:p>414.936793489902</text:p>
              </table:table-cell>
              <table:table-cell office:value-type="float" office:value="-7.24274867147268">
                <text:p>-7.24274867147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